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bdbdbd"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1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Arial1"/>
    </style:style>
    <style:style style:name="ce35" style:family="table-cell" style:parent-style-name="Default">
      <style:table-cell-properties fo:background-color="#bdbdbd" style:text-align-source="fix" style:repeat-content="false" fo:padding="0.028in"/>
      <style:paragraph-properties fo:text-align="start" fo:margin-left="0in"/>
      <style:text-properties fo:color="#ff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 style:font-name="Arial1" fo:font-weight="bold" style:font-weight-asian="bold" style:font-weight-complex="bold"/>
    </style:style>
    <style:style style:name="ce36" style:family="table-cell" style:parent-style-name="Default">
      <style:table-cell-properties fo:background-color="#81d41a"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81d41a" style:text-align-source="fix" style:repeat-content="false" fo:border="non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>
      <style:table-cell-properties fo:background-color="#81d41a"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fo:background-color="#cccccc"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fo:background-color="#bdbdbd" style:text-align-source="fix" style:repeat-content="false"/>
      <style:paragraph-properties fo:text-align="start" fo:margin-left="0in"/>
      <style:text-properties style:font-name="Arial1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padding="0.028in"/>
      <style:paragraph-properties fo:text-align="start" fo:margin-left="0in"/>
      <style:text-properties fo:color="#ff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1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Arial1"/>
    </style:style>
    <style:style style:name="ce23" style:family="table-cell" style:parent-style-name="Default">
      <style:text-properties style:font-name="Arial1" fo:font-weight="bold" style:font-weight-asian="bold" style:font-weight-complex="bold"/>
    </style:style>
    <style:style style:name="ce24" style:family="table-cell" style:parent-style-name="Default"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bdbdbd" style:text-align-source="fix" style:repeat-content="false" fo:padding="0.028in"/>
      <style:paragraph-properties fo:text-align="start" fo:margin-left="0in"/>
      <style:text-properties style:font-name="Arial1"/>
    </style:style>
    <style:style style:name="ce46" style:family="table-cell" style:parent-style-name="Default">
      <style:table-cell-properties style:text-align-source="fix" style:repeat-content="false" fo:background-color="transparent" fo:padding="0.028in"/>
      <style:paragraph-properties fo:text-align="start" fo:margin-left="0in"/>
      <style:text-properties style:font-name="Arial1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1"/>
    </style:style>
    <style:style style:name="ce53" style:family="table-cell" style:parent-style-name="Default">
      <style:text-properties style:font-name="Arial1" fo:font-weight="normal" style:font-weight-asian="normal" style:font-weight-complex="normal"/>
    </style:style>
    <style:style style:name="ce47" style:family="table-cell" style:parent-style-name="Default">
      <style:table-cell-properties fo:background-color="#bdbdbd" style:text-align-source="fix" style:repeat-content="false" fo:padding="0.028in"/>
      <style:paragraph-properties fo:text-align="start" fo:margin-left="0in"/>
      <style:text-properties style:font-name="Arial1" fo:font-weight="bold" style:font-weight-asian="bold" style:font-weight-complex="bold"/>
    </style:style>
    <style:style style:name="ce48" style:family="table-cell" style:parent-style-name="Default">
      <style:table-cell-properties fo:background-color="#bdbdbd" style:text-align-source="fix" style:repeat-content="false"/>
      <style:paragraph-properties fo:text-align="start" fo:margin-left="0in"/>
      <style:text-properties style:font-name="Arial1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 loext:decorative="false"/>
      <style:paragraph-properties fo:text-align="center"/>
    </style:style>
    <style:style style:name="gr2" style:family="graphic" style:parent-style-name="Default">
      <style:graphic-properties fo:borde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style:text-position="33% 58%"/>
    </style:style>
    <style:style style:name="T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text-position="-8% 58%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text-position="0% 100%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style:text-position="0% 100%" style:font-name="Arial3" style:font-name-complex="Arial2"/>
    </style:style>
    <style:style style:name="T6" style:family="text">
      <style:text-properties fo:font-size="10pt" style:font-size-asian="10pt" style:font-size-complex="10pt" style:text-position="0% 100%"/>
    </style:style>
    <style:style style:name="T7" style:family="text">
      <style:text-properties style:font-name="Arial3"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3"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style:font-name-complex="Arial3"/>
    </style:style>
    <style:style style:name="T9" style:family="text">
      <style:text-properties style:font-name="Arial3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style:font-name-complex="Arial3" style:text-position="-8% 58%"/>
    </style:style>
    <style:style style:name="T10" style:family="text">
      <style:text-properties style:font-name="Arial3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style:font-name-complex="Arial3" style:text-position="0% 100%"/>
    </style:style>
    <style:style style:name="T1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Arial3" fo:font-size="8pt" style:font-name-complex="Arial2" style:font-size-asian="8pt" style:font-size-complex="8pt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Arial" fo:font-size="10pt" style:font-name-complex="Arial" style:font-size-asian="10pt" style:font-size-complex="10pt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Arial" fo:font-size="10pt" style:font-name-complex="Arial" style:font-size-asian="10pt" style:font-size-complex="10pt" style:text-position="-8% 58%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text-position="-8% 58%" style:font-name="Arial3" fo:font-size="8pt" style:font-name-complex="Arial2" style:font-size-asian="8pt" style:font-size-complex="8pt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Arial3" fo:font-size="8pt" style:font-size-asian="8pt" style:font-size-complex="8pt" style:font-name-complex="Arial3"/>
    </style:style>
    <style:style style:name="T17" style:family="text">
      <style:text-properties style:text-line-through-mode="continuous" fo:language="en" fo:country="US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croll Bar 2" form:control-implementation="ooo:com.sun.star.form.component.ScrollBar" xml:id="control1" form:id="control1" form:orientation="vertical" form:value="21" form:linked-cell="Sheet1.B8" form:delay-for-repeat="PT0.050000000S" form:min-value="0" form:max-value="100">
              <form:properties>
                <form:property form:property-name="ControlTypeinMSO" office:value-type="float" office:value="1"/>
                <form:property form:property-name="DefaultControl" office:value-type="string" office:string-value="com.sun.star.awt.UnoControlScrollBar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2" table:default-cell-style-name="ce29"/>
        <table:table-column table:style-name="co4" table:default-cell-style-name="ce29"/>
        <table:table-column table:style-name="co5" table:default-cell-style-name="ce34"/>
        <table:table-column table:style-name="co1" table:default-cell-style-name="ce29"/>
        <table:table-column table:style-name="co5" table:default-cell-style-name="ce29"/>
        <table:table-column table:style-name="co3" table:default-cell-style-name="ce29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29"/>
        <table:table-column table:style-name="co5" table:default-cell-style-name="ce29"/>
        <table:table-column table:style-name="co6" table:default-cell-style-name="ce29"/>
        <table:table-column table:style-name="co1" table:number-columns-repeated="1009" table:default-cell-style-name="ce29"/>
        <table:table-row table:style-name="ro1">
          <table:table-cell table:style-name="ce1" office:value-type="string" calcext:value-type="string">
            <text:p>Projectile motion with drag types: linear, quadratic, and ideal</text:p>
          </table:table-cell>
          <table:table-cell table:style-name="ce35" table:number-columns-repeated="4"/>
          <table:table-cell table:style-name="ce45"/>
          <table:table-cell table:style-name="ce48" table:number-columns-repeated="1018"/>
        </table:table-row>
        <table:table-row table:style-name="ro1">
          <table:table-cell table:style-name="ce28" office:value-type="string" calcext:value-type="string">
            <text:p>Author: Michael Fowler, UVa</text:p>
          </table:table-cell>
          <table:table-cell table:style-name="ce10"/>
          <table:table-cell table:style-name="ce41" table:number-columns-repeated="3"/>
          <table:table-cell table:style-name="ce46"/>
          <table:table-cell table:style-name="ce49" table:number-columns-repeated="3"/>
          <table:table-cell table:style-name="ce49">
            <draw:frame draw:z-index="0" draw:name="Chart 1" draw:style-name="gr1" draw:text-style-name="P1" svg:width="6.9815in" svg:height="4.4272in" svg:x="0.4772in" svg:y="0.0122in">
              <draw:object draw:notify-on-update-of-ranges="Sheet1.E25:Sheet1.E224 Sheet1.B23:Sheet1.B23 Sheet1.F25:Sheet1.F224 Sheet1.N25:Sheet1.N224 Sheet1.N23:Sheet1.N23 Sheet1.O25:Sheet1.O224 Sheet1.K25:Sheet1.K224 Sheet1.H23:Sheet1.H23 Sheet1.L25:Sheet1.L2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49" table:number-columns-repeated="1014"/>
        </table:table-row>
        <table:table-row table:style-name="ro1">
          <table:table-cell table:style-name="ce28" office:value-type="string" calcext:value-type="string">
            <text:p>Modified by: Andrew Green</text:p>
          </table:table-cell>
          <table:table-cell table:style-name="ce10"/>
          <table:table-cell table:style-name="ce41" table:number-columns-repeated="3"/>
          <table:table-cell table:style-name="ce46"/>
          <table:table-cell table:style-name="ce49" table:number-columns-repeated="1018"/>
        </table:table-row>
        <table:table-row table:style-name="ro1">
          <table:table-cell table:style-name="ce28" office:value-type="string" calcext:value-type="string">
            <text:p>Projectile fired at speed v at angle theta degrees to horizontal</text:p>
          </table:table-cell>
          <table:table-cell/>
          <table:table-cell table:style-name="ce41" table:number-columns-repeated="2"/>
          <table:table-cell table:style-name="ce33" office:value-type="string" calcext:value-type="string">
            <text:p>Quadratic Equations</text:p>
          </table:table-cell>
          <table:table-cell table:style-name="ce49"/>
          <table:table-cell table:style-name="ce33" office:value-type="string" calcext:value-type="string">
            <text:p>Description</text:p>
          </table:table-cell>
          <table:table-cell table:style-name="Default" table:number-columns-repeated="3"/>
          <table:table-cell table:style-name="ce44"/>
          <table:table-cell table:style-name="ce49" table:number-columns-repeated="5"/>
          <table:table-cell table:style-name="ce44"/>
          <table:table-cell table:style-name="ce49" table:number-columns-repeated="1007"/>
        </table:table-row>
        <table:table-row table:style-name="ro2">
          <table:table-cell table:style-name="ce28" office:value-type="string" calcext:value-type="string">
            <text:p>Air resistance = bv^2.</text:p>
          </table:table-cell>
          <table:table-cell table:number-columns-repeated="3"/>
          <table:table-cell table:style-name="ce51" office:value-type="string" calcext:value-type="string">
            <text:p><text:span text:style-name="T2">v</text:span><text:span text:style-name="T3">x-init</text:span><text:span text:style-name="T4"> = v</text:span><text:span text:style-name="T5">•</text:span><text:span text:style-name="T6">cos(θ)</text:span></text:p>
          </table:table-cell>
          <table:table-cell table:style-name="ce53"/>
          <table:table-cell table:style-name="ce43" office:value-type="string" calcext:value-type="string">
            <text:p>initial velocity in x direction</text:p>
          </table:table-cell>
          <table:table-cell table:style-name="Default" table:number-columns-repeated="3"/>
          <table:table-cell table:style-name="ce44"/>
          <table:table-cell table:number-columns-repeated="5"/>
          <table:table-cell table:style-name="ce44"/>
          <table:table-cell table:number-columns-repeated="1007"/>
        </table:table-row>
        <table:table-row table:style-name="ro2">
          <table:table-cell/>
          <table:table-cell table:style-name="ce28" table:number-columns-repeated="2"/>
          <table:table-cell table:style-name="ce31" office:value-type="string" calcext:value-type="string">
            <text:p>theta</text:p>
            <draw:control draw:z-index="1" draw:name="Scroll Bar 2" draw:style-name="gr2" draw:text-style-name="P2" svg:width="0.1929in" svg:height="1.7752in" svg:x="0.113in" svg:y="0.1748in" draw:control="control1"/>
          </table:table-cell>
          <table:table-cell table:style-name="ce51" office:value-type="string" calcext:value-type="string">
            <text:p><text:span text:style-name="T2">v</text:span><text:span text:style-name="T3">y-init</text:span><text:span text:style-name="T4"> = v</text:span><text:span text:style-name="T5">•sin</text:span><text:span text:style-name="T6">(θ)</text:span></text:p>
          </table:table-cell>
          <table:table-cell table:style-name="ce53"/>
          <table:table-cell table:style-name="ce43" office:value-type="string" calcext:value-type="string">
            <text:p>initial velocity in y direction</text:p>
          </table:table-cell>
          <table:table-cell table:style-name="Default" table:number-columns-repeated="3"/>
          <table:table-cell table:style-name="ce44"/>
          <table:table-cell table:style-name="ce28" table:number-columns-repeated="5"/>
          <table:table-cell table:style-name="ce44"/>
          <table:table-cell table:style-name="ce28" table:number-columns-repeated="1007"/>
        </table:table-row>
        <table:table-row table:style-name="ro2">
          <table:table-cell table:style-name="ce30" office:value-type="string" calcext:value-type="string">
            <text:p>v</text:p>
          </table:table-cell>
          <table:table-cell table:style-name="ce36" office:value-type="float" office:value="5.81993349192519" calcext:value-type="float">
            <text:p>5.81993349192519</text:p>
          </table:table-cell>
          <table:table-cell table:style-name="ce42" office:value-type="string" calcext:value-type="string">
            <text:p>m/s</text:p>
          </table:table-cell>
          <table:table-cell table:style-name="ce28"/>
          <table:table-cell table:style-name="ce51" office:value-type="string" calcext:value-type="string">
            <text:p><text:span text:style-name="T7">v = </text:span><text:span text:style-name="T8">√(v</text:span><text:span text:style-name="T9">x</text:span><text:span text:style-name="T10"> + v</text:span><text:span text:style-name="T9">y</text:span><text:span text:style-name="T10">)</text:span></text:p>
          </table:table-cell>
          <table:table-cell table:style-name="ce53"/>
          <table:table-cell table:style-name="ce43" office:value-type="string" calcext:value-type="string">
            <text:p>magnitude of the velocity </text:p>
          </table:table-cell>
          <table:table-cell table:style-name="Default" table:number-columns-repeated="3"/>
          <table:table-cell table:style-name="ce44"/>
          <table:table-cell table:style-name="ce28" table:number-columns-repeated="5"/>
          <table:table-cell table:style-name="ce44"/>
          <table:table-cell table:style-name="ce28" table:number-columns-repeated="1007"/>
        </table:table-row>
        <table:table-row table:style-name="ro2">
          <table:table-cell table:style-name="ce31" office:value-type="string" calcext:value-type="string">
            <text:p>theta</text:p>
          </table:table-cell>
          <table:table-cell table:style-name="ce37" office:value-type="float" office:value="31" calcext:value-type="float">
            <text:p>31</text:p>
          </table:table-cell>
          <table:table-cell table:style-name="ce43" office:value-type="string" calcext:value-type="string">
            <text:p>deg</text:p>
          </table:table-cell>
          <table:table-cell/>
          <table:table-cell table:style-name="ce52" office:value-type="string" calcext:value-type="string">
            <text:p><text:span text:style-name="T2">v</text:span><text:span text:style-name="T3">x</text:span><text:span text:style-name="T11"> = v</text:span><text:span text:style-name="T3">x0</text:span><text:span text:style-name="T11"> – b</text:span><text:span text:style-name="T12">•</text:span><text:span text:style-name="T13">v</text:span><text:span text:style-name="T14">x0</text:span><text:span text:style-name="T15">•</text:span><text:span text:style-name="T13">v</text:span><text:span text:style-name="T12">•</text:span><text:span text:style-name="T16">Δ</text:span>t</text:p>
          </table:table-cell>
          <table:table-cell table:style-name="ce53"/>
          <table:table-cell table:style-name="ce43" office:value-type="string" calcext:value-type="string">
            <text:p>velocity in x direction</text:p>
          </table:table-cell>
          <table:table-cell table:style-name="Default" table:number-columns-repeated="3"/>
          <table:table-cell table:style-name="ce44"/>
          <table:table-cell table:number-columns-repeated="5"/>
          <table:table-cell table:style-name="ce44"/>
          <table:table-cell table:number-columns-repeated="1007"/>
        </table:table-row>
        <table:table-row table:style-name="ro2">
          <table:table-cell table:style-name="ce32" office:value-type="string" calcext:value-type="string">
            <text:p>height</text:p>
          </table:table-cell>
          <table:table-cell table:style-name="ce38" office:value-type="float" office:value="0.197344142475613" calcext:value-type="float">
            <text:p>0.197344142475613</text:p>
          </table:table-cell>
          <table:table-cell table:style-name="ce43" office:value-type="string" calcext:value-type="string">
            <text:p>m</text:p>
          </table:table-cell>
          <table:table-cell/>
          <table:table-cell table:style-name="ce51" office:value-type="string" calcext:value-type="string">
            <text:p><text:span text:style-name="T2">v</text:span><text:span text:style-name="T3">y</text:span><text:span text:style-name="T11"> = v</text:span><text:span text:style-name="T3">y0</text:span><text:span text:style-name="T11"> – g</text:span><text:span text:style-name="T12">•</text:span><text:span text:style-name="T16">Δ</text:span><text:span text:style-name="T13">t – b</text:span><text:span text:style-name="T12">•</text:span><text:span text:style-name="T13">v</text:span><text:span text:style-name="T14">y0</text:span><text:span text:style-name="T15">•</text:span><text:span text:style-name="T13">v</text:span><text:span text:style-name="T12">•</text:span><text:span text:style-name="T16">Δ</text:span>t</text:p>
          </table:table-cell>
          <table:table-cell table:style-name="ce53"/>
          <table:table-cell table:style-name="ce43" office:value-type="string" calcext:value-type="string">
            <text:p>velocity in y direction</text:p>
          </table:table-cell>
          <table:table-cell table:style-name="Default" table:number-columns-repeated="3"/>
          <table:table-cell table:style-name="ce44"/>
          <table:table-cell table:number-columns-repeated="5"/>
          <table:table-cell table:style-name="ce44"/>
          <table:table-cell table:number-columns-repeated="1007"/>
        </table:table-row>
        <table:table-row table:style-name="ro2">
          <table:table-cell table:style-name="ce30" office:value-type="string" calcext:value-type="string">
            <text:p>drag</text:p>
          </table:table-cell>
          <table:table-cell table:style-name="ce38" office:value-type="float" office:value="0.8" calcext:value-type="float">
            <text:p>0.8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51" office:value-type="string" calcext:value-type="string">
            <text:p><text:span text:style-name="T17">d = 0.5•(u + v)•</text:span>t</text:p>
          </table:table-cell>
          <table:table-cell table:style-name="ce53"/>
          <table:table-cell table:style-name="ce43" office:value-type="string" calcext:value-type="string">
            <text:p>Displacement from avg velocity where</text:p>
          </table:table-cell>
          <table:table-cell table:style-name="Default" table:number-columns-repeated="3"/>
          <table:table-cell table:style-name="ce44"/>
          <table:table-cell table:number-columns-repeated="5"/>
          <table:table-cell table:style-name="ce44"/>
          <table:table-cell table:number-columns-repeated="1007"/>
        </table:table-row>
        <table:table-row table:style-name="ro2">
          <table:table-cell table:style-name="ce30" office:value-type="string" calcext:value-type="string">
            <text:p>delta_t</text:p>
          </table:table-cell>
          <table:table-cell table:style-name="ce38" office:value-type="float" office:value="0.01" calcext:value-type="float">
            <text:p>0.01</text:p>
          </table:table-cell>
          <table:table-cell table:style-name="ce43" office:value-type="string" calcext:value-type="string">
            <text:p>s</text:p>
          </table:table-cell>
          <table:table-cell/>
          <table:table-cell table:style-name="ce43"/>
          <table:table-cell table:style-name="ce53"/>
          <table:table-cell table:style-name="ce43" office:value-type="string" calcext:value-type="string">
            <text:p>u = v(t), t=0</text:p>
          </table:table-cell>
          <table:table-cell table:style-name="Default" table:number-columns-repeated="3"/>
          <table:table-cell table:style-name="ce44"/>
          <table:table-cell table:number-columns-repeated="1013"/>
        </table:table-row>
        <table:table-row table:style-name="ro2">
          <table:table-cell table:style-name="ce30" office:value-type="string" calcext:value-type="string">
            <text:p>v_x_init</text:p>
          </table:table-cell>
          <table:table-cell table:style-name="ce39" table:formula="of:=v*COS(theta*PI()/180)" office:value-type="float" office:value="4.98865668153933" calcext:value-type="float">
            <text:p>4.98865668153933</text:p>
          </table:table-cell>
          <table:table-cell table:style-name="ce42" office:value-type="string" calcext:value-type="string">
            <text:p>m/s</text:p>
          </table:table-cell>
          <table:table-cell/>
          <table:table-cell table:style-name="ce43"/>
          <table:table-cell table:style-name="ce53"/>
          <table:table-cell table:style-name="ce43" office:value-type="string" calcext:value-type="string">
            <text:p>v = v(t)</text:p>
          </table:table-cell>
          <table:table-cell table:style-name="Default" table:number-columns-repeated="3"/>
          <table:table-cell table:style-name="ce44"/>
          <table:table-cell table:number-columns-repeated="1013"/>
        </table:table-row>
        <table:table-row table:style-name="ro2">
          <table:table-cell table:style-name="ce30" office:value-type="string" calcext:value-type="string">
            <text:p>v_y_init</text:p>
          </table:table-cell>
          <table:table-cell table:style-name="ce39" table:formula="of:=v*SIN(theta*PI()/180)" office:value-type="float" office:value="2.9974873417857" calcext:value-type="float">
            <text:p>2.9974873417857</text:p>
          </table:table-cell>
          <table:table-cell table:style-name="ce42" office:value-type="string" calcext:value-type="string">
            <text:p>m/s</text:p>
          </table:table-cell>
          <table:table-cell/>
          <table:table-cell table:style-name="ce44"/>
          <table:table-cell table:style-name="ce29"/>
          <table:table-cell table:style-name="ce34"/>
          <table:table-cell table:style-name="ce52"/>
          <table:table-cell table:style-name="ce43" table:number-columns-repeated="2"/>
          <table:table-cell table:number-columns-repeated="6"/>
          <table:table-cell table:style-name="ce54"/>
          <table:table-cell table:number-columns-repeated="1007"/>
        </table:table-row>
        <table:table-row table:style-name="ro2">
          <table:table-cell table:style-name="ce30" office:value-type="string" calcext:value-type="string">
            <text:p>g</text:p>
          </table:table-cell>
          <table:table-cell table:style-name="ce39" office:value-type="float" office:value="9.80665" calcext:value-type="float">
            <text:p>9.80665</text:p>
          </table:table-cell>
          <table:table-cell table:style-name="ce43" office:value-type="string" calcext:value-type="string">
            <text:p>m/s<text:span text:style-name="T1">2</text:span></text:p>
          </table:table-cell>
          <table:table-cell/>
          <table:table-cell table:style-name="ce23" office:value-type="string" calcext:value-type="string">
            <text:p>Linear Equation</text:p>
          </table:table-cell>
          <table:table-cell table:style-name="ce29"/>
          <table:table-cell table:style-name="ce34"/>
          <table:table-cell table:style-name="ce43" table:number-columns-repeated="3"/>
          <table:table-cell table:number-columns-repeated="1014"/>
        </table:table-row>
        <table:table-row table:style-name="ro2">
          <table:table-cell table:style-name="Default" table:number-columns-repeated="3"/>
          <table:table-cell/>
          <table:table-cell table:style-name="ce44" office:value-type="string" calcext:value-type="string">
            <text:p>x(t) = (V₀ • cos(θ)) / k • (1 – exp(-kt))</text:p>
          </table:table-cell>
          <table:table-cell table:style-name="ce29"/>
          <table:table-cell table:style-name="ce34"/>
          <table:table-cell table:style-name="ce43" table:number-columns-repeated="3"/>
          <table:table-cell table:number-columns-repeated="6"/>
          <table:table-cell table:style-name="ce44"/>
          <table:table-cell table:number-columns-repeated="1007"/>
        </table:table-row>
        <table:table-row table:style-name="ro2">
          <table:table-cell table:style-name="Default" table:number-columns-repeated="3"/>
          <table:table-cell/>
          <table:table-cell table:style-name="Default" office:value-type="string" calcext:value-type="string">
            <text:p>Where:</text:p>
          </table:table-cell>
          <table:table-cell table:style-name="ce29"/>
          <table:table-cell table:style-name="ce34"/>
          <table:table-cell table:style-name="Default"/>
          <table:table-cell table:style-name="ce43" table:number-columns-repeated="2"/>
          <table:table-cell table:number-columns-repeated="6"/>
          <table:table-cell table:style-name="ce44"/>
          <table:table-cell table:number-columns-repeated="1007"/>
        </table:table-row>
        <table:table-row table:style-name="ro2">
          <table:table-cell table:style-name="Default" table:number-columns-repeated="3"/>
          <table:table-cell/>
          <table:table-cell table:style-name="ce24" office:value-type="string" calcext:value-type="string">
            <text:p>θ = launch angel</text:p>
          </table:table-cell>
          <table:table-cell table:number-columns-repeated="2"/>
          <table:table-cell table:style-name="Default"/>
          <table:table-cell table:style-name="ce43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/>
          <table:table-cell table:style-name="ce24" office:value-type="string" calcext:value-type="string">
            <text:p>V₀ = initial velocity</text:p>
          </table:table-cell>
          <table:table-cell table:number-columns-repeated="2"/>
          <table:table-cell table:style-name="Default"/>
          <table:table-cell table:style-name="ce43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/>
          <table:table-cell table:style-name="Default" office:value-type="string" calcext:value-type="string">
            <text:p>t = time step</text:p>
          </table:table-cell>
          <table:table-cell table:number-columns-repeated="2"/>
          <table:table-cell table:style-name="Default"/>
          <table:table-cell table:style-name="ce43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/>
          <table:table-cell table:style-name="Default" office:value-type="string" calcext:value-type="string">
            <text:p>k = drag</text:p>
          </table:table-cell>
          <table:table-cell table:number-columns-repeated="2"/>
          <table:table-cell table:style-name="ce43" table:number-columns-repeated="3"/>
          <table:table-cell table:number-columns-repeated="1014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43" table:number-columns-repeated="3"/>
          <table:table-cell table:number-columns-repeated="1014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33"/>
          <table:table-cell table:style-name="ce40" office:value-type="string" calcext:value-type="string">
            <text:p>Ideal</text:p>
          </table:table-cell>
          <table:table-cell table:style-name="ce40" table:number-columns-repeated="3"/>
          <table:table-cell table:style-name="ce47"/>
          <table:table-cell table:style-name="ce33"/>
          <table:table-cell table:style-name="ce40" office:value-type="string" calcext:value-type="string">
            <text:p>Quadratic</text:p>
          </table:table-cell>
          <table:table-cell table:style-name="ce40" table:number-columns-repeated="4"/>
          <table:table-cell table:style-name="ce54"/>
          <table:table-cell table:style-name="ce40" office:value-type="string" calcext:value-type="string">
            <text:p>Linear</text:p>
          </table:table-cell>
          <table:table-cell table:style-name="ce40"/>
          <table:table-cell table:style-name="ce54"/>
          <table:table-cell/>
          <table:table-cell table:style-name="ce54" table:number-columns-repeated="1007"/>
        </table:table-row>
        <table:table-row table:style-name="ro2"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v_x</text:p>
          </table:table-cell>
          <table:table-cell table:style-name="ce30" office:value-type="string" calcext:value-type="string">
            <text:p>v_y</text:p>
          </table:table-cell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y</text:p>
          </table:table-cell>
          <table:table-cell/>
          <table:table-cell table:style-name="ce30" office:value-type="string" calcext:value-type="string">
            <text:p>v_x</text:p>
          </table:table-cell>
          <table:table-cell table:style-name="ce30" office:value-type="string" calcext:value-type="string">
            <text:p>v_y</text:p>
          </table:table-cell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y</text:p>
          </table:table-cell>
          <table:table-cell/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y</text:p>
          </table:table-cell>
          <table:table-cell table:number-columns-repeated="1009"/>
        </table:table-row>
        <table:table-row table:style-name="ro2">
          <table:table-cell table:style-name="ce34" office:value-type="float" office:value="0" calcext:value-type="float">
            <text:p>0</text:p>
          </table:table-cell>
          <table:table-cell table:style-name="ce34" table:formula="of:=v_x_init" office:value-type="float" office:value="4.98865668153933" calcext:value-type="float">
            <text:p>4.98865668153933</text:p>
          </table:table-cell>
          <table:table-cell table:style-name="ce34" table:formula="of:=v_y_init" office:value-type="float" office:value="2.9974873417857" calcext:value-type="float">
            <text:p>2.9974873417857</text:p>
          </table:table-cell>
          <table:table-cell table:style-name="ce34" table:formula="of:=SQRT([.B25]*[.B25]+[.C25]*[.C25])" office:value-type="float" office:value="5.81993349192519" calcext:value-type="float">
            <text:p>5.81993349192519</text:p>
          </table:table-cell>
          <table:table-cell table:style-name="ce34" office:value-type="float" office:value="0" calcext:value-type="float">
            <text:p>0</text:p>
          </table:table-cell>
          <table:table-cell table:formula="of:=height" office:value-type="float" office:value="0.197344142475613" calcext:value-type="float">
            <text:p>0.197344142475613</text:p>
          </table:table-cell>
          <table:table-cell/>
          <table:table-cell table:style-name="ce34" table:formula="of:=v_x_init" office:value-type="float" office:value="4.98865668153933" calcext:value-type="float">
            <text:p>4.98865668153933</text:p>
          </table:table-cell>
          <table:table-cell table:style-name="ce34" table:formula="of:=v_y_init" office:value-type="float" office:value="2.9974873417857" calcext:value-type="float">
            <text:p>2.9974873417857</text:p>
          </table:table-cell>
          <table:table-cell table:style-name="ce34" table:formula="of:=SQRT([.H25]^2+[.I25]^2)" office:value-type="float" office:value="5.81993349192519" calcext:value-type="float">
            <text:p>5.81993349192519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height" office:value-type="float" office:value="0.197344142475613" calcext:value-type="float">
            <text:p>0.197344142475613</text:p>
          </table:table-cell>
          <table:table-cell/>
          <table:table-cell office:value-type="float" office:value="0" calcext:value-type="float">
            <text:p>0</text:p>
          </table:table-cell>
          <table:table-cell table:formula="of:=height" office:value-type="float" office:value="0.197344142475613" calcext:value-type="float">
            <text:p>0.197344142475613</text:p>
          </table:table-cell>
          <table:table-cell table:number-columns-repeated="1009"/>
        </table:table-row>
        <table:table-row table:style-name="ro2">
          <table:table-cell table:style-name="ce34" table:formula="of:=[.A25]+delta_t" office:value-type="float" office:value="0.01" calcext:value-type="float">
            <text:p>0.01</text:p>
          </table:table-cell>
          <table:table-cell table:style-name="ce34" table:formula="of:=+[.B25]" office:value-type="float" office:value="4.98865668153933" calcext:value-type="float">
            <text:p>4.98865668153933</text:p>
          </table:table-cell>
          <table:table-cell table:style-name="ce34" table:formula="of:=[.C25]-g*delta_t" office:value-type="float" office:value="2.8994208417857" calcext:value-type="float">
            <text:p>2.8994208417857</text:p>
          </table:table-cell>
          <table:table-cell table:style-name="ce34" table:formula="of:=SQRT([.B26]*[.B26]+[.C26]*[.C26])" office:value-type="float" office:value="5.77003784251441" calcext:value-type="float">
            <text:p>5.77003784251441</text:p>
          </table:table-cell>
          <table:table-cell table:style-name="ce34" table:formula="of:=IF([.F25]&gt;0;[.E25]+0.5*([.B25]+[.B26])*delta_t;[.E25])" office:value-type="float" office:value="0.0498865668153933" calcext:value-type="float">
            <text:p>0.0498865668153933</text:p>
          </table:table-cell>
          <table:table-cell table:formula="of:=IF([.F25]&gt;0;[.F25]+0.5*([.C25]+[.C26])*delta_t;[.F25])" office:value-type="float" office:value="0.22682868339347" calcext:value-type="float">
            <text:p>0.22682868339347</text:p>
          </table:table-cell>
          <table:table-cell/>
          <table:table-cell table:style-name="ce34" table:formula="of:=[.H25]-drag*[.H25]*[.J25]*delta_t" office:value-type="float" office:value="4.75638748073448" calcext:value-type="float">
            <text:p>4.75638748073448</text:p>
          </table:table-cell>
          <table:table-cell table:style-name="ce34" table:formula="of:=[.I25]-g*delta_t-drag*[.I25]*[.J25]*delta_t" office:value-type="float" office:value="2.75985942600906" calcext:value-type="float">
            <text:p>2.75985942600906</text:p>
          </table:table-cell>
          <table:table-cell table:style-name="ce34" table:formula="of:=SQRT([.H26]^2+[.I26]^2)" office:value-type="float" office:value="5.49909500901909" calcext:value-type="float">
            <text:p>5.49909500901909</text:p>
          </table:table-cell>
          <table:table-cell table:style-name="ce34" table:formula="of:=IF([.L25]&gt;0; [.K25]+0.5*([.H25]+[.H26])*delta_t ;[.K25])" office:value-type="float" office:value="0.0487252208113691" calcext:value-type="float">
            <text:p>0.0487252208113691</text:p>
          </table:table-cell>
          <table:table-cell table:style-name="ce34" table:formula="of:=IF([.L25]&gt;0; [.L25]+0.5*([.I25]+[.I26])*delta_t ;[.L25])" office:value-type="float" office:value="0.226130876314587" calcext:value-type="float">
            <text:p>0.226130876314587</text:p>
          </table:table-cell>
          <table:table-cell/>
          <table:table-cell table:formula="of:= IF([.O25] &gt; 0;  (v*COS(theta*PI()/180)/drag)*(1 - EXP(-drag*[.A26])); [.N25])" office:value-type="float" office:value="0.0496875516089647" calcext:value-type="float">
            <text:p>0.0496875516089647</text:p>
          </table:table-cell>
          <table:table-cell table:formula="of:= IF([.O25]&gt;0;  height + (   (g/(drag^2)) +  ( v*SIN(theta*PI()/180)) / drag     )   *   ( 1 - EXP(-drag*[.A26])    )     -   (   (g*[.A26]) / drag   );[.O25])" office:value-type="float" office:value="0.226710407935744" calcext:value-type="float">
            <text:p>0.226710407935744</text:p>
          </table:table-cell>
          <table:table-cell/>
          <table:table-cell table:style-name="ce44"/>
          <table:table-cell table:number-columns-repeated="1007"/>
        </table:table-row>
        <table:table-row table:style-name="ro2">
          <table:table-cell table:style-name="ce34" table:formula="of:=[.A26]+delta_t" office:value-type="float" office:value="0.02" calcext:value-type="float">
            <text:p>0.02</text:p>
          </table:table-cell>
          <table:table-cell table:style-name="ce34" table:formula="of:=+[.B26]" office:value-type="float" office:value="4.98865668153933" calcext:value-type="float">
            <text:p>4.98865668153933</text:p>
          </table:table-cell>
          <table:table-cell table:style-name="ce34" table:formula="of:=[.C26]-g*delta_t" office:value-type="float" office:value="2.8013543417857" calcext:value-type="float">
            <text:p>2.8013543417857</text:p>
          </table:table-cell>
          <table:table-cell table:style-name="ce34" table:formula="of:=SQRT([.B27]*[.B27]+[.C27]*[.C27])" office:value-type="float" office:value="5.72138808633959" calcext:value-type="float">
            <text:p>5.72138808633959</text:p>
          </table:table-cell>
          <table:table-cell table:style-name="ce34" table:formula="of:=IF([.F26]&gt;0;[.E26]+0.5*([.B26]+[.B27])*delta_t;[.E26])" office:value-type="float" office:value="0.0997731336307867" calcext:value-type="float">
            <text:p>0.0997731336307867</text:p>
          </table:table-cell>
          <table:table-cell table:formula="of:=IF([.F26]&gt;0;[.F26]+0.5*([.C26]+[.C27])*delta_t;[.F26])" office:value-type="float" office:value="0.255332559311327" calcext:value-type="float">
            <text:p>0.255332559311327</text:p>
          </table:table-cell>
          <table:table-cell/>
          <table:table-cell table:style-name="ce34" table:formula="of:=[.H26]-drag*[.H26]*[.J26]*delta_t" office:value-type="float" office:value="4.54714086748433" calcext:value-type="float">
            <text:p>4.54714086748433</text:p>
          </table:table-cell>
          <table:table-cell table:style-name="ce34" table:formula="of:=[.I26]-g*delta_t-drag*[.I26]*[.J26]*delta_t" office:value-type="float" office:value="2.54037909244777" calcext:value-type="float">
            <text:p>2.54037909244777</text:p>
          </table:table-cell>
          <table:table-cell table:style-name="ce34" table:formula="of:=SQRT([.H27]^2+[.I27]^2)" office:value-type="float" office:value="5.20864819335036" calcext:value-type="float">
            <text:p>5.20864819335036</text:p>
          </table:table-cell>
          <table:table-cell table:style-name="ce34" table:formula="of:=IF([.L26]&gt;0; [.K26]+0.5*([.H26]+[.H27])*delta_t ;[.K26])" office:value-type="float" office:value="0.0952428625524631" calcext:value-type="float">
            <text:p>0.0952428625524631</text:p>
          </table:table-cell>
          <table:table-cell table:style-name="ce34" table:formula="of:=IF([.L26]&gt;0; [.L26]+0.5*([.I26]+[.I27])*delta_t ;[.L26])" office:value-type="float" office:value="0.252632068906871" calcext:value-type="float">
            <text:p>0.252632068906871</text:p>
          </table:table-cell>
          <table:table-cell/>
          <table:table-cell table:formula="of:= IF([.O26] &gt; 0;  (v*COS(theta*PI()/180)/drag)*(1 - EXP(-drag*[.A27])); [.N26])" office:value-type="float" office:value="0.0989791885751715" calcext:value-type="float">
            <text:p>0.0989791885751715</text:p>
          </table:table-cell>
          <table:table-cell table:formula="of:= IF([.O26]&gt;0;  height + (   (g/(drag^2)) +  ( v*SIN(theta*PI()/180)) / drag     )   *   ( 1 - EXP(-drag*[.A27])    )     -   (   (g*[.A27]) / drag   );[.O26])" office:value-type="float" office:value="0.254865927712233" calcext:value-type="float">
            <text:p>0.254865927712233</text:p>
          </table:table-cell>
          <table:table-cell table:number-columns-repeated="1009"/>
        </table:table-row>
        <table:table-row table:style-name="ro2">
          <table:table-cell table:style-name="ce34" table:formula="of:=[.A27]+delta_t" office:value-type="float" office:value="0.03" calcext:value-type="float">
            <text:p>0.03</text:p>
          </table:table-cell>
          <table:table-cell table:style-name="ce34" table:formula="of:=+[.B27]" office:value-type="float" office:value="4.98865668153933" calcext:value-type="float">
            <text:p>4.98865668153933</text:p>
          </table:table-cell>
          <table:table-cell table:style-name="ce34" table:formula="of:=[.C27]-g*delta_t" office:value-type="float" office:value="2.7032878417857" calcext:value-type="float">
            <text:p>2.7032878417857</text:p>
          </table:table-cell>
          <table:table-cell table:style-name="ce34" table:formula="of:=SQRT([.B28]*[.B28]+[.C28]*[.C28])" office:value-type="float" office:value="5.67401627084497" calcext:value-type="float">
            <text:p>5.67401627084497</text:p>
          </table:table-cell>
          <table:table-cell table:style-name="ce34" table:formula="of:=IF([.F27]&gt;0;[.E27]+0.5*([.B27]+[.B28])*delta_t;[.E27])" office:value-type="float" office:value="0.14965970044618" calcext:value-type="float">
            <text:p>0.14965970044618</text:p>
          </table:table-cell>
          <table:table-cell table:formula="of:=IF([.F27]&gt;0;[.F27]+0.5*([.C27]+[.C28])*delta_t;[.F27])" office:value-type="float" office:value="0.282855770229184" calcext:value-type="float">
            <text:p>0.282855770229184</text:p>
          </table:table-cell>
          <table:table-cell/>
          <table:table-cell table:style-name="ce34" table:formula="of:=[.H27]-drag*[.H27]*[.J27]*delta_t" office:value-type="float" office:value="4.35766521096968" calcext:value-type="float">
            <text:p>4.35766521096968</text:p>
          </table:table-cell>
          <table:table-cell table:style-name="ce34" table:formula="of:=[.I27]-g*delta_t-drag*[.I27]*[.J27]*delta_t" office:value-type="float" office:value="2.33645706468535" calcext:value-type="float">
            <text:p>2.33645706468535</text:p>
          </table:table-cell>
          <table:table-cell table:style-name="ce34" table:formula="of:=SQRT([.H28]^2+[.I28]^2)" office:value-type="float" office:value="4.94451996719737" calcext:value-type="float">
            <text:p>4.94451996719737</text:p>
          </table:table-cell>
          <table:table-cell table:style-name="ce34" table:formula="of:=IF([.L27]&gt;0; [.K27]+0.5*([.H27]+[.H28])*delta_t ;[.K27])" office:value-type="float" office:value="0.139766892944733" calcext:value-type="float">
            <text:p>0.139766892944733</text:p>
          </table:table-cell>
          <table:table-cell table:style-name="ce34" table:formula="of:=IF([.L27]&gt;0; [.L27]+0.5*([.I27]+[.I28])*delta_t ;[.L27])" office:value-type="float" office:value="0.277016249692536" calcext:value-type="float">
            <text:p>0.277016249692536</text:p>
          </table:table-cell>
          <table:table-cell/>
          <table:table-cell table:formula="of:= IF([.O27] &gt; 0;  (v*COS(theta*PI()/180)/drag)*(1 - EXP(-drag*[.A28])); [.N27])" office:value-type="float" office:value="0.147878065580211" calcext:value-type="float">
            <text:p>0.147878065580211</text:p>
          </table:table-cell>
          <table:table-cell table:formula="of:= IF([.O27]&gt;0;  height + (   (g/(drag^2)) +  ( v*SIN(theta*PI()/180)) / drag     )   *   ( 1 - EXP(-drag*[.A28])    )     -   (   (g*[.A28]) / drag   );[.O27])" office:value-type="float" office:value="0.281820349129797" calcext:value-type="float">
            <text:p>0.281820349129797</text:p>
          </table:table-cell>
          <table:table-cell table:number-columns-repeated="1009"/>
        </table:table-row>
        <table:table-row table:style-name="ro2">
          <table:table-cell table:style-name="ce34" table:formula="of:=[.A28]+delta_t" office:value-type="float" office:value="0.04" calcext:value-type="float">
            <text:p>0.04</text:p>
          </table:table-cell>
          <table:table-cell table:style-name="ce34" table:formula="of:=+[.B28]" office:value-type="float" office:value="4.98865668153933" calcext:value-type="float">
            <text:p>4.98865668153933</text:p>
          </table:table-cell>
          <table:table-cell table:style-name="ce34" table:formula="of:=[.C28]-g*delta_t" office:value-type="float" office:value="2.6052213417857" calcext:value-type="float">
            <text:p>2.6052213417857</text:p>
          </table:table-cell>
          <table:table-cell table:style-name="ce34" table:formula="of:=SQRT([.B29]*[.B29]+[.C29]*[.C29])" office:value-type="float" office:value="5.62795466630309" calcext:value-type="float">
            <text:p>5.62795466630309</text:p>
          </table:table-cell>
          <table:table-cell table:style-name="ce34" table:formula="of:=IF([.F28]&gt;0;[.E28]+0.5*([.B28]+[.B29])*delta_t;[.E28])" office:value-type="float" office:value="0.199546267261573" calcext:value-type="float">
            <text:p>0.199546267261573</text:p>
          </table:table-cell>
          <table:table-cell table:formula="of:=IF([.F28]&gt;0;[.F28]+0.5*([.C28]+[.C29])*delta_t;[.F28])" office:value-type="float" office:value="0.309398316147041" calcext:value-type="float">
            <text:p>0.309398316147041</text:p>
          </table:table-cell>
          <table:table-cell/>
          <table:table-cell table:style-name="ce34" table:formula="of:=[.H28]-drag*[.H28]*[.J28]*delta_t" office:value-type="float" office:value="4.18529270980167" calcext:value-type="float">
            <text:p>4.18529270980167</text:p>
          </table:table-cell>
          <table:table-cell table:style-name="ce34" table:formula="of:=[.I28]-g*delta_t-drag*[.I28]*[.J28]*delta_t" office:value-type="float" office:value="2.14596929581466" calcext:value-type="float">
            <text:p>2.14596929581466</text:p>
          </table:table-cell>
          <table:table-cell table:style-name="ce34" table:formula="of:=SQRT([.H29]^2+[.I29]^2)" office:value-type="float" office:value="4.70338806450183" calcext:value-type="float">
            <text:p>4.70338806450183</text:p>
          </table:table-cell>
          <table:table-cell table:style-name="ce34" table:formula="of:=IF([.L28]&gt;0; [.K28]+0.5*([.H28]+[.H29])*delta_t ;[.K28])" office:value-type="float" office:value="0.18248168254859" calcext:value-type="float">
            <text:p>0.18248168254859</text:p>
          </table:table-cell>
          <table:table-cell table:style-name="ce34" table:formula="of:=IF([.L28]&gt;0; [.L28]+0.5*([.I28]+[.I29])*delta_t ;[.L28])" office:value-type="float" office:value="0.299428381495037" calcext:value-type="float">
            <text:p>0.299428381495037</text:p>
          </table:table-cell>
          <table:table-cell/>
          <table:table-cell table:formula="of:= IF([.O28] &gt; 0;  (v*COS(theta*PI()/180)/drag)*(1 - EXP(-drag*[.A29])); [.N28])" office:value-type="float" office:value="0.196387312168902" calcext:value-type="float">
            <text:p>0.196387312168902</text:p>
          </table:table-cell>
          <table:table-cell table:formula="of:= IF([.O28]&gt;0;  height + (   (g/(drag^2)) +  ( v*SIN(theta*PI()/180)) / drag     )   *   ( 1 - EXP(-drag*[.A29])    )     -   (   (g*[.A29]) / drag   );[.O28])" office:value-type="float" office:value="0.307583242642448" calcext:value-type="float">
            <text:p>0.307583242642448</text:p>
          </table:table-cell>
          <table:table-cell table:number-columns-repeated="1009"/>
        </table:table-row>
        <table:table-row table:style-name="ro2">
          <table:table-cell table:style-name="ce34" table:formula="of:=[.A29]+delta_t" office:value-type="float" office:value="0.05" calcext:value-type="float">
            <text:p>0.05</text:p>
          </table:table-cell>
          <table:table-cell table:style-name="ce34" table:formula="of:=+[.B29]" office:value-type="float" office:value="4.98865668153933" calcext:value-type="float">
            <text:p>4.98865668153933</text:p>
          </table:table-cell>
          <table:table-cell table:style-name="ce34" table:formula="of:=[.C29]-g*delta_t" office:value-type="float" office:value="2.5071548417857" calcext:value-type="float">
            <text:p>2.5071548417857</text:p>
          </table:table-cell>
          <table:table-cell table:style-name="ce34" table:formula="of:=SQRT([.B30]*[.B30]+[.C30]*[.C30])" office:value-type="float" office:value="5.58323570046586" calcext:value-type="float">
            <text:p>5.58323570046586</text:p>
          </table:table-cell>
          <table:table-cell table:style-name="ce34" table:formula="of:=IF([.F29]&gt;0;[.E29]+0.5*([.B29]+[.B30])*delta_t;[.E29])" office:value-type="float" office:value="0.249432834076967" calcext:value-type="float">
            <text:p>0.249432834076967</text:p>
          </table:table-cell>
          <table:table-cell table:formula="of:=IF([.F29]&gt;0;[.F29]+0.5*([.C29]+[.C30])*delta_t;[.F29])" office:value-type="float" office:value="0.334960197064898" calcext:value-type="float">
            <text:p>0.334960197064898</text:p>
          </table:table-cell>
          <table:table-cell/>
          <table:table-cell table:style-name="ce34" table:formula="of:=[.H29]-drag*[.H29]*[.J29]*delta_t" office:value-type="float" office:value="4.02781226357985" calcext:value-type="float">
            <text:p>4.02781226357985</text:p>
          </table:table-cell>
          <table:table-cell table:style-name="ce34" table:formula="of:=[.I29]-g*delta_t-drag*[.I29]*[.J29]*delta_t" office:value-type="float" office:value="1.96715618483288" calcext:value-type="float">
            <text:p>1.96715618483288</text:p>
          </table:table-cell>
          <table:table-cell table:style-name="ce34" table:formula="of:=SQRT([.H30]^2+[.I30]^2)" office:value-type="float" office:value="4.48251883277365" calcext:value-type="float">
            <text:p>4.48251883277365</text:p>
          </table:table-cell>
          <table:table-cell table:style-name="ce34" table:formula="of:=IF([.L29]&gt;0; [.K29]+0.5*([.H29]+[.H30])*delta_t ;[.K29])" office:value-type="float" office:value="0.223547207415498" calcext:value-type="float">
            <text:p>0.223547207415498</text:p>
          </table:table-cell>
          <table:table-cell table:style-name="ce34" table:formula="of:=IF([.L29]&gt;0; [.L29]+0.5*([.I29]+[.I30])*delta_t ;[.L29])" office:value-type="float" office:value="0.319994008898274" calcext:value-type="float">
            <text:p>0.319994008898274</text:p>
          </table:table-cell>
          <table:table-cell/>
          <table:table-cell table:formula="of:= IF([.O29] &gt; 0;  (v*COS(theta*PI()/180)/drag)*(1 - EXP(-drag*[.A30])); [.N29])" office:value-type="float" office:value="0.244510032949584" calcext:value-type="float">
            <text:p>0.244510032949584</text:p>
          </table:table-cell>
          <table:table-cell table:formula="of:= IF([.O29]&gt;0;  height + (   (g/(drag^2)) +  ( v*SIN(theta*PI()/180)) / drag     )   *   ( 1 - EXP(-drag*[.A30])    )     -   (   (g*[.A30]) / drag   );[.O29])" office:value-type="float" office:value="0.332164102446009" calcext:value-type="float">
            <text:p>0.332164102446009</text:p>
          </table:table-cell>
          <table:table-cell table:number-columns-repeated="1009"/>
        </table:table-row>
        <table:table-row table:style-name="ro2">
          <table:table-cell table:style-name="ce34" table:formula="of:=[.A30]+delta_t" office:value-type="float" office:value="0.06" calcext:value-type="float">
            <text:p>0.06</text:p>
          </table:table-cell>
          <table:table-cell table:style-name="ce34" table:formula="of:=+[.B30]" office:value-type="float" office:value="4.98865668153933" calcext:value-type="float">
            <text:p>4.98865668153933</text:p>
          </table:table-cell>
          <table:table-cell table:style-name="ce34" table:formula="of:=[.C30]-g*delta_t" office:value-type="float" office:value="2.4090883417857" calcext:value-type="float">
            <text:p>2.4090883417857</text:p>
          </table:table-cell>
          <table:table-cell table:style-name="ce34" table:formula="of:=SQRT([.B31]*[.B31]+[.C31]*[.C31])" office:value-type="float" office:value="5.53989188746449" calcext:value-type="float">
            <text:p>5.53989188746449</text:p>
          </table:table-cell>
          <table:table-cell table:style-name="ce34" table:formula="of:=IF([.F30]&gt;0;[.E30]+0.5*([.B30]+[.B31])*delta_t;[.E30])" office:value-type="float" office:value="0.29931940089236" calcext:value-type="float">
            <text:p>0.29931940089236</text:p>
          </table:table-cell>
          <table:table-cell table:formula="of:=IF([.F30]&gt;0;[.F30]+0.5*([.C30]+[.C31])*delta_t;[.F30])" office:value-type="float" office:value="0.359541412982755" calcext:value-type="float">
            <text:p>0.359541412982755</text:p>
          </table:table-cell>
          <table:table-cell/>
          <table:table-cell table:style-name="ce34" table:formula="of:=[.H30]-drag*[.H30]*[.J30]*delta_t" office:value-type="float" office:value="3.88337430896886" calcext:value-type="float">
            <text:p>3.88337430896886</text:p>
          </table:table-cell>
          <table:table-cell table:style-name="ce34" table:formula="of:=[.I30]-g*delta_t-drag*[.I30]*[.J30]*delta_t" office:value-type="float" office:value="1.79854716766872" calcext:value-type="float">
            <text:p>1.79854716766872</text:p>
          </table:table-cell>
          <table:table-cell table:style-name="ce34" table:formula="of:=SQRT([.H31]^2+[.I31]^2)" office:value-type="float" office:value="4.27964577247797" calcext:value-type="float">
            <text:p>4.27964577247797</text:p>
          </table:table-cell>
          <table:table-cell table:style-name="ce34" table:formula="of:=IF([.L30]&gt;0; [.K30]+0.5*([.H30]+[.H31])*delta_t ;[.K30])" office:value-type="float" office:value="0.263103140278241" calcext:value-type="float">
            <text:p>0.263103140278241</text:p>
          </table:table-cell>
          <table:table-cell table:style-name="ce34" table:formula="of:=IF([.L30]&gt;0; [.L30]+0.5*([.I30]+[.I31])*delta_t ;[.L30])" office:value-type="float" office:value="0.338822525660782" calcext:value-type="float">
            <text:p>0.338822525660782</text:p>
          </table:table-cell>
          <table:table-cell/>
          <table:table-cell table:formula="of:= IF([.O30] &gt; 0;  (v*COS(theta*PI()/180)/drag)*(1 - EXP(-drag*[.A31])); [.N30])" office:value-type="float" office:value="0.292249307792814" calcext:value-type="float">
            <text:p>0.292249307792814</text:p>
          </table:table-cell>
          <table:table-cell table:formula="of:= IF([.O30]&gt;0;  height + (   (g/(drag^2)) +  ( v*SIN(theta*PI()/180)) / drag     )   *   ( 1 - EXP(-drag*[.A31])    )     -   (   (g*[.A31]) / drag   );[.O30])" office:value-type="float" office:value="0.355572347085736" calcext:value-type="float">
            <text:p>0.355572347085736</text:p>
          </table:table-cell>
          <table:table-cell/>
          <table:table-cell table:style-name="ce44"/>
          <table:table-cell table:number-columns-repeated="1007"/>
        </table:table-row>
        <table:table-row table:style-name="ro2">
          <table:table-cell table:style-name="ce34" table:formula="of:=[.A31]+delta_t" office:value-type="float" office:value="0.07" calcext:value-type="float">
            <text:p>0.07</text:p>
          </table:table-cell>
          <table:table-cell table:style-name="ce34" table:formula="of:=+[.B31]" office:value-type="float" office:value="4.98865668153933" calcext:value-type="float">
            <text:p>4.98865668153933</text:p>
          </table:table-cell>
          <table:table-cell table:style-name="ce34" table:formula="of:=[.C31]-g*delta_t" office:value-type="float" office:value="2.3110218417857" calcext:value-type="float">
            <text:p>2.3110218417857</text:p>
          </table:table-cell>
          <table:table-cell table:style-name="ce34" table:formula="of:=SQRT([.B32]*[.B32]+[.C32]*[.C32])" office:value-type="float" office:value="5.49795575095668" calcext:value-type="float">
            <text:p>5.49795575095668</text:p>
          </table:table-cell>
          <table:table-cell table:style-name="ce34" table:formula="of:=IF([.F31]&gt;0;[.E31]+0.5*([.B31]+[.B32])*delta_t;[.E31])" office:value-type="float" office:value="0.349205967707753" calcext:value-type="float">
            <text:p>0.349205967707753</text:p>
          </table:table-cell>
          <table:table-cell table:formula="of:=IF([.F31]&gt;0;[.F31]+0.5*([.C31]+[.C32])*delta_t;[.F31])" office:value-type="float" office:value="0.383141963900612" calcext:value-type="float">
            <text:p>0.383141963900612</text:p>
          </table:table-cell>
          <table:table-cell/>
          <table:table-cell table:style-name="ce34" table:formula="of:=[.H31]-drag*[.H31]*[.J31]*delta_t" office:value-type="float" office:value="3.75041857741424" calcext:value-type="float">
            <text:p>3.75041857741424</text:p>
          </table:table-cell>
          <table:table-cell table:style-name="ce34" table:formula="of:=[.I31]-g*delta_t-drag*[.I31]*[.J31]*delta_t" office:value-type="float" office:value="1.63890350940699" calcext:value-type="float">
            <text:p>1.63890350940699</text:p>
          </table:table-cell>
          <table:table-cell table:style-name="ce34" table:formula="of:=SQRT([.H32]^2+[.I32]^2)" office:value-type="float" office:value="4.09287725432371" calcext:value-type="float">
            <text:p>4.09287725432371</text:p>
          </table:table-cell>
          <table:table-cell table:style-name="ce34" table:formula="of:=IF([.L31]&gt;0; [.K31]+0.5*([.H31]+[.H32])*delta_t ;[.K31])" office:value-type="float" office:value="0.301272104710157" calcext:value-type="float">
            <text:p>0.301272104710157</text:p>
          </table:table-cell>
          <table:table-cell table:style-name="ce34" table:formula="of:=IF([.L31]&gt;0; [.L31]+0.5*([.I31]+[.I32])*delta_t ;[.L31])" office:value-type="float" office:value="0.356009779046161" calcext:value-type="float">
            <text:p>0.356009779046161</text:p>
          </table:table-cell>
          <table:table-cell/>
          <table:table-cell table:formula="of:= IF([.O31] &gt; 0;  (v*COS(theta*PI()/180)/drag)*(1 - EXP(-drag*[.A32])); [.N31])" office:value-type="float" office:value="0.339608192028475" calcext:value-type="float">
            <text:p>0.339608192028475</text:p>
          </table:table-cell>
          <table:table-cell table:formula="of:= IF([.O31]&gt;0;  height + (   (g/(drag^2)) +  ( v*SIN(theta*PI()/180)) / drag     )   *   ( 1 - EXP(-drag*[.A32])    )     -   (   (g*[.A32]) / drag   );[.O31])" office:value-type="float" office:value="0.377817320059119" calcext:value-type="float">
            <text:p>0.377817320059119</text:p>
          </table:table-cell>
          <table:table-cell table:number-columns-repeated="1009"/>
        </table:table-row>
        <table:table-row table:style-name="ro2">
          <table:table-cell table:style-name="ce34" table:formula="of:=[.A32]+delta_t" office:value-type="float" office:value="0.08" calcext:value-type="float">
            <text:p>0.08</text:p>
          </table:table-cell>
          <table:table-cell table:style-name="ce34" table:formula="of:=+[.B32]" office:value-type="float" office:value="4.98865668153933" calcext:value-type="float">
            <text:p>4.98865668153933</text:p>
          </table:table-cell>
          <table:table-cell table:style-name="ce34" table:formula="of:=[.C32]-g*delta_t" office:value-type="float" office:value="2.2129553417857" calcext:value-type="float">
            <text:p>2.2129553417857</text:p>
          </table:table-cell>
          <table:table-cell table:style-name="ce34" table:formula="of:=SQRT([.B33]*[.B33]+[.C33]*[.C33])" office:value-type="float" office:value="5.45745974158352" calcext:value-type="float">
            <text:p>5.45745974158352</text:p>
          </table:table-cell>
          <table:table-cell table:style-name="ce34" table:formula="of:=IF([.F32]&gt;0;[.E32]+0.5*([.B32]+[.B33])*delta_t;[.E32])" office:value-type="float" office:value="0.399092534523147" calcext:value-type="float">
            <text:p>0.399092534523147</text:p>
          </table:table-cell>
          <table:table-cell table:formula="of:=IF([.F32]&gt;0;[.F32]+0.5*([.C32]+[.C33])*delta_t;[.F32])" office:value-type="float" office:value="0.405761849818469" calcext:value-type="float">
            <text:p>0.405761849818469</text:p>
          </table:table-cell>
          <table:table-cell/>
          <table:table-cell table:style-name="ce34" table:formula="of:=[.H32]-drag*[.H32]*[.J32]*delta_t" office:value-type="float" office:value="3.6276185542967" calcext:value-type="float">
            <text:p>3.6276185542967</text:p>
          </table:table-cell>
          <table:table-cell table:style-name="ce34" table:formula="of:=[.I32]-g*delta_t-drag*[.I32]*[.J32]*delta_t" office:value-type="float" office:value="1.48717436224153" calcext:value-type="float">
            <text:p>1.48717436224153</text:p>
          </table:table-cell>
          <table:table-cell table:style-name="ce34" table:formula="of:=SQRT([.H33]^2+[.I33]^2)" office:value-type="float" office:value="3.92062545510103" calcext:value-type="float">
            <text:p>3.92062545510103</text:p>
          </table:table-cell>
          <table:table-cell table:style-name="ce34" table:formula="of:=IF([.L32]&gt;0; [.K32]+0.5*([.H32]+[.H33])*delta_t ;[.K32])" office:value-type="float" office:value="0.338162290368711" calcext:value-type="float">
            <text:p>0.338162290368711</text:p>
          </table:table-cell>
          <table:table-cell table:style-name="ce34" table:formula="of:=IF([.L32]&gt;0; [.L32]+0.5*([.I32]+[.I33])*delta_t ;[.L32])" office:value-type="float" office:value="0.371640168404403" calcext:value-type="float">
            <text:p>0.371640168404403</text:p>
          </table:table-cell>
          <table:table-cell/>
          <table:table-cell table:formula="of:= IF([.O32] &gt; 0;  (v*COS(theta*PI()/180)/drag)*(1 - EXP(-drag*[.A33])); [.N32])" office:value-type="float" office:value="0.386589716641326" calcext:value-type="float">
            <text:p>0.386589716641326</text:p>
          </table:table-cell>
          <table:table-cell table:formula="of:= IF([.O32]&gt;0;  height + (   (g/(drag^2)) +  ( v*SIN(theta*PI()/180)) / drag     )   *   ( 1 - EXP(-drag*[.A33])    )     -   (   (g*[.A33]) / drag   );[.O32])" office:value-type="float" office:value="0.398908290413865" calcext:value-type="float">
            <text:p>0.398908290413865</text:p>
          </table:table-cell>
          <table:table-cell table:number-columns-repeated="1009"/>
        </table:table-row>
        <table:table-row table:style-name="ro2">
          <table:table-cell table:style-name="ce34" table:formula="of:=[.A33]+delta_t" office:value-type="float" office:value="0.09" calcext:value-type="float">
            <text:p>0.09</text:p>
          </table:table-cell>
          <table:table-cell table:style-name="ce34" table:formula="of:=+[.B33]" office:value-type="float" office:value="4.98865668153933" calcext:value-type="float">
            <text:p>4.98865668153933</text:p>
          </table:table-cell>
          <table:table-cell table:style-name="ce34" table:formula="of:=[.C33]-g*delta_t" office:value-type="float" office:value="2.1148888417857" calcext:value-type="float">
            <text:p>2.1148888417857</text:p>
          </table:table-cell>
          <table:table-cell table:style-name="ce34" table:formula="of:=SQRT([.B34]*[.B34]+[.C34]*[.C34])" office:value-type="float" office:value="5.41843614886959" calcext:value-type="float">
            <text:p>5.41843614886959</text:p>
          </table:table-cell>
          <table:table-cell table:style-name="ce34" table:formula="of:=IF([.F33]&gt;0;[.E33]+0.5*([.B33]+[.B34])*delta_t;[.E33])" office:value-type="float" office:value="0.44897910133854" calcext:value-type="float">
            <text:p>0.44897910133854</text:p>
          </table:table-cell>
          <table:table-cell table:formula="of:=IF([.F33]&gt;0;[.F33]+0.5*([.C33]+[.C34])*delta_t;[.F33])" office:value-type="float" office:value="0.427401070736326" calcext:value-type="float">
            <text:p>0.427401070736326</text:p>
          </table:table-cell>
          <table:table-cell/>
          <table:table-cell table:style-name="ce34" table:formula="of:=[.H33]-drag*[.H33]*[.J33]*delta_t" office:value-type="float" office:value="3.51383828513372" calcext:value-type="float">
            <text:p>3.51383828513372</text:p>
          </table:table-cell>
          <table:table-cell table:style-name="ce34" table:formula="of:=[.I33]-g*delta_t-drag*[.I33]*[.J33]*delta_t" office:value-type="float" office:value="1.3424626329553" calcext:value-type="float">
            <text:p>1.3424626329553</text:p>
          </table:table-cell>
          <table:table-cell table:style-name="ce34" table:formula="of:=SQRT([.H34]^2+[.I34]^2)" office:value-type="float" office:value="3.76155093212265" calcext:value-type="float">
            <text:p>3.76155093212265</text:p>
          </table:table-cell>
          <table:table-cell table:style-name="ce34" table:formula="of:=IF([.L33]&gt;0; [.K33]+0.5*([.H33]+[.H34])*delta_t ;[.K33])" office:value-type="float" office:value="0.373869574565864" calcext:value-type="float">
            <text:p>0.373869574565864</text:p>
          </table:table-cell>
          <table:table-cell table:style-name="ce34" table:formula="of:=IF([.L33]&gt;0; [.L33]+0.5*([.I33]+[.I34])*delta_t ;[.L33])" office:value-type="float" office:value="0.385788353380387" calcext:value-type="float">
            <text:p>0.385788353380387</text:p>
          </table:table-cell>
          <table:table-cell/>
          <table:table-cell table:formula="of:= IF([.O33] &gt; 0;  (v*COS(theta*PI()/180)/drag)*(1 - EXP(-drag*[.A34])); [.N33])" office:value-type="float" office:value="0.433196888464976" calcext:value-type="float">
            <text:p>0.433196888464976</text:p>
          </table:table-cell>
          <table:table-cell table:formula="of:= IF([.O33]&gt;0;  height + (   (g/(drag^2)) +  ( v*SIN(theta*PI()/180)) / drag     )   *   ( 1 - EXP(-drag*[.A34])    )     -   (   (g*[.A34]) / drag   );[.O33])" office:value-type="float" office:value="0.418854453341115" calcext:value-type="float">
            <text:p>0.418854453341115</text:p>
          </table:table-cell>
          <table:table-cell table:number-columns-repeated="1009"/>
        </table:table-row>
        <table:table-row table:style-name="ro2">
          <table:table-cell table:style-name="ce34" table:formula="of:=[.A34]+delta_t" office:value-type="float" office:value="0.1" calcext:value-type="float">
            <text:p>0.1</text:p>
          </table:table-cell>
          <table:table-cell table:style-name="ce34" table:formula="of:=+[.B34]" office:value-type="float" office:value="4.98865668153933" calcext:value-type="float">
            <text:p>4.98865668153933</text:p>
          </table:table-cell>
          <table:table-cell table:style-name="ce34" table:formula="of:=[.C34]-g*delta_t" office:value-type="float" office:value="2.0168223417857" calcext:value-type="float">
            <text:p>2.0168223417857</text:p>
          </table:table-cell>
          <table:table-cell table:style-name="ce34" table:formula="of:=SQRT([.B35]*[.B35]+[.C35]*[.C35])" office:value-type="float" office:value="5.38091700777786" calcext:value-type="float">
            <text:p>5.38091700777786</text:p>
          </table:table-cell>
          <table:table-cell table:style-name="ce34" table:formula="of:=IF([.F34]&gt;0;[.E34]+0.5*([.B34]+[.B35])*delta_t;[.E34])" office:value-type="float" office:value="0.498865668153933" calcext:value-type="float">
            <text:p>0.498865668153933</text:p>
          </table:table-cell>
          <table:table-cell table:formula="of:=IF([.F34]&gt;0;[.F34]+0.5*([.C34]+[.C35])*delta_t;[.F34])" office:value-type="float" office:value="0.448059626654183" calcext:value-type="float">
            <text:p>0.448059626654183</text:p>
          </table:table-cell>
          <table:table-cell/>
          <table:table-cell table:style-name="ce34" table:formula="of:=[.H34]-drag*[.H34]*[.J34]*delta_t" office:value-type="float" office:value="3.40809843171954" calcext:value-type="float">
            <text:p>3.40809843171954</text:p>
          </table:table-cell>
          <table:table-cell table:style-name="ce34" table:formula="of:=[.I34]-g*delta_t-drag*[.I34]*[.J34]*delta_t" office:value-type="float" office:value="1.20399820040864" calcext:value-type="float">
            <text:p>1.20399820040864</text:p>
          </table:table-cell>
          <table:table-cell table:style-name="ce34" table:formula="of:=SQRT([.H35]^2+[.I35]^2)" office:value-type="float" office:value="3.61451885966534" calcext:value-type="float">
            <text:p>3.61451885966534</text:p>
          </table:table-cell>
          <table:table-cell table:style-name="ce34" table:formula="of:=IF([.L34]&gt;0; [.K34]+0.5*([.H34]+[.H35])*delta_t ;[.K34])" office:value-type="float" office:value="0.40847925815013" calcext:value-type="float">
            <text:p>0.40847925815013</text:p>
          </table:table-cell>
          <table:table-cell table:style-name="ce34" table:formula="of:=IF([.L34]&gt;0; [.L34]+0.5*([.I34]+[.I35])*delta_t ;[.L34])" office:value-type="float" office:value="0.398520657547207" calcext:value-type="float">
            <text:p>0.398520657547207</text:p>
          </table:table-cell>
          <table:table-cell/>
          <table:table-cell table:formula="of:= IF([.O34] &gt; 0;  (v*COS(theta*PI()/180)/drag)*(1 - EXP(-drag*[.A35])); [.N34])" office:value-type="float" office:value="0.479432690374332" calcext:value-type="float">
            <text:p>0.479432690374332</text:p>
          </table:table-cell>
          <table:table-cell table:formula="of:= IF([.O34]&gt;0;  height + (   (g/(drag^2)) +  ( v*SIN(theta*PI()/180)) / drag     )   *   ( 1 - EXP(-drag*[.A35])    )     -   (   (g*[.A35]) / drag   );[.O34])" office:value-type="float" office:value="0.437664930763949" calcext:value-type="float">
            <text:p>0.437664930763949</text:p>
          </table:table-cell>
          <table:table-cell table:number-columns-repeated="1009"/>
        </table:table-row>
        <table:table-row table:style-name="ro2">
          <table:table-cell table:style-name="ce34" table:formula="of:=[.A35]+delta_t" office:value-type="float" office:value="0.11" calcext:value-type="float">
            <text:p>0.11</text:p>
          </table:table-cell>
          <table:table-cell table:style-name="ce34" table:formula="of:=+[.B35]" office:value-type="float" office:value="4.98865668153933" calcext:value-type="float">
            <text:p>4.98865668153933</text:p>
          </table:table-cell>
          <table:table-cell table:style-name="ce34" table:formula="of:=[.C35]-g*delta_t" office:value-type="float" office:value="1.9187558417857" calcext:value-type="float">
            <text:p>1.9187558417857</text:p>
          </table:table-cell>
          <table:table-cell table:style-name="ce34" table:formula="of:=SQRT([.B36]*[.B36]+[.C36]*[.C36])" office:value-type="float" office:value="5.34493400021495" calcext:value-type="float">
            <text:p>5.34493400021495</text:p>
          </table:table-cell>
          <table:table-cell table:style-name="ce34" table:formula="of:=IF([.F35]&gt;0;[.E35]+0.5*([.B35]+[.B36])*delta_t;[.E35])" office:value-type="float" office:value="0.548752234969327" calcext:value-type="float">
            <text:p>0.548752234969327</text:p>
          </table:table-cell>
          <table:table-cell table:formula="of:=IF([.F35]&gt;0;[.F35]+0.5*([.C35]+[.C36])*delta_t;[.F35])" office:value-type="float" office:value="0.46773751757204" calcext:value-type="float">
            <text:p>0.46773751757204</text:p>
          </table:table-cell>
          <table:table-cell/>
          <table:table-cell table:style-name="ce34" table:formula="of:=[.H35]-drag*[.H35]*[.J35]*delta_t" office:value-type="float" office:value="3.30954934326317" calcext:value-type="float">
            <text:p>3.30954934326317</text:p>
          </table:table-cell>
          <table:table-cell table:style-name="ce34" table:formula="of:=[.I35]-g*delta_t-drag*[.I35]*[.J35]*delta_t" office:value-type="float" office:value="1.0711167067896" calcext:value-type="float">
            <text:p>1.0711167067896</text:p>
          </table:table-cell>
          <table:table-cell table:style-name="ce34" table:formula="of:=SQRT([.H36]^2+[.I36]^2)" office:value-type="float" office:value="3.47856405073379" calcext:value-type="float">
            <text:p>3.47856405073379</text:p>
          </table:table-cell>
          <table:table-cell table:style-name="ce34" table:formula="of:=IF([.L35]&gt;0; [.K35]+0.5*([.H35]+[.H36])*delta_t ;[.K35])" office:value-type="float" office:value="0.442067497025043" calcext:value-type="float">
            <text:p>0.442067497025043</text:p>
          </table:table-cell>
          <table:table-cell table:style-name="ce34" table:formula="of:=IF([.L35]&gt;0; [.L35]+0.5*([.I35]+[.I36])*delta_t ;[.L35])" office:value-type="float" office:value="0.409896232083198" calcext:value-type="float">
            <text:p>0.409896232083198</text:p>
          </table:table-cell>
          <table:table-cell/>
          <table:table-cell table:formula="of:= IF([.O35] &gt; 0;  (v*COS(theta*PI()/180)/drag)*(1 - EXP(-drag*[.A36])); [.N35])" office:value-type="float" office:value="0.525300081476497" calcext:value-type="float">
            <text:p>0.525300081476497</text:p>
          </table:table-cell>
          <table:table-cell table:formula="of:= IF([.O35]&gt;0;  height + (   (g/(drag^2)) +  ( v*SIN(theta*PI()/180)) / drag     )   *   ( 1 - EXP(-drag*[.A36])    )     -   (   (g*[.A36]) / drag   );[.O35])" office:value-type="float" office:value="0.455348771921182" calcext:value-type="float">
            <text:p>0.455348771921182</text:p>
          </table:table-cell>
          <table:table-cell/>
          <table:table-cell table:style-name="ce44"/>
          <table:table-cell table:number-columns-repeated="1007"/>
        </table:table-row>
        <table:table-row table:style-name="ro2">
          <table:table-cell table:style-name="ce34" table:formula="of:=[.A36]+delta_t" office:value-type="float" office:value="0.12" calcext:value-type="float">
            <text:p>0.12</text:p>
          </table:table-cell>
          <table:table-cell table:style-name="ce34" table:formula="of:=+[.B36]" office:value-type="float" office:value="4.98865668153933" calcext:value-type="float">
            <text:p>4.98865668153933</text:p>
          </table:table-cell>
          <table:table-cell table:style-name="ce34" table:formula="of:=[.C36]-g*delta_t" office:value-type="float" office:value="1.8206893417857" calcext:value-type="float">
            <text:p>1.8206893417857</text:p>
          </table:table-cell>
          <table:table-cell table:style-name="ce34" table:formula="of:=SQRT([.B37]*[.B37]+[.C37]*[.C37])" office:value-type="float" office:value="5.31051835187104" calcext:value-type="float">
            <text:p>5.31051835187104</text:p>
          </table:table-cell>
          <table:table-cell table:style-name="ce34" table:formula="of:=IF([.F36]&gt;0;[.E36]+0.5*([.B36]+[.B37])*delta_t;[.E36])" office:value-type="float" office:value="0.59863880178472" calcext:value-type="float">
            <text:p>0.59863880178472</text:p>
          </table:table-cell>
          <table:table-cell table:formula="of:=IF([.F36]&gt;0;[.F36]+0.5*([.C36]+[.C37])*delta_t;[.F36])" office:value-type="float" office:value="0.486434743489897" calcext:value-type="float">
            <text:p>0.486434743489897</text:p>
          </table:table-cell>
          <table:table-cell/>
          <table:table-cell table:style-name="ce34" table:formula="of:=[.H36]-drag*[.H36]*[.J36]*delta_t" office:value-type="float" office:value="3.21744950830633" calcext:value-type="float">
            <text:p>3.21744950830633</text:p>
          </table:table-cell>
          <table:table-cell table:style-name="ce34" table:formula="of:=[.I36]-g*delta_t-drag*[.I36]*[.J36]*delta_t" office:value-type="float" office:value="0.94324262222657" calcext:value-type="float">
            <text:p>0.94324262222657</text:p>
          </table:table-cell>
          <table:table-cell table:style-name="ce34" table:formula="of:=SQRT([.H37]^2+[.I37]^2)" office:value-type="float" office:value="3.35286265493914" calcext:value-type="float">
            <text:p>3.35286265493914</text:p>
          </table:table-cell>
          <table:table-cell table:style-name="ce34" table:formula="of:=IF([.L36]&gt;0; [.K36]+0.5*([.H36]+[.H37])*delta_t ;[.K36])" office:value-type="float" office:value="0.474702491282891" calcext:value-type="float">
            <text:p>0.474702491282891</text:p>
          </table:table-cell>
          <table:table-cell table:style-name="ce34" table:formula="of:=IF([.L36]&gt;0; [.L36]+0.5*([.I36]+[.I37])*delta_t ;[.L36])" office:value-type="float" office:value="0.419968028728279" calcext:value-type="float">
            <text:p>0.419968028728279</text:p>
          </table:table-cell>
          <table:table-cell/>
          <table:table-cell table:formula="of:= IF([.O36] &gt; 0;  (v*COS(theta*PI()/180)/drag)*(1 - EXP(-drag*[.A37])); [.N36])" office:value-type="float" office:value="0.570801997300158" calcext:value-type="float">
            <text:p>0.570801997300158</text:p>
          </table:table-cell>
          <table:table-cell table:formula="of:= IF([.O36]&gt;0;  height + (   (g/(drag^2)) +  ( v*SIN(theta*PI()/180)) / drag     )   *   ( 1 - EXP(-drag*[.A37])    )     -   (   (g*[.A37]) / drag   );[.O36])" office:value-type="float" office:value="0.471914953946526" calcext:value-type="float">
            <text:p>0.471914953946526</text:p>
          </table:table-cell>
          <table:table-cell/>
          <table:table-cell table:style-name="ce44"/>
          <table:table-cell table:number-columns-repeated="1007"/>
        </table:table-row>
        <table:table-row table:style-name="ro2">
          <table:table-cell table:style-name="ce34" table:formula="of:=[.A37]+delta_t" office:value-type="float" office:value="0.13" calcext:value-type="float">
            <text:p>0.13</text:p>
          </table:table-cell>
          <table:table-cell table:style-name="ce34" table:formula="of:=+[.B37]" office:value-type="float" office:value="4.98865668153933" calcext:value-type="float">
            <text:p>4.98865668153933</text:p>
          </table:table-cell>
          <table:table-cell table:style-name="ce34" table:formula="of:=[.C37]-g*delta_t" office:value-type="float" office:value="1.7226228417857" calcext:value-type="float">
            <text:p>1.7226228417857</text:p>
          </table:table-cell>
          <table:table-cell table:style-name="ce34" table:formula="of:=SQRT([.B38]*[.B38]+[.C38]*[.C38])" office:value-type="float" office:value="5.27770072487147" calcext:value-type="float">
            <text:p>5.27770072487147</text:p>
          </table:table-cell>
          <table:table-cell table:style-name="ce34" table:formula="of:=IF([.F37]&gt;0;[.E37]+0.5*([.B37]+[.B38])*delta_t;[.E37])" office:value-type="float" office:value="0.648525368600113" calcext:value-type="float">
            <text:p>0.648525368600113</text:p>
          </table:table-cell>
          <table:table-cell table:formula="of:=IF([.F37]&gt;0;[.F37]+0.5*([.C37]+[.C38])*delta_t;[.F37])" office:value-type="float" office:value="0.504151304407754" calcext:value-type="float">
            <text:p>0.504151304407754</text:p>
          </table:table-cell>
          <table:table-cell/>
          <table:table-cell table:style-name="ce34" table:formula="of:=[.H37]-drag*[.H37]*[.J37]*delta_t" office:value-type="float" office:value="3.13114817790191" calcext:value-type="float">
            <text:p>3.13114817790191</text:p>
          </table:table-cell>
          <table:table-cell table:style-name="ce34" table:formula="of:=[.I37]-g*delta_t-drag*[.I37]*[.J37]*delta_t" office:value-type="float" office:value="0.819875618525687" calcext:value-type="float">
            <text:p>0.819875618525687</text:p>
          </table:table-cell>
          <table:table-cell table:style-name="ce34" table:formula="of:=SQRT([.H38]^2+[.I38]^2)" office:value-type="float" office:value="3.23670896773734" calcext:value-type="float">
            <text:p>3.23670896773734</text:p>
          </table:table-cell>
          <table:table-cell table:style-name="ce34" table:formula="of:=IF([.L37]&gt;0; [.K37]+0.5*([.H37]+[.H38])*delta_t ;[.K37])" office:value-type="float" office:value="0.506445479713932" calcext:value-type="float">
            <text:p>0.506445479713932</text:p>
          </table:table-cell>
          <table:table-cell table:style-name="ce34" table:formula="of:=IF([.L37]&gt;0; [.L37]+0.5*([.I37]+[.I38])*delta_t ;[.L37])" office:value-type="float" office:value="0.42878361993204" calcext:value-type="float">
            <text:p>0.42878361993204</text:p>
          </table:table-cell>
          <table:table-cell/>
          <table:table-cell table:formula="of:= IF([.O37] &gt; 0;  (v*COS(theta*PI()/180)/drag)*(1 - EXP(-drag*[.A38])); [.N37])" office:value-type="float" office:value="0.615941349983459" calcext:value-type="float">
            <text:p>0.615941349983459</text:p>
          </table:table-cell>
          <table:table-cell table:formula="of:= IF([.O37]&gt;0;  height + (   (g/(drag^2)) +  ( v*SIN(theta*PI()/180)) / drag     )   *   ( 1 - EXP(-drag*[.A38])    )     -   (   (g*[.A38]) / drag   );[.O37])" office:value-type="float" office:value="0.487372382443131" calcext:value-type="float">
            <text:p>0.487372382443131</text:p>
          </table:table-cell>
          <table:table-cell/>
          <table:table-cell table:style-name="ce44"/>
          <table:table-cell table:number-columns-repeated="1007"/>
        </table:table-row>
        <table:table-row table:style-name="ro2">
          <table:table-cell table:style-name="ce34" table:formula="of:=[.A38]+delta_t" office:value-type="float" office:value="0.14" calcext:value-type="float">
            <text:p>0.14</text:p>
          </table:table-cell>
          <table:table-cell table:style-name="ce34" table:formula="of:=+[.B38]" office:value-type="float" office:value="4.98865668153933" calcext:value-type="float">
            <text:p>4.98865668153933</text:p>
          </table:table-cell>
          <table:table-cell table:style-name="ce34" table:formula="of:=[.C38]-g*delta_t" office:value-type="float" office:value="1.6245563417857" calcext:value-type="float">
            <text:p>1.6245563417857</text:p>
          </table:table-cell>
          <table:table-cell table:style-name="ce34" table:formula="of:=SQRT([.B39]*[.B39]+[.C39]*[.C39])" office:value-type="float" office:value="5.24651110681214" calcext:value-type="float">
            <text:p>5.24651110681214</text:p>
          </table:table-cell>
          <table:table-cell table:style-name="ce34" table:formula="of:=IF([.F38]&gt;0;[.E38]+0.5*([.B38]+[.B39])*delta_t;[.E38])" office:value-type="float" office:value="0.698411935415507" calcext:value-type="float">
            <text:p>0.698411935415507</text:p>
          </table:table-cell>
          <table:table-cell table:formula="of:=IF([.F38]&gt;0;[.F38]+0.5*([.C38]+[.C39])*delta_t;[.F38])" office:value-type="float" office:value="0.520887200325611" calcext:value-type="float">
            <text:p>0.520887200325611</text:p>
          </table:table-cell>
          <table:table-cell/>
          <table:table-cell table:style-name="ce34" table:formula="of:=[.H38]-drag*[.H38]*[.J38]*delta_t" office:value-type="float" office:value="3.05007125480807" calcext:value-type="float">
            <text:p>3.05007125480807</text:p>
          </table:table-cell>
          <table:table-cell table:style-name="ce34" table:formula="of:=[.I38]-g*delta_t-drag*[.I38]*[.J38]*delta_t" office:value-type="float" office:value="0.700579528390397" calcext:value-type="float">
            <text:p>0.700579528390397</text:p>
          </table:table-cell>
          <table:table-cell table:style-name="ce34" table:formula="of:=SQRT([.H39]^2+[.I39]^2)" office:value-type="float" office:value="3.12949617910075" calcext:value-type="float">
            <text:p>3.12949617910075</text:p>
          </table:table-cell>
          <table:table-cell table:style-name="ce34" table:formula="of:=IF([.L38]&gt;0; [.K38]+0.5*([.H38]+[.H39])*delta_t ;[.K38])" office:value-type="float" office:value="0.537351576877482" calcext:value-type="float">
            <text:p>0.537351576877482</text:p>
          </table:table-cell>
          <table:table-cell table:style-name="ce34" table:formula="of:=IF([.L38]&gt;0; [.L38]+0.5*([.I38]+[.I39])*delta_t ;[.L38])" office:value-type="float" office:value="0.436385895666621" calcext:value-type="float">
            <text:p>0.436385895666621</text:p>
          </table:table-cell>
          <table:table-cell/>
          <table:table-cell table:formula="of:= IF([.O38] &gt; 0;  (v*COS(theta*PI()/180)/drag)*(1 - EXP(-drag*[.A39])); [.N38])" office:value-type="float" office:value="0.66072102846038" calcext:value-type="float">
            <text:p>0.66072102846038</text:p>
          </table:table-cell>
          <table:table-cell table:formula="of:= IF([.O38]&gt;0;  height + (   (g/(drag^2)) +  ( v*SIN(theta*PI()/180)) / drag     )   *   ( 1 - EXP(-drag*[.A39])    )     -   (   (g*[.A39]) / drag   );[.O38])" office:value-type="float" office:value="0.501729892053534" calcext:value-type="float">
            <text:p>0.501729892053534</text:p>
          </table:table-cell>
          <table:table-cell/>
          <table:table-cell table:style-name="ce44"/>
          <table:table-cell table:number-columns-repeated="1007"/>
        </table:table-row>
        <table:table-row table:style-name="ro2">
          <table:table-cell table:style-name="ce34" table:formula="of:=[.A39]+delta_t" office:value-type="float" office:value="0.15" calcext:value-type="float">
            <text:p>0.15</text:p>
          </table:table-cell>
          <table:table-cell table:style-name="ce34" table:formula="of:=+[.B39]" office:value-type="float" office:value="4.98865668153933" calcext:value-type="float">
            <text:p>4.98865668153933</text:p>
          </table:table-cell>
          <table:table-cell table:style-name="ce34" table:formula="of:=[.C39]-g*delta_t" office:value-type="float" office:value="1.5264898417857" calcext:value-type="float">
            <text:p>1.5264898417857</text:p>
          </table:table-cell>
          <table:table-cell table:style-name="ce34" table:formula="of:=SQRT([.B40]*[.B40]+[.C40]*[.C40])" office:value-type="float" office:value="5.21697869684571" calcext:value-type="float">
            <text:p>5.21697869684571</text:p>
          </table:table-cell>
          <table:table-cell table:style-name="ce34" table:formula="of:=IF([.F39]&gt;0;[.E39]+0.5*([.B39]+[.B40])*delta_t;[.E39])" office:value-type="float" office:value="0.7482985022309" calcext:value-type="float">
            <text:p>0.7482985022309</text:p>
          </table:table-cell>
          <table:table-cell table:formula="of:=IF([.F39]&gt;0;[.F39]+0.5*([.C39]+[.C40])*delta_t;[.F39])" office:value-type="float" office:value="0.536642431243468" calcext:value-type="float">
            <text:p>0.536642431243468</text:p>
          </table:table-cell>
          <table:table-cell/>
          <table:table-cell table:style-name="ce34" table:formula="of:=[.H39]-drag*[.H39]*[.J39]*delta_t" office:value-type="float" office:value="2.97370976410482" calcext:value-type="float">
            <text:p>2.97370976410482</text:p>
          </table:table-cell>
          <table:table-cell table:style-name="ce34" table:formula="of:=[.I39]-g*delta_t-drag*[.I39]*[.J39]*delta_t" office:value-type="float" office:value="0.584973340732365" calcext:value-type="float">
            <text:p>0.584973340732365</text:p>
          </table:table-cell>
          <table:table-cell table:style-name="ce34" table:formula="of:=SQRT([.H40]^2+[.I40]^2)" office:value-type="float" office:value="3.03070017825913" calcext:value-type="float">
            <text:p>3.03070017825913</text:p>
          </table:table-cell>
          <table:table-cell table:style-name="ce34" table:formula="of:=IF([.L39]&gt;0; [.K39]+0.5*([.H39]+[.H40])*delta_t ;[.K39])" office:value-type="float" office:value="0.567470481972047" calcext:value-type="float">
            <text:p>0.567470481972047</text:p>
          </table:table-cell>
          <table:table-cell table:style-name="ce34" table:formula="of:=IF([.L39]&gt;0; [.L39]+0.5*([.I39]+[.I40])*delta_t ;[.L39])" office:value-type="float" office:value="0.442813660012235" calcext:value-type="float">
            <text:p>0.442813660012235</text:p>
          </table:table-cell>
          <table:table-cell/>
          <table:table-cell table:formula="of:= IF([.O39] &gt; 0;  (v*COS(theta*PI()/180)/drag)*(1 - EXP(-drag*[.A40])); [.N39])" office:value-type="float" office:value="0.705143898645628" calcext:value-type="float">
            <text:p>0.705143898645628</text:p>
          </table:table-cell>
          <table:table-cell table:formula="of:= IF([.O39]&gt;0;  height + (   (g/(drag^2)) +  ( v*SIN(theta*PI()/180)) / drag     )   *   ( 1 - EXP(-drag*[.A40])    )     -   (   (g*[.A40]) / drag   );[.O39])" office:value-type="float" office:value="0.514996247025094" calcext:value-type="float">
            <text:p>0.514996247025094</text:p>
          </table:table-cell>
          <table:table-cell/>
          <table:table-cell table:style-name="ce44"/>
          <table:table-cell table:number-columns-repeated="1007"/>
        </table:table-row>
        <table:table-row table:style-name="ro2">
          <table:table-cell table:style-name="ce34" table:formula="of:=[.A40]+delta_t" office:value-type="float" office:value="0.16" calcext:value-type="float">
            <text:p>0.16</text:p>
          </table:table-cell>
          <table:table-cell table:style-name="ce34" table:formula="of:=+[.B40]" office:value-type="float" office:value="4.98865668153933" calcext:value-type="float">
            <text:p>4.98865668153933</text:p>
          </table:table-cell>
          <table:table-cell table:style-name="ce34" table:formula="of:=[.C40]-g*delta_t" office:value-type="float" office:value="1.4284233417857" calcext:value-type="float">
            <text:p>1.4284233417857</text:p>
          </table:table-cell>
          <table:table-cell table:style-name="ce34" table:formula="of:=SQRT([.B41]*[.B41]+[.C41]*[.C41])" office:value-type="float" office:value="5.18913178957957" calcext:value-type="float">
            <text:p>5.18913178957957</text:p>
          </table:table-cell>
          <table:table-cell table:style-name="ce34" table:formula="of:=IF([.F40]&gt;0;[.E40]+0.5*([.B40]+[.B41])*delta_t;[.E40])" office:value-type="float" office:value="0.798185069046294" calcext:value-type="float">
            <text:p>0.798185069046294</text:p>
          </table:table-cell>
          <table:table-cell table:formula="of:=IF([.F40]&gt;0;[.F40]+0.5*([.C40]+[.C41])*delta_t;[.F40])" office:value-type="float" office:value="0.551416997161325" calcext:value-type="float">
            <text:p>0.551416997161325</text:p>
          </table:table-cell>
          <table:table-cell/>
          <table:table-cell table:style-name="ce34" table:formula="of:=[.H40]-drag*[.H40]*[.J40]*delta_t" office:value-type="float" office:value="2.90161038240751" calcext:value-type="float">
            <text:p>2.90161038240751</text:p>
          </table:table-cell>
          <table:table-cell table:style-name="ce34" table:formula="of:=[.I40]-g*delta_t-drag*[.I40]*[.J40]*delta_t" office:value-type="float" office:value="0.47272381026809" calcext:value-type="float">
            <text:p>0.47272381026809</text:p>
          </table:table-cell>
          <table:table-cell table:style-name="ce34" table:formula="of:=SQRT([.H41]^2+[.I41]^2)" office:value-type="float" office:value="2.93986574729008" calcext:value-type="float">
            <text:p>2.93986574729008</text:p>
          </table:table-cell>
          <table:table-cell table:style-name="ce34" table:formula="of:=IF([.L40]&gt;0; [.K40]+0.5*([.H40]+[.H41])*delta_t ;[.K40])" office:value-type="float" office:value="0.596847082704608" calcext:value-type="float">
            <text:p>0.596847082704608</text:p>
          </table:table-cell>
          <table:table-cell table:style-name="ce34" table:formula="of:=IF([.L40]&gt;0; [.L40]+0.5*([.I40]+[.I41])*delta_t ;[.L40])" office:value-type="float" office:value="0.448102145767237" calcext:value-type="float">
            <text:p>0.448102145767237</text:p>
          </table:table-cell>
          <table:table-cell/>
          <table:table-cell table:formula="of:= IF([.O40] &gt; 0;  (v*COS(theta*PI()/180)/drag)*(1 - EXP(-drag*[.A41])); [.N40])" office:value-type="float" office:value="0.749212803618057" calcext:value-type="float">
            <text:p>0.749212803618057</text:p>
          </table:table-cell>
          <table:table-cell table:formula="of:= IF([.O40]&gt;0;  height + (   (g/(drag^2)) +  ( v*SIN(theta*PI()/180)) / drag     )   *   ( 1 - EXP(-drag*[.A41])    )     -   (   (g*[.A41]) / drag   );[.O40])" office:value-type="float" office:value="0.5271801417709" calcext:value-type="float">
            <text:p>0.5271801417709</text:p>
          </table:table-cell>
          <table:table-cell table:number-columns-repeated="1009"/>
        </table:table-row>
        <table:table-row table:style-name="ro2">
          <table:table-cell table:style-name="ce34" table:formula="of:=[.A41]+delta_t" office:value-type="float" office:value="0.17" calcext:value-type="float">
            <text:p>0.17</text:p>
          </table:table-cell>
          <table:table-cell table:style-name="ce34" table:formula="of:=+[.B41]" office:value-type="float" office:value="4.98865668153933" calcext:value-type="float">
            <text:p>4.98865668153933</text:p>
          </table:table-cell>
          <table:table-cell table:style-name="ce34" table:formula="of:=[.C41]-g*delta_t" office:value-type="float" office:value="1.3303568417857" calcext:value-type="float">
            <text:p>1.3303568417857</text:p>
          </table:table-cell>
          <table:table-cell table:style-name="ce34" table:formula="of:=SQRT([.B42]*[.B42]+[.C42]*[.C42])" office:value-type="float" office:value="5.16299765763583" calcext:value-type="float">
            <text:p>5.16299765763583</text:p>
          </table:table-cell>
          <table:table-cell table:style-name="ce34" table:formula="of:=IF([.F41]&gt;0;[.E41]+0.5*([.B41]+[.B42])*delta_t;[.E41])" office:value-type="float" office:value="0.848071635861687" calcext:value-type="float">
            <text:p>0.848071635861687</text:p>
          </table:table-cell>
          <table:table-cell table:formula="of:=IF([.F41]&gt;0;[.F41]+0.5*([.C41]+[.C42])*delta_t;[.F41])" office:value-type="float" office:value="0.565210898079182" calcext:value-type="float">
            <text:p>0.565210898079182</text:p>
          </table:table-cell>
          <table:table-cell/>
          <table:table-cell table:style-name="ce34" table:formula="of:=[.H41]-drag*[.H41]*[.J41]*delta_t" office:value-type="float" office:value="2.83336762260574" calcext:value-type="float">
            <text:p>2.83336762260574</text:p>
          </table:table-cell>
          <table:table-cell table:style-name="ce34" table:formula="of:=[.I41]-g*delta_t-drag*[.I41]*[.J41]*delta_t" office:value-type="float" office:value="0.363539353966205" calcext:value-type="float">
            <text:p>0.363539353966205</text:p>
          </table:table-cell>
          <table:table-cell table:style-name="ce34" table:formula="of:=SQRT([.H42]^2+[.I42]^2)" office:value-type="float" office:value="2.85659464165161" calcext:value-type="float">
            <text:p>2.85659464165161</text:p>
          </table:table-cell>
          <table:table-cell table:style-name="ce34" table:formula="of:=IF([.L41]&gt;0; [.K41]+0.5*([.H41]+[.H42])*delta_t ;[.K41])" office:value-type="float" office:value="0.625521972729675" calcext:value-type="float">
            <text:p>0.625521972729675</text:p>
          </table:table-cell>
          <table:table-cell table:style-name="ce34" table:formula="of:=IF([.L41]&gt;0; [.L41]+0.5*([.I41]+[.I42])*delta_t ;[.L41])" office:value-type="float" office:value="0.452283461588409" calcext:value-type="float">
            <text:p>0.452283461588409</text:p>
          </table:table-cell>
          <table:table-cell/>
          <table:table-cell table:formula="of:= IF([.O41] &gt; 0;  (v*COS(theta*PI()/180)/drag)*(1 - EXP(-drag*[.A42])); [.N41])" office:value-type="float" office:value="0.792930563802629" calcext:value-type="float">
            <text:p>0.792930563802629</text:p>
          </table:table-cell>
          <table:table-cell table:formula="of:= IF([.O41]&gt;0;  height + (   (g/(drag^2)) +  ( v*SIN(theta*PI()/180)) / drag     )   *   ( 1 - EXP(-drag*[.A42])    )     -   (   (g*[.A42]) / drag   );[.O41])" office:value-type="float" office:value="0.538290201426215" calcext:value-type="float">
            <text:p>0.538290201426215</text:p>
          </table:table-cell>
          <table:table-cell table:number-columns-repeated="1009"/>
        </table:table-row>
        <table:table-row table:style-name="ro2">
          <table:table-cell table:style-name="ce34" table:formula="of:=[.A42]+delta_t" office:value-type="float" office:value="0.18" calcext:value-type="float">
            <text:p>0.18</text:p>
          </table:table-cell>
          <table:table-cell table:style-name="ce34" table:formula="of:=+[.B42]" office:value-type="float" office:value="4.98865668153933" calcext:value-type="float">
            <text:p>4.98865668153933</text:p>
          </table:table-cell>
          <table:table-cell table:style-name="ce34" table:formula="of:=[.C42]-g*delta_t" office:value-type="float" office:value="1.2322903417857" calcext:value-type="float">
            <text:p>1.2322903417857</text:p>
          </table:table-cell>
          <table:table-cell table:style-name="ce34" table:formula="of:=SQRT([.B43]*[.B43]+[.C43]*[.C43])" office:value-type="float" office:value="5.13860243380682" calcext:value-type="float">
            <text:p>5.13860243380682</text:p>
          </table:table-cell>
          <table:table-cell table:style-name="ce34" table:formula="of:=IF([.F42]&gt;0;[.E42]+0.5*([.B42]+[.B43])*delta_t;[.E42])" office:value-type="float" office:value="0.89795820267708" calcext:value-type="float">
            <text:p>0.89795820267708</text:p>
          </table:table-cell>
          <table:table-cell table:formula="of:=IF([.F42]&gt;0;[.F42]+0.5*([.C42]+[.C43])*delta_t;[.F42])" office:value-type="float" office:value="0.578024133997039" calcext:value-type="float">
            <text:p>0.578024133997039</text:p>
          </table:table-cell>
          <table:table-cell/>
          <table:table-cell table:style-name="ce34" table:formula="of:=[.H42]-drag*[.H42]*[.J42]*delta_t" office:value-type="float" office:value="2.76861736045723" calcext:value-type="float">
            <text:p>2.76861736045723</text:p>
          </table:table-cell>
          <table:table-cell table:style-name="ce34" table:formula="of:=[.I42]-g*delta_t-drag*[.I42]*[.J42]*delta_t" office:value-type="float" office:value="0.25716497740165" calcext:value-type="float">
            <text:p>0.25716497740165</text:p>
          </table:table-cell>
          <table:table-cell table:style-name="ce34" table:formula="of:=SQRT([.H43]^2+[.I43]^2)" office:value-type="float" office:value="2.78053518485689" calcext:value-type="float">
            <text:p>2.78053518485689</text:p>
          </table:table-cell>
          <table:table-cell table:style-name="ce34" table:formula="of:=IF([.L42]&gt;0; [.K42]+0.5*([.H42]+[.H43])*delta_t ;[.K42])" office:value-type="float" office:value="0.653531897644989" calcext:value-type="float">
            <text:p>0.653531897644989</text:p>
          </table:table-cell>
          <table:table-cell table:style-name="ce34" table:formula="of:=IF([.L42]&gt;0; [.L42]+0.5*([.I42]+[.I43])*delta_t ;[.L42])" office:value-type="float" office:value="0.455386983245248" calcext:value-type="float">
            <text:p>0.455386983245248</text:p>
          </table:table-cell>
          <table:table-cell/>
          <table:table-cell table:formula="of:= IF([.O42] &gt; 0;  (v*COS(theta*PI()/180)/drag)*(1 - EXP(-drag*[.A43])); [.N42])" office:value-type="float" office:value="0.836299977150917" calcext:value-type="float">
            <text:p>0.836299977150917</text:p>
          </table:table-cell>
          <table:table-cell table:formula="of:= IF([.O42]&gt;0;  height + (   (g/(drag^2)) +  ( v*SIN(theta*PI()/180)) / drag     )   *   ( 1 - EXP(-drag*[.A43])    )     -   (   (g*[.A43]) / drag   );[.O42])" office:value-type="float" office:value="0.548334982400493" calcext:value-type="float">
            <text:p>0.548334982400493</text:p>
          </table:table-cell>
          <table:table-cell table:number-columns-repeated="1009"/>
        </table:table-row>
        <table:table-row table:style-name="ro2">
          <table:table-cell table:style-name="ce34" table:formula="of:=[.A43]+delta_t" office:value-type="float" office:value="0.19" calcext:value-type="float">
            <text:p>0.19</text:p>
          </table:table-cell>
          <table:table-cell table:style-name="ce34" table:formula="of:=+[.B43]" office:value-type="float" office:value="4.98865668153933" calcext:value-type="float">
            <text:p>4.98865668153933</text:p>
          </table:table-cell>
          <table:table-cell table:style-name="ce34" table:formula="of:=[.C43]-g*delta_t" office:value-type="float" office:value="1.1342238417857" calcext:value-type="float">
            <text:p>1.1342238417857</text:p>
          </table:table-cell>
          <table:table-cell table:style-name="ce34" table:formula="of:=SQRT([.B44]*[.B44]+[.C44]*[.C44])" office:value-type="float" office:value="5.1159709938136" calcext:value-type="float">
            <text:p>5.1159709938136</text:p>
          </table:table-cell>
          <table:table-cell table:style-name="ce34" table:formula="of:=IF([.F43]&gt;0;[.E43]+0.5*([.B43]+[.B44])*delta_t;[.E43])" office:value-type="float" office:value="0.947844769492474" calcext:value-type="float">
            <text:p>0.947844769492474</text:p>
          </table:table-cell>
          <table:table-cell table:formula="of:=IF([.F43]&gt;0;[.F43]+0.5*([.C43]+[.C44])*delta_t;[.F43])" office:value-type="float" office:value="0.589856704914896" calcext:value-type="float">
            <text:p>0.589856704914896</text:p>
          </table:table-cell>
          <table:table-cell/>
          <table:table-cell table:style-name="ce34" table:formula="of:=[.H43]-drag*[.H43]*[.J43]*delta_t" office:value-type="float" office:value="2.70703145658397" calcext:value-type="float">
            <text:p>2.70703145658397</text:p>
          </table:table-cell>
          <table:table-cell table:style-name="ce34" table:formula="of:=[.I43]-g*delta_t-drag*[.I43]*[.J43]*delta_t" office:value-type="float" office:value="0.153378027257824" calcext:value-type="float">
            <text:p>0.153378027257824</text:p>
          </table:table-cell>
          <table:table-cell table:style-name="ce34" table:formula="of:=SQRT([.H44]^2+[.I44]^2)" office:value-type="float" office:value="2.71137310715081" calcext:value-type="float">
            <text:p>2.71137310715081</text:p>
          </table:table-cell>
          <table:table-cell table:style-name="ce34" table:formula="of:=IF([.L43]&gt;0; [.K43]+0.5*([.H43]+[.H44])*delta_t ;[.K43])" office:value-type="float" office:value="0.680910141730195" calcext:value-type="float">
            <text:p>0.680910141730195</text:p>
          </table:table-cell>
          <table:table-cell table:style-name="ce34" table:formula="of:=IF([.L43]&gt;0; [.L43]+0.5*([.I43]+[.I44])*delta_t ;[.L43])" office:value-type="float" office:value="0.457439698268545" calcext:value-type="float">
            <text:p>0.457439698268545</text:p>
          </table:table-cell>
          <table:table-cell/>
          <table:table-cell table:formula="of:= IF([.O43] &gt; 0;  (v*COS(theta*PI()/180)/drag)*(1 - EXP(-drag*[.A44])); [.N43])" office:value-type="float" office:value="0.879323819320179" calcext:value-type="float">
            <text:p>0.879323819320179</text:p>
          </table:table-cell>
          <table:table-cell table:formula="of:= IF([.O43]&gt;0;  height + (   (g/(drag^2)) +  ( v*SIN(theta*PI()/180)) / drag     )   *   ( 1 - EXP(-drag*[.A44])    )     -   (   (g*[.A44]) / drag   );[.O43])" office:value-type="float" office:value="0.557322972924986" calcext:value-type="float">
            <text:p>0.557322972924986</text:p>
          </table:table-cell>
          <table:table-cell table:number-columns-repeated="1009"/>
        </table:table-row>
        <table:table-row table:style-name="ro2">
          <table:table-cell table:style-name="ce34" table:formula="of:=[.A44]+delta_t" office:value-type="float" office:value="0.2" calcext:value-type="float">
            <text:p>0.2</text:p>
          </table:table-cell>
          <table:table-cell table:style-name="ce34" table:formula="of:=+[.B44]" office:value-type="float" office:value="4.98865668153933" calcext:value-type="float">
            <text:p>4.98865668153933</text:p>
          </table:table-cell>
          <table:table-cell table:style-name="ce34" table:formula="of:=[.C44]-g*delta_t" office:value-type="float" office:value="1.0361573417857" calcext:value-type="float">
            <text:p>1.0361573417857</text:p>
          </table:table-cell>
          <table:table-cell table:style-name="ce34" table:formula="of:=SQRT([.B45]*[.B45]+[.C45]*[.C45])" office:value-type="float" office:value="5.09512684073748" calcext:value-type="float">
            <text:p>5.09512684073748</text:p>
          </table:table-cell>
          <table:table-cell table:style-name="ce34" table:formula="of:=IF([.F44]&gt;0;[.E44]+0.5*([.B44]+[.B45])*delta_t;[.E44])" office:value-type="float" office:value="0.997731336307867" calcext:value-type="float">
            <text:p>0.997731336307867</text:p>
          </table:table-cell>
          <table:table-cell table:formula="of:=IF([.F44]&gt;0;[.F44]+0.5*([.C44]+[.C45])*delta_t;[.F44])" office:value-type="float" office:value="0.600708610832753" calcext:value-type="float">
            <text:p>0.600708610832753</text:p>
          </table:table-cell>
          <table:table-cell/>
          <table:table-cell table:style-name="ce34" table:formula="of:=[.H44]-drag*[.H44]*[.J44]*delta_t" office:value-type="float" office:value="2.64831327825123" calcext:value-type="float">
            <text:p>2.64831327825123</text:p>
          </table:table-cell>
          <table:table-cell table:style-name="ce34" table:formula="of:=[.I44]-g*delta_t-drag*[.I44]*[.J44]*delta_t" office:value-type="float" office:value="0.0519846067911468" calcext:value-type="float">
            <text:p>0.0519846067911468</text:p>
          </table:table-cell>
          <table:table-cell table:style-name="ce34" table:formula="of:=SQRT([.H45]^2+[.I45]^2)" office:value-type="float" office:value="2.64882344053072" calcext:value-type="float">
            <text:p>2.64882344053072</text:p>
          </table:table-cell>
          <table:table-cell table:style-name="ce34" table:formula="of:=IF([.L44]&gt;0; [.K44]+0.5*([.H44]+[.H45])*delta_t ;[.K44])" office:value-type="float" office:value="0.707686865404371" calcext:value-type="float">
            <text:p>0.707686865404371</text:p>
          </table:table-cell>
          <table:table-cell table:style-name="ce34" table:formula="of:=IF([.L44]&gt;0; [.L44]+0.5*([.I44]+[.I45])*delta_t ;[.L44])" office:value-type="float" office:value="0.45846651143879" calcext:value-type="float">
            <text:p>0.45846651143879</text:p>
          </table:table-cell>
          <table:table-cell/>
          <table:table-cell table:formula="of:= IF([.O44] &gt; 0;  (v*COS(theta*PI()/180)/drag)*(1 - EXP(-drag*[.A45])); [.N44])" office:value-type="float" office:value="0.922004843851" calcext:value-type="float">
            <text:p>0.922004843851</text:p>
          </table:table-cell>
          <table:table-cell table:formula="of:= IF([.O44]&gt;0;  height + (   (g/(drag^2)) +  ( v*SIN(theta*PI()/180)) / drag     )   *   ( 1 - EXP(-drag*[.A45])    )     -   (   (g*[.A45]) / drag   );[.O44])" office:value-type="float" office:value="0.565262593595995" calcext:value-type="float">
            <text:p>0.565262593595995</text:p>
          </table:table-cell>
          <table:table-cell table:number-columns-repeated="1009"/>
        </table:table-row>
        <table:table-row table:style-name="ro2">
          <table:table-cell table:style-name="ce34" table:formula="of:=[.A45]+delta_t" office:value-type="float" office:value="0.21" calcext:value-type="float">
            <text:p>0.21</text:p>
          </table:table-cell>
          <table:table-cell table:style-name="ce34" table:formula="of:=+[.B45]" office:value-type="float" office:value="4.98865668153933" calcext:value-type="float">
            <text:p>4.98865668153933</text:p>
          </table:table-cell>
          <table:table-cell table:style-name="ce34" table:formula="of:=[.C45]-g*delta_t" office:value-type="float" office:value="0.9380908417857" calcext:value-type="float">
            <text:p>0.9380908417857</text:p>
          </table:table-cell>
          <table:table-cell table:style-name="ce34" table:formula="of:=SQRT([.B46]*[.B46]+[.C46]*[.C46])" office:value-type="float" office:value="5.07609199224258" calcext:value-type="float">
            <text:p>5.07609199224258</text:p>
          </table:table-cell>
          <table:table-cell table:style-name="ce34" table:formula="of:=IF([.F45]&gt;0;[.E45]+0.5*([.B45]+[.B46])*delta_t;[.E45])" office:value-type="float" office:value="1.04761790312326" calcext:value-type="float">
            <text:p>1.04761790312326</text:p>
          </table:table-cell>
          <table:table-cell table:formula="of:=IF([.F45]&gt;0;[.F45]+0.5*([.C45]+[.C46])*delta_t;[.F45])" office:value-type="float" office:value="0.61057985175061" calcext:value-type="float">
            <text:p>0.61057985175061</text:p>
          </table:table-cell>
          <table:table-cell/>
          <table:table-cell table:style-name="ce34" table:formula="of:=[.H45]-drag*[.H45]*[.J45]*delta_t" office:value-type="float" office:value="2.59219396393682" calcext:value-type="float">
            <text:p>2.59219396393682</text:p>
          </table:table-cell>
          <table:table-cell table:style-name="ce34" table:formula="of:=[.I45]-g*delta_t-drag*[.I45]*[.J45]*delta_t" office:value-type="float" office:value="-0.0471834775689745" calcext:value-type="float">
            <text:p>-0.0471834775689745</text:p>
          </table:table-cell>
          <table:table-cell table:style-name="ce34" table:formula="of:=SQRT([.H46]^2+[.I46]^2)" office:value-type="float" office:value="2.59262334850745" calcext:value-type="float">
            <text:p>2.59262334850745</text:p>
          </table:table-cell>
          <table:table-cell table:style-name="ce34" table:formula="of:=IF([.L45]&gt;0; [.K45]+0.5*([.H45]+[.H46])*delta_t ;[.K45])" office:value-type="float" office:value="0.733889401615312" calcext:value-type="float">
            <text:p>0.733889401615312</text:p>
          </table:table-cell>
          <table:table-cell table:style-name="ce34" table:formula="of:=IF([.L45]&gt;0; [.L45]+0.5*([.I45]+[.I46])*delta_t ;[.L45])" office:value-type="float" office:value="0.458490517084901" calcext:value-type="float">
            <text:p>0.458490517084901</text:p>
          </table:table-cell>
          <table:table-cell/>
          <table:table-cell table:formula="of:= IF([.O45] &gt; 0;  (v*COS(theta*PI()/180)/drag)*(1 - EXP(-drag*[.A46])); [.N45])" office:value-type="float" office:value="0.964345782343517" calcext:value-type="float">
            <text:p>0.964345782343517</text:p>
          </table:table-cell>
          <table:table-cell table:formula="of:= IF([.O45]&gt;0;  height + (   (g/(drag^2)) +  ( v*SIN(theta*PI()/180)) / drag     )   *   ( 1 - EXP(-drag*[.A46])    )     -   (   (g*[.A46]) / drag   );[.O45])" office:value-type="float" office:value="0.572162197913798" calcext:value-type="float">
            <text:p>0.572162197913798</text:p>
          </table:table-cell>
          <table:table-cell table:number-columns-repeated="1009"/>
        </table:table-row>
        <table:table-row table:style-name="ro2">
          <table:table-cell table:style-name="ce34" table:formula="of:=[.A46]+delta_t" office:value-type="float" office:value="0.22" calcext:value-type="float">
            <text:p>0.22</text:p>
          </table:table-cell>
          <table:table-cell table:style-name="ce34" table:formula="of:=+[.B46]" office:value-type="float" office:value="4.98865668153933" calcext:value-type="float">
            <text:p>4.98865668153933</text:p>
          </table:table-cell>
          <table:table-cell table:style-name="ce34" table:formula="of:=[.C46]-g*delta_t" office:value-type="float" office:value="0.8400243417857" calcext:value-type="float">
            <text:p>0.8400243417857</text:p>
          </table:table-cell>
          <table:table-cell table:style-name="ce34" table:formula="of:=SQRT([.B47]*[.B47]+[.C47]*[.C47])" office:value-type="float" office:value="5.05888687173963" calcext:value-type="float">
            <text:p>5.05888687173963</text:p>
          </table:table-cell>
          <table:table-cell table:style-name="ce34" table:formula="of:=IF([.F46]&gt;0;[.E46]+0.5*([.B46]+[.B47])*delta_t;[.E46])" office:value-type="float" office:value="1.09750446993865" calcext:value-type="float">
            <text:p>1.09750446993865</text:p>
          </table:table-cell>
          <table:table-cell table:formula="of:=IF([.F46]&gt;0;[.F46]+0.5*([.C46]+[.C47])*delta_t;[.F46])" office:value-type="float" office:value="0.619470427668467" calcext:value-type="float">
            <text:p>0.619470427668467</text:p>
          </table:table-cell>
          <table:table-cell/>
          <table:table-cell table:style-name="ce34" table:formula="of:=[.H46]-drag*[.H46]*[.J46]*delta_t" office:value-type="float" office:value="2.53842930317872" calcext:value-type="float">
            <text:p>2.53842930317872</text:p>
          </table:table-cell>
          <table:table-cell table:style-name="ce34" table:formula="of:=[.I46]-g*delta_t-drag*[.I46]*[.J46]*delta_t" office:value-type="float" office:value="-0.144271345684102" calcext:value-type="float">
            <text:p>-0.144271345684102</text:p>
          </table:table-cell>
          <table:table-cell table:style-name="ce34" table:formula="of:=SQRT([.H47]^2+[.I47]^2)" office:value-type="float" office:value="2.54252582060083" calcext:value-type="float">
            <text:p>2.54252582060083</text:p>
          </table:table-cell>
          <table:table-cell table:style-name="ce34" table:formula="of:=IF([.L46]&gt;0; [.K46]+0.5*([.H46]+[.H47])*delta_t ;[.K46])" office:value-type="float" office:value="0.759542517950889" calcext:value-type="float">
            <text:p>0.759542517950889</text:p>
          </table:table-cell>
          <table:table-cell table:style-name="ce34" table:formula="of:=IF([.L46]&gt;0; [.L46]+0.5*([.I46]+[.I47])*delta_t ;[.L46])" office:value-type="float" office:value="0.457533242968635" calcext:value-type="float">
            <text:p>0.457533242968635</text:p>
          </table:table-cell>
          <table:table-cell/>
          <table:table-cell table:formula="of:= IF([.O46] &gt; 0;  (v*COS(theta*PI()/180)/drag)*(1 - EXP(-drag*[.A47])); [.N46])" office:value-type="float" office:value="1.00634934463225" calcext:value-type="float">
            <text:p>1.00634934463225</text:p>
          </table:table-cell>
          <table:table-cell table:formula="of:= IF([.O46]&gt;0;  height + (   (g/(drag^2)) +  ( v*SIN(theta*PI()/180)) / drag     )   *   ( 1 - EXP(-drag*[.A47])    )     -   (   (g*[.A47]) / drag   );[.O46])" office:value-type="float" office:value="0.578030072817268" calcext:value-type="float">
            <text:p>0.578030072817268</text:p>
          </table:table-cell>
          <table:table-cell table:number-columns-repeated="1009"/>
        </table:table-row>
        <table:table-row table:style-name="ro2">
          <table:table-cell table:style-name="ce34" table:formula="of:=[.A47]+delta_t" office:value-type="float" office:value="0.23" calcext:value-type="float">
            <text:p>0.23</text:p>
          </table:table-cell>
          <table:table-cell table:style-name="ce34" table:formula="of:=+[.B47]" office:value-type="float" office:value="4.98865668153933" calcext:value-type="float">
            <text:p>4.98865668153933</text:p>
          </table:table-cell>
          <table:table-cell table:style-name="ce34" table:formula="of:=[.C47]-g*delta_t" office:value-type="float" office:value="0.7419578417857" calcext:value-type="float">
            <text:p>0.7419578417857</text:p>
          </table:table-cell>
          <table:table-cell table:style-name="ce34" table:formula="of:=SQRT([.B48]*[.B48]+[.C48]*[.C48])" office:value-type="float" office:value="5.04353020465371" calcext:value-type="float">
            <text:p>5.04353020465371</text:p>
          </table:table-cell>
          <table:table-cell table:style-name="ce34" table:formula="of:=IF([.F47]&gt;0;[.E47]+0.5*([.B47]+[.B48])*delta_t;[.E47])" office:value-type="float" office:value="1.14739103675405" calcext:value-type="float">
            <text:p>1.14739103675405</text:p>
          </table:table-cell>
          <table:table-cell table:formula="of:=IF([.F47]&gt;0;[.F47]+0.5*([.C47]+[.C48])*delta_t;[.F47])" office:value-type="float" office:value="0.627380338586324" calcext:value-type="float">
            <text:p>0.627380338586324</text:p>
          </table:table-cell>
          <table:table-cell/>
          <table:table-cell table:style-name="ce34" table:formula="of:=[.H47]-drag*[.H47]*[.J47]*delta_t" office:value-type="float" office:value="2.48679712680191" calcext:value-type="float">
            <text:p>2.48679712680191</text:p>
          </table:table-cell>
          <table:table-cell table:style-name="ce34" table:formula="of:=[.I47]-g*delta_t-drag*[.I47]*[.J47]*delta_t" office:value-type="float" office:value="-0.239403336711504" calcext:value-type="float">
            <text:p>-0.239403336711504</text:p>
          </table:table-cell>
          <table:table-cell table:style-name="ce34" table:formula="of:=SQRT([.H48]^2+[.I48]^2)" office:value-type="float" office:value="2.49829419954873" calcext:value-type="float">
            <text:p>2.49829419954873</text:p>
          </table:table-cell>
          <table:table-cell table:style-name="ce34" table:formula="of:=IF([.L47]&gt;0; [.K47]+0.5*([.H47]+[.H48])*delta_t ;[.K47])" office:value-type="float" office:value="0.784668650100792" calcext:value-type="float">
            <text:p>0.784668650100792</text:p>
          </table:table-cell>
          <table:table-cell table:style-name="ce34" table:formula="of:=IF([.L47]&gt;0; [.L47]+0.5*([.I47]+[.I48])*delta_t ;[.L47])" office:value-type="float" office:value="0.455614869556657" calcext:value-type="float">
            <text:p>0.455614869556657</text:p>
          </table:table-cell>
          <table:table-cell/>
          <table:table-cell table:formula="of:= IF([.O47] &gt; 0;  (v*COS(theta*PI()/180)/drag)*(1 - EXP(-drag*[.A48])); [.N47])" office:value-type="float" office:value="1.04801821895951" calcext:value-type="float">
            <text:p>1.04801821895951</text:p>
          </table:table-cell>
          <table:table-cell table:formula="of:= IF([.O47]&gt;0;  height + (   (g/(drag^2)) +  ( v*SIN(theta*PI()/180)) / drag     )   *   ( 1 - EXP(-drag*[.A48])    )     -   (   (g*[.A48]) / drag   );[.O47])" office:value-type="float" office:value="0.582874439214239" calcext:value-type="float">
            <text:p>0.582874439214239</text:p>
          </table:table-cell>
          <table:table-cell table:number-columns-repeated="1009"/>
        </table:table-row>
        <table:table-row table:style-name="ro2">
          <table:table-cell table:style-name="ce34" table:formula="of:=[.A48]+delta_t" office:value-type="float" office:value="0.24" calcext:value-type="float">
            <text:p>0.24</text:p>
          </table:table-cell>
          <table:table-cell table:style-name="ce34" table:formula="of:=+[.B48]" office:value-type="float" office:value="4.98865668153933" calcext:value-type="float">
            <text:p>4.98865668153933</text:p>
          </table:table-cell>
          <table:table-cell table:style-name="ce34" table:formula="of:=[.C48]-g*delta_t" office:value-type="float" office:value="0.6438913417857" calcext:value-type="float">
            <text:p>0.6438913417857</text:p>
          </table:table-cell>
          <table:table-cell table:style-name="ce34" table:formula="of:=SQRT([.B49]*[.B49]+[.C49]*[.C49])" office:value-type="float" office:value="5.03003892095217" calcext:value-type="float">
            <text:p>5.03003892095217</text:p>
          </table:table-cell>
          <table:table-cell table:style-name="ce34" table:formula="of:=IF([.F48]&gt;0;[.E48]+0.5*([.B48]+[.B49])*delta_t;[.E48])" office:value-type="float" office:value="1.19727760356944" calcext:value-type="float">
            <text:p>1.19727760356944</text:p>
          </table:table-cell>
          <table:table-cell table:formula="of:=IF([.F48]&gt;0;[.F48]+0.5*([.C48]+[.C49])*delta_t;[.F48])" office:value-type="float" office:value="0.634309584504181" calcext:value-type="float">
            <text:p>0.634309584504181</text:p>
          </table:table-cell>
          <table:table-cell/>
          <table:table-cell table:style-name="ce34" table:formula="of:=[.H48]-drag*[.H48]*[.J48]*delta_t" office:value-type="float" office:value="2.43709512010316" calcext:value-type="float">
            <text:p>2.43709512010316</text:p>
          </table:table-cell>
          <table:table-cell table:style-name="ce34" table:formula="of:=[.I48]-g*delta_t-drag*[.I48]*[.J48]*delta_t" office:value-type="float" office:value="-0.332685036971833" calcext:value-type="float">
            <text:p>-0.332685036971833</text:p>
          </table:table-cell>
          <table:table-cell table:style-name="ce34" table:formula="of:=SQRT([.H49]^2+[.I49]^2)" office:value-type="float" office:value="2.45969753389631" calcext:value-type="float">
            <text:p>2.45969753389631</text:p>
          </table:table-cell>
          <table:table-cell table:style-name="ce34" table:formula="of:=IF([.L48]&gt;0; [.K48]+0.5*([.H48]+[.H49])*delta_t ;[.K48])" office:value-type="float" office:value="0.809288111335318" calcext:value-type="float">
            <text:p>0.809288111335318</text:p>
          </table:table-cell>
          <table:table-cell table:style-name="ce34" table:formula="of:=IF([.L48]&gt;0; [.L48]+0.5*([.I48]+[.I49])*delta_t ;[.L48])" office:value-type="float" office:value="0.452754427688241" calcext:value-type="float">
            <text:p>0.452754427688241</text:p>
          </table:table-cell>
          <table:table-cell/>
          <table:table-cell table:formula="of:= IF([.O48] &gt; 0;  (v*COS(theta*PI()/180)/drag)*(1 - EXP(-drag*[.A49])); [.N48])" office:value-type="float" office:value="1.0893550721475" calcext:value-type="float">
            <text:p>1.0893550721475</text:p>
          </table:table-cell>
          <table:table-cell table:formula="of:= IF([.O48]&gt;0;  height + (   (g/(drag^2)) +  ( v*SIN(theta*PI()/180)) / drag     )   *   ( 1 - EXP(-drag*[.A49])    )     -   (   (g*[.A49]) / drag   );[.O48])" office:value-type="float" office:value="0.586703452507664" calcext:value-type="float">
            <text:p>0.586703452507664</text:p>
          </table:table-cell>
          <table:table-cell table:number-columns-repeated="1009"/>
        </table:table-row>
        <table:table-row table:style-name="ro2">
          <table:table-cell table:style-name="ce34" table:formula="of:=[.A49]+delta_t" office:value-type="float" office:value="0.25" calcext:value-type="float">
            <text:p>0.25</text:p>
          </table:table-cell>
          <table:table-cell table:style-name="ce34" table:formula="of:=+[.B49]" office:value-type="float" office:value="4.98865668153933" calcext:value-type="float">
            <text:p>4.98865668153933</text:p>
          </table:table-cell>
          <table:table-cell table:style-name="ce34" table:formula="of:=[.C49]-g*delta_t" office:value-type="float" office:value="0.5458248417857" calcext:value-type="float">
            <text:p>0.5458248417857</text:p>
          </table:table-cell>
          <table:table-cell table:style-name="ce34" table:formula="of:=SQRT([.B50]*[.B50]+[.C50]*[.C50])" office:value-type="float" office:value="5.01842806505956" calcext:value-type="float">
            <text:p>5.01842806505956</text:p>
          </table:table-cell>
          <table:table-cell table:style-name="ce34" table:formula="of:=IF([.F49]&gt;0;[.E49]+0.5*([.B49]+[.B50])*delta_t;[.E49])" office:value-type="float" office:value="1.24716417038483" calcext:value-type="float">
            <text:p>1.24716417038483</text:p>
          </table:table-cell>
          <table:table-cell table:formula="of:=IF([.F49]&gt;0;[.F49]+0.5*([.C49]+[.C50])*delta_t;[.F49])" office:value-type="float" office:value="0.640258165422038" calcext:value-type="float">
            <text:p>0.640258165422038</text:p>
          </table:table-cell>
          <table:table-cell/>
          <table:table-cell table:style-name="ce34" table:formula="of:=[.H49]-drag*[.H49]*[.J49]*delta_t" office:value-type="float" office:value="2.38913898524885" calcext:value-type="float">
            <text:p>2.38913898524885</text:p>
          </table:table-cell>
          <table:table-cell table:style-name="ce34" table:formula="of:=[.I49]-g*delta_t-drag*[.I49]*[.J49]*delta_t" office:value-type="float" office:value="-0.424205100451802" calcext:value-type="float">
            <text:p>-0.424205100451802</text:p>
          </table:table-cell>
          <table:table-cell table:style-name="ce34" table:formula="of:=SQRT([.H50]^2+[.I50]^2)" office:value-type="float" office:value="2.42650676036256" calcext:value-type="float">
            <text:p>2.42650676036256</text:p>
          </table:table-cell>
          <table:table-cell table:style-name="ce34" table:formula="of:=IF([.L49]&gt;0; [.K49]+0.5*([.H49]+[.H50])*delta_t ;[.K49])" office:value-type="float" office:value="0.833419281862078" calcext:value-type="float">
            <text:p>0.833419281862078</text:p>
          </table:table-cell>
          <table:table-cell table:style-name="ce34" table:formula="of:=IF([.L49]&gt;0; [.L49]+0.5*([.I49]+[.I50])*delta_t ;[.L49])" office:value-type="float" office:value="0.448969977001123" calcext:value-type="float">
            <text:p>0.448969977001123</text:p>
          </table:table-cell>
          <table:table-cell/>
          <table:table-cell table:formula="of:= IF([.O49] &gt; 0;  (v*COS(theta*PI()/180)/drag)*(1 - EXP(-drag*[.A50])); [.N49])" office:value-type="float" office:value="1.13036254976891" calcext:value-type="float">
            <text:p>1.13036254976891</text:p>
          </table:table-cell>
          <table:table-cell table:formula="of:= IF([.O49]&gt;0;  height + (   (g/(drag^2)) +  ( v*SIN(theta*PI()/180)) / drag     )   *   ( 1 - EXP(-drag*[.A50])    )     -   (   (g*[.A50]) / drag   );[.O49])" office:value-type="float" office:value="0.589525203117535" calcext:value-type="float">
            <text:p>0.589525203117535</text:p>
          </table:table-cell>
          <table:table-cell table:number-columns-repeated="1009"/>
        </table:table-row>
        <table:table-row table:style-name="ro2">
          <table:table-cell table:style-name="ce34" table:formula="of:=[.A50]+delta_t" office:value-type="float" office:value="0.26" calcext:value-type="float">
            <text:p>0.26</text:p>
          </table:table-cell>
          <table:table-cell table:style-name="ce34" table:formula="of:=+[.B50]" office:value-type="float" office:value="4.98865668153933" calcext:value-type="float">
            <text:p>4.98865668153933</text:p>
          </table:table-cell>
          <table:table-cell table:style-name="ce34" table:formula="of:=[.C50]-g*delta_t" office:value-type="float" office:value="0.4477583417857" calcext:value-type="float">
            <text:p>0.4477583417857</text:p>
          </table:table-cell>
          <table:table-cell table:style-name="ce34" table:formula="of:=SQRT([.B51]*[.B51]+[.C51]*[.C51])" office:value-type="float" office:value="5.00871071423632" calcext:value-type="float">
            <text:p>5.00871071423632</text:p>
          </table:table-cell>
          <table:table-cell table:style-name="ce34" table:formula="of:=IF([.F50]&gt;0;[.E50]+0.5*([.B50]+[.B51])*delta_t;[.E50])" office:value-type="float" office:value="1.29705073720023" calcext:value-type="float">
            <text:p>1.29705073720023</text:p>
          </table:table-cell>
          <table:table-cell table:formula="of:=IF([.F50]&gt;0;[.F50]+0.5*([.C50]+[.C51])*delta_t;[.F50])" office:value-type="float" office:value="0.645226081339895" calcext:value-type="float">
            <text:p>0.645226081339895</text:p>
          </table:table-cell>
          <table:table-cell/>
          <table:table-cell table:style-name="ce34" table:formula="of:=[.H50]-drag*[.H50]*[.J50]*delta_t" office:value-type="float" office:value="2.34276089005563" calcext:value-type="float">
            <text:p>2.34276089005563</text:p>
          </table:table-cell>
          <table:table-cell table:style-name="ce34" table:formula="of:=[.I50]-g*delta_t-drag*[.I50]*[.J50]*delta_t" office:value-type="float" office:value="-0.51403690809959" calcext:value-type="float">
            <text:p>-0.51403690809959</text:p>
          </table:table-cell>
          <table:table-cell table:style-name="ce34" table:formula="of:=SQRT([.H51]^2+[.I51]^2)" office:value-type="float" office:value="2.39849171999047" calcext:value-type="float">
            <text:p>2.39849171999047</text:p>
          </table:table-cell>
          <table:table-cell table:style-name="ce34" table:formula="of:=IF([.L50]&gt;0; [.K50]+0.5*([.H50]+[.H51])*delta_t ;[.K50])" office:value-type="float" office:value="0.8570787812386" calcext:value-type="float">
            <text:p>0.8570787812386</text:p>
          </table:table-cell>
          <table:table-cell table:style-name="ce34" table:formula="of:=IF([.L50]&gt;0; [.L50]+0.5*([.I50]+[.I51])*delta_t ;[.L50])" office:value-type="float" office:value="0.444278766958366" calcext:value-type="float">
            <text:p>0.444278766958366</text:p>
          </table:table-cell>
          <table:table-cell/>
          <table:table-cell table:formula="of:= IF([.O50] &gt; 0;  (v*COS(theta*PI()/180)/drag)*(1 - EXP(-drag*[.A51])); [.N50])" office:value-type="float" office:value="1.17104327631632" calcext:value-type="float">
            <text:p>1.17104327631632</text:p>
          </table:table-cell>
          <table:table-cell table:formula="of:= IF([.O50]&gt;0;  height + (   (g/(drag^2)) +  ( v*SIN(theta*PI()/180)) / drag     )   *   ( 1 - EXP(-drag*[.A51])    )     -   (   (g*[.A51]) / drag   );[.O50])" office:value-type="float" office:value="0.591347716998699" calcext:value-type="float">
            <text:p>0.591347716998699</text:p>
          </table:table-cell>
          <table:table-cell table:number-columns-repeated="1009"/>
        </table:table-row>
        <table:table-row table:style-name="ro2">
          <table:table-cell table:style-name="ce34" table:formula="of:=[.A51]+delta_t" office:value-type="float" office:value="0.27" calcext:value-type="float">
            <text:p>0.27</text:p>
          </table:table-cell>
          <table:table-cell table:style-name="ce34" table:formula="of:=+[.B51]" office:value-type="float" office:value="4.98865668153933" calcext:value-type="float">
            <text:p>4.98865668153933</text:p>
          </table:table-cell>
          <table:table-cell table:style-name="ce34" table:formula="of:=[.C51]-g*delta_t" office:value-type="float" office:value="0.3496918417857" calcext:value-type="float">
            <text:p>0.3496918417857</text:p>
          </table:table-cell>
          <table:table-cell table:style-name="ce34" table:formula="of:=SQRT([.B52]*[.B52]+[.C52]*[.C52])" office:value-type="float" office:value="5.00089790642426" calcext:value-type="float">
            <text:p>5.00089790642426</text:p>
          </table:table-cell>
          <table:table-cell table:style-name="ce34" table:formula="of:=IF([.F51]&gt;0;[.E51]+0.5*([.B51]+[.B52])*delta_t;[.E51])" office:value-type="float" office:value="1.34693730401562" calcext:value-type="float">
            <text:p>1.34693730401562</text:p>
          </table:table-cell>
          <table:table-cell table:formula="of:=IF([.F51]&gt;0;[.F51]+0.5*([.C51]+[.C52])*delta_t;[.F51])" office:value-type="float" office:value="0.649213332257752" calcext:value-type="float">
            <text:p>0.649213332257752</text:p>
          </table:table-cell>
          <table:table-cell/>
          <table:table-cell table:style-name="ce34" table:formula="of:=[.H51]-drag*[.H51]*[.J51]*delta_t" office:value-type="float" office:value="2.29780814928191" calcext:value-type="float">
            <text:p>2.29780814928191</text:p>
          </table:table-cell>
          <table:table-cell table:style-name="ce34" table:formula="of:=[.I51]-g*delta_t-drag*[.I51]*[.J51]*delta_t" office:value-type="float" office:value="-0.602240101956819" calcext:value-type="float">
            <text:p>-0.602240101956819</text:p>
          </table:table-cell>
          <table:table-cell table:style-name="ce34" table:formula="of:=SQRT([.H52]^2+[.I52]^2)" office:value-type="float" office:value="2.37541900121038" calcext:value-type="float">
            <text:p>2.37541900121038</text:p>
          </table:table-cell>
          <table:table-cell table:style-name="ce34" table:formula="of:=IF([.L51]&gt;0; [.K51]+0.5*([.H51]+[.H52])*delta_t ;[.K51])" office:value-type="float" office:value="0.880281626435288" calcext:value-type="float">
            <text:p>0.880281626435288</text:p>
          </table:table-cell>
          <table:table-cell table:style-name="ce34" table:formula="of:=IF([.L51]&gt;0; [.L51]+0.5*([.I51]+[.I52])*delta_t ;[.L51])" office:value-type="float" office:value="0.438697381908084" calcext:value-type="float">
            <text:p>0.438697381908084</text:p>
          </table:table-cell>
          <table:table-cell/>
          <table:table-cell table:formula="of:= IF([.O51] &gt; 0;  (v*COS(theta*PI()/180)/drag)*(1 - EXP(-drag*[.A52])); [.N51])" office:value-type="float" office:value="1.21139985537011" calcext:value-type="float">
            <text:p>1.21139985537011</text:p>
          </table:table-cell>
          <table:table-cell table:formula="of:= IF([.O51]&gt;0;  height + (   (g/(drag^2)) +  ( v*SIN(theta*PI()/180)) / drag     )   *   ( 1 - EXP(-drag*[.A52])    )     -   (   (g*[.A52]) / drag   );[.O51])" office:value-type="float" office:value="0.592178956154507" calcext:value-type="float">
            <text:p>0.592178956154507</text:p>
          </table:table-cell>
          <table:table-cell table:number-columns-repeated="1009"/>
        </table:table-row>
        <table:table-row table:style-name="ro2">
          <table:table-cell table:style-name="ce34" table:formula="of:=[.A52]+delta_t" office:value-type="float" office:value="0.28" calcext:value-type="float">
            <text:p>0.28</text:p>
          </table:table-cell>
          <table:table-cell table:style-name="ce34" table:formula="of:=+[.B52]" office:value-type="float" office:value="4.98865668153933" calcext:value-type="float">
            <text:p>4.98865668153933</text:p>
          </table:table-cell>
          <table:table-cell table:style-name="ce34" table:formula="of:=[.C52]-g*delta_t" office:value-type="float" office:value="0.2516253417857" calcext:value-type="float">
            <text:p>0.2516253417857</text:p>
          </table:table-cell>
          <table:table-cell table:style-name="ce34" table:formula="of:=SQRT([.B53]*[.B53]+[.C53]*[.C53])" office:value-type="float" office:value="4.99499857846785" calcext:value-type="float">
            <text:p>4.99499857846785</text:p>
          </table:table-cell>
          <table:table-cell table:style-name="ce34" table:formula="of:=IF([.F52]&gt;0;[.E52]+0.5*([.B52]+[.B53])*delta_t;[.E52])" office:value-type="float" office:value="1.39682387083101" calcext:value-type="float">
            <text:p>1.39682387083101</text:p>
          </table:table-cell>
          <table:table-cell table:formula="of:=IF([.F52]&gt;0;[.F52]+0.5*([.C52]+[.C53])*delta_t;[.F52])" office:value-type="float" office:value="0.652219918175609" calcext:value-type="float">
            <text:p>0.652219918175609</text:p>
          </table:table-cell>
          <table:table-cell/>
          <table:table-cell table:style-name="ce34" table:formula="of:=[.H52]-drag*[.H52]*[.J52]*delta_t" office:value-type="float" office:value="2.25414209217038" calcext:value-type="float">
            <text:p>2.25414209217038</text:p>
          </table:table-cell>
          <table:table-cell table:style-name="ce34" table:formula="of:=[.I52]-g*delta_t-drag*[.I52]*[.J52]*delta_t" office:value-type="float" office:value="-0.688862021304986" calcext:value-type="float">
            <text:p>-0.688862021304986</text:p>
          </table:table-cell>
          <table:table-cell table:style-name="ce34" table:formula="of:=SQRT([.H53]^2+[.I53]^2)" office:value-type="float" office:value="2.35705058411793" calcext:value-type="float">
            <text:p>2.35705058411793</text:p>
          </table:table-cell>
          <table:table-cell table:style-name="ce34" table:formula="of:=IF([.L52]&gt;0; [.K52]+0.5*([.H52]+[.H53])*delta_t ;[.K52])" office:value-type="float" office:value="0.903041377642549" calcext:value-type="float">
            <text:p>0.903041377642549</text:p>
          </table:table-cell>
          <table:table-cell table:style-name="ce34" table:formula="of:=IF([.L52]&gt;0; [.L52]+0.5*([.I52]+[.I53])*delta_t ;[.L52])" office:value-type="float" office:value="0.432241871291775" calcext:value-type="float">
            <text:p>0.432241871291775</text:p>
          </table:table-cell>
          <table:table-cell/>
          <table:table-cell table:formula="of:= IF([.O52] &gt; 0;  (v*COS(theta*PI()/180)/drag)*(1 - EXP(-drag*[.A53])); [.N52])" office:value-type="float" office:value="1.25143486976511" calcext:value-type="float">
            <text:p>1.25143486976511</text:p>
          </table:table-cell>
          <table:table-cell table:formula="of:= IF([.O52]&gt;0;  height + (   (g/(drag^2)) +  ( v*SIN(theta*PI()/180)) / drag     )   *   ( 1 - EXP(-drag*[.A53])    )     -   (   (g*[.A53]) / drag   );[.O52])" office:value-type="float" office:value="0.592026819146393" calcext:value-type="float">
            <text:p>0.592026819146393</text:p>
          </table:table-cell>
          <table:table-cell table:number-columns-repeated="1009"/>
        </table:table-row>
        <table:table-row table:style-name="ro2">
          <table:table-cell table:style-name="ce34" table:formula="of:=[.A53]+delta_t" office:value-type="float" office:value="0.29" calcext:value-type="float">
            <text:p>0.29</text:p>
          </table:table-cell>
          <table:table-cell table:style-name="ce34" table:formula="of:=+[.B53]" office:value-type="float" office:value="4.98865668153933" calcext:value-type="float">
            <text:p>4.98865668153933</text:p>
          </table:table-cell>
          <table:table-cell table:style-name="ce34" table:formula="of:=[.C53]-g*delta_t" office:value-type="float" office:value="0.1535588417857" calcext:value-type="float">
            <text:p>0.1535588417857</text:p>
          </table:table-cell>
          <table:table-cell table:style-name="ce34" table:formula="of:=SQRT([.B54]*[.B54]+[.C54]*[.C54])" office:value-type="float" office:value="4.99101951550559" calcext:value-type="float">
            <text:p>4.99101951550559</text:p>
          </table:table-cell>
          <table:table-cell table:style-name="ce34" table:formula="of:=IF([.F53]&gt;0;[.E53]+0.5*([.B53]+[.B54])*delta_t;[.E53])" office:value-type="float" office:value="1.44671043764641" calcext:value-type="float">
            <text:p>1.44671043764641</text:p>
          </table:table-cell>
          <table:table-cell table:formula="of:=IF([.F53]&gt;0;[.F53]+0.5*([.C53]+[.C54])*delta_t;[.F53])" office:value-type="float" office:value="0.654245839093466" calcext:value-type="float">
            <text:p>0.654245839093466</text:p>
          </table:table-cell>
          <table:table-cell/>
          <table:table-cell table:style-name="ce34" table:formula="of:=[.H53]-drag*[.H53]*[.J53]*delta_t" office:value-type="float" office:value="2.2116370766901" calcext:value-type="float">
            <text:p>2.2116370766901</text:p>
          </table:table-cell>
          <table:table-cell table:style-name="ce34" table:formula="of:=[.I53]-g*delta_t-drag*[.I53]*[.J53]*delta_t" office:value-type="float" office:value="-0.773939060267437" calcext:value-type="float">
            <text:p>-0.773939060267437</text:p>
          </table:table-cell>
          <table:table-cell table:style-name="ce34" table:formula="of:=SQRT([.H54]^2+[.I54]^2)" office:value-type="float" office:value="2.34314323676509" calcext:value-type="float">
            <text:p>2.34314323676509</text:p>
          </table:table-cell>
          <table:table-cell table:style-name="ce34" table:formula="of:=IF([.L53]&gt;0; [.K53]+0.5*([.H53]+[.H54])*delta_t ;[.K53])" office:value-type="float" office:value="0.925370273486852" calcext:value-type="float">
            <text:p>0.925370273486852</text:p>
          </table:table-cell>
          <table:table-cell table:style-name="ce34" table:formula="of:=IF([.L53]&gt;0; [.L53]+0.5*([.I53]+[.I54])*delta_t ;[.L53])" office:value-type="float" office:value="0.424927865883912" calcext:value-type="float">
            <text:p>0.424927865883912</text:p>
          </table:table-cell>
          <table:table-cell/>
          <table:table-cell table:formula="of:= IF([.O53] &gt; 0;  (v*COS(theta*PI()/180)/drag)*(1 - EXP(-drag*[.A54])); [.N53])" office:value-type="float" office:value="1.29115088175592" calcext:value-type="float">
            <text:p>1.29115088175592</text:p>
          </table:table-cell>
          <table:table-cell table:formula="of:= IF([.O53]&gt;0;  height + (   (g/(drag^2)) +  ( v*SIN(theta*PI()/180)) / drag     )   *   ( 1 - EXP(-drag*[.A54])    )     -   (   (g*[.A54]) / drag   );[.O53])" office:value-type="float" office:value="0.590899141599377" calcext:value-type="float">
            <text:p>0.590899141599377</text:p>
          </table:table-cell>
          <table:table-cell table:number-columns-repeated="1009"/>
        </table:table-row>
        <table:table-row table:style-name="ro2">
          <table:table-cell table:style-name="ce34" table:formula="of:=[.A54]+delta_t" office:value-type="float" office:value="0.3" calcext:value-type="float">
            <text:p>0.3</text:p>
          </table:table-cell>
          <table:table-cell table:style-name="ce34" table:formula="of:=+[.B54]" office:value-type="float" office:value="4.98865668153933" calcext:value-type="float">
            <text:p>4.98865668153933</text:p>
          </table:table-cell>
          <table:table-cell table:style-name="ce34" table:formula="of:=[.C54]-g*delta_t" office:value-type="float" office:value="0.0554923417857001" calcext:value-type="float">
            <text:p>0.0554923417857001</text:p>
          </table:table-cell>
          <table:table-cell table:style-name="ce34" table:formula="of:=SQRT([.B55]*[.B55]+[.C55]*[.C55])" office:value-type="float" office:value="4.98896531219289" calcext:value-type="float">
            <text:p>4.98896531219289</text:p>
          </table:table-cell>
          <table:table-cell table:style-name="ce34" table:formula="of:=IF([.F54]&gt;0;[.E54]+0.5*([.B54]+[.B55])*delta_t;[.E54])" office:value-type="float" office:value="1.4965970044618" calcext:value-type="float">
            <text:p>1.4965970044618</text:p>
          </table:table-cell>
          <table:table-cell table:formula="of:=IF([.F54]&gt;0;[.F54]+0.5*([.C54]+[.C55])*delta_t;[.F54])" office:value-type="float" office:value="0.655291095011323" calcext:value-type="float">
            <text:p>0.655291095011323</text:p>
          </table:table-cell>
          <table:table-cell/>
          <table:table-cell table:style-name="ce34" table:formula="of:=[.H54]-drag*[.H54]*[.J54]*delta_t" office:value-type="float" office:value="2.1701796170227" calcext:value-type="float">
            <text:p>2.1701796170227</text:p>
          </table:table-cell>
          <table:table-cell table:style-name="ce34" table:formula="of:=[.I54]-g*delta_t-drag*[.I54]*[.J54]*delta_t" office:value-type="float" office:value="-0.857497959669565" calcext:value-type="float">
            <text:p>-0.857497959669565</text:p>
          </table:table-cell>
          <table:table-cell table:style-name="ce34" table:formula="of:=SQRT([.H55]^2+[.I55]^2)" office:value-type="float" office:value="2.333448589744" calcext:value-type="float">
            <text:p>2.333448589744</text:p>
          </table:table-cell>
          <table:table-cell table:style-name="ce34" table:formula="of:=IF([.L54]&gt;0; [.K54]+0.5*([.H54]+[.H55])*delta_t ;[.K54])" office:value-type="float" office:value="0.947279356955416" calcext:value-type="float">
            <text:p>0.947279356955416</text:p>
          </table:table-cell>
          <table:table-cell table:style-name="ce34" table:formula="of:=IF([.L54]&gt;0; [.L54]+0.5*([.I54]+[.I55])*delta_t ;[.L54])" office:value-type="float" office:value="0.416770680784227" calcext:value-type="float">
            <text:p>0.416770680784227</text:p>
          </table:table-cell>
          <table:table-cell/>
          <table:table-cell table:formula="of:= IF([.O54] &gt; 0;  (v*COS(theta*PI()/180)/drag)*(1 - EXP(-drag*[.A55])); [.N54])" office:value-type="float" office:value="1.33055043318085" calcext:value-type="float">
            <text:p>1.33055043318085</text:p>
          </table:table-cell>
          <table:table-cell table:formula="of:= IF([.O54]&gt;0;  height + (   (g/(drag^2)) +  ( v*SIN(theta*PI()/180)) / drag     )   *   ( 1 - EXP(-drag*[.A55])    )     -   (   (g*[.A55]) / drag   );[.O54])" office:value-type="float" office:value="0.58880369670355" calcext:value-type="float">
            <text:p>0.58880369670355</text:p>
          </table:table-cell>
          <table:table-cell table:number-columns-repeated="1009"/>
        </table:table-row>
        <table:table-row table:style-name="ro2">
          <table:table-cell table:style-name="ce34" table:formula="of:=[.A55]+delta_t" office:value-type="float" office:value="0.31" calcext:value-type="float">
            <text:p>0.31</text:p>
          </table:table-cell>
          <table:table-cell table:style-name="ce34" table:formula="of:=+[.B55]" office:value-type="float" office:value="4.98865668153933" calcext:value-type="float">
            <text:p>4.98865668153933</text:p>
          </table:table-cell>
          <table:table-cell table:style-name="ce34" table:formula="of:=[.C55]-g*delta_t" office:value-type="float" office:value="-0.0425741582142999" calcext:value-type="float">
            <text:p>-0.0425741582142999</text:p>
          </table:table-cell>
          <table:table-cell table:style-name="ce34" table:formula="of:=SQRT([.B56]*[.B56]+[.C56]*[.C56])" office:value-type="float" office:value="4.98883834627007" calcext:value-type="float">
            <text:p>4.98883834627007</text:p>
          </table:table-cell>
          <table:table-cell table:style-name="ce34" table:formula="of:=IF([.F55]&gt;0;[.E55]+0.5*([.B55]+[.B56])*delta_t;[.E55])" office:value-type="float" office:value="1.54648357127719" calcext:value-type="float">
            <text:p>1.54648357127719</text:p>
          </table:table-cell>
          <table:table-cell table:formula="of:=IF([.F55]&gt;0;[.F55]+0.5*([.C55]+[.C56])*delta_t;[.F55])" office:value-type="float" office:value="0.65535568592918" calcext:value-type="float">
            <text:p>0.65535568592918</text:p>
          </table:table-cell>
          <table:table-cell/>
          <table:table-cell table:style-name="ce34" table:formula="of:=[.H55]-drag*[.H55]*[.J55]*delta_t" office:value-type="float" office:value="2.12966759648804" calcext:value-type="float">
            <text:p>2.12966759648804</text:p>
          </table:table-cell>
          <table:table-cell table:style-name="ce34" table:formula="of:=[.I55]-g*delta_t-drag*[.I55]*[.J55]*delta_t" office:value-type="float" office:value="-0.939557040431971" calcext:value-type="float">
            <text:p>-0.939557040431971</text:p>
          </table:table-cell>
          <table:table-cell table:style-name="ce34" table:formula="of:=SQRT([.H56]^2+[.I56]^2)" office:value-type="float" office:value="2.32771379335098" calcext:value-type="float">
            <text:p>2.32771379335098</text:p>
          </table:table-cell>
          <table:table-cell table:style-name="ce34" table:formula="of:=IF([.L55]&gt;0; [.K55]+0.5*([.H55]+[.H56])*delta_t ;[.K55])" office:value-type="float" office:value="0.968778593022969" calcext:value-type="float">
            <text:p>0.968778593022969</text:p>
          </table:table-cell>
          <table:table-cell table:style-name="ce34" table:formula="of:=IF([.L55]&gt;0; [.L55]+0.5*([.I55]+[.I56])*delta_t ;[.L55])" office:value-type="float" office:value="0.40778540578372" calcext:value-type="float">
            <text:p>0.40778540578372</text:p>
          </table:table-cell>
          <table:table-cell/>
          <table:table-cell table:formula="of:= IF([.O55] &gt; 0;  (v*COS(theta*PI()/180)/drag)*(1 - EXP(-drag*[.A56])); [.N55])" office:value-type="float" office:value="1.36963604562464" calcext:value-type="float">
            <text:p>1.36963604562464</text:p>
          </table:table-cell>
          <table:table-cell table:formula="of:= IF([.O55]&gt;0;  height + (   (g/(drag^2)) +  ( v*SIN(theta*PI()/180)) / drag     )   *   ( 1 - EXP(-drag*[.A56])    )     -   (   (g*[.A56]) / drag   );[.O55])" office:value-type="float" office:value="0.585748195711571" calcext:value-type="float">
            <text:p>0.585748195711571</text:p>
          </table:table-cell>
          <table:table-cell table:number-columns-repeated="1009"/>
        </table:table-row>
        <table:table-row table:style-name="ro2">
          <table:table-cell table:style-name="ce34" table:formula="of:=[.A56]+delta_t" office:value-type="float" office:value="0.32" calcext:value-type="float">
            <text:p>0.32</text:p>
          </table:table-cell>
          <table:table-cell table:style-name="ce34" table:formula="of:=+[.B56]" office:value-type="float" office:value="4.98865668153933" calcext:value-type="float">
            <text:p>4.98865668153933</text:p>
          </table:table-cell>
          <table:table-cell table:style-name="ce34" table:formula="of:=[.C56]-g*delta_t" office:value-type="float" office:value="-0.1406406582143" calcext:value-type="float">
            <text:p>-0.1406406582143</text:p>
          </table:table-cell>
          <table:table-cell table:style-name="ce34" table:formula="of:=SQRT([.B57]*[.B57]+[.C57]*[.C57])" office:value-type="float" office:value="4.99063876482861" calcext:value-type="float">
            <text:p>4.99063876482861</text:p>
          </table:table-cell>
          <table:table-cell table:style-name="ce34" table:formula="of:=IF([.F56]&gt;0;[.E56]+0.5*([.B56]+[.B57])*delta_t;[.E56])" office:value-type="float" office:value="1.59637013809259" calcext:value-type="float">
            <text:p>1.59637013809259</text:p>
          </table:table-cell>
          <table:table-cell table:formula="of:=IF([.F56]&gt;0;[.F56]+0.5*([.C56]+[.C57])*delta_t;[.F56])" office:value-type="float" office:value="0.654439611847037" calcext:value-type="float">
            <text:p>0.654439611847037</text:p>
          </table:table-cell>
          <table:table-cell/>
          <table:table-cell table:style-name="ce34" table:formula="of:=[.H56]-drag*[.H56]*[.J56]*delta_t" office:value-type="float" office:value="2.09000954337126" calcext:value-type="float">
            <text:p>2.09000954337126</text:p>
          </table:table-cell>
          <table:table-cell table:style-name="ce34" table:formula="of:=[.I56]-g*delta_t-drag*[.I56]*[.J56]*delta_t" office:value-type="float" office:value="-1.02012738137074" calcext:value-type="float">
            <text:p>-1.02012738137074</text:p>
          </table:table-cell>
          <table:table-cell table:style-name="ce34" table:formula="of:=SQRT([.H57]^2+[.I57]^2)" office:value-type="float" office:value="2.32568264507547" calcext:value-type="float">
            <text:p>2.32568264507547</text:p>
          </table:table-cell>
          <table:table-cell table:style-name="ce34" table:formula="of:=IF([.L56]&gt;0; [.K56]+0.5*([.H56]+[.H57])*delta_t ;[.K56])" office:value-type="float" office:value="0.989876978722266" calcext:value-type="float">
            <text:p>0.989876978722266</text:p>
          </table:table-cell>
          <table:table-cell table:style-name="ce34" table:formula="of:=IF([.L56]&gt;0; [.L56]+0.5*([.I56]+[.I57])*delta_t ;[.L56])" office:value-type="float" office:value="0.397986983674706" calcext:value-type="float">
            <text:p>0.397986983674706</text:p>
          </table:table-cell>
          <table:table-cell/>
          <table:table-cell table:formula="of:= IF([.O56] &gt; 0;  (v*COS(theta*PI()/180)/drag)*(1 - EXP(-drag*[.A57])); [.N56])" office:value-type="float" office:value="1.40841022057984" calcext:value-type="float">
            <text:p>1.40841022057984</text:p>
          </table:table-cell>
          <table:table-cell table:formula="of:= IF([.O56]&gt;0;  height + (   (g/(drag^2)) +  ( v*SIN(theta*PI()/180)) / drag     )   *   ( 1 - EXP(-drag*[.A57])    )     -   (   (g*[.A57]) / drag   );[.O56])" office:value-type="float" office:value="0.58174028843217" calcext:value-type="float">
            <text:p>0.58174028843217</text:p>
          </table:table-cell>
          <table:table-cell table:number-columns-repeated="1009"/>
        </table:table-row>
        <table:table-row table:style-name="ro2">
          <table:table-cell table:style-name="ce34" table:formula="of:=[.A57]+delta_t" office:value-type="float" office:value="0.33" calcext:value-type="float">
            <text:p>0.33</text:p>
          </table:table-cell>
          <table:table-cell table:style-name="ce34" table:formula="of:=+[.B57]" office:value-type="float" office:value="4.98865668153933" calcext:value-type="float">
            <text:p>4.98865668153933</text:p>
          </table:table-cell>
          <table:table-cell table:style-name="ce34" table:formula="of:=[.C57]-g*delta_t" office:value-type="float" office:value="-0.2387071582143" calcext:value-type="float">
            <text:p>-0.2387071582143</text:p>
          </table:table-cell>
          <table:table-cell table:style-name="ce34" table:formula="of:=SQRT([.B58]*[.B58]+[.C58]*[.C58])" office:value-type="float" office:value="4.99436448346031" calcext:value-type="float">
            <text:p>4.99436448346031</text:p>
          </table:table-cell>
          <table:table-cell table:style-name="ce34" table:formula="of:=IF([.F57]&gt;0;[.E57]+0.5*([.B57]+[.B58])*delta_t;[.E57])" office:value-type="float" office:value="1.64625670490798" calcext:value-type="float">
            <text:p>1.64625670490798</text:p>
          </table:table-cell>
          <table:table-cell table:formula="of:=IF([.F57]&gt;0;[.F57]+0.5*([.C57]+[.C58])*delta_t;[.F57])" office:value-type="float" office:value="0.652542872764894" calcext:value-type="float">
            <text:p>0.652542872764894</text:p>
          </table:table-cell>
          <table:table-cell/>
          <table:table-cell table:style-name="ce34" table:formula="of:=[.H57]-drag*[.H57]*[.J57]*delta_t" office:value-type="float" office:value="2.05112395198677" calcext:value-type="float">
            <text:p>2.05112395198677</text:p>
          </table:table-cell>
          <table:table-cell table:style-name="ce34" table:formula="of:=[.I57]-g*delta_t-drag*[.I57]*[.J57]*delta_t" office:value-type="float" office:value="-1.09921394099778" calcext:value-type="float">
            <text:p>-1.09921394099778</text:p>
          </table:table-cell>
          <table:table-cell table:style-name="ce34" table:formula="of:=SQRT([.H58]^2+[.I58]^2)" office:value-type="float" office:value="2.32709706598107" calcext:value-type="float">
            <text:p>2.32709706598107</text:p>
          </table:table-cell>
          <table:table-cell table:style-name="ce34" table:formula="of:=IF([.L57]&gt;0; [.K57]+0.5*([.H57]+[.H58])*delta_t ;[.K57])" office:value-type="float" office:value="1.01058264619906" calcext:value-type="float">
            <text:p>1.01058264619906</text:p>
          </table:table-cell>
          <table:table-cell table:style-name="ce34" table:formula="of:=IF([.L57]&gt;0; [.L57]+0.5*([.I57]+[.I58])*delta_t ;[.L57])" office:value-type="float" office:value="0.387390277062864" calcext:value-type="float">
            <text:p>0.387390277062864</text:p>
          </table:table-cell>
          <table:table-cell/>
          <table:table-cell table:formula="of:= IF([.O57] &gt; 0;  (v*COS(theta*PI()/180)/drag)*(1 - EXP(-drag*[.A58])); [.N57])" office:value-type="float" office:value="1.44687543960687" calcext:value-type="float">
            <text:p>1.44687543960687</text:p>
          </table:table-cell>
          <table:table-cell table:formula="of:= IF([.O57]&gt;0;  height + (   (g/(drag^2)) +  ( v*SIN(theta*PI()/180)) / drag     )   *   ( 1 - EXP(-drag*[.A58])    )     -   (   (g*[.A58]) / drag   );[.O57])" office:value-type="float" office:value="0.57678756371976" calcext:value-type="float">
            <text:p>0.57678756371976</text:p>
          </table:table-cell>
          <table:table-cell table:number-columns-repeated="1009"/>
        </table:table-row>
        <table:table-row table:style-name="ro2">
          <table:table-cell table:style-name="ce34" table:formula="of:=[.A58]+delta_t" office:value-type="float" office:value="0.34" calcext:value-type="float">
            <text:p>0.34</text:p>
          </table:table-cell>
          <table:table-cell table:style-name="ce34" table:formula="of:=+[.B58]" office:value-type="float" office:value="4.98865668153933" calcext:value-type="float">
            <text:p>4.98865668153933</text:p>
          </table:table-cell>
          <table:table-cell table:style-name="ce34" table:formula="of:=[.C58]-g*delta_t" office:value-type="float" office:value="-0.3367736582143" calcext:value-type="float">
            <text:p>-0.3367736582143</text:p>
          </table:table-cell>
          <table:table-cell table:style-name="ce34" table:formula="of:=SQRT([.B59]*[.B59]+[.C59]*[.C59])" office:value-type="float" office:value="5.00001119830087" calcext:value-type="float">
            <text:p>5.00001119830087</text:p>
          </table:table-cell>
          <table:table-cell table:style-name="ce34" table:formula="of:=IF([.F58]&gt;0;[.E58]+0.5*([.B58]+[.B59])*delta_t;[.E58])" office:value-type="float" office:value="1.69614327172337" calcext:value-type="float">
            <text:p>1.69614327172337</text:p>
          </table:table-cell>
          <table:table-cell table:formula="of:=IF([.F58]&gt;0;[.F58]+0.5*([.C58]+[.C59])*delta_t;[.F58])" office:value-type="float" office:value="0.649665468682751" calcext:value-type="float">
            <text:p>0.649665468682751</text:p>
          </table:table-cell>
          <table:table-cell/>
          <table:table-cell table:style-name="ce34" table:formula="of:=[.H58]-drag*[.H58]*[.J58]*delta_t" office:value-type="float" office:value="2.01293863574172" calcext:value-type="float">
            <text:p>2.01293863574172</text:p>
          </table:table-cell>
          <table:table-cell table:style-name="ce34" table:formula="of:=[.I58]-g*delta_t-drag*[.I58]*[.J58]*delta_t" office:value-type="float" office:value="-1.17681662070193" calcext:value-type="float">
            <text:p>-1.17681662070193</text:p>
          </table:table-cell>
          <table:table-cell table:style-name="ce34" table:formula="of:=SQRT([.H59]^2+[.I59]^2)" office:value-type="float" office:value="2.33169880345254" calcext:value-type="float">
            <text:p>2.33169880345254</text:p>
          </table:table-cell>
          <table:table-cell table:style-name="ce34" table:formula="of:=IF([.L58]&gt;0; [.K58]+0.5*([.H58]+[.H59])*delta_t ;[.K58])" office:value-type="float" office:value="1.0309029591377" calcext:value-type="float">
            <text:p>1.0309029591377</text:p>
          </table:table-cell>
          <table:table-cell table:style-name="ce34" table:formula="of:=IF([.L58]&gt;0; [.L58]+0.5*([.I58]+[.I59])*delta_t ;[.L58])" office:value-type="float" office:value="0.376010124254365" calcext:value-type="float">
            <text:p>0.376010124254365</text:p>
          </table:table-cell>
          <table:table-cell/>
          <table:table-cell table:formula="of:= IF([.O58] &gt; 0;  (v*COS(theta*PI()/180)/drag)*(1 - EXP(-drag*[.A59])); [.N58])" office:value-type="float" office:value="1.48503416449288" calcext:value-type="float">
            <text:p>1.48503416449288</text:p>
          </table:table-cell>
          <table:table-cell table:formula="of:= IF([.O58]&gt;0;  height + (   (g/(drag^2)) +  ( v*SIN(theta*PI()/180)) / drag     )   *   ( 1 - EXP(-drag*[.A59])    )     -   (   (g*[.A59]) / drag   );[.O58])" office:value-type="float" office:value="0.570897549960105" calcext:value-type="float">
            <text:p>0.570897549960105</text:p>
          </table:table-cell>
          <table:table-cell table:number-columns-repeated="1009"/>
        </table:table-row>
        <table:table-row table:style-name="ro2">
          <table:table-cell table:style-name="ce34" table:formula="of:=[.A59]+delta_t" office:value-type="float" office:value="0.35" calcext:value-type="float">
            <text:p>0.35</text:p>
          </table:table-cell>
          <table:table-cell table:style-name="ce34" table:formula="of:=+[.B59]" office:value-type="float" office:value="4.98865668153933" calcext:value-type="float">
            <text:p>4.98865668153933</text:p>
          </table:table-cell>
          <table:table-cell table:style-name="ce34" table:formula="of:=[.C59]-g*delta_t" office:value-type="float" office:value="-0.4348401582143" calcext:value-type="float">
            <text:p>-0.4348401582143</text:p>
          </table:table-cell>
          <table:table-cell table:style-name="ce34" table:formula="of:=SQRT([.B60]*[.B60]+[.C60]*[.C60])" office:value-type="float" office:value="5.00757241080575" calcext:value-type="float">
            <text:p>5.00757241080575</text:p>
          </table:table-cell>
          <table:table-cell table:style-name="ce34" table:formula="of:=IF([.F59]&gt;0;[.E59]+0.5*([.B59]+[.B60])*delta_t;[.E59])" office:value-type="float" office:value="1.74602983853877" calcext:value-type="float">
            <text:p>1.74602983853877</text:p>
          </table:table-cell>
          <table:table-cell table:formula="of:=IF([.F59]&gt;0;[.F59]+0.5*([.C59]+[.C60])*delta_t;[.F59])" office:value-type="float" office:value="0.645807399600608" calcext:value-type="float">
            <text:p>0.645807399600608</text:p>
          </table:table-cell>
          <table:table-cell/>
          <table:table-cell table:style-name="ce34" table:formula="of:=[.H59]-drag*[.H59]*[.J59]*delta_t" office:value-type="float" office:value="1.97539010287466" calcext:value-type="float">
            <text:p>1.97539010287466</text:p>
          </table:table-cell>
          <table:table-cell table:style-name="ce34" table:formula="of:=[.I59]-g*delta_t-drag*[.I59]*[.J59]*delta_t" office:value-type="float" office:value="-1.25293126545094" calcext:value-type="float">
            <text:p>-1.25293126545094</text:p>
          </table:table-cell>
          <table:table-cell table:style-name="ce34" table:formula="of:=SQRT([.H60]^2+[.I60]^2)" office:value-type="float" office:value="2.3392312443364" calcext:value-type="float">
            <text:p>2.3392312443364</text:p>
          </table:table-cell>
          <table:table-cell table:style-name="ce34" table:formula="of:=IF([.L59]&gt;0; [.K59]+0.5*([.H59]+[.H60])*delta_t ;[.K59])" office:value-type="float" office:value="1.05084460283078" calcext:value-type="float">
            <text:p>1.05084460283078</text:p>
          </table:table-cell>
          <table:table-cell table:style-name="ce34" table:formula="of:=IF([.L59]&gt;0; [.L59]+0.5*([.I59]+[.I60])*delta_t ;[.L59])" office:value-type="float" office:value="0.363861384823601" calcext:value-type="float">
            <text:p>0.363861384823601</text:p>
          </table:table-cell>
          <table:table-cell/>
          <table:table-cell table:formula="of:= IF([.O59] &gt; 0;  (v*COS(theta*PI()/180)/drag)*(1 - EXP(-drag*[.A60])); [.N59])" office:value-type="float" office:value="1.52288883740929" calcext:value-type="float">
            <text:p>1.52288883740929</text:p>
          </table:table-cell>
          <table:table-cell table:formula="of:= IF([.O59]&gt;0;  height + (   (g/(drag^2)) +  ( v*SIN(theta*PI()/180)) / drag     )   *   ( 1 - EXP(-drag*[.A60])    )     -   (   (g*[.A60]) / drag   );[.O59])" office:value-type="float" office:value="0.564077715552161" calcext:value-type="float">
            <text:p>0.564077715552161</text:p>
          </table:table-cell>
          <table:table-cell table:number-columns-repeated="1009"/>
        </table:table-row>
        <table:table-row table:style-name="ro2">
          <table:table-cell table:style-name="ce34" table:formula="of:=[.A60]+delta_t" office:value-type="float" office:value="0.36" calcext:value-type="float">
            <text:p>0.36</text:p>
          </table:table-cell>
          <table:table-cell table:style-name="ce34" table:formula="of:=+[.B60]" office:value-type="float" office:value="4.98865668153933" calcext:value-type="float">
            <text:p>4.98865668153933</text:p>
          </table:table-cell>
          <table:table-cell table:style-name="ce34" table:formula="of:=[.C60]-g*delta_t" office:value-type="float" office:value="-0.5329066582143" calcext:value-type="float">
            <text:p>-0.5329066582143</text:p>
          </table:table-cell>
          <table:table-cell table:style-name="ce34" table:formula="of:=SQRT([.B61]*[.B61]+[.C61]*[.C61])" office:value-type="float" office:value="5.01703946492712" calcext:value-type="float">
            <text:p>5.01703946492712</text:p>
          </table:table-cell>
          <table:table-cell table:style-name="ce34" table:formula="of:=IF([.F60]&gt;0;[.E60]+0.5*([.B60]+[.B61])*delta_t;[.E60])" office:value-type="float" office:value="1.79591640535416" calcext:value-type="float">
            <text:p>1.79591640535416</text:p>
          </table:table-cell>
          <table:table-cell table:formula="of:=IF([.F60]&gt;0;[.F60]+0.5*([.C60]+[.C61])*delta_t;[.F60])" office:value-type="float" office:value="0.640968665518465" calcext:value-type="float">
            <text:p>0.640968665518465</text:p>
          </table:table-cell>
          <table:table-cell/>
          <table:table-cell table:style-name="ce34" table:formula="of:=[.H60]-drag*[.H60]*[.J60]*delta_t" office:value-type="float" office:value="1.93842294888748" calcext:value-type="float">
            <text:p>1.93842294888748</text:p>
          </table:table-cell>
          <table:table-cell table:style-name="ce34" table:formula="of:=[.I60]-g*delta_t-drag*[.I60]*[.J60]*delta_t" office:value-type="float" office:value="-1.32755059774575" calcext:value-type="float">
            <text:p>-1.32755059774575</text:p>
          </table:table-cell>
          <table:table-cell table:style-name="ce34" table:formula="of:=SQRT([.H61]^2+[.I61]^2)" office:value-type="float" office:value="2.34944123534698" calcext:value-type="float">
            <text:p>2.34944123534698</text:p>
          </table:table-cell>
          <table:table-cell table:style-name="ce34" table:formula="of:=IF([.L60]&gt;0; [.K60]+0.5*([.H60]+[.H61])*delta_t ;[.K60])" office:value-type="float" office:value="1.07041366808959" calcext:value-type="float">
            <text:p>1.07041366808959</text:p>
          </table:table-cell>
          <table:table-cell table:style-name="ce34" table:formula="of:=IF([.L60]&gt;0; [.L60]+0.5*([.I60]+[.I61])*delta_t ;[.L60])" office:value-type="float" office:value="0.350958975507617" calcext:value-type="float">
            <text:p>0.350958975507617</text:p>
          </table:table-cell>
          <table:table-cell/>
          <table:table-cell table:formula="of:= IF([.O60] &gt; 0;  (v*COS(theta*PI()/180)/drag)*(1 - EXP(-drag*[.A61])); [.N60])" office:value-type="float" office:value="1.56044188106809" calcext:value-type="float">
            <text:p>1.56044188106809</text:p>
          </table:table-cell>
          <table:table-cell table:formula="of:= IF([.O60]&gt;0;  height + (   (g/(drag^2)) +  ( v*SIN(theta*PI()/180)) / drag     )   *   ( 1 - EXP(-drag*[.A61])    )     -   (   (g*[.A61]) / drag   );[.O60])" office:value-type="float" office:value="0.556335469386037" calcext:value-type="float">
            <text:p>0.556335469386037</text:p>
          </table:table-cell>
          <table:table-cell table:number-columns-repeated="1009"/>
        </table:table-row>
        <table:table-row table:style-name="ro2">
          <table:table-cell table:style-name="ce34" table:formula="of:=[.A61]+delta_t" office:value-type="float" office:value="0.37" calcext:value-type="float">
            <text:p>0.37</text:p>
          </table:table-cell>
          <table:table-cell table:style-name="ce34" table:formula="of:=+[.B61]" office:value-type="float" office:value="4.98865668153933" calcext:value-type="float">
            <text:p>4.98865668153933</text:p>
          </table:table-cell>
          <table:table-cell table:style-name="ce34" table:formula="of:=[.C61]-g*delta_t" office:value-type="float" office:value="-0.6309731582143" calcext:value-type="float">
            <text:p>-0.6309731582143</text:p>
          </table:table-cell>
          <table:table-cell table:style-name="ce34" table:formula="of:=SQRT([.B62]*[.B62]+[.C62]*[.C62])" office:value-type="float" office:value="5.02840159619873" calcext:value-type="float">
            <text:p>5.02840159619873</text:p>
          </table:table-cell>
          <table:table-cell table:style-name="ce34" table:formula="of:=IF([.F61]&gt;0;[.E61]+0.5*([.B61]+[.B62])*delta_t;[.E61])" office:value-type="float" office:value="1.84580297216955" calcext:value-type="float">
            <text:p>1.84580297216955</text:p>
          </table:table-cell>
          <table:table-cell table:formula="of:=IF([.F61]&gt;0;[.F61]+0.5*([.C61]+[.C62])*delta_t;[.F61])" office:value-type="float" office:value="0.635149266436322" calcext:value-type="float">
            <text:p>0.635149266436322</text:p>
          </table:table-cell>
          <table:table-cell/>
          <table:table-cell table:style-name="ce34" table:formula="of:=[.H61]-drag*[.H61]*[.J61]*delta_t" office:value-type="float" office:value="1.9019892624262" calcext:value-type="float">
            <text:p>1.9019892624262</text:p>
          </table:table-cell>
          <table:table-cell table:style-name="ce34" table:formula="of:=[.I61]-g*delta_t-drag*[.I61]*[.J61]*delta_t" office:value-type="float" office:value="-1.40066508081492" calcext:value-type="float">
            <text:p>-1.40066508081492</text:p>
          </table:table-cell>
          <table:table-cell table:style-name="ce34" table:formula="of:=SQRT([.H62]^2+[.I62]^2)" office:value-type="float" office:value="2.3620808248235" calcext:value-type="float">
            <text:p>2.3620808248235</text:p>
          </table:table-cell>
          <table:table-cell table:style-name="ce34" table:formula="of:=IF([.L61]&gt;0; [.K61]+0.5*([.H61]+[.H62])*delta_t ;[.K61])" office:value-type="float" office:value="1.08961572914616" calcext:value-type="float">
            <text:p>1.08961572914616</text:p>
          </table:table-cell>
          <table:table-cell table:style-name="ce34" table:formula="of:=IF([.L61]&gt;0; [.L61]+0.5*([.I61]+[.I62])*delta_t ;[.L61])" office:value-type="float" office:value="0.337317897114814" calcext:value-type="float">
            <text:p>0.337317897114814</text:p>
          </table:table-cell>
          <table:table-cell/>
          <table:table-cell table:formula="of:= IF([.O61] &gt; 0;  (v*COS(theta*PI()/180)/drag)*(1 - EXP(-drag*[.A62])); [.N61])" office:value-type="float" office:value="1.59769569887689" calcext:value-type="float">
            <text:p>1.59769569887689</text:p>
          </table:table-cell>
          <table:table-cell table:formula="of:= IF([.O61]&gt;0;  height + (   (g/(drag^2)) +  ( v*SIN(theta*PI()/180)) / drag     )   *   ( 1 - EXP(-drag*[.A62])    )     -   (   (g*[.A62]) / drag   );[.O61])" office:value-type="float" office:value="0.547678161317177" calcext:value-type="float">
            <text:p>0.547678161317177</text:p>
          </table:table-cell>
          <table:table-cell table:number-columns-repeated="1009"/>
        </table:table-row>
        <table:table-row table:style-name="ro2">
          <table:table-cell table:style-name="ce34" table:formula="of:=[.A62]+delta_t" office:value-type="float" office:value="0.38" calcext:value-type="float">
            <text:p>0.38</text:p>
          </table:table-cell>
          <table:table-cell table:style-name="ce34" table:formula="of:=+[.B62]" office:value-type="float" office:value="4.98865668153933" calcext:value-type="float">
            <text:p>4.98865668153933</text:p>
          </table:table-cell>
          <table:table-cell table:style-name="ce34" table:formula="of:=[.C62]-g*delta_t" office:value-type="float" office:value="-0.7290396582143" calcext:value-type="float">
            <text:p>-0.7290396582143</text:p>
          </table:table-cell>
          <table:table-cell table:style-name="ce34" table:formula="of:=SQRT([.B63]*[.B63]+[.C63]*[.C63])" office:value-type="float" office:value="5.04164599208594" calcext:value-type="float">
            <text:p>5.04164599208594</text:p>
          </table:table-cell>
          <table:table-cell table:style-name="ce34" table:formula="of:=IF([.F62]&gt;0;[.E62]+0.5*([.B62]+[.B63])*delta_t;[.E62])" office:value-type="float" office:value="1.89568953898495" calcext:value-type="float">
            <text:p>1.89568953898495</text:p>
          </table:table-cell>
          <table:table-cell table:formula="of:=IF([.F62]&gt;0;[.F62]+0.5*([.C62]+[.C63])*delta_t;[.F62])" office:value-type="float" office:value="0.628349202354179" calcext:value-type="float">
            <text:p>0.628349202354179</text:p>
          </table:table-cell>
          <table:table-cell/>
          <table:table-cell table:style-name="ce34" table:formula="of:=[.H62]-drag*[.H62]*[.J62]*delta_t" office:value-type="float" office:value="1.86604804349983" calcext:value-type="float">
            <text:p>1.86604804349983</text:p>
          </table:table-cell>
          <table:table-cell table:style-name="ce34" table:formula="of:=[.I62]-g*delta_t-drag*[.I62]*[.J62]*delta_t" office:value-type="float" office:value="-1.47226370777978" calcext:value-type="float">
            <text:p>-1.47226370777978</text:p>
          </table:table-cell>
          <table:table-cell table:style-name="ce34" table:formula="of:=SQRT([.H63]^2+[.I63]^2)" office:value-type="float" office:value="2.37690885940017" calcext:value-type="float">
            <text:p>2.37690885940017</text:p>
          </table:table-cell>
          <table:table-cell table:style-name="ce34" table:formula="of:=IF([.L62]&gt;0; [.K62]+0.5*([.H62]+[.H63])*delta_t ;[.K62])" office:value-type="float" office:value="1.10845591567579" calcext:value-type="float">
            <text:p>1.10845591567579</text:p>
          </table:table-cell>
          <table:table-cell table:style-name="ce34" table:formula="of:=IF([.L62]&gt;0; [.L62]+0.5*([.I62]+[.I63])*delta_t ;[.L62])" office:value-type="float" office:value="0.32295325317184" calcext:value-type="float">
            <text:p>0.32295325317184</text:p>
          </table:table-cell>
          <table:table-cell/>
          <table:table-cell table:formula="of:= IF([.O62] &gt; 0;  (v*COS(theta*PI()/180)/drag)*(1 - EXP(-drag*[.A63])); [.N62])" office:value-type="float" office:value="1.63465267509274" calcext:value-type="float">
            <text:p>1.63465267509274</text:p>
          </table:table-cell>
          <table:table-cell table:formula="of:= IF([.O62]&gt;0;  height + (   (g/(drag^2)) +  ( v*SIN(theta*PI()/180)) / drag     )   *   ( 1 - EXP(-drag*[.A63])    )     -   (   (g*[.A63]) / drag   );[.O62])" office:value-type="float" office:value="0.538113082636753" calcext:value-type="float">
            <text:p>0.538113082636753</text:p>
          </table:table-cell>
          <table:table-cell table:number-columns-repeated="1009"/>
        </table:table-row>
        <table:table-row table:style-name="ro2">
          <table:table-cell table:style-name="ce34" table:formula="of:=[.A63]+delta_t" office:value-type="float" office:value="0.39" calcext:value-type="float">
            <text:p>0.39</text:p>
          </table:table-cell>
          <table:table-cell table:style-name="ce34" table:formula="of:=+[.B63]" office:value-type="float" office:value="4.98865668153933" calcext:value-type="float">
            <text:p>4.98865668153933</text:p>
          </table:table-cell>
          <table:table-cell table:style-name="ce34" table:formula="of:=[.C63]-g*delta_t" office:value-type="float" office:value="-0.8271061582143" calcext:value-type="float">
            <text:p>-0.8271061582143</text:p>
          </table:table-cell>
          <table:table-cell table:style-name="ce34" table:formula="of:=SQRT([.B64]*[.B64]+[.C64]*[.C64])" office:value-type="float" office:value="5.05675786282308" calcext:value-type="float">
            <text:p>5.05675786282308</text:p>
          </table:table-cell>
          <table:table-cell table:style-name="ce34" table:formula="of:=IF([.F63]&gt;0;[.E63]+0.5*([.B63]+[.B64])*delta_t;[.E63])" office:value-type="float" office:value="1.94557610580034" calcext:value-type="float">
            <text:p>1.94557610580034</text:p>
          </table:table-cell>
          <table:table-cell table:formula="of:=IF([.F63]&gt;0;[.F63]+0.5*([.C63]+[.C64])*delta_t;[.F63])" office:value-type="float" office:value="0.620568473272036" calcext:value-type="float">
            <text:p>0.620568473272036</text:p>
          </table:table-cell>
          <table:table-cell/>
          <table:table-cell table:style-name="ce34" table:formula="of:=[.H63]-drag*[.H63]*[.J63]*delta_t" office:value-type="float" office:value="1.83056463448654" calcext:value-type="float">
            <text:p>1.83056463448654</text:p>
          </table:table-cell>
          <table:table-cell table:style-name="ce34" table:formula="of:=[.I63]-g*delta_t-drag*[.I63]*[.J63]*delta_t" office:value-type="float" office:value="-1.54233471457662" calcext:value-type="float">
            <text:p>-1.54233471457662</text:p>
          </table:table-cell>
          <table:table-cell table:style-name="ce34" table:formula="of:=SQRT([.H64]^2+[.I64]^2)" office:value-type="float" office:value="2.39369238892991" calcext:value-type="float">
            <text:p>2.39369238892991</text:p>
          </table:table-cell>
          <table:table-cell table:style-name="ce34" table:formula="of:=IF([.L63]&gt;0; [.K63]+0.5*([.H63]+[.H64])*delta_t ;[.K63])" office:value-type="float" office:value="1.12693897906572" calcext:value-type="float">
            <text:p>1.12693897906572</text:p>
          </table:table-cell>
          <table:table-cell table:style-name="ce34" table:formula="of:=IF([.L63]&gt;0; [.L63]+0.5*([.I63]+[.I64])*delta_t ;[.L63])" office:value-type="float" office:value="0.307880261060058" calcext:value-type="float">
            <text:p>0.307880261060058</text:p>
          </table:table-cell>
          <table:table-cell/>
          <table:table-cell table:formula="of:= IF([.O63] &gt; 0;  (v*COS(theta*PI()/180)/drag)*(1 - EXP(-drag*[.A64])); [.N63])" office:value-type="float" office:value="1.67131517497474" calcext:value-type="float">
            <text:p>1.67131517497474</text:p>
          </table:table-cell>
          <table:table-cell table:formula="of:= IF([.O63]&gt;0;  height + (   (g/(drag^2)) +  ( v*SIN(theta*PI()/180)) / drag     )   *   ( 1 - EXP(-drag*[.A64])    )     -   (   (g*[.A64]) / drag   );[.O63])" office:value-type="float" office:value="0.527647466538304" calcext:value-type="float">
            <text:p>0.527647466538304</text:p>
          </table:table-cell>
          <table:table-cell table:number-columns-repeated="1009"/>
        </table:table-row>
        <table:table-row table:style-name="ro2">
          <table:table-cell table:style-name="ce34" table:formula="of:=[.A64]+delta_t" office:value-type="float" office:value="0.4" calcext:value-type="float">
            <text:p>0.4</text:p>
          </table:table-cell>
          <table:table-cell table:style-name="ce34" table:formula="of:=+[.B64]" office:value-type="float" office:value="4.98865668153933" calcext:value-type="float">
            <text:p>4.98865668153933</text:p>
          </table:table-cell>
          <table:table-cell table:style-name="ce34" table:formula="of:=[.C64]-g*delta_t" office:value-type="float" office:value="-0.9251726582143" calcext:value-type="float">
            <text:p>-0.9251726582143</text:p>
          </table:table-cell>
          <table:table-cell table:style-name="ce34" table:formula="of:=SQRT([.B65]*[.B65]+[.C65]*[.C65])" office:value-type="float" office:value="5.07372052184335" calcext:value-type="float">
            <text:p>5.07372052184335</text:p>
          </table:table-cell>
          <table:table-cell table:style-name="ce34" table:formula="of:=IF([.F64]&gt;0;[.E64]+0.5*([.B64]+[.B65])*delta_t;[.E64])" office:value-type="float" office:value="1.99546267261573" calcext:value-type="float">
            <text:p>1.99546267261573</text:p>
          </table:table-cell>
          <table:table-cell table:formula="of:=IF([.F64]&gt;0;[.F64]+0.5*([.C64]+[.C65])*delta_t;[.F64])" office:value-type="float" office:value="0.611807079189893" calcext:value-type="float">
            <text:p>0.611807079189893</text:p>
          </table:table-cell>
          <table:table-cell/>
          <table:table-cell table:style-name="ce34" table:formula="of:=[.H64]-drag*[.H64]*[.J64]*delta_t" office:value-type="float" office:value="1.79551016542242" calcext:value-type="float">
            <text:p>1.79551016542242</text:p>
          </table:table-cell>
          <table:table-cell table:style-name="ce34" table:formula="of:=[.I64]-g*delta_t-drag*[.I64]*[.J64]*delta_t" office:value-type="float" office:value="-1.6108662156369" calcext:value-type="float">
            <text:p>-1.6108662156369</text:p>
          </table:table-cell>
          <table:table-cell table:style-name="ce34" table:formula="of:=SQRT([.H65]^2+[.I65]^2)" office:value-type="float" office:value="2.41220785149531" calcext:value-type="float">
            <text:p>2.41220785149531</text:p>
          </table:table-cell>
          <table:table-cell table:style-name="ce34" table:formula="of:=IF([.L64]&gt;0; [.K64]+0.5*([.H64]+[.H65])*delta_t ;[.K64])" office:value-type="float" office:value="1.14506935306527" calcext:value-type="float">
            <text:p>1.14506935306527</text:p>
          </table:table-cell>
          <table:table-cell table:style-name="ce34" table:formula="of:=IF([.L64]&gt;0; [.L64]+0.5*([.I64]+[.I65])*delta_t ;[.L64])" office:value-type="float" office:value="0.292114256408991" calcext:value-type="float">
            <text:p>0.292114256408991</text:p>
          </table:table-cell>
          <table:table-cell/>
          <table:table-cell table:formula="of:= IF([.O64] &gt; 0;  (v*COS(theta*PI()/180)/drag)*(1 - EXP(-drag*[.A65])); [.N64])" office:value-type="float" office:value="1.70768554493539" calcext:value-type="float">
            <text:p>1.70768554493539</text:p>
          </table:table-cell>
          <table:table-cell table:formula="of:= IF([.O64]&gt;0;  height + (   (g/(drag^2)) +  ( v*SIN(theta*PI()/180)) / drag     )   *   ( 1 - EXP(-drag*[.A65])    )     -   (   (g*[.A65]) / drag   );[.O64])" office:value-type="float" office:value="0.516288488580673" calcext:value-type="float">
            <text:p>0.516288488580673</text:p>
          </table:table-cell>
          <table:table-cell table:number-columns-repeated="1009"/>
        </table:table-row>
        <table:table-row table:style-name="ro2">
          <table:table-cell table:style-name="ce34" table:formula="of:=[.A65]+delta_t" office:value-type="float" office:value="0.41" calcext:value-type="float">
            <text:p>0.41</text:p>
          </table:table-cell>
          <table:table-cell table:style-name="ce34" table:formula="of:=+[.B65]" office:value-type="float" office:value="4.98865668153933" calcext:value-type="float">
            <text:p>4.98865668153933</text:p>
          </table:table-cell>
          <table:table-cell table:style-name="ce34" table:formula="of:=[.C65]-g*delta_t" office:value-type="float" office:value="-1.0232391582143" calcext:value-type="float">
            <text:p>-1.0232391582143</text:p>
          </table:table-cell>
          <table:table-cell table:style-name="ce34" table:formula="of:=SQRT([.B66]*[.B66]+[.C66]*[.C66])" office:value-type="float" office:value="5.0925154748091" calcext:value-type="float">
            <text:p>5.0925154748091</text:p>
          </table:table-cell>
          <table:table-cell table:style-name="ce34" table:formula="of:=IF([.F65]&gt;0;[.E65]+0.5*([.B65]+[.B66])*delta_t;[.E65])" office:value-type="float" office:value="2.04534923943113" calcext:value-type="float">
            <text:p>2.04534923943113</text:p>
          </table:table-cell>
          <table:table-cell table:formula="of:=IF([.F65]&gt;0;[.F65]+0.5*([.C65]+[.C66])*delta_t;[.F65])" office:value-type="float" office:value="0.60206502010775" calcext:value-type="float">
            <text:p>0.60206502010775</text:p>
          </table:table-cell>
          <table:table-cell/>
          <table:table-cell table:style-name="ce34" table:formula="of:=[.H65]-drag*[.H65]*[.J65]*delta_t" office:value-type="float" office:value="1.76086101567465" calcext:value-type="float">
            <text:p>1.76086101567465</text:p>
          </table:table-cell>
          <table:table-cell table:style-name="ce34" table:formula="of:=[.I65]-g*delta_t-drag*[.I65]*[.J65]*delta_t" office:value-type="float" office:value="-1.67784676257236" calcext:value-type="float">
            <text:p>-1.67784676257236</text:p>
          </table:table-cell>
          <table:table-cell table:style-name="ce34" table:formula="of:=SQRT([.H66]^2+[.I66]^2)" office:value-type="float" office:value="2.43224202644336" calcext:value-type="float">
            <text:p>2.43224202644336</text:p>
          </table:table-cell>
          <table:table-cell table:style-name="ce34" table:formula="of:=IF([.L65]&gt;0; [.K65]+0.5*([.H65]+[.H66])*delta_t ;[.K65])" office:value-type="float" office:value="1.16285120897075" calcext:value-type="float">
            <text:p>1.16285120897075</text:p>
          </table:table-cell>
          <table:table-cell table:style-name="ce34" table:formula="of:=IF([.L65]&gt;0; [.L65]+0.5*([.I65]+[.I66])*delta_t ;[.L65])" office:value-type="float" office:value="0.275670691517944" calcext:value-type="float">
            <text:p>0.275670691517944</text:p>
          </table:table-cell>
          <table:table-cell/>
          <table:table-cell table:formula="of:= IF([.O65] &gt; 0;  (v*COS(theta*PI()/180)/drag)*(1 - EXP(-drag*[.A66])); [.N65])" office:value-type="float" office:value="1.74376611269079" calcext:value-type="float">
            <text:p>1.74376611269079</text:p>
          </table:table-cell>
          <table:table-cell table:formula="of:= IF([.O65]&gt;0;  height + (   (g/(drag^2)) +  ( v*SIN(theta*PI()/180)) / drag     )   *   ( 1 - EXP(-drag*[.A66])    )     -   (   (g*[.A66]) / drag   );[.O65])" office:value-type="float" office:value="0.504043267147231" calcext:value-type="float">
            <text:p>0.504043267147231</text:p>
          </table:table-cell>
          <table:table-cell table:number-columns-repeated="1009"/>
        </table:table-row>
        <table:table-row table:style-name="ro2">
          <table:table-cell table:style-name="ce34" table:formula="of:=[.A66]+delta_t" office:value-type="float" office:value="0.42" calcext:value-type="float">
            <text:p>0.42</text:p>
          </table:table-cell>
          <table:table-cell table:style-name="ce34" table:formula="of:=+[.B66]" office:value-type="float" office:value="4.98865668153933" calcext:value-type="float">
            <text:p>4.98865668153933</text:p>
          </table:table-cell>
          <table:table-cell table:style-name="ce34" table:formula="of:=[.C66]-g*delta_t" office:value-type="float" office:value="-1.1213056582143" calcext:value-type="float">
            <text:p>-1.1213056582143</text:p>
          </table:table-cell>
          <table:table-cell table:style-name="ce34" table:formula="of:=SQRT([.B67]*[.B67]+[.C67]*[.C67])" office:value-type="float" office:value="5.11312251617448" calcext:value-type="float">
            <text:p>5.11312251617448</text:p>
          </table:table-cell>
          <table:table-cell table:style-name="ce34" table:formula="of:=IF([.F66]&gt;0;[.E66]+0.5*([.B66]+[.B67])*delta_t;[.E66])" office:value-type="float" office:value="2.09523580624652" calcext:value-type="float">
            <text:p>2.09523580624652</text:p>
          </table:table-cell>
          <table:table-cell table:formula="of:=IF([.F66]&gt;0;[.F66]+0.5*([.C66]+[.C67])*delta_t;[.F66])" office:value-type="float" office:value="0.591342296025607" calcext:value-type="float">
            <text:p>0.591342296025607</text:p>
          </table:table-cell>
          <table:table-cell/>
          <table:table-cell table:style-name="ce34" table:formula="of:=[.H66]-drag*[.H66]*[.J66]*delta_t" office:value-type="float" office:value="1.72659829435425" calcext:value-type="float">
            <text:p>1.72659829435425</text:p>
          </table:table-cell>
          <table:table-cell table:style-name="ce34" table:formula="of:=[.I66]-g*delta_t-drag*[.I66]*[.J66]*delta_t" office:value-type="float" office:value="-1.74326582729348" calcext:value-type="float">
            <text:p>-1.74326582729348</text:p>
          </table:table-cell>
          <table:table-cell table:style-name="ce34" table:formula="of:=SQRT([.H67]^2+[.I67]^2)" office:value-type="float" office:value="2.45359275648512" calcext:value-type="float">
            <text:p>2.45359275648512</text:p>
          </table:table-cell>
          <table:table-cell table:style-name="ce34" table:formula="of:=IF([.L66]&gt;0; [.K66]+0.5*([.H66]+[.H67])*delta_t ;[.K66])" office:value-type="float" office:value="1.1802885055209" calcext:value-type="float">
            <text:p>1.1802885055209</text:p>
          </table:table-cell>
          <table:table-cell table:style-name="ce34" table:formula="of:=IF([.L66]&gt;0; [.L66]+0.5*([.I66]+[.I67])*delta_t ;[.L66])" office:value-type="float" office:value="0.258565128568615" calcext:value-type="float">
            <text:p>0.258565128568615</text:p>
          </table:table-cell>
          <table:table-cell/>
          <table:table-cell table:formula="of:= IF([.O66] &gt; 0;  (v*COS(theta*PI()/180)/drag)*(1 - EXP(-drag*[.A67])); [.N66])" office:value-type="float" office:value="1.77955918740959" calcext:value-type="float">
            <text:p>1.77955918740959</text:p>
          </table:table-cell>
          <table:table-cell table:formula="of:= IF([.O66]&gt;0;  height + (   (g/(drag^2)) +  ( v*SIN(theta*PI()/180)) / drag     )   *   ( 1 - EXP(-drag*[.A67])    )     -   (   (g*[.A67]) / drag   );[.O66])" office:value-type="float" office:value="0.490918863901474" calcext:value-type="float">
            <text:p>0.490918863901474</text:p>
          </table:table-cell>
          <table:table-cell table:number-columns-repeated="1009"/>
        </table:table-row>
        <table:table-row table:style-name="ro2">
          <table:table-cell table:style-name="ce34" table:formula="of:=[.A67]+delta_t" office:value-type="float" office:value="0.43" calcext:value-type="float">
            <text:p>0.43</text:p>
          </table:table-cell>
          <table:table-cell table:style-name="ce34" table:formula="of:=+[.B67]" office:value-type="float" office:value="4.98865668153933" calcext:value-type="float">
            <text:p>4.98865668153933</text:p>
          </table:table-cell>
          <table:table-cell table:style-name="ce34" table:formula="of:=[.C67]-g*delta_t" office:value-type="float" office:value="-1.2193721582143" calcext:value-type="float">
            <text:p>-1.2193721582143</text:p>
          </table:table-cell>
          <table:table-cell table:style-name="ce34" table:formula="of:=SQRT([.B68]*[.B68]+[.C68]*[.C68])" office:value-type="float" office:value="5.13551983215869" calcext:value-type="float">
            <text:p>5.13551983215869</text:p>
          </table:table-cell>
          <table:table-cell table:style-name="ce34" table:formula="of:=IF([.F67]&gt;0;[.E67]+0.5*([.B67]+[.B68])*delta_t;[.E67])" office:value-type="float" office:value="2.14512237306191" calcext:value-type="float">
            <text:p>2.14512237306191</text:p>
          </table:table-cell>
          <table:table-cell table:formula="of:=IF([.F67]&gt;0;[.F67]+0.5*([.C67]+[.C68])*delta_t;[.F67])" office:value-type="float" office:value="0.579638906943464" calcext:value-type="float">
            <text:p>0.579638906943464</text:p>
          </table:table-cell>
          <table:table-cell/>
          <table:table-cell table:style-name="ce34" table:formula="of:=[.H67]-drag*[.H67]*[.J67]*delta_t" office:value-type="float" office:value="1.69270734180715" calcext:value-type="float">
            <text:p>1.69270734180715</text:p>
          </table:table-cell>
          <table:table-cell table:style-name="ce34" table:formula="of:=[.I67]-g*delta_t-drag*[.I67]*[.J67]*delta_t" office:value-type="float" office:value="-1.80711421204168" calcext:value-type="float">
            <text:p>-1.80711421204168</text:p>
          </table:table-cell>
          <table:table-cell table:style-name="ce34" table:formula="of:=SQRT([.H68]^2+[.I68]^2)" office:value-type="float" office:value="2.47606944982786" calcext:value-type="float">
            <text:p>2.47606944982786</text:p>
          </table:table-cell>
          <table:table-cell table:style-name="ce34" table:formula="of:=IF([.L67]&gt;0; [.K67]+0.5*([.H67]+[.H68])*delta_t ;[.K67])" office:value-type="float" office:value="1.1973850337017" calcext:value-type="float">
            <text:p>1.1973850337017</text:p>
          </table:table-cell>
          <table:table-cell table:style-name="ce34" table:formula="of:=IF([.L67]&gt;0; [.L67]+0.5*([.I67]+[.I68])*delta_t ;[.L67])" office:value-type="float" office:value="0.240813228371939" calcext:value-type="float">
            <text:p>0.240813228371939</text:p>
          </table:table-cell>
          <table:table-cell/>
          <table:table-cell table:formula="of:= IF([.O67] &gt; 0;  (v*COS(theta*PI()/180)/drag)*(1 - EXP(-drag*[.A68])); [.N67])" office:value-type="float" office:value="1.81506705986078" calcext:value-type="float">
            <text:p>1.81506705986078</text:p>
          </table:table-cell>
          <table:table-cell table:formula="of:= IF([.O67]&gt;0;  height + (   (g/(drag^2)) +  ( v*SIN(theta*PI()/180)) / drag     )   *   ( 1 - EXP(-drag*[.A68])    )     -   (   (g*[.A68]) / drag   );[.O67])" office:value-type="float" office:value="0.476922284238948" calcext:value-type="float">
            <text:p>0.476922284238948</text:p>
          </table:table-cell>
          <table:table-cell table:number-columns-repeated="1009"/>
        </table:table-row>
        <table:table-row table:style-name="ro2">
          <table:table-cell table:style-name="ce34" table:formula="of:=[.A68]+delta_t" office:value-type="float" office:value="0.44" calcext:value-type="float">
            <text:p>0.44</text:p>
          </table:table-cell>
          <table:table-cell table:style-name="ce34" table:formula="of:=+[.B68]" office:value-type="float" office:value="4.98865668153933" calcext:value-type="float">
            <text:p>4.98865668153933</text:p>
          </table:table-cell>
          <table:table-cell table:style-name="ce34" table:formula="of:=[.C68]-g*delta_t" office:value-type="float" office:value="-1.3174386582143" calcext:value-type="float">
            <text:p>-1.3174386582143</text:p>
          </table:table-cell>
          <table:table-cell table:style-name="ce34" table:formula="of:=SQRT([.B69]*[.B69]+[.C69]*[.C69])" office:value-type="float" office:value="5.15968410897649" calcext:value-type="float">
            <text:p>5.15968410897649</text:p>
          </table:table-cell>
          <table:table-cell table:style-name="ce34" table:formula="of:=IF([.F68]&gt;0;[.E68]+0.5*([.B68]+[.B69])*delta_t;[.E68])" office:value-type="float" office:value="2.19500893987731" calcext:value-type="float">
            <text:p>2.19500893987731</text:p>
          </table:table-cell>
          <table:table-cell table:formula="of:=IF([.F68]&gt;0;[.F68]+0.5*([.C68]+[.C69])*delta_t;[.F68])" office:value-type="float" office:value="0.566954852861321" calcext:value-type="float">
            <text:p>0.566954852861321</text:p>
          </table:table-cell>
          <table:table-cell/>
          <table:table-cell table:style-name="ce34" table:formula="of:=[.H68]-drag*[.H68]*[.J68]*delta_t" office:value-type="float" office:value="1.65917725431477" calcext:value-type="float">
            <text:p>1.65917725431477</text:p>
          </table:table-cell>
          <table:table-cell table:style-name="ce34" table:formula="of:=[.I68]-g*delta_t-drag*[.I68]*[.J68]*delta_t" office:value-type="float" office:value="-1.86938438969939" calcext:value-type="float">
            <text:p>-1.86938438969939</text:p>
          </table:table-cell>
          <table:table-cell table:style-name="ce34" table:formula="of:=SQRT([.H69]^2+[.I69]^2)" office:value-type="float" office:value="2.49949338020473" calcext:value-type="float">
            <text:p>2.49949338020473</text:p>
          </table:table-cell>
          <table:table-cell table:style-name="ce34" table:formula="of:=IF([.L68]&gt;0; [.K68]+0.5*([.H68]+[.H69])*delta_t ;[.K68])" office:value-type="float" office:value="1.21414445668231" calcext:value-type="float">
            <text:p>1.21414445668231</text:p>
          </table:table-cell>
          <table:table-cell table:style-name="ce34" table:formula="of:=IF([.L68]&gt;0; [.L68]+0.5*([.I68]+[.I69])*delta_t ;[.L68])" office:value-type="float" office:value="0.222430735363234" calcext:value-type="float">
            <text:p>0.222430735363234</text:p>
          </table:table-cell>
          <table:table-cell/>
          <table:table-cell table:formula="of:= IF([.O68] &gt; 0;  (v*COS(theta*PI()/180)/drag)*(1 - EXP(-drag*[.A69])); [.N68])" office:value-type="float" office:value="1.85029200256033" calcext:value-type="float">
            <text:p>1.85029200256033</text:p>
          </table:table-cell>
          <table:table-cell table:formula="of:= IF([.O68]&gt;0;  height + (   (g/(drag^2)) +  ( v*SIN(theta*PI()/180)) / drag     )   *   ( 1 - EXP(-drag*[.A69])    )     -   (   (g*[.A69]) / drag   );[.O68])" office:value-type="float" office:value="0.462060477735625" calcext:value-type="float">
            <text:p>0.462060477735625</text:p>
          </table:table-cell>
          <table:table-cell table:number-columns-repeated="1009"/>
        </table:table-row>
        <table:table-row table:style-name="ro2">
          <table:table-cell table:style-name="ce34" table:formula="of:=[.A69]+delta_t" office:value-type="float" office:value="0.45" calcext:value-type="float">
            <text:p>0.45</text:p>
          </table:table-cell>
          <table:table-cell table:style-name="ce34" table:formula="of:=+[.B69]" office:value-type="float" office:value="4.98865668153933" calcext:value-type="float">
            <text:p>4.98865668153933</text:p>
          </table:table-cell>
          <table:table-cell table:style-name="ce34" table:formula="of:=[.C69]-g*delta_t" office:value-type="float" office:value="-1.4155051582143" calcext:value-type="float">
            <text:p>-1.4155051582143</text:p>
          </table:table-cell>
          <table:table-cell table:style-name="ce34" table:formula="of:=SQRT([.B70]*[.B70]+[.C70]*[.C70])" office:value-type="float" office:value="5.18559064516265" calcext:value-type="float">
            <text:p>5.18559064516265</text:p>
          </table:table-cell>
          <table:table-cell table:style-name="ce34" table:formula="of:=IF([.F69]&gt;0;[.E69]+0.5*([.B69]+[.B70])*delta_t;[.E69])" office:value-type="float" office:value="2.2448955066927" calcext:value-type="float">
            <text:p>2.2448955066927</text:p>
          </table:table-cell>
          <table:table-cell table:formula="of:=IF([.F69]&gt;0;[.F69]+0.5*([.C69]+[.C70])*delta_t;[.F69])" office:value-type="float" office:value="0.553290133779178" calcext:value-type="float">
            <text:p>0.553290133779178</text:p>
          </table:table-cell>
          <table:table-cell/>
          <table:table-cell table:style-name="ce34" table:formula="of:=[.H69]-drag*[.H69]*[.J69]*delta_t" office:value-type="float" office:value="1.6260004338048" calcext:value-type="float">
            <text:p>1.6260004338048</text:p>
          </table:table-cell>
          <table:table-cell table:style-name="ce34" table:formula="of:=[.I69]-g*delta_t-drag*[.I69]*[.J69]*delta_t" office:value-type="float" office:value="-1.93007077844249" calcext:value-type="float">
            <text:p>-1.93007077844249</text:p>
          </table:table-cell>
          <table:table-cell table:style-name="ce34" table:formula="of:=SQRT([.H70]^2+[.I70]^2)" office:value-type="float" office:value="2.52369780689587" calcext:value-type="float">
            <text:p>2.52369780689587</text:p>
          </table:table-cell>
          <table:table-cell table:style-name="ce34" table:formula="of:=IF([.L69]&gt;0; [.K69]+0.5*([.H69]+[.H70])*delta_t ;[.K69])" office:value-type="float" office:value="1.23057034512291" calcext:value-type="float">
            <text:p>1.23057034512291</text:p>
          </table:table-cell>
          <table:table-cell table:style-name="ce34" table:formula="of:=IF([.L69]&gt;0; [.L69]+0.5*([.I69]+[.I70])*delta_t ;[.L69])" office:value-type="float" office:value="0.203433459522525" calcext:value-type="float">
            <text:p>0.203433459522525</text:p>
          </table:table-cell>
          <table:table-cell/>
          <table:table-cell table:formula="of:= IF([.O69] &gt; 0;  (v*COS(theta*PI()/180)/drag)*(1 - EXP(-drag*[.A70])); [.N69])" office:value-type="float" office:value="1.88523626991659" calcext:value-type="float">
            <text:p>1.88523626991659</text:p>
          </table:table-cell>
          <table:table-cell table:formula="of:= IF([.O69]&gt;0;  height + (   (g/(drag^2)) +  ( v*SIN(theta*PI()/180)) / drag     )   *   ( 1 - EXP(-drag*[.A70])    )     -   (   (g*[.A70]) / drag   );[.O69])" office:value-type="float" office:value="0.446340338592658" calcext:value-type="float">
            <text:p>0.446340338592658</text:p>
          </table:table-cell>
          <table:table-cell table:number-columns-repeated="1009"/>
        </table:table-row>
        <table:table-row table:style-name="ro2">
          <table:table-cell table:style-name="ce34" table:formula="of:=[.A70]+delta_t" office:value-type="float" office:value="0.46" calcext:value-type="float">
            <text:p>0.46</text:p>
          </table:table-cell>
          <table:table-cell table:style-name="ce34" table:formula="of:=+[.B70]" office:value-type="float" office:value="4.98865668153933" calcext:value-type="float">
            <text:p>4.98865668153933</text:p>
          </table:table-cell>
          <table:table-cell table:style-name="ce34" table:formula="of:=[.C70]-g*delta_t" office:value-type="float" office:value="-1.5135716582143" calcext:value-type="float">
            <text:p>-1.5135716582143</text:p>
          </table:table-cell>
          <table:table-cell table:style-name="ce34" table:formula="of:=SQRT([.B71]*[.B71]+[.C71]*[.C71])" office:value-type="float" office:value="5.21321346683757" calcext:value-type="float">
            <text:p>5.21321346683757</text:p>
          </table:table-cell>
          <table:table-cell table:style-name="ce34" table:formula="of:=IF([.F70]&gt;0;[.E70]+0.5*([.B70]+[.B71])*delta_t;[.E70])" office:value-type="float" office:value="2.29478207350809" calcext:value-type="float">
            <text:p>2.29478207350809</text:p>
          </table:table-cell>
          <table:table-cell table:formula="of:=IF([.F70]&gt;0;[.F70]+0.5*([.C70]+[.C71])*delta_t;[.F70])" office:value-type="float" office:value="0.538644749697035" calcext:value-type="float">
            <text:p>0.538644749697035</text:p>
          </table:table-cell>
          <table:table-cell/>
          <table:table-cell table:style-name="ce34" table:formula="of:=[.H70]-drag*[.H70]*[.J70]*delta_t" office:value-type="float" office:value="1.59317216397436" calcext:value-type="float">
            <text:p>1.59317216397436</text:p>
          </table:table-cell>
          <table:table-cell table:style-name="ce34" table:formula="of:=[.I70]-g*delta_t-drag*[.I70]*[.J70]*delta_t" office:value-type="float" office:value="-1.98916995531682" calcext:value-type="float">
            <text:p>-1.98916995531682</text:p>
          </table:table-cell>
          <table:table-cell table:style-name="ce34" table:formula="of:=SQRT([.H71]^2+[.I71]^2)" office:value-type="float" office:value="2.54852793886939" calcext:value-type="float">
            <text:p>2.54852793886939</text:p>
          </table:table-cell>
          <table:table-cell table:style-name="ce34" table:formula="of:=IF([.L70]&gt;0; [.K70]+0.5*([.H70]+[.H71])*delta_t ;[.K70])" office:value-type="float" office:value="1.24666620811181" calcext:value-type="float">
            <text:p>1.24666620811181</text:p>
          </table:table-cell>
          <table:table-cell table:style-name="ce34" table:formula="of:=IF([.L70]&gt;0; [.L70]+0.5*([.I70]+[.I71])*delta_t ;[.L70])" office:value-type="float" office:value="0.183837255853728" calcext:value-type="float">
            <text:p>0.183837255853728</text:p>
          </table:table-cell>
          <table:table-cell/>
          <table:table-cell table:formula="of:= IF([.O70] &gt; 0;  (v*COS(theta*PI()/180)/drag)*(1 - EXP(-drag*[.A71])); [.N70])" office:value-type="float" office:value="1.9199020983746" calcext:value-type="float">
            <text:p>1.9199020983746</text:p>
          </table:table-cell>
          <table:table-cell table:formula="of:= IF([.O70]&gt;0;  height + (   (g/(drag^2)) +  ( v*SIN(theta*PI()/180)) / drag     )   *   ( 1 - EXP(-drag*[.A71])    )     -   (   (g*[.A71]) / drag   );[.O70])" office:value-type="float" office:value="0.429768706077614" calcext:value-type="float">
            <text:p>0.429768706077614</text:p>
          </table:table-cell>
          <table:table-cell table:number-columns-repeated="1009"/>
        </table:table-row>
        <table:table-row table:style-name="ro2">
          <table:table-cell table:style-name="ce34" table:formula="of:=[.A71]+delta_t" office:value-type="float" office:value="0.47" calcext:value-type="float">
            <text:p>0.47</text:p>
          </table:table-cell>
          <table:table-cell table:style-name="ce34" table:formula="of:=+[.B71]" office:value-type="float" office:value="4.98865668153933" calcext:value-type="float">
            <text:p>4.98865668153933</text:p>
          </table:table-cell>
          <table:table-cell table:style-name="ce34" table:formula="of:=[.C71]-g*delta_t" office:value-type="float" office:value="-1.6116381582143" calcext:value-type="float">
            <text:p>-1.6116381582143</text:p>
          </table:table-cell>
          <table:table-cell table:style-name="ce34" table:formula="of:=SQRT([.B72]*[.B72]+[.C72]*[.C72])" office:value-type="float" office:value="5.24252544479084" calcext:value-type="float">
            <text:p>5.24252544479084</text:p>
          </table:table-cell>
          <table:table-cell table:style-name="ce34" table:formula="of:=IF([.F71]&gt;0;[.E71]+0.5*([.B71]+[.B72])*delta_t;[.E71])" office:value-type="float" office:value="2.34466864032349" calcext:value-type="float">
            <text:p>2.34466864032349</text:p>
          </table:table-cell>
          <table:table-cell table:formula="of:=IF([.F71]&gt;0;[.F71]+0.5*([.C71]+[.C72])*delta_t;[.F71])" office:value-type="float" office:value="0.523018700614892" calcext:value-type="float">
            <text:p>0.523018700614892</text:p>
          </table:table-cell>
          <table:table-cell/>
          <table:table-cell table:style-name="ce34" table:formula="of:=[.H71]-drag*[.H71]*[.J71]*delta_t" office:value-type="float" office:value="1.56069021380382" calcext:value-type="float">
            <text:p>1.56069021380382</text:p>
          </table:table-cell>
          <table:table-cell table:style-name="ce34" table:formula="of:=[.I71]-g*delta_t-drag*[.I71]*[.J71]*delta_t" office:value-type="float" office:value="-2.04668081366654" calcext:value-type="float">
            <text:p>-2.04668081366654</text:p>
          </table:table-cell>
          <table:table-cell table:style-name="ce34" table:formula="of:=SQRT([.H72]^2+[.I72]^2)" office:value-type="float" office:value="2.57384076750948" calcext:value-type="float">
            <text:p>2.57384076750948</text:p>
          </table:table-cell>
          <table:table-cell table:style-name="ce34" table:formula="of:=IF([.L71]&gt;0; [.K71]+0.5*([.H71]+[.H72])*delta_t ;[.K71])" office:value-type="float" office:value="1.2624355200007" calcext:value-type="float">
            <text:p>1.2624355200007</text:p>
          </table:table-cell>
          <table:table-cell table:style-name="ce34" table:formula="of:=IF([.L71]&gt;0; [.L71]+0.5*([.I71]+[.I72])*delta_t ;[.L71])" office:value-type="float" office:value="0.163658002008811" calcext:value-type="float">
            <text:p>0.163658002008811</text:p>
          </table:table-cell>
          <table:table-cell/>
          <table:table-cell table:formula="of:= IF([.O71] &gt; 0;  (v*COS(theta*PI()/180)/drag)*(1 - EXP(-drag*[.A72])); [.N71])" office:value-type="float" office:value="1.95429170655921" calcext:value-type="float">
            <text:p>1.95429170655921</text:p>
          </table:table-cell>
          <table:table-cell table:formula="of:= IF([.O71]&gt;0;  height + (   (g/(drag^2)) +  ( v*SIN(theta*PI()/180)) / drag     )   *   ( 1 - EXP(-drag*[.A72])    )     -   (   (g*[.A72]) / drag   );[.O71])" office:value-type="float" office:value="0.412352364962203" calcext:value-type="float">
            <text:p>0.412352364962203</text:p>
          </table:table-cell>
          <table:table-cell table:number-columns-repeated="1009"/>
        </table:table-row>
        <table:table-row table:style-name="ro2">
          <table:table-cell table:style-name="ce34" table:formula="of:=[.A72]+delta_t" office:value-type="float" office:value="0.48" calcext:value-type="float">
            <text:p>0.48</text:p>
          </table:table-cell>
          <table:table-cell table:style-name="ce34" table:formula="of:=+[.B72]" office:value-type="float" office:value="4.98865668153933" calcext:value-type="float">
            <text:p>4.98865668153933</text:p>
          </table:table-cell>
          <table:table-cell table:style-name="ce34" table:formula="of:=[.C72]-g*delta_t" office:value-type="float" office:value="-1.7097046582143" calcext:value-type="float">
            <text:p>-1.7097046582143</text:p>
          </table:table-cell>
          <table:table-cell table:style-name="ce34" table:formula="of:=SQRT([.B73]*[.B73]+[.C73]*[.C73])" office:value-type="float" office:value="5.27349841230532" calcext:value-type="float">
            <text:p>5.27349841230532</text:p>
          </table:table-cell>
          <table:table-cell table:style-name="ce34" table:formula="of:=IF([.F72]&gt;0;[.E72]+0.5*([.B72]+[.B73])*delta_t;[.E72])" office:value-type="float" office:value="2.39455520713888" calcext:value-type="float">
            <text:p>2.39455520713888</text:p>
          </table:table-cell>
          <table:table-cell table:formula="of:=IF([.F72]&gt;0;[.F72]+0.5*([.C72]+[.C73])*delta_t;[.F72])" office:value-type="float" office:value="0.506411986532749" calcext:value-type="float">
            <text:p>0.506411986532749</text:p>
          </table:table-cell>
          <table:table-cell/>
          <table:table-cell table:style-name="ce34" table:formula="of:=[.H72]-drag*[.H72]*[.J72]*delta_t" office:value-type="float" office:value="1.52855446902189" calcext:value-type="float">
            <text:p>1.52855446902189</text:p>
          </table:table-cell>
          <table:table-cell table:style-name="ce34" table:formula="of:=[.I72]-g*delta_t-drag*[.I72]*[.J72]*delta_t" office:value-type="float" office:value="-2.10260466953619" calcext:value-type="float">
            <text:p>-2.10260466953619</text:p>
          </table:table-cell>
          <table:table-cell table:style-name="ce34" table:formula="of:=SQRT([.H73]^2+[.I73]^2)" office:value-type="float" office:value="2.59950479151745" calcext:value-type="float">
            <text:p>2.59950479151745</text:p>
          </table:table-cell>
          <table:table-cell table:style-name="ce34" table:formula="of:=IF([.L72]&gt;0; [.K72]+0.5*([.H72]+[.H73])*delta_t ;[.K72])" office:value-type="float" office:value="1.27788174341483" calcext:value-type="float">
            <text:p>1.27788174341483</text:p>
          </table:table-cell>
          <table:table-cell table:style-name="ce34" table:formula="of:=IF([.L72]&gt;0; [.L72]+0.5*([.I72]+[.I73])*delta_t ;[.L72])" office:value-type="float" office:value="0.142911574592798" calcext:value-type="float">
            <text:p>0.142911574592798</text:p>
          </table:table-cell>
          <table:table-cell/>
          <table:table-cell table:formula="of:= IF([.O72] &gt; 0;  (v*COS(theta*PI()/180)/drag)*(1 - EXP(-drag*[.A73])); [.N72])" office:value-type="float" office:value="1.98840729541708" calcext:value-type="float">
            <text:p>1.98840729541708</text:p>
          </table:table-cell>
          <table:table-cell table:formula="of:= IF([.O72]&gt;0;  height + (   (g/(drag^2)) +  ( v*SIN(theta*PI()/180)) / drag     )   *   ( 1 - EXP(-drag*[.A73])    )     -   (   (g*[.A73]) / drag   );[.O72])" office:value-type="float" office:value="0.394098045956484" calcext:value-type="float">
            <text:p>0.394098045956484</text:p>
          </table:table-cell>
          <table:table-cell table:number-columns-repeated="1009"/>
        </table:table-row>
        <table:table-row table:style-name="ro2">
          <table:table-cell table:style-name="ce34" table:formula="of:=[.A73]+delta_t" office:value-type="float" office:value="0.49" calcext:value-type="float">
            <text:p>0.49</text:p>
          </table:table-cell>
          <table:table-cell table:style-name="ce34" table:formula="of:=+[.B73]" office:value-type="float" office:value="4.98865668153933" calcext:value-type="float">
            <text:p>4.98865668153933</text:p>
          </table:table-cell>
          <table:table-cell table:style-name="ce34" table:formula="of:=[.C73]-g*delta_t" office:value-type="float" office:value="-1.8077711582143" calcext:value-type="float">
            <text:p>-1.8077711582143</text:p>
          </table:table-cell>
          <table:table-cell table:style-name="ce34" table:formula="of:=SQRT([.B74]*[.B74]+[.C74]*[.C74])" office:value-type="float" office:value="5.30610328270554" calcext:value-type="float">
            <text:p>5.30610328270554</text:p>
          </table:table-cell>
          <table:table-cell table:style-name="ce34" table:formula="of:=IF([.F73]&gt;0;[.E73]+0.5*([.B73]+[.B74])*delta_t;[.E73])" office:value-type="float" office:value="2.44444177395427" calcext:value-type="float">
            <text:p>2.44444177395427</text:p>
          </table:table-cell>
          <table:table-cell table:formula="of:=IF([.F73]&gt;0;[.F73]+0.5*([.C73]+[.C74])*delta_t;[.F73])" office:value-type="float" office:value="0.488824607450606" calcext:value-type="float">
            <text:p>0.488824607450606</text:p>
          </table:table-cell>
          <table:table-cell/>
          <table:table-cell table:style-name="ce34" table:formula="of:=[.H73]-drag*[.H73]*[.J73]*delta_t" office:value-type="float" office:value="1.49676659169135" calcext:value-type="float">
            <text:p>1.49676659169135</text:p>
          </table:table-cell>
          <table:table-cell table:style-name="ce34" table:formula="of:=[.I73]-g*delta_t-drag*[.I73]*[.J73]*delta_t" office:value-type="float" office:value="-2.15694532223118" calcext:value-type="float">
            <text:p>-2.15694532223118</text:p>
          </table:table-cell>
          <table:table-cell table:style-name="ce34" table:formula="of:=SQRT([.H74]^2+[.I74]^2)" office:value-type="float" office:value="2.62539965588066" calcext:value-type="float">
            <text:p>2.62539965588066</text:p>
          </table:table-cell>
          <table:table-cell table:style-name="ce34" table:formula="of:=IF([.L73]&gt;0; [.K73]+0.5*([.H73]+[.H74])*delta_t ;[.K73])" office:value-type="float" office:value="1.29300834871839" calcext:value-type="float">
            <text:p>1.29300834871839</text:p>
          </table:table-cell>
          <table:table-cell table:style-name="ce34" table:formula="of:=IF([.L73]&gt;0; [.L73]+0.5*([.I73]+[.I74])*delta_t ;[.L73])" office:value-type="float" office:value="0.121613824633961" calcext:value-type="float">
            <text:p>0.121613824633961</text:p>
          </table:table-cell>
          <table:table-cell/>
          <table:table-cell table:formula="of:= IF([.O73] &gt; 0;  (v*COS(theta*PI()/180)/drag)*(1 - EXP(-drag*[.A74])); [.N73])" office:value-type="float" office:value="2.02225104835755" calcext:value-type="float">
            <text:p>2.02225104835755</text:p>
          </table:table-cell>
          <table:table-cell table:formula="of:= IF([.O73]&gt;0;  height + (   (g/(drag^2)) +  ( v*SIN(theta*PI()/180)) / drag     )   *   ( 1 - EXP(-drag*[.A74])    )     -   (   (g*[.A74]) / drag   );[.O73])" office:value-type="float" office:value="0.375012426139656" calcext:value-type="float">
            <text:p>0.375012426139656</text:p>
          </table:table-cell>
          <table:table-cell table:number-columns-repeated="1009"/>
        </table:table-row>
        <table:table-row table:style-name="ro2">
          <table:table-cell table:style-name="ce34" table:formula="of:=[.A74]+delta_t" office:value-type="float" office:value="0.5" calcext:value-type="float">
            <text:p>0.5</text:p>
          </table:table-cell>
          <table:table-cell table:style-name="ce34" table:formula="of:=+[.B74]" office:value-type="float" office:value="4.98865668153933" calcext:value-type="float">
            <text:p>4.98865668153933</text:p>
          </table:table-cell>
          <table:table-cell table:style-name="ce34" table:formula="of:=[.C74]-g*delta_t" office:value-type="float" office:value="-1.9058376582143" calcext:value-type="float">
            <text:p>-1.9058376582143</text:p>
          </table:table-cell>
          <table:table-cell table:style-name="ce34" table:formula="of:=SQRT([.B75]*[.B75]+[.C75]*[.C75])" office:value-type="float" office:value="5.34031016568652" calcext:value-type="float">
            <text:p>5.34031016568652</text:p>
          </table:table-cell>
          <table:table-cell table:style-name="ce34" table:formula="of:=IF([.F74]&gt;0;[.E74]+0.5*([.B74]+[.B75])*delta_t;[.E74])" office:value-type="float" office:value="2.49432834076967" calcext:value-type="float">
            <text:p>2.49432834076967</text:p>
          </table:table-cell>
          <table:table-cell table:formula="of:=IF([.F74]&gt;0;[.F74]+0.5*([.C74]+[.C75])*delta_t;[.F74])" office:value-type="float" office:value="0.470256563368463" calcext:value-type="float">
            <text:p>0.470256563368463</text:p>
          </table:table-cell>
          <table:table-cell/>
          <table:table-cell table:style-name="ce34" table:formula="of:=[.H74]-drag*[.H74]*[.J74]*delta_t" office:value-type="float" office:value="1.46532970773327" calcext:value-type="float">
            <text:p>1.46532970773327</text:p>
          </table:table-cell>
          <table:table-cell table:style-name="ce34" table:formula="of:=[.I74]-g*delta_t-drag*[.I74]*[.J74]*delta_t" office:value-type="float" office:value="-2.20970907417726" calcext:value-type="float">
            <text:p>-2.20970907417726</text:p>
          </table:table-cell>
          <table:table-cell table:style-name="ce34" table:formula="of:=SQRT([.H75]^2+[.I75]^2)" office:value-type="float" office:value="2.65141572463976" calcext:value-type="float">
            <text:p>2.65141572463976</text:p>
          </table:table-cell>
          <table:table-cell table:style-name="ce34" table:formula="of:=IF([.L74]&gt;0; [.K74]+0.5*([.H74]+[.H75])*delta_t ;[.K74])" office:value-type="float" office:value="1.30781883021552" calcext:value-type="float">
            <text:p>1.30781883021552</text:p>
          </table:table-cell>
          <table:table-cell table:style-name="ce34" table:formula="of:=IF([.L74]&gt;0; [.L74]+0.5*([.I74]+[.I75])*delta_t ;[.L74])" office:value-type="float" office:value="0.0997805526519186" calcext:value-type="float">
            <text:p>0.0997805526519186</text:p>
          </table:table-cell>
          <table:table-cell/>
          <table:table-cell table:formula="of:= IF([.O74] &gt; 0;  (v*COS(theta*PI()/180)/drag)*(1 - EXP(-drag*[.A75])); [.N74])" office:value-type="float" office:value="2.05582513139236" calcext:value-type="float">
            <text:p>2.05582513139236</text:p>
          </table:table-cell>
          <table:table-cell table:formula="of:= IF([.O74]&gt;0;  height + (   (g/(drag^2)) +  ( v*SIN(theta*PI()/180)) / drag     )   *   ( 1 - EXP(-drag*[.A75])    )     -   (   (g*[.A75]) / drag   );[.O74])" office:value-type="float" office:value="0.355102129387375" calcext:value-type="float">
            <text:p>0.355102129387375</text:p>
          </table:table-cell>
          <table:table-cell table:number-columns-repeated="1009"/>
        </table:table-row>
        <table:table-row table:style-name="ro2">
          <table:table-cell table:style-name="ce34" table:formula="of:=[.A75]+delta_t" office:value-type="float" office:value="0.51" calcext:value-type="float">
            <text:p>0.51</text:p>
          </table:table-cell>
          <table:table-cell table:style-name="ce34" table:formula="of:=+[.B75]" office:value-type="float" office:value="4.98865668153933" calcext:value-type="float">
            <text:p>4.98865668153933</text:p>
          </table:table-cell>
          <table:table-cell table:style-name="ce34" table:formula="of:=[.C75]-g*delta_t" office:value-type="float" office:value="-2.0039041582143" calcext:value-type="float">
            <text:p>-2.0039041582143</text:p>
          </table:table-cell>
          <table:table-cell table:style-name="ce34" table:formula="of:=SQRT([.B76]*[.B76]+[.C76]*[.C76])" office:value-type="float" office:value="5.37608848156126" calcext:value-type="float">
            <text:p>5.37608848156126</text:p>
          </table:table-cell>
          <table:table-cell table:style-name="ce34" table:formula="of:=IF([.F75]&gt;0;[.E75]+0.5*([.B75]+[.B76])*delta_t;[.E75])" office:value-type="float" office:value="2.54421490758506" calcext:value-type="float">
            <text:p>2.54421490758506</text:p>
          </table:table-cell>
          <table:table-cell table:formula="of:=IF([.F75]&gt;0;[.F75]+0.5*([.C75]+[.C76])*delta_t;[.F75])" office:value-type="float" office:value="0.45070785428632" calcext:value-type="float">
            <text:p>0.45070785428632</text:p>
          </table:table-cell>
          <table:table-cell/>
          <table:table-cell table:style-name="ce34" table:formula="of:=[.H75]-drag*[.H75]*[.J75]*delta_t" office:value-type="float" office:value="1.43424812190234" calcext:value-type="float">
            <text:p>1.43424812190234</text:p>
          </table:table-cell>
          <table:table-cell table:style-name="ce34" table:formula="of:=[.I75]-g*delta_t-drag*[.I75]*[.J75]*delta_t" office:value-type="float" office:value="-2.26090471508804" calcext:value-type="float">
            <text:p>-2.26090471508804</text:p>
          </table:table-cell>
          <table:table-cell table:style-name="ce34" table:formula="of:=SQRT([.H76]^2+[.I76]^2)" office:value-type="float" office:value="2.67745360480583" calcext:value-type="float">
            <text:p>2.67745360480583</text:p>
          </table:table-cell>
          <table:table-cell table:style-name="ce34" table:formula="of:=IF([.L75]&gt;0; [.K75]+0.5*([.H75]+[.H76])*delta_t ;[.K75])" office:value-type="float" office:value="1.32231671936369" calcext:value-type="float">
            <text:p>1.32231671936369</text:p>
          </table:table-cell>
          <table:table-cell table:style-name="ce34" table:formula="of:=IF([.L75]&gt;0; [.L75]+0.5*([.I75]+[.I76])*delta_t ;[.L75])" office:value-type="float" office:value="0.0774274837055921" calcext:value-type="float">
            <text:p>0.0774274837055921</text:p>
          </table:table-cell>
          <table:table-cell/>
          <table:table-cell table:formula="of:= IF([.O75] &gt; 0;  (v*COS(theta*PI()/180)/drag)*(1 - EXP(-drag*[.A76])); [.N75])" office:value-type="float" office:value="2.08913169327428" calcext:value-type="float">
            <text:p>2.08913169327428</text:p>
          </table:table-cell>
          <table:table-cell table:formula="of:= IF([.O75]&gt;0;  height + (   (g/(drag^2)) +  ( v*SIN(theta*PI()/180)) / drag     )   *   ( 1 - EXP(-drag*[.A76])    )     -   (   (g*[.A76]) / drag   );[.O75])" office:value-type="float" office:value="0.334373726795699" calcext:value-type="float">
            <text:p>0.334373726795699</text:p>
          </table:table-cell>
          <table:table-cell table:number-columns-repeated="1009"/>
        </table:table-row>
        <table:table-row table:style-name="ro2">
          <table:table-cell table:style-name="ce34" table:formula="of:=[.A76]+delta_t" office:value-type="float" office:value="0.52" calcext:value-type="float">
            <text:p>0.52</text:p>
          </table:table-cell>
          <table:table-cell table:style-name="ce34" table:formula="of:=+[.B76]" office:value-type="float" office:value="4.98865668153933" calcext:value-type="float">
            <text:p>4.98865668153933</text:p>
          </table:table-cell>
          <table:table-cell table:style-name="ce34" table:formula="of:=[.C76]-g*delta_t" office:value-type="float" office:value="-2.1019706582143" calcext:value-type="float">
            <text:p>-2.1019706582143</text:p>
          </table:table-cell>
          <table:table-cell table:style-name="ce34" table:formula="of:=SQRT([.B77]*[.B77]+[.C77]*[.C77])" office:value-type="float" office:value="5.41340707265405" calcext:value-type="float">
            <text:p>5.41340707265405</text:p>
          </table:table-cell>
          <table:table-cell table:style-name="ce34" table:formula="of:=IF([.F76]&gt;0;[.E76]+0.5*([.B76]+[.B77])*delta_t;[.E76])" office:value-type="float" office:value="2.59410147440045" calcext:value-type="float">
            <text:p>2.59410147440045</text:p>
          </table:table-cell>
          <table:table-cell table:formula="of:=IF([.F76]&gt;0;[.F76]+0.5*([.C76]+[.C77])*delta_t;[.F76])" office:value-type="float" office:value="0.430178480204177" calcext:value-type="float">
            <text:p>0.430178480204177</text:p>
          </table:table-cell>
          <table:table-cell/>
          <table:table-cell table:style-name="ce34" table:formula="of:=[.H76]-drag*[.H76]*[.J76]*delta_t" office:value-type="float" office:value="1.40352705946895" calcext:value-type="float">
            <text:p>1.40352705946895</text:p>
          </table:table-cell>
          <table:table-cell table:style-name="ce34" table:formula="of:=[.I76]-g*delta_t-drag*[.I76]*[.J76]*delta_t" office:value-type="float" office:value="-2.31054347525176" calcext:value-type="float">
            <text:p>-2.31054347525176</text:p>
          </table:table-cell>
          <table:table-cell table:style-name="ce34" table:formula="of:=SQRT([.H77]^2+[.I77]^2)" office:value-type="float" office:value="2.70342363637112" calcext:value-type="float">
            <text:p>2.70342363637112</text:p>
          </table:table-cell>
          <table:table-cell table:style-name="ce34" table:formula="of:=IF([.L76]&gt;0; [.K76]+0.5*([.H76]+[.H77])*delta_t ;[.K76])" office:value-type="float" office:value="1.33650559527055" calcext:value-type="float">
            <text:p>1.33650559527055</text:p>
          </table:table-cell>
          <table:table-cell table:style-name="ce34" table:formula="of:=IF([.L76]&gt;0; [.L76]+0.5*([.I76]+[.I77])*delta_t ;[.L76])" office:value-type="float" office:value="0.0545702427538931" calcext:value-type="float">
            <text:p>0.0545702427538931</text:p>
          </table:table-cell>
          <table:table-cell/>
          <table:table-cell table:formula="of:= IF([.O76] &gt; 0;  (v*COS(theta*PI()/180)/drag)*(1 - EXP(-drag*[.A77])); [.N76])" office:value-type="float" office:value="2.12217286563464" calcext:value-type="float">
            <text:p>2.12217286563464</text:p>
          </table:table-cell>
          <table:table-cell table:formula="of:= IF([.O76]&gt;0;  height + (   (g/(drag^2)) +  ( v*SIN(theta*PI()/180)) / drag     )   *   ( 1 - EXP(-drag*[.A77])    )     -   (   (g*[.A77]) / drag   );[.O76])" office:value-type="float" office:value="0.312833737101624" calcext:value-type="float">
            <text:p>0.312833737101624</text:p>
          </table:table-cell>
          <table:table-cell table:number-columns-repeated="1009"/>
        </table:table-row>
        <table:table-row table:style-name="ro2">
          <table:table-cell table:style-name="ce34" table:formula="of:=[.A77]+delta_t" office:value-type="float" office:value="0.53" calcext:value-type="float">
            <text:p>0.53</text:p>
          </table:table-cell>
          <table:table-cell table:style-name="ce34" table:formula="of:=+[.B77]" office:value-type="float" office:value="4.98865668153933" calcext:value-type="float">
            <text:p>4.98865668153933</text:p>
          </table:table-cell>
          <table:table-cell table:style-name="ce34" table:formula="of:=[.C77]-g*delta_t" office:value-type="float" office:value="-2.2000371582143" calcext:value-type="float">
            <text:p>-2.2000371582143</text:p>
          </table:table-cell>
          <table:table-cell table:style-name="ce34" table:formula="of:=SQRT([.B78]*[.B78]+[.C78]*[.C78])" office:value-type="float" office:value="5.45223431116003" calcext:value-type="float">
            <text:p>5.45223431116003</text:p>
          </table:table-cell>
          <table:table-cell table:style-name="ce34" table:formula="of:=IF([.F77]&gt;0;[.E77]+0.5*([.B77]+[.B78])*delta_t;[.E77])" office:value-type="float" office:value="2.64398804121585" calcext:value-type="float">
            <text:p>2.64398804121585</text:p>
          </table:table-cell>
          <table:table-cell table:formula="of:=IF([.F77]&gt;0;[.F77]+0.5*([.C77]+[.C78])*delta_t;[.F77])" office:value-type="float" office:value="0.408668441122034" calcext:value-type="float">
            <text:p>0.408668441122034</text:p>
          </table:table-cell>
          <table:table-cell/>
          <table:table-cell table:style-name="ce34" table:formula="of:=[.H77]-drag*[.H77]*[.J77]*delta_t" office:value-type="float" office:value="1.37317243365412" calcext:value-type="float">
            <text:p>1.37317243365412</text:p>
          </table:table-cell>
          <table:table-cell table:style-name="ce34" table:formula="of:=[.I77]-g*delta_t-drag*[.I77]*[.J77]*delta_t" office:value-type="float" office:value="-2.35863895250089" calcext:value-type="float">
            <text:p>-2.35863895250089</text:p>
          </table:table-cell>
          <table:table-cell table:style-name="ce34" table:formula="of:=SQRT([.H78]^2+[.I78]^2)" office:value-type="float" office:value="2.72924536104801" calcext:value-type="float">
            <text:p>2.72924536104801</text:p>
          </table:table-cell>
          <table:table-cell table:style-name="ce34" table:formula="of:=IF([.L77]&gt;0; [.K77]+0.5*([.H77]+[.H78])*delta_t ;[.K77])" office:value-type="float" office:value="1.35038909273617" calcext:value-type="float">
            <text:p>1.35038909273617</text:p>
          </table:table-cell>
          <table:table-cell table:style-name="ce34" table:formula="of:=IF([.L77]&gt;0; [.L77]+0.5*([.I77]+[.I78])*delta_t ;[.L77])" office:value-type="float" office:value="0.0312243306151298" calcext:value-type="float">
            <text:p>0.0312243306151298</text:p>
          </table:table-cell>
          <table:table-cell/>
          <table:table-cell table:formula="of:= IF([.O77] &gt; 0;  (v*COS(theta*PI()/180)/drag)*(1 - EXP(-drag*[.A78])); [.N77])" office:value-type="float" office:value="2.15495076311975" calcext:value-type="float">
            <text:p>2.15495076311975</text:p>
          </table:table-cell>
          <table:table-cell table:formula="of:= IF([.O77]&gt;0;  height + (   (g/(drag^2)) +  ( v*SIN(theta*PI()/180)) / drag     )   *   ( 1 - EXP(-drag*[.A78])    )     -   (   (g*[.A78]) / drag   );[.O77])" office:value-type="float" office:value="0.2904886271003" calcext:value-type="float">
            <text:p>0.2904886271003</text:p>
          </table:table-cell>
          <table:table-cell table:number-columns-repeated="1009"/>
        </table:table-row>
        <table:table-row table:style-name="ro2">
          <table:table-cell table:style-name="ce34" table:formula="of:=[.A78]+delta_t" office:value-type="float" office:value="0.54" calcext:value-type="float">
            <text:p>0.54</text:p>
          </table:table-cell>
          <table:table-cell table:style-name="ce34" table:formula="of:=+[.B78]" office:value-type="float" office:value="4.98865668153933" calcext:value-type="float">
            <text:p>4.98865668153933</text:p>
          </table:table-cell>
          <table:table-cell table:style-name="ce34" table:formula="of:=[.C78]-g*delta_t" office:value-type="float" office:value="-2.2981036582143" calcext:value-type="float">
            <text:p>-2.2981036582143</text:p>
          </table:table-cell>
          <table:table-cell table:style-name="ce34" table:formula="of:=SQRT([.B79]*[.B79]+[.C79]*[.C79])" office:value-type="float" office:value="5.49253820288626" calcext:value-type="float">
            <text:p>5.49253820288626</text:p>
          </table:table-cell>
          <table:table-cell table:style-name="ce34" table:formula="of:=IF([.F78]&gt;0;[.E78]+0.5*([.B78]+[.B79])*delta_t;[.E78])" office:value-type="float" office:value="2.69387460803124" calcext:value-type="float">
            <text:p>2.69387460803124</text:p>
          </table:table-cell>
          <table:table-cell table:formula="of:=IF([.F78]&gt;0;[.F78]+0.5*([.C78]+[.C79])*delta_t;[.F78])" office:value-type="float" office:value="0.386177737039891" calcext:value-type="float">
            <text:p>0.386177737039891</text:p>
          </table:table-cell>
          <table:table-cell/>
          <table:table-cell table:style-name="ce34" table:formula="of:=[.H78]-drag*[.H78]*[.J78]*delta_t" office:value-type="float" office:value="1.34319063769836" calcext:value-type="float">
            <text:p>1.34319063769836</text:p>
          </table:table-cell>
          <table:table-cell table:style-name="ce34" table:formula="of:=[.I78]-g*delta_t-drag*[.I78]*[.J78]*delta_t" office:value-type="float" office:value="-2.40520701714489" calcext:value-type="float">
            <text:p>-2.40520701714489</text:p>
          </table:table-cell>
          <table:table-cell table:style-name="ce34" table:formula="of:=SQRT([.H79]^2+[.I79]^2)" office:value-type="float" office:value="2.75484698023748" calcext:value-type="float">
            <text:p>2.75484698023748</text:p>
          </table:table-cell>
          <table:table-cell table:style-name="ce34" table:formula="of:=IF([.L78]&gt;0; [.K78]+0.5*([.H78]+[.H79])*delta_t ;[.K78])" office:value-type="float" office:value="1.36397090809293" calcext:value-type="float">
            <text:p>1.36397090809293</text:p>
          </table:table-cell>
          <table:table-cell table:style-name="ce34" table:formula="of:=IF([.L78]&gt;0; [.L78]+0.5*([.I78]+[.I79])*delta_t ;[.L78])" office:value-type="float" office:value="0.00740510076690089" calcext:value-type="float">
            <text:p>0.00740510076690089</text:p>
          </table:table-cell>
          <table:table-cell/>
          <table:table-cell table:formula="of:= IF([.O78] &gt; 0;  (v*COS(theta*PI()/180)/drag)*(1 - EXP(-drag*[.A79])); [.N78])" office:value-type="float" office:value="2.18746748352623" calcext:value-type="float">
            <text:p>2.18746748352623</text:p>
          </table:table-cell>
          <table:table-cell table:formula="of:= IF([.O78]&gt;0;  height + (   (g/(drag^2)) +  ( v*SIN(theta*PI()/180)) / drag     )   *   ( 1 - EXP(-drag*[.A79])    )     -   (   (g*[.A79]) / drag   );[.O78])" office:value-type="float" office:value="0.267344812058908" calcext:value-type="float">
            <text:p>0.267344812058908</text:p>
          </table:table-cell>
          <table:table-cell table:number-columns-repeated="1009"/>
        </table:table-row>
        <table:table-row table:style-name="ro2">
          <table:table-cell table:style-name="ce34" table:formula="of:=[.A79]+delta_t" office:value-type="float" office:value="0.55" calcext:value-type="float">
            <text:p>0.55</text:p>
          </table:table-cell>
          <table:table-cell table:style-name="ce34" table:formula="of:=+[.B79]" office:value-type="float" office:value="4.98865668153933" calcext:value-type="float">
            <text:p>4.98865668153933</text:p>
          </table:table-cell>
          <table:table-cell table:style-name="ce34" table:formula="of:=[.C79]-g*delta_t" office:value-type="float" office:value="-2.3961701582143" calcext:value-type="float">
            <text:p>-2.3961701582143</text:p>
          </table:table-cell>
          <table:table-cell table:style-name="ce34" table:formula="of:=SQRT([.B80]*[.B80]+[.C80]*[.C80])" office:value-type="float" office:value="5.53428648638501" calcext:value-type="float">
            <text:p>5.53428648638501</text:p>
          </table:table-cell>
          <table:table-cell table:style-name="ce34" table:formula="of:=IF([.F79]&gt;0;[.E79]+0.5*([.B79]+[.B80])*delta_t;[.E79])" office:value-type="float" office:value="2.74376117484663" calcext:value-type="float">
            <text:p>2.74376117484663</text:p>
          </table:table-cell>
          <table:table-cell table:formula="of:=IF([.F79]&gt;0;[.F79]+0.5*([.C79]+[.C80])*delta_t;[.F79])" office:value-type="float" office:value="0.362706367957748" calcext:value-type="float">
            <text:p>0.362706367957748</text:p>
          </table:table-cell>
          <table:table-cell/>
          <table:table-cell table:style-name="ce34" table:formula="of:=[.H79]-drag*[.H79]*[.J79]*delta_t" office:value-type="float" office:value="1.31358836032119" calcext:value-type="float">
            <text:p>1.31358836032119</text:p>
          </table:table-cell>
          <table:table-cell table:style-name="ce34" table:formula="of:=[.I79]-g*delta_t-drag*[.I79]*[.J79]*delta_t" office:value-type="float" office:value="-2.45026569884067" calcext:value-type="float">
            <text:p>-2.45026569884067</text:p>
          </table:table-cell>
          <table:table-cell table:style-name="ce34" table:formula="of:=SQRT([.H80]^2+[.I80]^2)" office:value-type="float" office:value="2.78016481081364" calcext:value-type="float">
            <text:p>2.78016481081364</text:p>
          </table:table-cell>
          <table:table-cell table:style-name="ce34" table:formula="of:=IF([.L79]&gt;0; [.K79]+0.5*([.H79]+[.H80])*delta_t ;[.K79])" office:value-type="float" office:value="1.37725480308303" calcext:value-type="float">
            <text:p>1.37725480308303</text:p>
          </table:table-cell>
          <table:table-cell table:style-name="ce34" table:formula="of:=IF([.L79]&gt;0; [.L79]+0.5*([.I79]+[.I80])*delta_t ;[.L79])" office:value-type="float" office:value="-0.0168722628130269" calcext:value-type="float">
            <text:p>-0.0168722628130269</text:p>
          </table:table-cell>
          <table:table-cell/>
          <table:table-cell table:formula="of:= IF([.O79] &gt; 0;  (v*COS(theta*PI()/180)/drag)*(1 - EXP(-drag*[.A80])); [.N79])" office:value-type="float" office:value="2.2197251079353" calcext:value-type="float">
            <text:p>2.2197251079353</text:p>
          </table:table-cell>
          <table:table-cell table:formula="of:= IF([.O79]&gt;0;  height + (   (g/(drag^2)) +  ( v*SIN(theta*PI()/180)) / drag     )   *   ( 1 - EXP(-drag*[.A80])    )     -   (   (g*[.A80]) / drag   );[.O79])" office:value-type="float" office:value="0.243408656127217" calcext:value-type="float">
            <text:p>0.243408656127217</text:p>
          </table:table-cell>
          <table:table-cell table:number-columns-repeated="1009"/>
        </table:table-row>
        <table:table-row table:style-name="ro2">
          <table:table-cell table:style-name="ce34" table:formula="of:=[.A80]+delta_t" office:value-type="float" office:value="0.56" calcext:value-type="float">
            <text:p>0.56</text:p>
          </table:table-cell>
          <table:table-cell table:style-name="ce34" table:formula="of:=+[.B80]" office:value-type="float" office:value="4.98865668153933" calcext:value-type="float">
            <text:p>4.98865668153933</text:p>
          </table:table-cell>
          <table:table-cell table:style-name="ce34" table:formula="of:=[.C80]-g*delta_t" office:value-type="float" office:value="-2.4942366582143" calcext:value-type="float">
            <text:p>-2.4942366582143</text:p>
          </table:table-cell>
          <table:table-cell table:style-name="ce34" table:formula="of:=SQRT([.B81]*[.B81]+[.C81]*[.C81])" office:value-type="float" office:value="5.57744672708284" calcext:value-type="float">
            <text:p>5.57744672708284</text:p>
          </table:table-cell>
          <table:table-cell table:style-name="ce34" table:formula="of:=IF([.F80]&gt;0;[.E80]+0.5*([.B80]+[.B81])*delta_t;[.E80])" office:value-type="float" office:value="2.79364774166203" calcext:value-type="float">
            <text:p>2.79364774166203</text:p>
          </table:table-cell>
          <table:table-cell table:formula="of:=IF([.F80]&gt;0;[.F80]+0.5*([.C80]+[.C81])*delta_t;[.F80])" office:value-type="float" office:value="0.338254333875605" calcext:value-type="float">
            <text:p>0.338254333875605</text:p>
          </table:table-cell>
          <table:table-cell/>
          <table:table-cell table:style-name="ce34" table:formula="of:=[.H80]-drag*[.H80]*[.J80]*delta_t" office:value-type="float" office:value="1.28437242323911" calcext:value-type="float">
            <text:p>1.28437242323911</text:p>
          </table:table-cell>
          <table:table-cell table:style-name="ce34" table:formula="of:=[.I80]-g*delta_t-drag*[.I80]*[.J80]*delta_t" office:value-type="float" office:value="-2.49383505905619" calcext:value-type="float">
            <text:p>-2.49383505905619</text:p>
          </table:table-cell>
          <table:table-cell table:style-name="ce34" table:formula="of:=SQRT([.H81]^2+[.I81]^2)" office:value-type="float" office:value="2.80514274562898" calcext:value-type="float">
            <text:p>2.80514274562898</text:p>
          </table:table-cell>
          <table:table-cell table:style-name="ce34" table:formula="of:=IF([.L80]&gt;0; [.K80]+0.5*([.H80]+[.H81])*delta_t ;[.K80])" office:value-type="float" office:value="1.37725480308303" calcext:value-type="float">
            <text:p>1.37725480308303</text:p>
          </table:table-cell>
          <table:table-cell table:style-name="ce34" table:formula="of:=IF([.L80]&gt;0; [.L80]+0.5*([.I80]+[.I81])*delta_t ;[.L80])" office:value-type="float" office:value="-0.0168722628130269" calcext:value-type="float">
            <text:p>-0.0168722628130269</text:p>
          </table:table-cell>
          <table:table-cell/>
          <table:table-cell table:formula="of:= IF([.O80] &gt; 0;  (v*COS(theta*PI()/180)/drag)*(1 - EXP(-drag*[.A81])); [.N80])" office:value-type="float" office:value="2.25172570084592" calcext:value-type="float">
            <text:p>2.25172570084592</text:p>
          </table:table-cell>
          <table:table-cell table:formula="of:= IF([.O80]&gt;0;  height + (   (g/(drag^2)) +  ( v*SIN(theta*PI()/180)) / drag     )   *   ( 1 - EXP(-drag*[.A81])    )     -   (   (g*[.A81]) / drag   );[.O80])" office:value-type="float" office:value="0.218686472744925" calcext:value-type="float">
            <text:p>0.218686472744925</text:p>
          </table:table-cell>
          <table:table-cell table:number-columns-repeated="1009"/>
        </table:table-row>
        <table:table-row table:style-name="ro2">
          <table:table-cell table:style-name="ce34" table:formula="of:=[.A81]+delta_t" office:value-type="float" office:value="0.57" calcext:value-type="float">
            <text:p>0.57</text:p>
          </table:table-cell>
          <table:table-cell table:style-name="ce34" table:formula="of:=+[.B81]" office:value-type="float" office:value="4.98865668153933" calcext:value-type="float">
            <text:p>4.98865668153933</text:p>
          </table:table-cell>
          <table:table-cell table:style-name="ce34" table:formula="of:=[.C81]-g*delta_t" office:value-type="float" office:value="-2.5923031582143" calcext:value-type="float">
            <text:p>-2.5923031582143</text:p>
          </table:table-cell>
          <table:table-cell table:style-name="ce34" table:formula="of:=SQRT([.B82]*[.B82]+[.C82]*[.C82])" office:value-type="float" office:value="5.62198640609837" calcext:value-type="float">
            <text:p>5.62198640609837</text:p>
          </table:table-cell>
          <table:table-cell table:style-name="ce34" table:formula="of:=IF([.F81]&gt;0;[.E81]+0.5*([.B81]+[.B82])*delta_t;[.E81])" office:value-type="float" office:value="2.84353430847742" calcext:value-type="float">
            <text:p>2.84353430847742</text:p>
          </table:table-cell>
          <table:table-cell table:formula="of:=IF([.F81]&gt;0;[.F81]+0.5*([.C81]+[.C82])*delta_t;[.F81])" office:value-type="float" office:value="0.312821634793462" calcext:value-type="float">
            <text:p>0.312821634793462</text:p>
          </table:table-cell>
          <table:table-cell/>
          <table:table-cell table:style-name="ce34" table:formula="of:=[.H81]-drag*[.H81]*[.J81]*delta_t" office:value-type="float" office:value="1.25554963935323" calcext:value-type="float">
            <text:p>1.25554963935323</text:p>
          </table:table-cell>
          <table:table-cell table:style-name="ce34" table:formula="of:=[.I81]-g*delta_t-drag*[.I81]*[.J81]*delta_t" office:value-type="float" office:value="-2.53593705245853" calcext:value-type="float">
            <text:p>-2.53593705245853</text:p>
          </table:table-cell>
          <table:table-cell table:style-name="ce34" table:formula="of:=SQRT([.H82]^2+[.I82]^2)" office:value-type="float" office:value="2.82973172419438" calcext:value-type="float">
            <text:p>2.82973172419438</text:p>
          </table:table-cell>
          <table:table-cell table:style-name="ce34" table:formula="of:=IF([.L81]&gt;0; [.K81]+0.5*([.H81]+[.H82])*delta_t ;[.K81])" office:value-type="float" office:value="1.37725480308303" calcext:value-type="float">
            <text:p>1.37725480308303</text:p>
          </table:table-cell>
          <table:table-cell table:style-name="ce34" table:formula="of:=IF([.L81]&gt;0; [.L81]+0.5*([.I81]+[.I82])*delta_t ;[.L81])" office:value-type="float" office:value="-0.0168722628130269" calcext:value-type="float">
            <text:p>-0.0168722628130269</text:p>
          </table:table-cell>
          <table:table-cell/>
          <table:table-cell table:formula="of:= IF([.O81] &gt; 0;  (v*COS(theta*PI()/180)/drag)*(1 - EXP(-drag*[.A82])); [.N81])" office:value-type="float" office:value="2.28347131030697" calcext:value-type="float">
            <text:p>2.28347131030697</text:p>
          </table:table-cell>
          <table:table-cell table:formula="of:= IF([.O81]&gt;0;  height + (   (g/(drag^2)) +  ( v*SIN(theta*PI()/180)) / drag     )   *   ( 1 - EXP(-drag*[.A82])    )     -   (   (g*[.A82]) / drag   );[.O81])" office:value-type="float" office:value="0.193184525045695" calcext:value-type="float">
            <text:p>0.193184525045695</text:p>
          </table:table-cell>
          <table:table-cell table:number-columns-repeated="1009"/>
        </table:table-row>
        <table:table-row table:style-name="ro2">
          <table:table-cell table:style-name="ce34" table:formula="of:=[.A82]+delta_t" office:value-type="float" office:value="0.58" calcext:value-type="float">
            <text:p>0.58</text:p>
          </table:table-cell>
          <table:table-cell table:style-name="ce34" table:formula="of:=+[.B82]" office:value-type="float" office:value="4.98865668153933" calcext:value-type="float">
            <text:p>4.98865668153933</text:p>
          </table:table-cell>
          <table:table-cell table:style-name="ce34" table:formula="of:=[.C82]-g*delta_t" office:value-type="float" office:value="-2.6903696582143" calcext:value-type="float">
            <text:p>-2.6903696582143</text:p>
          </table:table-cell>
          <table:table-cell table:style-name="ce34" table:formula="of:=SQRT([.B83]*[.B83]+[.C83]*[.C83])" office:value-type="float" office:value="5.66787300352674" calcext:value-type="float">
            <text:p>5.66787300352674</text:p>
          </table:table-cell>
          <table:table-cell table:style-name="ce34" table:formula="of:=IF([.F82]&gt;0;[.E82]+0.5*([.B82]+[.B83])*delta_t;[.E82])" office:value-type="float" office:value="2.89342087529281" calcext:value-type="float">
            <text:p>2.89342087529281</text:p>
          </table:table-cell>
          <table:table-cell table:formula="of:=IF([.F82]&gt;0;[.F82]+0.5*([.C82]+[.C83])*delta_t;[.F82])" office:value-type="float" office:value="0.286408270711319" calcext:value-type="float">
            <text:p>0.286408270711319</text:p>
          </table:table-cell>
          <table:table-cell/>
          <table:table-cell table:style-name="ce34" table:formula="of:=[.H82]-drag*[.H82]*[.J82]*delta_t" office:value-type="float" office:value="1.227126690187" calcext:value-type="float">
            <text:p>1.227126690187</text:p>
          </table:table-cell>
          <table:table-cell table:style-name="ce34" table:formula="of:=[.I82]-g*delta_t-drag*[.I82]*[.J82]*delta_t" office:value-type="float" office:value="-2.57659538023532" calcext:value-type="float">
            <text:p>-2.57659538023532</text:p>
          </table:table-cell>
          <table:table-cell table:style-name="ce34" table:formula="of:=SQRT([.H83]^2+[.I83]^2)" office:value-type="float" office:value="2.85388921775518" calcext:value-type="float">
            <text:p>2.85388921775518</text:p>
          </table:table-cell>
          <table:table-cell table:style-name="ce34" table:formula="of:=IF([.L82]&gt;0; [.K82]+0.5*([.H82]+[.H83])*delta_t ;[.K82])" office:value-type="float" office:value="1.37725480308303" calcext:value-type="float">
            <text:p>1.37725480308303</text:p>
          </table:table-cell>
          <table:table-cell table:style-name="ce34" table:formula="of:=IF([.L82]&gt;0; [.L82]+0.5*([.I82]+[.I83])*delta_t ;[.L82])" office:value-type="float" office:value="-0.0168722628130269" calcext:value-type="float">
            <text:p>-0.0168722628130269</text:p>
          </table:table-cell>
          <table:table-cell/>
          <table:table-cell table:formula="of:= IF([.O82] &gt; 0;  (v*COS(theta*PI()/180)/drag)*(1 - EXP(-drag*[.A83])); [.N82])" office:value-type="float" office:value="2.31496396804828" calcext:value-type="float">
            <text:p>2.31496396804828</text:p>
          </table:table-cell>
          <table:table-cell table:formula="of:= IF([.O82]&gt;0;  height + (   (g/(drag^2)) +  ( v*SIN(theta*PI()/180)) / drag     )   *   ( 1 - EXP(-drag*[.A83])    )     -   (   (g*[.A83]) / drag   );[.O82])" office:value-type="float" office:value="0.166909026258019" calcext:value-type="float">
            <text:p>0.166909026258019</text:p>
          </table:table-cell>
          <table:table-cell table:number-columns-repeated="1009"/>
        </table:table-row>
        <table:table-row table:style-name="ro2">
          <table:table-cell table:style-name="ce34" table:formula="of:=[.A83]+delta_t" office:value-type="float" office:value="0.59" calcext:value-type="float">
            <text:p>0.59</text:p>
          </table:table-cell>
          <table:table-cell table:style-name="ce34" table:formula="of:=+[.B83]" office:value-type="float" office:value="4.98865668153933" calcext:value-type="float">
            <text:p>4.98865668153933</text:p>
          </table:table-cell>
          <table:table-cell table:style-name="ce34" table:formula="of:=[.C83]-g*delta_t" office:value-type="float" office:value="-2.7884361582143" calcext:value-type="float">
            <text:p>-2.7884361582143</text:p>
          </table:table-cell>
          <table:table-cell table:style-name="ce34" table:formula="of:=SQRT([.B84]*[.B84]+[.C84]*[.C84])" office:value-type="float" office:value="5.71507407604696" calcext:value-type="float">
            <text:p>5.71507407604696</text:p>
          </table:table-cell>
          <table:table-cell table:style-name="ce34" table:formula="of:=IF([.F83]&gt;0;[.E83]+0.5*([.B83]+[.B84])*delta_t;[.E83])" office:value-type="float" office:value="2.94330744210821" calcext:value-type="float">
            <text:p>2.94330744210821</text:p>
          </table:table-cell>
          <table:table-cell table:formula="of:=IF([.F83]&gt;0;[.F83]+0.5*([.C83]+[.C84])*delta_t;[.F83])" office:value-type="float" office:value="0.259014241629176" calcext:value-type="float">
            <text:p>0.259014241629176</text:p>
          </table:table-cell>
          <table:table-cell/>
          <table:table-cell table:style-name="ce34" table:formula="of:=[.H83]-drag*[.H83]*[.J83]*delta_t" office:value-type="float" office:value="1.19911002114745" calcext:value-type="float">
            <text:p>1.19911002114745</text:p>
          </table:table-cell>
          <table:table-cell table:style-name="ce34" table:formula="of:=[.I83]-g*delta_t-drag*[.I83]*[.J83]*delta_t" office:value-type="float" office:value="-2.61583533804195" calcext:value-type="float">
            <text:p>-2.61583533804195</text:p>
          </table:table-cell>
          <table:table-cell table:style-name="ce34" table:formula="of:=SQRT([.H84]^2+[.I84]^2)" office:value-type="float" office:value="2.87757873194901" calcext:value-type="float">
            <text:p>2.87757873194901</text:p>
          </table:table-cell>
          <table:table-cell table:style-name="ce34" table:formula="of:=IF([.L83]&gt;0; [.K83]+0.5*([.H83]+[.H84])*delta_t ;[.K83])" office:value-type="float" office:value="1.37725480308303" calcext:value-type="float">
            <text:p>1.37725480308303</text:p>
          </table:table-cell>
          <table:table-cell table:style-name="ce34" table:formula="of:=IF([.L83]&gt;0; [.L83]+0.5*([.I83]+[.I84])*delta_t ;[.L83])" office:value-type="float" office:value="-0.0168722628130269" calcext:value-type="float">
            <text:p>-0.0168722628130269</text:p>
          </table:table-cell>
          <table:table-cell/>
          <table:table-cell table:formula="of:= IF([.O83] &gt; 0;  (v*COS(theta*PI()/180)/drag)*(1 - EXP(-drag*[.A84])); [.N83])" office:value-type="float" office:value="2.3462056896107" calcext:value-type="float">
            <text:p>2.3462056896107</text:p>
          </table:table-cell>
          <table:table-cell table:formula="of:= IF([.O83]&gt;0;  height + (   (g/(drag^2)) +  ( v*SIN(theta*PI()/180)) / drag     )   *   ( 1 - EXP(-drag*[.A84])    )     -   (   (g*[.A84]) / drag   );[.O83])" office:value-type="float" office:value="0.13986614010284" calcext:value-type="float">
            <text:p>0.13986614010284</text:p>
          </table:table-cell>
          <table:table-cell table:number-columns-repeated="1009"/>
        </table:table-row>
        <table:table-row table:style-name="ro2">
          <table:table-cell table:style-name="ce34" table:formula="of:=[.A84]+delta_t" office:value-type="float" office:value="0.6" calcext:value-type="float">
            <text:p>0.6</text:p>
          </table:table-cell>
          <table:table-cell table:style-name="ce34" table:formula="of:=+[.B84]" office:value-type="float" office:value="4.98865668153933" calcext:value-type="float">
            <text:p>4.98865668153933</text:p>
          </table:table-cell>
          <table:table-cell table:style-name="ce34" table:formula="of:=[.C84]-g*delta_t" office:value-type="float" office:value="-2.8865026582143" calcext:value-type="float">
            <text:p>-2.8865026582143</text:p>
          </table:table-cell>
          <table:table-cell table:style-name="ce34" table:formula="of:=SQRT([.B85]*[.B85]+[.C85]*[.C85])" office:value-type="float" office:value="5.76355732878101" calcext:value-type="float">
            <text:p>5.76355732878101</text:p>
          </table:table-cell>
          <table:table-cell table:style-name="ce34" table:formula="of:=IF([.F84]&gt;0;[.E84]+0.5*([.B84]+[.B85])*delta_t;[.E84])" office:value-type="float" office:value="2.9931940089236" calcext:value-type="float">
            <text:p>2.9931940089236</text:p>
          </table:table-cell>
          <table:table-cell table:formula="of:=IF([.F84]&gt;0;[.F84]+0.5*([.C84]+[.C85])*delta_t;[.F84])" office:value-type="float" office:value="0.230639547547033" calcext:value-type="float">
            <text:p>0.230639547547033</text:p>
          </table:table-cell>
          <table:table-cell/>
          <table:table-cell table:style-name="ce34" table:formula="of:=[.H84]-drag*[.H84]*[.J84]*delta_t" office:value-type="float" office:value="1.17150575319448" calcext:value-type="float">
            <text:p>1.17150575319448</text:p>
          </table:table-cell>
          <table:table-cell table:style-name="ce34" table:formula="of:=[.I84]-g*delta_t-drag*[.I84]*[.J84]*delta_t" office:value-type="float" office:value="-2.6536836609617" calcext:value-type="float">
            <text:p>-2.6536836609617</text:p>
          </table:table-cell>
          <table:table-cell table:style-name="ce34" table:formula="of:=SQRT([.H85]^2+[.I85]^2)" office:value-type="float" office:value="2.90076932937159" calcext:value-type="float">
            <text:p>2.90076932937159</text:p>
          </table:table-cell>
          <table:table-cell table:style-name="ce34" table:formula="of:=IF([.L84]&gt;0; [.K84]+0.5*([.H84]+[.H85])*delta_t ;[.K84])" office:value-type="float" office:value="1.37725480308303" calcext:value-type="float">
            <text:p>1.37725480308303</text:p>
          </table:table-cell>
          <table:table-cell table:style-name="ce34" table:formula="of:=IF([.L84]&gt;0; [.L84]+0.5*([.I84]+[.I85])*delta_t ;[.L84])" office:value-type="float" office:value="-0.0168722628130269" calcext:value-type="float">
            <text:p>-0.0168722628130269</text:p>
          </table:table-cell>
          <table:table-cell/>
          <table:table-cell table:formula="of:= IF([.O84] &gt; 0;  (v*COS(theta*PI()/180)/drag)*(1 - EXP(-drag*[.A85])); [.N84])" office:value-type="float" office:value="2.37719847447507" calcext:value-type="float">
            <text:p>2.37719847447507</text:p>
          </table:table-cell>
          <table:table-cell table:formula="of:= IF([.O84]&gt;0;  height + (   (g/(drag^2)) +  ( v*SIN(theta*PI()/180)) / drag     )   *   ( 1 - EXP(-drag*[.A85])    )     -   (   (g*[.A85]) / drag   );[.O84])" office:value-type="float" office:value="0.112061981188059" calcext:value-type="float">
            <text:p>0.112061981188059</text:p>
          </table:table-cell>
          <table:table-cell table:number-columns-repeated="1009"/>
        </table:table-row>
        <table:table-row table:style-name="ro2">
          <table:table-cell table:style-name="ce34" table:formula="of:=[.A85]+delta_t" office:value-type="float" office:value="0.61" calcext:value-type="float">
            <text:p>0.61</text:p>
          </table:table-cell>
          <table:table-cell table:style-name="ce34" table:formula="of:=+[.B85]" office:value-type="float" office:value="4.98865668153933" calcext:value-type="float">
            <text:p>4.98865668153933</text:p>
          </table:table-cell>
          <table:table-cell table:style-name="ce34" table:formula="of:=[.C85]-g*delta_t" office:value-type="float" office:value="-2.9845691582143" calcext:value-type="float">
            <text:p>-2.9845691582143</text:p>
          </table:table-cell>
          <table:table-cell table:style-name="ce34" table:formula="of:=SQRT([.B86]*[.B86]+[.C86]*[.C86])" office:value-type="float" office:value="5.81329068139819" calcext:value-type="float">
            <text:p>5.81329068139819</text:p>
          </table:table-cell>
          <table:table-cell table:style-name="ce34" table:formula="of:=IF([.F85]&gt;0;[.E85]+0.5*([.B85]+[.B86])*delta_t;[.E85])" office:value-type="float" office:value="3.04308057573899" calcext:value-type="float">
            <text:p>3.04308057573899</text:p>
          </table:table-cell>
          <table:table-cell table:formula="of:=IF([.F85]&gt;0;[.F85]+0.5*([.C85]+[.C86])*delta_t;[.F85])" office:value-type="float" office:value="0.20128418846489" calcext:value-type="float">
            <text:p>0.20128418846489</text:p>
          </table:table-cell>
          <table:table-cell/>
          <table:table-cell table:style-name="ce34" table:formula="of:=[.H85]-drag*[.H85]*[.J85]*delta_t" office:value-type="float" office:value="1.14431960953009" calcext:value-type="float">
            <text:p>1.14431960953009</text:p>
          </table:table-cell>
          <table:table-cell table:style-name="ce34" table:formula="of:=[.I85]-g*delta_t-drag*[.I85]*[.J85]*delta_t" office:value-type="float" office:value="-2.69016836757313" calcext:value-type="float">
            <text:p>-2.69016836757313</text:p>
          </table:table-cell>
          <table:table-cell table:style-name="ce34" table:formula="of:=SQRT([.H86]^2+[.I86]^2)" office:value-type="float" office:value="2.92343517366918" calcext:value-type="float">
            <text:p>2.92343517366918</text:p>
          </table:table-cell>
          <table:table-cell table:style-name="ce34" table:formula="of:=IF([.L85]&gt;0; [.K85]+0.5*([.H85]+[.H86])*delta_t ;[.K85])" office:value-type="float" office:value="1.37725480308303" calcext:value-type="float">
            <text:p>1.37725480308303</text:p>
          </table:table-cell>
          <table:table-cell table:style-name="ce34" table:formula="of:=IF([.L85]&gt;0; [.L85]+0.5*([.I85]+[.I86])*delta_t ;[.L85])" office:value-type="float" office:value="-0.0168722628130269" calcext:value-type="float">
            <text:p>-0.0168722628130269</text:p>
          </table:table-cell>
          <table:table-cell/>
          <table:table-cell table:formula="of:= IF([.O85] &gt; 0;  (v*COS(theta*PI()/180)/drag)*(1 - EXP(-drag*[.A86])); [.N85])" office:value-type="float" office:value="2.40794430619021" calcext:value-type="float">
            <text:p>2.40794430619021</text:p>
          </table:table-cell>
          <table:table-cell table:formula="of:= IF([.O85]&gt;0;  height + (   (g/(drag^2)) +  ( v*SIN(theta*PI()/180)) / drag     )   *   ( 1 - EXP(-drag*[.A86])    )     -   (   (g*[.A86]) / drag   );[.O85])" office:value-type="float" office:value="0.0835026153998539" calcext:value-type="float">
            <text:p>0.0835026153998539</text:p>
          </table:table-cell>
          <table:table-cell table:number-columns-repeated="1009"/>
        </table:table-row>
        <table:table-row table:style-name="ro2">
          <table:table-cell table:style-name="ce34" table:formula="of:=[.A86]+delta_t" office:value-type="float" office:value="0.62" calcext:value-type="float">
            <text:p>0.62</text:p>
          </table:table-cell>
          <table:table-cell table:style-name="ce34" table:formula="of:=+[.B86]" office:value-type="float" office:value="4.98865668153933" calcext:value-type="float">
            <text:p>4.98865668153933</text:p>
          </table:table-cell>
          <table:table-cell table:style-name="ce34" table:formula="of:=[.C86]-g*delta_t" office:value-type="float" office:value="-3.0826356582143" calcext:value-type="float">
            <text:p>-3.0826356582143</text:p>
          </table:table-cell>
          <table:table-cell table:style-name="ce34" table:formula="of:=SQRT([.B87]*[.B87]+[.C87]*[.C87])" office:value-type="float" office:value="5.86424232851622" calcext:value-type="float">
            <text:p>5.86424232851622</text:p>
          </table:table-cell>
          <table:table-cell table:style-name="ce34" table:formula="of:=IF([.F86]&gt;0;[.E86]+0.5*([.B86]+[.B87])*delta_t;[.E86])" office:value-type="float" office:value="3.09296714255438" calcext:value-type="float">
            <text:p>3.09296714255438</text:p>
          </table:table-cell>
          <table:table-cell table:formula="of:=IF([.F86]&gt;0;[.F86]+0.5*([.C86]+[.C87])*delta_t;[.F86])" office:value-type="float" office:value="0.170948164382747" calcext:value-type="float">
            <text:p>0.170948164382747</text:p>
          </table:table-cell>
          <table:table-cell/>
          <table:table-cell table:style-name="ce34" table:formula="of:=[.H86]-drag*[.H86]*[.J86]*delta_t" office:value-type="float" office:value="1.11755685595873" calcext:value-type="float">
            <text:p>1.11755685595873</text:p>
          </table:table-cell>
          <table:table-cell table:style-name="ce34" table:formula="of:=[.I86]-g*delta_t-drag*[.I86]*[.J86]*delta_t" office:value-type="float" office:value="-2.72531860494228" calcext:value-type="float">
            <text:p>-2.72531860494228</text:p>
          </table:table-cell>
          <table:table-cell table:style-name="ce34" table:formula="of:=SQRT([.H87]^2+[.I87]^2)" office:value-type="float" office:value="2.94555509619917" calcext:value-type="float">
            <text:p>2.94555509619917</text:p>
          </table:table-cell>
          <table:table-cell table:style-name="ce34" table:formula="of:=IF([.L86]&gt;0; [.K86]+0.5*([.H86]+[.H87])*delta_t ;[.K86])" office:value-type="float" office:value="1.37725480308303" calcext:value-type="float">
            <text:p>1.37725480308303</text:p>
          </table:table-cell>
          <table:table-cell table:style-name="ce34" table:formula="of:=IF([.L86]&gt;0; [.L86]+0.5*([.I86]+[.I87])*delta_t ;[.L86])" office:value-type="float" office:value="-0.0168722628130269" calcext:value-type="float">
            <text:p>-0.0168722628130269</text:p>
          </table:table-cell>
          <table:table-cell/>
          <table:table-cell table:formula="of:= IF([.O86] &gt; 0;  (v*COS(theta*PI()/180)/drag)*(1 - EXP(-drag*[.A87])); [.N86])" office:value-type="float" office:value="2.43844515249984" calcext:value-type="float">
            <text:p>2.43844515249984</text:p>
          </table:table-cell>
          <table:table-cell table:formula="of:= IF([.O86]&gt;0;  height + (   (g/(drag^2)) +  ( v*SIN(theta*PI()/180)) / drag     )   *   ( 1 - EXP(-drag*[.A87])    )     -   (   (g*[.A87]) / drag   );[.O86])" office:value-type="float" office:value="0.0541940602909126" calcext:value-type="float">
            <text:p>0.0541940602909126</text:p>
          </table:table-cell>
          <table:table-cell table:number-columns-repeated="1009"/>
        </table:table-row>
        <table:table-row table:style-name="ro2">
          <table:table-cell table:style-name="ce34" table:formula="of:=[.A87]+delta_t" office:value-type="float" office:value="0.63" calcext:value-type="float">
            <text:p>0.63</text:p>
          </table:table-cell>
          <table:table-cell table:style-name="ce34" table:formula="of:=+[.B87]" office:value-type="float" office:value="4.98865668153933" calcext:value-type="float">
            <text:p>4.98865668153933</text:p>
          </table:table-cell>
          <table:table-cell table:style-name="ce34" table:formula="of:=[.C87]-g*delta_t" office:value-type="float" office:value="-3.1807021582143" calcext:value-type="float">
            <text:p>-3.1807021582143</text:p>
          </table:table-cell>
          <table:table-cell table:style-name="ce34" table:formula="of:=SQRT([.B88]*[.B88]+[.C88]*[.C88])" office:value-type="float" office:value="5.91638079450065" calcext:value-type="float">
            <text:p>5.91638079450065</text:p>
          </table:table-cell>
          <table:table-cell table:style-name="ce34" table:formula="of:=IF([.F87]&gt;0;[.E87]+0.5*([.B87]+[.B88])*delta_t;[.E87])" office:value-type="float" office:value="3.14285370936978" calcext:value-type="float">
            <text:p>3.14285370936978</text:p>
          </table:table-cell>
          <table:table-cell table:formula="of:=IF([.F87]&gt;0;[.F87]+0.5*([.C87]+[.C88])*delta_t;[.F87])" office:value-type="float" office:value="0.139631475300604" calcext:value-type="float">
            <text:p>0.139631475300604</text:p>
          </table:table-cell>
          <table:table-cell/>
          <table:table-cell table:style-name="ce34" table:formula="of:=[.H87]-drag*[.H87]*[.J87]*delta_t" office:value-type="float" office:value="1.09122225361984" calcext:value-type="float">
            <text:p>1.09122225361984</text:p>
          </table:table-cell>
          <table:table-cell table:style-name="ce34" table:formula="of:=[.I87]-g*delta_t-drag*[.I87]*[.J87]*delta_t" office:value-type="float" office:value="-2.75916449609785" calcext:value-type="float">
            <text:p>-2.75916449609785</text:p>
          </table:table-cell>
          <table:table-cell table:style-name="ce34" table:formula="of:=SQRT([.H88]^2+[.I88]^2)" office:value-type="float" office:value="2.96711218583357" calcext:value-type="float">
            <text:p>2.96711218583357</text:p>
          </table:table-cell>
          <table:table-cell table:style-name="ce34" table:formula="of:=IF([.L87]&gt;0; [.K87]+0.5*([.H87]+[.H88])*delta_t ;[.K87])" office:value-type="float" office:value="1.37725480308303" calcext:value-type="float">
            <text:p>1.37725480308303</text:p>
          </table:table-cell>
          <table:table-cell table:style-name="ce34" table:formula="of:=IF([.L87]&gt;0; [.L87]+0.5*([.I87]+[.I88])*delta_t ;[.L87])" office:value-type="float" office:value="-0.0168722628130269" calcext:value-type="float">
            <text:p>-0.0168722628130269</text:p>
          </table:table-cell>
          <table:table-cell/>
          <table:table-cell table:formula="of:= IF([.O87] &gt; 0;  (v*COS(theta*PI()/180)/drag)*(1 - EXP(-drag*[.A88])); [.N87])" office:value-type="float" office:value="2.46870296546853" calcext:value-type="float">
            <text:p>2.46870296546853</text:p>
          </table:table-cell>
          <table:table-cell table:formula="of:= IF([.O87]&gt;0;  height + (   (g/(drag^2)) +  ( v*SIN(theta*PI()/180)) / drag     )   *   ( 1 - EXP(-drag*[.A88])    )     -   (   (g*[.A88]) / drag   );[.O87])" office:value-type="float" office:value="0.0241422854655404" calcext:value-type="float">
            <text:p>0.0241422854655404</text:p>
          </table:table-cell>
          <table:table-cell table:number-columns-repeated="1009"/>
        </table:table-row>
        <table:table-row table:style-name="ro2">
          <table:table-cell table:style-name="ce34" table:formula="of:=[.A88]+delta_t" office:value-type="float" office:value="0.64" calcext:value-type="float">
            <text:p>0.64</text:p>
          </table:table-cell>
          <table:table-cell table:style-name="ce34" table:formula="of:=+[.B88]" office:value-type="float" office:value="4.98865668153933" calcext:value-type="float">
            <text:p>4.98865668153933</text:p>
          </table:table-cell>
          <table:table-cell table:style-name="ce34" table:formula="of:=[.C88]-g*delta_t" office:value-type="float" office:value="-3.2787686582143" calcext:value-type="float">
            <text:p>-3.2787686582143</text:p>
          </table:table-cell>
          <table:table-cell table:style-name="ce34" table:formula="of:=SQRT([.B89]*[.B89]+[.C89]*[.C89])" office:value-type="float" office:value="5.96967498280731" calcext:value-type="float">
            <text:p>5.96967498280731</text:p>
          </table:table-cell>
          <table:table-cell table:style-name="ce34" table:formula="of:=IF([.F88]&gt;0;[.E88]+0.5*([.B88]+[.B89])*delta_t;[.E88])" office:value-type="float" office:value="3.19274027618517" calcext:value-type="float">
            <text:p>3.19274027618517</text:p>
          </table:table-cell>
          <table:table-cell table:formula="of:=IF([.F88]&gt;0;[.F88]+0.5*([.C88]+[.C89])*delta_t;[.F88])" office:value-type="float" office:value="0.107334121218461" calcext:value-type="float">
            <text:p>0.107334121218461</text:p>
          </table:table-cell>
          <table:table-cell/>
          <table:table-cell table:style-name="ce34" table:formula="of:=[.H88]-drag*[.H88]*[.J88]*delta_t" office:value-type="float" office:value="1.06532002285049" calcext:value-type="float">
            <text:p>1.06532002285049</text:p>
          </table:table-cell>
          <table:table-cell table:style-name="ce34" table:formula="of:=[.I88]-g*delta_t-drag*[.I88]*[.J88]*delta_t" office:value-type="float" office:value="-2.79173699130512" calcext:value-type="float">
            <text:p>-2.79173699130512</text:p>
          </table:table-cell>
          <table:table-cell table:style-name="ce34" table:formula="of:=SQRT([.H89]^2+[.I89]^2)" office:value-type="float" office:value="2.98809340210569" calcext:value-type="float">
            <text:p>2.98809340210569</text:p>
          </table:table-cell>
          <table:table-cell table:style-name="ce34" table:formula="of:=IF([.L88]&gt;0; [.K88]+0.5*([.H88]+[.H89])*delta_t ;[.K88])" office:value-type="float" office:value="1.37725480308303" calcext:value-type="float">
            <text:p>1.37725480308303</text:p>
          </table:table-cell>
          <table:table-cell table:style-name="ce34" table:formula="of:=IF([.L88]&gt;0; [.L88]+0.5*([.I88]+[.I89])*delta_t ;[.L88])" office:value-type="float" office:value="-0.0168722628130269" calcext:value-type="float">
            <text:p>-0.0168722628130269</text:p>
          </table:table-cell>
          <table:table-cell/>
          <table:table-cell table:formula="of:= IF([.O88] &gt; 0;  (v*COS(theta*PI()/180)/drag)*(1 - EXP(-drag*[.A89])); [.N88])" office:value-type="float" office:value="2.49871968160664" calcext:value-type="float">
            <text:p>2.49871968160664</text:p>
          </table:table-cell>
          <table:table-cell table:formula="of:= IF([.O88]&gt;0;  height + (   (g/(drag^2)) +  ( v*SIN(theta*PI()/180)) / drag     )   *   ( 1 - EXP(-drag*[.A89])    )     -   (   (g*[.A89]) / drag   );[.O88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89]+delta_t" office:value-type="float" office:value="0.65" calcext:value-type="float">
            <text:p>0.65</text:p>
          </table:table-cell>
          <table:table-cell table:style-name="ce34" table:formula="of:=+[.B89]" office:value-type="float" office:value="4.98865668153933" calcext:value-type="float">
            <text:p>4.98865668153933</text:p>
          </table:table-cell>
          <table:table-cell table:style-name="ce34" table:formula="of:=[.C89]-g*delta_t" office:value-type="float" office:value="-3.3768351582143" calcext:value-type="float">
            <text:p>-3.3768351582143</text:p>
          </table:table-cell>
          <table:table-cell table:style-name="ce34" table:formula="of:=SQRT([.B90]*[.B90]+[.C90]*[.C90])" office:value-type="float" office:value="6.02409422004829" calcext:value-type="float">
            <text:p>6.02409422004829</text:p>
          </table:table-cell>
          <table:table-cell table:style-name="ce34" table:formula="of:=IF([.F89]&gt;0;[.E89]+0.5*([.B89]+[.B90])*delta_t;[.E89])" office:value-type="float" office:value="3.24262684300056" calcext:value-type="float">
            <text:p>3.24262684300056</text:p>
          </table:table-cell>
          <table:table-cell table:formula="of:=IF([.F89]&gt;0;[.F89]+0.5*([.C89]+[.C90])*delta_t;[.F89])" office:value-type="float" office:value="0.0740561021363179" calcext:value-type="float">
            <text:p>0.0740561021363179</text:p>
          </table:table-cell>
          <table:table-cell/>
          <table:table-cell table:style-name="ce34" table:formula="of:=[.H89]-drag*[.H89]*[.J89]*delta_t" office:value-type="float" office:value="1.03985381699921" calcext:value-type="float">
            <text:p>1.03985381699921</text:p>
          </table:table-cell>
          <table:table-cell table:style-name="ce34" table:formula="of:=[.I89]-g*delta_t-drag*[.I89]*[.J89]*delta_t" office:value-type="float" office:value="-2.82306772423205" calcext:value-type="float">
            <text:p>-2.82306772423205</text:p>
          </table:table-cell>
          <table:table-cell table:style-name="ce34" table:formula="of:=SQRT([.H90]^2+[.I90]^2)" office:value-type="float" office:value="3.00848921160249" calcext:value-type="float">
            <text:p>3.00848921160249</text:p>
          </table:table-cell>
          <table:table-cell table:style-name="ce34" table:formula="of:=IF([.L89]&gt;0; [.K89]+0.5*([.H89]+[.H90])*delta_t ;[.K89])" office:value-type="float" office:value="1.37725480308303" calcext:value-type="float">
            <text:p>1.37725480308303</text:p>
          </table:table-cell>
          <table:table-cell table:style-name="ce34" table:formula="of:=IF([.L89]&gt;0; [.L89]+0.5*([.I89]+[.I90])*delta_t ;[.L89])" office:value-type="float" office:value="-0.0168722628130269" calcext:value-type="float">
            <text:p>-0.0168722628130269</text:p>
          </table:table-cell>
          <table:table-cell/>
          <table:table-cell table:formula="of:= IF([.O89] &gt; 0;  (v*COS(theta*PI()/180)/drag)*(1 - EXP(-drag*[.A90])); [.N89])" office:value-type="float" office:value="2.49871968160664" calcext:value-type="float">
            <text:p>2.49871968160664</text:p>
          </table:table-cell>
          <table:table-cell table:formula="of:= IF([.O89]&gt;0;  height + (   (g/(drag^2)) +  ( v*SIN(theta*PI()/180)) / drag     )   *   ( 1 - EXP(-drag*[.A90])    )     -   (   (g*[.A90]) / drag   );[.O89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90]+delta_t" office:value-type="float" office:value="0.66" calcext:value-type="float">
            <text:p>0.66</text:p>
          </table:table-cell>
          <table:table-cell table:style-name="ce34" table:formula="of:=+[.B90]" office:value-type="float" office:value="4.98865668153933" calcext:value-type="float">
            <text:p>4.98865668153933</text:p>
          </table:table-cell>
          <table:table-cell table:style-name="ce34" table:formula="of:=[.C90]-g*delta_t" office:value-type="float" office:value="-3.4749016582143" calcext:value-type="float">
            <text:p>-3.4749016582143</text:p>
          </table:table-cell>
          <table:table-cell table:style-name="ce34" table:formula="of:=SQRT([.B91]*[.B91]+[.C91]*[.C91])" office:value-type="float" office:value="6.07960829499134" calcext:value-type="float">
            <text:p>6.07960829499134</text:p>
          </table:table-cell>
          <table:table-cell table:style-name="ce34" table:formula="of:=IF([.F90]&gt;0;[.E90]+0.5*([.B90]+[.B91])*delta_t;[.E90])" office:value-type="float" office:value="3.29251340981596" calcext:value-type="float">
            <text:p>3.29251340981596</text:p>
          </table:table-cell>
          <table:table-cell table:formula="of:=IF([.F90]&gt;0;[.F90]+0.5*([.C90]+[.C91])*delta_t;[.F90])" office:value-type="float" office:value="0.0397974180541749" calcext:value-type="float">
            <text:p>0.0397974180541749</text:p>
          </table:table-cell>
          <table:table-cell/>
          <table:table-cell table:style-name="ce34" table:formula="of:=[.H90]-drag*[.H90]*[.J90]*delta_t" office:value-type="float" office:value="1.01482670507852" calcext:value-type="float">
            <text:p>1.01482670507852</text:p>
          </table:table-cell>
          <table:table-cell table:style-name="ce34" table:formula="of:=[.I90]-g*delta_t-drag*[.I90]*[.J90]*delta_t" office:value-type="float" office:value="-2.85318887389625" calcext:value-type="float">
            <text:p>-2.85318887389625</text:p>
          </table:table-cell>
          <table:table-cell table:style-name="ce34" table:formula="of:=SQRT([.H91]^2+[.I91]^2)" office:value-type="float" office:value="3.02829324727079" calcext:value-type="float">
            <text:p>3.02829324727079</text:p>
          </table:table-cell>
          <table:table-cell table:style-name="ce34" table:formula="of:=IF([.L90]&gt;0; [.K90]+0.5*([.H90]+[.H91])*delta_t ;[.K90])" office:value-type="float" office:value="1.37725480308303" calcext:value-type="float">
            <text:p>1.37725480308303</text:p>
          </table:table-cell>
          <table:table-cell table:style-name="ce34" table:formula="of:=IF([.L90]&gt;0; [.L90]+0.5*([.I90]+[.I91])*delta_t ;[.L90])" office:value-type="float" office:value="-0.0168722628130269" calcext:value-type="float">
            <text:p>-0.0168722628130269</text:p>
          </table:table-cell>
          <table:table-cell/>
          <table:table-cell table:formula="of:= IF([.O90] &gt; 0;  (v*COS(theta*PI()/180)/drag)*(1 - EXP(-drag*[.A91])); [.N90])" office:value-type="float" office:value="2.49871968160664" calcext:value-type="float">
            <text:p>2.49871968160664</text:p>
          </table:table-cell>
          <table:table-cell table:formula="of:= IF([.O90]&gt;0;  height + (   (g/(drag^2)) +  ( v*SIN(theta*PI()/180)) / drag     )   *   ( 1 - EXP(-drag*[.A91])    )     -   (   (g*[.A91]) / drag   );[.O90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91]+delta_t" office:value-type="float" office:value="0.67" calcext:value-type="float">
            <text:p>0.67</text:p>
          </table:table-cell>
          <table:table-cell table:style-name="ce34" table:formula="of:=+[.B91]" office:value-type="float" office:value="4.98865668153933" calcext:value-type="float">
            <text:p>4.98865668153933</text:p>
          </table:table-cell>
          <table:table-cell table:style-name="ce34" table:formula="of:=[.C91]-g*delta_t" office:value-type="float" office:value="-3.5729681582143" calcext:value-type="float">
            <text:p>-3.5729681582143</text:p>
          </table:table-cell>
          <table:table-cell table:style-name="ce34" table:formula="of:=SQRT([.B92]*[.B92]+[.C92]*[.C92])" office:value-type="float" office:value="6.13618749272546" calcext:value-type="float">
            <text:p>6.13618749272546</text:p>
          </table:table-cell>
          <table:table-cell table:style-name="ce34" table:formula="of:=IF([.F91]&gt;0;[.E91]+0.5*([.B91]+[.B92])*delta_t;[.E91])" office:value-type="float" office:value="3.34239997663135" calcext:value-type="float">
            <text:p>3.34239997663135</text:p>
          </table:table-cell>
          <table:table-cell table:formula="of:=IF([.F91]&gt;0;[.F91]+0.5*([.C91]+[.C92])*delta_t;[.F91])" office:value-type="float" office:value="0.00455806897203186" calcext:value-type="float">
            <text:p>0.00455806897203186</text:p>
          </table:table-cell>
          <table:table-cell/>
          <table:table-cell table:style-name="ce34" table:formula="of:=[.H91]-drag*[.H91]*[.J91]*delta_t" office:value-type="float" office:value="0.990241162213408" calcext:value-type="float">
            <text:p>0.990241162213408</text:p>
          </table:table-cell>
          <table:table-cell table:style-name="ce34" table:formula="of:=[.I91]-g*delta_t-drag*[.I91]*[.J91]*delta_t" office:value-type="float" office:value="-2.88213303309619" calcext:value-type="float">
            <text:p>-2.88213303309619</text:p>
          </table:table-cell>
          <table:table-cell table:style-name="ce34" table:formula="of:=SQRT([.H92]^2+[.I92]^2)" office:value-type="float" office:value="3.04750199012338" calcext:value-type="float">
            <text:p>3.04750199012338</text:p>
          </table:table-cell>
          <table:table-cell table:style-name="ce34" table:formula="of:=IF([.L91]&gt;0; [.K91]+0.5*([.H91]+[.H92])*delta_t ;[.K91])" office:value-type="float" office:value="1.37725480308303" calcext:value-type="float">
            <text:p>1.37725480308303</text:p>
          </table:table-cell>
          <table:table-cell table:style-name="ce34" table:formula="of:=IF([.L91]&gt;0; [.L91]+0.5*([.I91]+[.I92])*delta_t ;[.L91])" office:value-type="float" office:value="-0.0168722628130269" calcext:value-type="float">
            <text:p>-0.0168722628130269</text:p>
          </table:table-cell>
          <table:table-cell/>
          <table:table-cell table:formula="of:= IF([.O91] &gt; 0;  (v*COS(theta*PI()/180)/drag)*(1 - EXP(-drag*[.A92])); [.N91])" office:value-type="float" office:value="2.49871968160664" calcext:value-type="float">
            <text:p>2.49871968160664</text:p>
          </table:table-cell>
          <table:table-cell table:formula="of:= IF([.O91]&gt;0;  height + (   (g/(drag^2)) +  ( v*SIN(theta*PI()/180)) / drag     )   *   ( 1 - EXP(-drag*[.A92])    )     -   (   (g*[.A92]) / drag   );[.O91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92]+delta_t" office:value-type="float" office:value="0.68" calcext:value-type="float">
            <text:p>0.68</text:p>
          </table:table-cell>
          <table:table-cell table:style-name="ce34" table:formula="of:=+[.B92]" office:value-type="float" office:value="4.98865668153933" calcext:value-type="float">
            <text:p>4.98865668153933</text:p>
          </table:table-cell>
          <table:table-cell table:style-name="ce34" table:formula="of:=[.C92]-g*delta_t" office:value-type="float" office:value="-3.6710346582143" calcext:value-type="float">
            <text:p>-3.6710346582143</text:p>
          </table:table-cell>
          <table:table-cell table:style-name="ce34" table:formula="of:=SQRT([.B93]*[.B93]+[.C93]*[.C93])" office:value-type="float" office:value="6.19380262424285" calcext:value-type="float">
            <text:p>6.19380262424285</text:p>
          </table:table-cell>
          <table:table-cell table:style-name="ce34" table:formula="of:=IF([.F92]&gt;0;[.E92]+0.5*([.B92]+[.B93])*delta_t;[.E92])" office:value-type="float" office:value="3.39228654344674" calcext:value-type="float">
            <text:p>3.39228654344674</text:p>
          </table:table-cell>
          <table:table-cell table:formula="of:=IF([.F92]&gt;0;[.F92]+0.5*([.C92]+[.C93])*delta_t;[.F92])" office:value-type="float" office:value="-0.0316619451101111" calcext:value-type="float">
            <text:p>-0.0316619451101111</text:p>
          </table:table-cell>
          <table:table-cell/>
          <table:table-cell table:style-name="ce34" table:formula="of:=[.H92]-drag*[.H92]*[.J92]*delta_t" office:value-type="float" office:value="0.966099066913029" calcext:value-type="float">
            <text:p>0.966099066913029</text:p>
          </table:table-cell>
          <table:table-cell table:style-name="ce34" table:formula="of:=[.I92]-g*delta_t-drag*[.I92]*[.J92]*delta_t" office:value-type="float" office:value="-2.9099330838629" calcext:value-type="float">
            <text:p>-2.9099330838629</text:p>
          </table:table-cell>
          <table:table-cell table:style-name="ce34" table:formula="of:=SQRT([.H93]^2+[.I93]^2)" office:value-type="float" office:value="3.06611447269179" calcext:value-type="float">
            <text:p>3.06611447269179</text:p>
          </table:table-cell>
          <table:table-cell table:style-name="ce34" table:formula="of:=IF([.L92]&gt;0; [.K92]+0.5*([.H92]+[.H93])*delta_t ;[.K92])" office:value-type="float" office:value="1.37725480308303" calcext:value-type="float">
            <text:p>1.37725480308303</text:p>
          </table:table-cell>
          <table:table-cell table:style-name="ce34" table:formula="of:=IF([.L92]&gt;0; [.L92]+0.5*([.I92]+[.I93])*delta_t ;[.L92])" office:value-type="float" office:value="-0.0168722628130269" calcext:value-type="float">
            <text:p>-0.0168722628130269</text:p>
          </table:table-cell>
          <table:table-cell/>
          <table:table-cell table:formula="of:= IF([.O92] &gt; 0;  (v*COS(theta*PI()/180)/drag)*(1 - EXP(-drag*[.A93])); [.N92])" office:value-type="float" office:value="2.49871968160664" calcext:value-type="float">
            <text:p>2.49871968160664</text:p>
          </table:table-cell>
          <table:table-cell table:formula="of:= IF([.O92]&gt;0;  height + (   (g/(drag^2)) +  ( v*SIN(theta*PI()/180)) / drag     )   *   ( 1 - EXP(-drag*[.A93])    )     -   (   (g*[.A93]) / drag   );[.O92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93]+delta_t" office:value-type="float" office:value="0.69" calcext:value-type="float">
            <text:p>0.69</text:p>
          </table:table-cell>
          <table:table-cell table:style-name="ce34" table:formula="of:=+[.B93]" office:value-type="float" office:value="4.98865668153933" calcext:value-type="float">
            <text:p>4.98865668153933</text:p>
          </table:table-cell>
          <table:table-cell table:style-name="ce34" table:formula="of:=[.C93]-g*delta_t" office:value-type="float" office:value="-3.7691011582143" calcext:value-type="float">
            <text:p>-3.7691011582143</text:p>
          </table:table-cell>
          <table:table-cell table:style-name="ce34" table:formula="of:=SQRT([.B94]*[.B94]+[.C94]*[.C94])" office:value-type="float" office:value="6.25242505169949" calcext:value-type="float">
            <text:p>6.25242505169949</text:p>
          </table:table-cell>
          <table:table-cell table:style-name="ce34" table:formula="of:=IF([.F93]&gt;0;[.E93]+0.5*([.B93]+[.B94])*delta_t;[.E93])" office:value-type="float" office:value="3.39228654344674" calcext:value-type="float">
            <text:p>3.39228654344674</text:p>
          </table:table-cell>
          <table:table-cell table:formula="of:=IF([.F93]&gt;0;[.F93]+0.5*([.C93]+[.C94])*delta_t;[.F93])" office:value-type="float" office:value="-0.0316619451101111" calcext:value-type="float">
            <text:p>-0.0316619451101111</text:p>
          </table:table-cell>
          <table:table-cell/>
          <table:table-cell table:style-name="ce34" table:formula="of:=[.H93]-drag*[.H93]*[.J93]*delta_t" office:value-type="float" office:value="0.9424017042641" calcext:value-type="float">
            <text:p>0.9424017042641</text:p>
          </table:table-cell>
          <table:table-cell table:style-name="ce34" table:formula="of:=[.I93]-g*delta_t-drag*[.I93]*[.J93]*delta_t" office:value-type="float" office:value="-2.93662208031892" calcext:value-type="float">
            <text:p>-2.93662208031892</text:p>
          </table:table-cell>
          <table:table-cell table:style-name="ce34" table:formula="of:=SQRT([.H94]^2+[.I94]^2)" office:value-type="float" office:value="3.08413200346816" calcext:value-type="float">
            <text:p>3.08413200346816</text:p>
          </table:table-cell>
          <table:table-cell table:style-name="ce34" table:formula="of:=IF([.L93]&gt;0; [.K93]+0.5*([.H93]+[.H94])*delta_t ;[.K93])" office:value-type="float" office:value="1.37725480308303" calcext:value-type="float">
            <text:p>1.37725480308303</text:p>
          </table:table-cell>
          <table:table-cell table:style-name="ce34" table:formula="of:=IF([.L93]&gt;0; [.L93]+0.5*([.I93]+[.I94])*delta_t ;[.L93])" office:value-type="float" office:value="-0.0168722628130269" calcext:value-type="float">
            <text:p>-0.0168722628130269</text:p>
          </table:table-cell>
          <table:table-cell/>
          <table:table-cell table:formula="of:= IF([.O93] &gt; 0;  (v*COS(theta*PI()/180)/drag)*(1 - EXP(-drag*[.A94])); [.N93])" office:value-type="float" office:value="2.49871968160664" calcext:value-type="float">
            <text:p>2.49871968160664</text:p>
          </table:table-cell>
          <table:table-cell table:formula="of:= IF([.O93]&gt;0;  height + (   (g/(drag^2)) +  ( v*SIN(theta*PI()/180)) / drag     )   *   ( 1 - EXP(-drag*[.A94])    )     -   (   (g*[.A94]) / drag   );[.O93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94]+delta_t" office:value-type="float" office:value="0.7" calcext:value-type="float">
            <text:p>0.7</text:p>
          </table:table-cell>
          <table:table-cell table:style-name="ce34" table:formula="of:=+[.B94]" office:value-type="float" office:value="4.98865668153933" calcext:value-type="float">
            <text:p>4.98865668153933</text:p>
          </table:table-cell>
          <table:table-cell table:style-name="ce34" table:formula="of:=[.C94]-g*delta_t" office:value-type="float" office:value="-3.8671676582143" calcext:value-type="float">
            <text:p>-3.8671676582143</text:p>
          </table:table-cell>
          <table:table-cell table:style-name="ce34" table:formula="of:=SQRT([.B95]*[.B95]+[.C95]*[.C95])" office:value-type="float" office:value="6.31202670962391" calcext:value-type="float">
            <text:p>6.31202670962391</text:p>
          </table:table-cell>
          <table:table-cell table:style-name="ce34" table:formula="of:=IF([.F94]&gt;0;[.E94]+0.5*([.B94]+[.B95])*delta_t;[.E94])" office:value-type="float" office:value="3.39228654344674" calcext:value-type="float">
            <text:p>3.39228654344674</text:p>
          </table:table-cell>
          <table:table-cell table:formula="of:=IF([.F94]&gt;0;[.F94]+0.5*([.C94]+[.C95])*delta_t;[.F94])" office:value-type="float" office:value="-0.0316619451101111" calcext:value-type="float">
            <text:p>-0.0316619451101111</text:p>
          </table:table-cell>
          <table:table-cell/>
          <table:table-cell table:style-name="ce34" table:formula="of:=[.H94]-drag*[.H94]*[.J94]*delta_t" office:value-type="float" office:value="0.919149774214149" calcext:value-type="float">
            <text:p>0.919149774214149</text:p>
          </table:table-cell>
          <table:table-cell table:style-name="ce34" table:formula="of:=[.I94]-g*delta_t-drag*[.I94]*[.J94]*delta_t" office:value-type="float" office:value="-2.9622331391989" calcext:value-type="float">
            <text:p>-2.9622331391989</text:p>
          </table:table-cell>
          <table:table-cell table:style-name="ce34" table:formula="of:=SQRT([.H95]^2+[.I95]^2)" office:value-type="float" office:value="3.10155791150288" calcext:value-type="float">
            <text:p>3.10155791150288</text:p>
          </table:table-cell>
          <table:table-cell table:style-name="ce34" table:formula="of:=IF([.L94]&gt;0; [.K94]+0.5*([.H94]+[.H95])*delta_t ;[.K94])" office:value-type="float" office:value="1.37725480308303" calcext:value-type="float">
            <text:p>1.37725480308303</text:p>
          </table:table-cell>
          <table:table-cell table:style-name="ce34" table:formula="of:=IF([.L94]&gt;0; [.L94]+0.5*([.I94]+[.I95])*delta_t ;[.L94])" office:value-type="float" office:value="-0.0168722628130269" calcext:value-type="float">
            <text:p>-0.0168722628130269</text:p>
          </table:table-cell>
          <table:table-cell/>
          <table:table-cell table:formula="of:= IF([.O94] &gt; 0;  (v*COS(theta*PI()/180)/drag)*(1 - EXP(-drag*[.A95])); [.N94])" office:value-type="float" office:value="2.49871968160664" calcext:value-type="float">
            <text:p>2.49871968160664</text:p>
          </table:table-cell>
          <table:table-cell table:formula="of:= IF([.O94]&gt;0;  height + (   (g/(drag^2)) +  ( v*SIN(theta*PI()/180)) / drag     )   *   ( 1 - EXP(-drag*[.A95])    )     -   (   (g*[.A95]) / drag   );[.O94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95]+delta_t" office:value-type="float" office:value="0.71" calcext:value-type="float">
            <text:p>0.71</text:p>
          </table:table-cell>
          <table:table-cell table:style-name="ce34" table:formula="of:=+[.B95]" office:value-type="float" office:value="4.98865668153933" calcext:value-type="float">
            <text:p>4.98865668153933</text:p>
          </table:table-cell>
          <table:table-cell table:style-name="ce34" table:formula="of:=[.C95]-g*delta_t" office:value-type="float" office:value="-3.9652341582143" calcext:value-type="float">
            <text:p>-3.9652341582143</text:p>
          </table:table-cell>
          <table:table-cell table:style-name="ce34" table:formula="of:=SQRT([.B96]*[.B96]+[.C96]*[.C96])" office:value-type="float" office:value="6.37258012234734" calcext:value-type="float">
            <text:p>6.37258012234734</text:p>
          </table:table-cell>
          <table:table-cell table:style-name="ce34" table:formula="of:=IF([.F95]&gt;0;[.E95]+0.5*([.B95]+[.B96])*delta_t;[.E95])" office:value-type="float" office:value="3.39228654344674" calcext:value-type="float">
            <text:p>3.39228654344674</text:p>
          </table:table-cell>
          <table:table-cell table:formula="of:=IF([.F95]&gt;0;[.F95]+0.5*([.C95]+[.C96])*delta_t;[.F95])" office:value-type="float" office:value="-0.0316619451101111" calcext:value-type="float">
            <text:p>-0.0316619451101111</text:p>
          </table:table-cell>
          <table:table-cell/>
          <table:table-cell table:style-name="ce34" table:formula="of:=[.H95]-drag*[.H95]*[.J95]*delta_t" office:value-type="float" office:value="0.896343404181589" calcext:value-type="float">
            <text:p>0.896343404181589</text:p>
          </table:table-cell>
          <table:table-cell table:style-name="ce34" table:formula="of:=[.I95]-g*delta_t-drag*[.I95]*[.J95]*delta_t" office:value-type="float" office:value="-2.98679933817011" calcext:value-type="float">
            <text:p>-2.98679933817011</text:p>
          </table:table-cell>
          <table:table-cell table:style-name="ce34" table:formula="of:=SQRT([.H96]^2+[.I96]^2)" office:value-type="float" office:value="3.11839731027226" calcext:value-type="float">
            <text:p>3.11839731027226</text:p>
          </table:table-cell>
          <table:table-cell table:style-name="ce34" table:formula="of:=IF([.L95]&gt;0; [.K95]+0.5*([.H95]+[.H96])*delta_t ;[.K95])" office:value-type="float" office:value="1.37725480308303" calcext:value-type="float">
            <text:p>1.37725480308303</text:p>
          </table:table-cell>
          <table:table-cell table:style-name="ce34" table:formula="of:=IF([.L95]&gt;0; [.L95]+0.5*([.I95]+[.I96])*delta_t ;[.L95])" office:value-type="float" office:value="-0.0168722628130269" calcext:value-type="float">
            <text:p>-0.0168722628130269</text:p>
          </table:table-cell>
          <table:table-cell/>
          <table:table-cell table:formula="of:= IF([.O95] &gt; 0;  (v*COS(theta*PI()/180)/drag)*(1 - EXP(-drag*[.A96])); [.N95])" office:value-type="float" office:value="2.49871968160664" calcext:value-type="float">
            <text:p>2.49871968160664</text:p>
          </table:table-cell>
          <table:table-cell table:formula="of:= IF([.O95]&gt;0;  height + (   (g/(drag^2)) +  ( v*SIN(theta*PI()/180)) / drag     )   *   ( 1 - EXP(-drag*[.A96])    )     -   (   (g*[.A96]) / drag   );[.O95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96]+delta_t" office:value-type="float" office:value="0.72" calcext:value-type="float">
            <text:p>0.72</text:p>
          </table:table-cell>
          <table:table-cell table:style-name="ce34" table:formula="of:=+[.B96]" office:value-type="float" office:value="4.98865668153933" calcext:value-type="float">
            <text:p>4.98865668153933</text:p>
          </table:table-cell>
          <table:table-cell table:style-name="ce34" table:formula="of:=[.C96]-g*delta_t" office:value-type="float" office:value="-4.0633006582143" calcext:value-type="float">
            <text:p>-4.0633006582143</text:p>
          </table:table-cell>
          <table:table-cell table:style-name="ce34" table:formula="of:=SQRT([.B97]*[.B97]+[.C97]*[.C97])" office:value-type="float" office:value="6.43405841792813" calcext:value-type="float">
            <text:p>6.43405841792813</text:p>
          </table:table-cell>
          <table:table-cell table:style-name="ce34" table:formula="of:=IF([.F96]&gt;0;[.E96]+0.5*([.B96]+[.B97])*delta_t;[.E96])" office:value-type="float" office:value="3.39228654344674" calcext:value-type="float">
            <text:p>3.39228654344674</text:p>
          </table:table-cell>
          <table:table-cell table:formula="of:=IF([.F96]&gt;0;[.F96]+0.5*([.C96]+[.C97])*delta_t;[.F96])" office:value-type="float" office:value="-0.0316619451101111" calcext:value-type="float">
            <text:p>-0.0316619451101111</text:p>
          </table:table-cell>
          <table:table-cell/>
          <table:table-cell table:style-name="ce34" table:formula="of:=[.H96]-drag*[.H96]*[.J96]*delta_t" office:value-type="float" office:value="0.873982165296148" calcext:value-type="float">
            <text:p>0.873982165296148</text:p>
          </table:table-cell>
          <table:table-cell table:style-name="ce34" table:formula="of:=[.I96]-g*delta_t-drag*[.I96]*[.J96]*delta_t" office:value-type="float" office:value="-3.01035362199033" calcext:value-type="float">
            <text:p>-3.01035362199033</text:p>
          </table:table-cell>
          <table:table-cell table:style-name="ce34" table:formula="of:=SQRT([.H97]^2+[.I97]^2)" office:value-type="float" office:value="3.13465687989707" calcext:value-type="float">
            <text:p>3.13465687989707</text:p>
          </table:table-cell>
          <table:table-cell table:style-name="ce34" table:formula="of:=IF([.L96]&gt;0; [.K96]+0.5*([.H96]+[.H97])*delta_t ;[.K96])" office:value-type="float" office:value="1.37725480308303" calcext:value-type="float">
            <text:p>1.37725480308303</text:p>
          </table:table-cell>
          <table:table-cell table:style-name="ce34" table:formula="of:=IF([.L96]&gt;0; [.L96]+0.5*([.I96]+[.I97])*delta_t ;[.L96])" office:value-type="float" office:value="-0.0168722628130269" calcext:value-type="float">
            <text:p>-0.0168722628130269</text:p>
          </table:table-cell>
          <table:table-cell/>
          <table:table-cell table:formula="of:= IF([.O96] &gt; 0;  (v*COS(theta*PI()/180)/drag)*(1 - EXP(-drag*[.A97])); [.N96])" office:value-type="float" office:value="2.49871968160664" calcext:value-type="float">
            <text:p>2.49871968160664</text:p>
          </table:table-cell>
          <table:table-cell table:formula="of:= IF([.O96]&gt;0;  height + (   (g/(drag^2)) +  ( v*SIN(theta*PI()/180)) / drag     )   *   ( 1 - EXP(-drag*[.A97])    )     -   (   (g*[.A97]) / drag   );[.O96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97]+delta_t" office:value-type="float" office:value="0.73" calcext:value-type="float">
            <text:p>0.73</text:p>
          </table:table-cell>
          <table:table-cell table:style-name="ce34" table:formula="of:=+[.B97]" office:value-type="float" office:value="4.98865668153933" calcext:value-type="float">
            <text:p>4.98865668153933</text:p>
          </table:table-cell>
          <table:table-cell table:style-name="ce34" table:formula="of:=[.C97]-g*delta_t" office:value-type="float" office:value="-4.1613671582143" calcext:value-type="float">
            <text:p>-4.1613671582143</text:p>
          </table:table-cell>
          <table:table-cell table:style-name="ce34" table:formula="of:=SQRT([.B98]*[.B98]+[.C98]*[.C98])" office:value-type="float" office:value="6.49643533884018" calcext:value-type="float">
            <text:p>6.49643533884018</text:p>
          </table:table-cell>
          <table:table-cell table:style-name="ce34" table:formula="of:=IF([.F97]&gt;0;[.E97]+0.5*([.B97]+[.B98])*delta_t;[.E97])" office:value-type="float" office:value="3.39228654344674" calcext:value-type="float">
            <text:p>3.39228654344674</text:p>
          </table:table-cell>
          <table:table-cell table:formula="of:=IF([.F97]&gt;0;[.F97]+0.5*([.C97]+[.C98])*delta_t;[.F97])" office:value-type="float" office:value="-0.0316619451101111" calcext:value-type="float">
            <text:p>-0.0316619451101111</text:p>
          </table:table-cell>
          <table:table-cell/>
          <table:table-cell table:style-name="ce34" table:formula="of:=[.H97]-drag*[.H97]*[.J97]*delta_t" office:value-type="float" office:value="0.852065091637325" calcext:value-type="float">
            <text:p>0.852065091637325</text:p>
          </table:table-cell>
          <table:table-cell table:style-name="ce34" table:formula="of:=[.I97]-g*delta_t-drag*[.I97]*[.J97]*delta_t" office:value-type="float" office:value="-3.03292871645357" calcext:value-type="float">
            <text:p>-3.03292871645357</text:p>
          </table:table-cell>
          <table:table-cell table:style-name="ce34" table:formula="of:=SQRT([.H98]^2+[.I98]^2)" office:value-type="float" office:value="3.15034466677467" calcext:value-type="float">
            <text:p>3.15034466677467</text:p>
          </table:table-cell>
          <table:table-cell table:style-name="ce34" table:formula="of:=IF([.L97]&gt;0; [.K97]+0.5*([.H97]+[.H98])*delta_t ;[.K97])" office:value-type="float" office:value="1.37725480308303" calcext:value-type="float">
            <text:p>1.37725480308303</text:p>
          </table:table-cell>
          <table:table-cell table:style-name="ce34" table:formula="of:=IF([.L97]&gt;0; [.L97]+0.5*([.I97]+[.I98])*delta_t ;[.L97])" office:value-type="float" office:value="-0.0168722628130269" calcext:value-type="float">
            <text:p>-0.0168722628130269</text:p>
          </table:table-cell>
          <table:table-cell/>
          <table:table-cell table:formula="of:= IF([.O97] &gt; 0;  (v*COS(theta*PI()/180)/drag)*(1 - EXP(-drag*[.A98])); [.N97])" office:value-type="float" office:value="2.49871968160664" calcext:value-type="float">
            <text:p>2.49871968160664</text:p>
          </table:table-cell>
          <table:table-cell table:formula="of:= IF([.O97]&gt;0;  height + (   (g/(drag^2)) +  ( v*SIN(theta*PI()/180)) / drag     )   *   ( 1 - EXP(-drag*[.A98])    )     -   (   (g*[.A98]) / drag   );[.O97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98]+delta_t" office:value-type="float" office:value="0.74" calcext:value-type="float">
            <text:p>0.74</text:p>
          </table:table-cell>
          <table:table-cell table:style-name="ce34" table:formula="of:=+[.B98]" office:value-type="float" office:value="4.98865668153933" calcext:value-type="float">
            <text:p>4.98865668153933</text:p>
          </table:table-cell>
          <table:table-cell table:style-name="ce34" table:formula="of:=[.C98]-g*delta_t" office:value-type="float" office:value="-4.2594336582143" calcext:value-type="float">
            <text:p>-4.2594336582143</text:p>
          </table:table-cell>
          <table:table-cell table:style-name="ce34" table:formula="of:=SQRT([.B99]*[.B99]+[.C99]*[.C99])" office:value-type="float" office:value="6.55968524968964" calcext:value-type="float">
            <text:p>6.55968524968964</text:p>
          </table:table-cell>
          <table:table-cell table:style-name="ce34" table:formula="of:=IF([.F98]&gt;0;[.E98]+0.5*([.B98]+[.B99])*delta_t;[.E98])" office:value-type="float" office:value="3.39228654344674" calcext:value-type="float">
            <text:p>3.39228654344674</text:p>
          </table:table-cell>
          <table:table-cell table:formula="of:=IF([.F98]&gt;0;[.F98]+0.5*([.C98]+[.C99])*delta_t;[.F98])" office:value-type="float" office:value="-0.0316619451101111" calcext:value-type="float">
            <text:p>-0.0316619451101111</text:p>
          </table:table-cell>
          <table:table-cell/>
          <table:table-cell table:style-name="ce34" table:formula="of:=[.H98]-drag*[.H98]*[.J98]*delta_t" office:value-type="float" office:value="0.830590701899849" calcext:value-type="float">
            <text:p>0.830590701899849</text:p>
          </table:table-cell>
          <table:table-cell table:style-name="ce34" table:formula="of:=[.I98]-g*delta_t-drag*[.I98]*[.J98]*delta_t" office:value-type="float" office:value="-3.05455705000087" calcext:value-type="float">
            <text:p>-3.05455705000087</text:p>
          </table:table-cell>
          <table:table-cell table:style-name="ce34" table:formula="of:=SQRT([.H99]^2+[.I99]^2)" office:value-type="float" office:value="3.16546989968196" calcext:value-type="float">
            <text:p>3.16546989968196</text:p>
          </table:table-cell>
          <table:table-cell table:style-name="ce34" table:formula="of:=IF([.L98]&gt;0; [.K98]+0.5*([.H98]+[.H99])*delta_t ;[.K98])" office:value-type="float" office:value="1.37725480308303" calcext:value-type="float">
            <text:p>1.37725480308303</text:p>
          </table:table-cell>
          <table:table-cell table:style-name="ce34" table:formula="of:=IF([.L98]&gt;0; [.L98]+0.5*([.I98]+[.I99])*delta_t ;[.L98])" office:value-type="float" office:value="-0.0168722628130269" calcext:value-type="float">
            <text:p>-0.0168722628130269</text:p>
          </table:table-cell>
          <table:table-cell/>
          <table:table-cell table:formula="of:= IF([.O98] &gt; 0;  (v*COS(theta*PI()/180)/drag)*(1 - EXP(-drag*[.A99])); [.N98])" office:value-type="float" office:value="2.49871968160664" calcext:value-type="float">
            <text:p>2.49871968160664</text:p>
          </table:table-cell>
          <table:table-cell table:formula="of:= IF([.O98]&gt;0;  height + (   (g/(drag^2)) +  ( v*SIN(theta*PI()/180)) / drag     )   *   ( 1 - EXP(-drag*[.A99])    )     -   (   (g*[.A99]) / drag   );[.O98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99]+delta_t" office:value-type="float" office:value="0.75" calcext:value-type="float">
            <text:p>0.75</text:p>
          </table:table-cell>
          <table:table-cell table:style-name="ce34" table:formula="of:=+[.B99]" office:value-type="float" office:value="4.98865668153933" calcext:value-type="float">
            <text:p>4.98865668153933</text:p>
          </table:table-cell>
          <table:table-cell table:style-name="ce34" table:formula="of:=[.C99]-g*delta_t" office:value-type="float" office:value="-4.3575001582143" calcext:value-type="float">
            <text:p>-4.3575001582143</text:p>
          </table:table-cell>
          <table:table-cell table:style-name="ce34" table:formula="of:=SQRT([.B100]*[.B100]+[.C100]*[.C100])" office:value-type="float" office:value="6.62378314221598" calcext:value-type="float">
            <text:p>6.62378314221598</text:p>
          </table:table-cell>
          <table:table-cell table:style-name="ce34" table:formula="of:=IF([.F99]&gt;0;[.E99]+0.5*([.B99]+[.B100])*delta_t;[.E99])" office:value-type="float" office:value="3.39228654344674" calcext:value-type="float">
            <text:p>3.39228654344674</text:p>
          </table:table-cell>
          <table:table-cell table:formula="of:=IF([.F99]&gt;0;[.F99]+0.5*([.C99]+[.C100])*delta_t;[.F99])" office:value-type="float" office:value="-0.0316619451101111" calcext:value-type="float">
            <text:p>-0.0316619451101111</text:p>
          </table:table-cell>
          <table:table-cell/>
          <table:table-cell table:style-name="ce34" table:formula="of:=[.H99]-drag*[.H99]*[.J99]*delta_t" office:value-type="float" office:value="0.809557022973291" calcext:value-type="float">
            <text:p>0.809557022973291</text:p>
          </table:table-cell>
          <table:table-cell table:style-name="ce34" table:formula="of:=[.I99]-g*delta_t-drag*[.I99]*[.J99]*delta_t" office:value-type="float" office:value="-3.07527068281176" calcext:value-type="float">
            <text:p>-3.07527068281176</text:p>
          </table:table-cell>
          <table:table-cell table:style-name="ce34" table:formula="of:=SQRT([.H100]^2+[.I100]^2)" office:value-type="float" office:value="3.18004282141088" calcext:value-type="float">
            <text:p>3.18004282141088</text:p>
          </table:table-cell>
          <table:table-cell table:style-name="ce34" table:formula="of:=IF([.L99]&gt;0; [.K99]+0.5*([.H99]+[.H100])*delta_t ;[.K99])" office:value-type="float" office:value="1.37725480308303" calcext:value-type="float">
            <text:p>1.37725480308303</text:p>
          </table:table-cell>
          <table:table-cell table:style-name="ce34" table:formula="of:=IF([.L99]&gt;0; [.L99]+0.5*([.I99]+[.I100])*delta_t ;[.L99])" office:value-type="float" office:value="-0.0168722628130269" calcext:value-type="float">
            <text:p>-0.0168722628130269</text:p>
          </table:table-cell>
          <table:table-cell/>
          <table:table-cell table:formula="of:= IF([.O99] &gt; 0;  (v*COS(theta*PI()/180)/drag)*(1 - EXP(-drag*[.A100])); [.N99])" office:value-type="float" office:value="2.49871968160664" calcext:value-type="float">
            <text:p>2.49871968160664</text:p>
          </table:table-cell>
          <table:table-cell table:formula="of:= IF([.O99]&gt;0;  height + (   (g/(drag^2)) +  ( v*SIN(theta*PI()/180)) / drag     )   *   ( 1 - EXP(-drag*[.A100])    )     -   (   (g*[.A100]) / drag   );[.O99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00]+delta_t" office:value-type="float" office:value="0.760000000000001" calcext:value-type="float">
            <text:p>0.760000000000001</text:p>
          </table:table-cell>
          <table:table-cell table:style-name="ce34" table:formula="of:=+[.B100]" office:value-type="float" office:value="4.98865668153933" calcext:value-type="float">
            <text:p>4.98865668153933</text:p>
          </table:table-cell>
          <table:table-cell table:style-name="ce34" table:formula="of:=[.C100]-g*delta_t" office:value-type="float" office:value="-4.4555666582143" calcext:value-type="float">
            <text:p>-4.4555666582143</text:p>
          </table:table-cell>
          <table:table-cell table:style-name="ce34" table:formula="of:=SQRT([.B101]*[.B101]+[.C101]*[.C101])" office:value-type="float" office:value="6.68870463782472" calcext:value-type="float">
            <text:p>6.68870463782472</text:p>
          </table:table-cell>
          <table:table-cell table:style-name="ce34" table:formula="of:=IF([.F100]&gt;0;[.E100]+0.5*([.B100]+[.B101])*delta_t;[.E100])" office:value-type="float" office:value="3.39228654344674" calcext:value-type="float">
            <text:p>3.39228654344674</text:p>
          </table:table-cell>
          <table:table-cell table:formula="of:=IF([.F100]&gt;0;[.F100]+0.5*([.C100]+[.C101])*delta_t;[.F100])" office:value-type="float" office:value="-0.0316619451101111" calcext:value-type="float">
            <text:p>-0.0316619451101111</text:p>
          </table:table-cell>
          <table:table-cell/>
          <table:table-cell table:style-name="ce34" table:formula="of:=[.H100]-drag*[.H100]*[.J100]*delta_t" office:value-type="float" office:value="0.788961614977859" calcext:value-type="float">
            <text:p>0.788961614977859</text:p>
          </table:table-cell>
          <table:table-cell table:style-name="ce34" table:formula="of:=[.I100]-g*delta_t-drag*[.I100]*[.J100]*delta_t" office:value-type="float" office:value="-3.09510124314159" calcext:value-type="float">
            <text:p>-3.09510124314159</text:p>
          </table:table-cell>
          <table:table-cell table:style-name="ce34" table:formula="of:=SQRT([.H101]^2+[.I101]^2)" office:value-type="float" office:value="3.1940745350109" calcext:value-type="float">
            <text:p>3.1940745350109</text:p>
          </table:table-cell>
          <table:table-cell table:style-name="ce34" table:formula="of:=IF([.L100]&gt;0; [.K100]+0.5*([.H100]+[.H101])*delta_t ;[.K100])" office:value-type="float" office:value="1.37725480308303" calcext:value-type="float">
            <text:p>1.37725480308303</text:p>
          </table:table-cell>
          <table:table-cell table:style-name="ce34" table:formula="of:=IF([.L100]&gt;0; [.L100]+0.5*([.I100]+[.I101])*delta_t ;[.L100])" office:value-type="float" office:value="-0.0168722628130269" calcext:value-type="float">
            <text:p>-0.0168722628130269</text:p>
          </table:table-cell>
          <table:table-cell/>
          <table:table-cell table:formula="of:= IF([.O100] &gt; 0;  (v*COS(theta*PI()/180)/drag)*(1 - EXP(-drag*[.A101])); [.N100])" office:value-type="float" office:value="2.49871968160664" calcext:value-type="float">
            <text:p>2.49871968160664</text:p>
          </table:table-cell>
          <table:table-cell table:formula="of:= IF([.O100]&gt;0;  height + (   (g/(drag^2)) +  ( v*SIN(theta*PI()/180)) / drag     )   *   ( 1 - EXP(-drag*[.A101])    )     -   (   (g*[.A101]) / drag   );[.O100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01]+delta_t" office:value-type="float" office:value="0.770000000000001" calcext:value-type="float">
            <text:p>0.770000000000001</text:p>
          </table:table-cell>
          <table:table-cell table:style-name="ce34" table:formula="of:=+[.B101]" office:value-type="float" office:value="4.98865668153933" calcext:value-type="float">
            <text:p>4.98865668153933</text:p>
          </table:table-cell>
          <table:table-cell table:style-name="ce34" table:formula="of:=[.C101]-g*delta_t" office:value-type="float" office:value="-4.5536331582143" calcext:value-type="float">
            <text:p>-4.5536331582143</text:p>
          </table:table-cell>
          <table:table-cell table:style-name="ce34" table:formula="of:=SQRT([.B102]*[.B102]+[.C102]*[.C102])" office:value-type="float" office:value="6.75442598788792" calcext:value-type="float">
            <text:p>6.75442598788792</text:p>
          </table:table-cell>
          <table:table-cell table:style-name="ce34" table:formula="of:=IF([.F101]&gt;0;[.E101]+0.5*([.B101]+[.B102])*delta_t;[.E101])" office:value-type="float" office:value="3.39228654344674" calcext:value-type="float">
            <text:p>3.39228654344674</text:p>
          </table:table-cell>
          <table:table-cell table:formula="of:=IF([.F101]&gt;0;[.F101]+0.5*([.C101]+[.C102])*delta_t;[.F101])" office:value-type="float" office:value="-0.0316619451101111" calcext:value-type="float">
            <text:p>-0.0316619451101111</text:p>
          </table:table-cell>
          <table:table-cell/>
          <table:table-cell table:style-name="ce34" table:formula="of:=[.H101]-drag*[.H101]*[.J101]*delta_t" office:value-type="float" office:value="0.768801597349845" calcext:value-type="float">
            <text:p>0.768801597349845</text:p>
          </table:table-cell>
          <table:table-cell table:style-name="ce34" table:formula="of:=[.I101]-g*delta_t-drag*[.I101]*[.J101]*delta_t" office:value-type="float" office:value="-3.1140798706296" calcext:value-type="float">
            <text:p>-3.1140798706296</text:p>
          </table:table-cell>
          <table:table-cell table:style-name="ce34" table:formula="of:=SQRT([.H102]^2+[.I102]^2)" office:value-type="float" office:value="3.20757686373189" calcext:value-type="float">
            <text:p>3.20757686373189</text:p>
          </table:table-cell>
          <table:table-cell table:style-name="ce34" table:formula="of:=IF([.L101]&gt;0; [.K101]+0.5*([.H101]+[.H102])*delta_t ;[.K101])" office:value-type="float" office:value="1.37725480308303" calcext:value-type="float">
            <text:p>1.37725480308303</text:p>
          </table:table-cell>
          <table:table-cell table:style-name="ce34" table:formula="of:=IF([.L101]&gt;0; [.L101]+0.5*([.I101]+[.I102])*delta_t ;[.L101])" office:value-type="float" office:value="-0.0168722628130269" calcext:value-type="float">
            <text:p>-0.0168722628130269</text:p>
          </table:table-cell>
          <table:table-cell/>
          <table:table-cell table:formula="of:= IF([.O101] &gt; 0;  (v*COS(theta*PI()/180)/drag)*(1 - EXP(-drag*[.A102])); [.N101])" office:value-type="float" office:value="2.49871968160664" calcext:value-type="float">
            <text:p>2.49871968160664</text:p>
          </table:table-cell>
          <table:table-cell table:formula="of:= IF([.O101]&gt;0;  height + (   (g/(drag^2)) +  ( v*SIN(theta*PI()/180)) / drag     )   *   ( 1 - EXP(-drag*[.A102])    )     -   (   (g*[.A102]) / drag   );[.O101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02]+delta_t" office:value-type="float" office:value="0.780000000000001" calcext:value-type="float">
            <text:p>0.780000000000001</text:p>
          </table:table-cell>
          <table:table-cell table:style-name="ce34" table:formula="of:=+[.B102]" office:value-type="float" office:value="4.98865668153933" calcext:value-type="float">
            <text:p>4.98865668153933</text:p>
          </table:table-cell>
          <table:table-cell table:style-name="ce34" table:formula="of:=[.C102]-g*delta_t" office:value-type="float" office:value="-4.6516996582143" calcext:value-type="float">
            <text:p>-4.6516996582143</text:p>
          </table:table-cell>
          <table:table-cell table:style-name="ce34" table:formula="of:=SQRT([.B103]*[.B103]+[.C103]*[.C103])" office:value-type="float" office:value="6.82092407203731" calcext:value-type="float">
            <text:p>6.82092407203731</text:p>
          </table:table-cell>
          <table:table-cell table:style-name="ce34" table:formula="of:=IF([.F102]&gt;0;[.E102]+0.5*([.B102]+[.B103])*delta_t;[.E102])" office:value-type="float" office:value="3.39228654344674" calcext:value-type="float">
            <text:p>3.39228654344674</text:p>
          </table:table-cell>
          <table:table-cell table:formula="of:=IF([.F102]&gt;0;[.F102]+0.5*([.C102]+[.C103])*delta_t;[.F102])" office:value-type="float" office:value="-0.0316619451101111" calcext:value-type="float">
            <text:p>-0.0316619451101111</text:p>
          </table:table-cell>
          <table:table-cell/>
          <table:table-cell table:style-name="ce34" table:formula="of:=[.H102]-drag*[.H102]*[.J102]*delta_t" office:value-type="float" office:value="0.749073675618169" calcext:value-type="float">
            <text:p>0.749073675618169</text:p>
          </table:table-cell>
          <table:table-cell table:style-name="ce34" table:formula="of:=[.I102]-g*delta_t-drag*[.I102]*[.J102]*delta_t" office:value-type="float" office:value="-3.13223716627084" calcext:value-type="float">
            <text:p>-3.13223716627084</text:p>
          </table:table-cell>
          <table:table-cell table:style-name="ce34" table:formula="of:=SQRT([.H103]^2+[.I103]^2)" office:value-type="float" office:value="3.22056222378524" calcext:value-type="float">
            <text:p>3.22056222378524</text:p>
          </table:table-cell>
          <table:table-cell table:style-name="ce34" table:formula="of:=IF([.L102]&gt;0; [.K102]+0.5*([.H102]+[.H103])*delta_t ;[.K102])" office:value-type="float" office:value="1.37725480308303" calcext:value-type="float">
            <text:p>1.37725480308303</text:p>
          </table:table-cell>
          <table:table-cell table:style-name="ce34" table:formula="of:=IF([.L102]&gt;0; [.L102]+0.5*([.I102]+[.I103])*delta_t ;[.L102])" office:value-type="float" office:value="-0.0168722628130269" calcext:value-type="float">
            <text:p>-0.0168722628130269</text:p>
          </table:table-cell>
          <table:table-cell/>
          <table:table-cell table:formula="of:= IF([.O102] &gt; 0;  (v*COS(theta*PI()/180)/drag)*(1 - EXP(-drag*[.A103])); [.N102])" office:value-type="float" office:value="2.49871968160664" calcext:value-type="float">
            <text:p>2.49871968160664</text:p>
          </table:table-cell>
          <table:table-cell table:formula="of:= IF([.O102]&gt;0;  height + (   (g/(drag^2)) +  ( v*SIN(theta*PI()/180)) / drag     )   *   ( 1 - EXP(-drag*[.A103])    )     -   (   (g*[.A103]) / drag   );[.O102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03]+delta_t" office:value-type="float" office:value="0.790000000000001" calcext:value-type="float">
            <text:p>0.790000000000001</text:p>
          </table:table-cell>
          <table:table-cell table:style-name="ce34" table:formula="of:=+[.B103]" office:value-type="float" office:value="4.98865668153933" calcext:value-type="float">
            <text:p>4.98865668153933</text:p>
          </table:table-cell>
          <table:table-cell table:style-name="ce34" table:formula="of:=[.C103]-g*delta_t" office:value-type="float" office:value="-4.7497661582143" calcext:value-type="float">
            <text:p>-4.7497661582143</text:p>
          </table:table-cell>
          <table:table-cell table:style-name="ce34" table:formula="of:=SQRT([.B104]*[.B104]+[.C104]*[.C104])" office:value-type="float" office:value="6.88817639466244" calcext:value-type="float">
            <text:p>6.88817639466244</text:p>
          </table:table-cell>
          <table:table-cell table:style-name="ce34" table:formula="of:=IF([.F103]&gt;0;[.E103]+0.5*([.B103]+[.B104])*delta_t;[.E103])" office:value-type="float" office:value="3.39228654344674" calcext:value-type="float">
            <text:p>3.39228654344674</text:p>
          </table:table-cell>
          <table:table-cell table:formula="of:=IF([.F103]&gt;0;[.F103]+0.5*([.C103]+[.C104])*delta_t;[.F103])" office:value-type="float" office:value="-0.0316619451101111" calcext:value-type="float">
            <text:p>-0.0316619451101111</text:p>
          </table:table-cell>
          <table:table-cell/>
          <table:table-cell table:style-name="ce34" table:formula="of:=[.H103]-drag*[.H103]*[.J103]*delta_t" office:value-type="float" office:value="0.729774168557946" calcext:value-type="float">
            <text:p>0.729774168557946</text:p>
          </table:table-cell>
          <table:table-cell table:style-name="ce34" table:formula="of:=[.I103]-g*delta_t-drag*[.I103]*[.J103]*delta_t" office:value-type="float" office:value="-3.14960314872182" calcext:value-type="float">
            <text:p>-3.14960314872182</text:p>
          </table:table-cell>
          <table:table-cell table:style-name="ce34" table:formula="of:=SQRT([.H104]^2+[.I104]^2)" office:value-type="float" office:value="3.23304350906894" calcext:value-type="float">
            <text:p>3.23304350906894</text:p>
          </table:table-cell>
          <table:table-cell table:style-name="ce34" table:formula="of:=IF([.L103]&gt;0; [.K103]+0.5*([.H103]+[.H104])*delta_t ;[.K103])" office:value-type="float" office:value="1.37725480308303" calcext:value-type="float">
            <text:p>1.37725480308303</text:p>
          </table:table-cell>
          <table:table-cell table:style-name="ce34" table:formula="of:=IF([.L103]&gt;0; [.L103]+0.5*([.I103]+[.I104])*delta_t ;[.L103])" office:value-type="float" office:value="-0.0168722628130269" calcext:value-type="float">
            <text:p>-0.0168722628130269</text:p>
          </table:table-cell>
          <table:table-cell/>
          <table:table-cell table:formula="of:= IF([.O103] &gt; 0;  (v*COS(theta*PI()/180)/drag)*(1 - EXP(-drag*[.A104])); [.N103])" office:value-type="float" office:value="2.49871968160664" calcext:value-type="float">
            <text:p>2.49871968160664</text:p>
          </table:table-cell>
          <table:table-cell table:formula="of:= IF([.O103]&gt;0;  height + (   (g/(drag^2)) +  ( v*SIN(theta*PI()/180)) / drag     )   *   ( 1 - EXP(-drag*[.A104])    )     -   (   (g*[.A104]) / drag   );[.O103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04]+delta_t" office:value-type="float" office:value="0.800000000000001" calcext:value-type="float">
            <text:p>0.800000000000001</text:p>
          </table:table-cell>
          <table:table-cell table:style-name="ce34" table:formula="of:=+[.B104]" office:value-type="float" office:value="4.98865668153933" calcext:value-type="float">
            <text:p>4.98865668153933</text:p>
          </table:table-cell>
          <table:table-cell table:style-name="ce34" table:formula="of:=[.C104]-g*delta_t" office:value-type="float" office:value="-4.8478326582143" calcext:value-type="float">
            <text:p>-4.8478326582143</text:p>
          </table:table-cell>
          <table:table-cell table:style-name="ce34" table:formula="of:=SQRT([.B105]*[.B105]+[.C105]*[.C105])" office:value-type="float" office:value="6.95616107981379" calcext:value-type="float">
            <text:p>6.95616107981379</text:p>
          </table:table-cell>
          <table:table-cell table:style-name="ce34" table:formula="of:=IF([.F104]&gt;0;[.E104]+0.5*([.B104]+[.B105])*delta_t;[.E104])" office:value-type="float" office:value="3.39228654344674" calcext:value-type="float">
            <text:p>3.39228654344674</text:p>
          </table:table-cell>
          <table:table-cell table:formula="of:=IF([.F104]&gt;0;[.F104]+0.5*([.C104]+[.C105])*delta_t;[.F104])" office:value-type="float" office:value="-0.0316619451101111" calcext:value-type="float">
            <text:p>-0.0316619451101111</text:p>
          </table:table-cell>
          <table:table-cell/>
          <table:table-cell table:style-name="ce34" table:formula="of:=[.H104]-drag*[.H104]*[.J104]*delta_t" office:value-type="float" office:value="0.710899035448006" calcext:value-type="float">
            <text:p>0.710899035448006</text:p>
          </table:table-cell>
          <table:table-cell table:style-name="ce34" table:formula="of:=[.I104]-g*delta_t-drag*[.I104]*[.J104]*delta_t" office:value-type="float" office:value="-3.16620721659287" calcext:value-type="float">
            <text:p>-3.16620721659287</text:p>
          </table:table-cell>
          <table:table-cell table:style-name="ce34" table:formula="of:=SQRT([.H105]^2+[.I105]^2)" office:value-type="float" office:value="3.24503398703399" calcext:value-type="float">
            <text:p>3.24503398703399</text:p>
          </table:table-cell>
          <table:table-cell table:style-name="ce34" table:formula="of:=IF([.L104]&gt;0; [.K104]+0.5*([.H104]+[.H105])*delta_t ;[.K104])" office:value-type="float" office:value="1.37725480308303" calcext:value-type="float">
            <text:p>1.37725480308303</text:p>
          </table:table-cell>
          <table:table-cell table:style-name="ce34" table:formula="of:=IF([.L104]&gt;0; [.L104]+0.5*([.I104]+[.I105])*delta_t ;[.L104])" office:value-type="float" office:value="-0.0168722628130269" calcext:value-type="float">
            <text:p>-0.0168722628130269</text:p>
          </table:table-cell>
          <table:table-cell/>
          <table:table-cell table:formula="of:= IF([.O104] &gt; 0;  (v*COS(theta*PI()/180)/drag)*(1 - EXP(-drag*[.A105])); [.N104])" office:value-type="float" office:value="2.49871968160664" calcext:value-type="float">
            <text:p>2.49871968160664</text:p>
          </table:table-cell>
          <table:table-cell table:formula="of:= IF([.O104]&gt;0;  height + (   (g/(drag^2)) +  ( v*SIN(theta*PI()/180)) / drag     )   *   ( 1 - EXP(-drag*[.A105])    )     -   (   (g*[.A105]) / drag   );[.O104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05]+delta_t" office:value-type="float" office:value="0.810000000000001" calcext:value-type="float">
            <text:p>0.810000000000001</text:p>
          </table:table-cell>
          <table:table-cell table:style-name="ce34" table:formula="of:=+[.B105]" office:value-type="float" office:value="4.98865668153933" calcext:value-type="float">
            <text:p>4.98865668153933</text:p>
          </table:table-cell>
          <table:table-cell table:style-name="ce34" table:formula="of:=[.C105]-g*delta_t" office:value-type="float" office:value="-4.9458991582143" calcext:value-type="float">
            <text:p>-4.9458991582143</text:p>
          </table:table-cell>
          <table:table-cell table:style-name="ce34" table:formula="of:=SQRT([.B106]*[.B106]+[.C106]*[.C106])" office:value-type="float" office:value="7.02485686469781" calcext:value-type="float">
            <text:p>7.02485686469781</text:p>
          </table:table-cell>
          <table:table-cell table:style-name="ce34" table:formula="of:=IF([.F105]&gt;0;[.E105]+0.5*([.B105]+[.B106])*delta_t;[.E105])" office:value-type="float" office:value="3.39228654344674" calcext:value-type="float">
            <text:p>3.39228654344674</text:p>
          </table:table-cell>
          <table:table-cell table:formula="of:=IF([.F105]&gt;0;[.F105]+0.5*([.C105]+[.C106])*delta_t;[.F105])" office:value-type="float" office:value="-0.0316619451101111" calcext:value-type="float">
            <text:p>-0.0316619451101111</text:p>
          </table:table-cell>
          <table:table-cell/>
          <table:table-cell table:style-name="ce34" table:formula="of:=[.H105]-drag*[.H105]*[.J105]*delta_t" office:value-type="float" office:value="0.692443903196979" calcext:value-type="float">
            <text:p>0.692443903196979</text:p>
          </table:table-cell>
          <table:table-cell table:style-name="ce34" table:formula="of:=[.I105]-g*delta_t-drag*[.I105]*[.J105]*delta_t" office:value-type="float" office:value="-3.18207811637018" calcext:value-type="float">
            <text:p>-3.18207811637018</text:p>
          </table:table-cell>
          <table:table-cell table:style-name="ce34" table:formula="of:=SQRT([.H106]^2+[.I106]^2)" office:value-type="float" office:value="3.25654720490225" calcext:value-type="float">
            <text:p>3.25654720490225</text:p>
          </table:table-cell>
          <table:table-cell table:style-name="ce34" table:formula="of:=IF([.L105]&gt;0; [.K105]+0.5*([.H105]+[.H106])*delta_t ;[.K105])" office:value-type="float" office:value="1.37725480308303" calcext:value-type="float">
            <text:p>1.37725480308303</text:p>
          </table:table-cell>
          <table:table-cell table:style-name="ce34" table:formula="of:=IF([.L105]&gt;0; [.L105]+0.5*([.I105]+[.I106])*delta_t ;[.L105])" office:value-type="float" office:value="-0.0168722628130269" calcext:value-type="float">
            <text:p>-0.0168722628130269</text:p>
          </table:table-cell>
          <table:table-cell/>
          <table:table-cell table:formula="of:= IF([.O105] &gt; 0;  (v*COS(theta*PI()/180)/drag)*(1 - EXP(-drag*[.A106])); [.N105])" office:value-type="float" office:value="2.49871968160664" calcext:value-type="float">
            <text:p>2.49871968160664</text:p>
          </table:table-cell>
          <table:table-cell table:formula="of:= IF([.O105]&gt;0;  height + (   (g/(drag^2)) +  ( v*SIN(theta*PI()/180)) / drag     )   *   ( 1 - EXP(-drag*[.A106])    )     -   (   (g*[.A106]) / drag   );[.O105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06]+delta_t" office:value-type="float" office:value="0.820000000000001" calcext:value-type="float">
            <text:p>0.820000000000001</text:p>
          </table:table-cell>
          <table:table-cell table:style-name="ce34" table:formula="of:=+[.B106]" office:value-type="float" office:value="4.98865668153933" calcext:value-type="float">
            <text:p>4.98865668153933</text:p>
          </table:table-cell>
          <table:table-cell table:style-name="ce34" table:formula="of:=[.C106]-g*delta_t" office:value-type="float" office:value="-5.0439656582143" calcext:value-type="float">
            <text:p>-5.0439656582143</text:p>
          </table:table-cell>
          <table:table-cell table:style-name="ce34" table:formula="of:=SQRT([.B107]*[.B107]+[.C107]*[.C107])" office:value-type="float" office:value="7.09424309193815" calcext:value-type="float">
            <text:p>7.09424309193815</text:p>
          </table:table-cell>
          <table:table-cell table:style-name="ce34" table:formula="of:=IF([.F106]&gt;0;[.E106]+0.5*([.B106]+[.B107])*delta_t;[.E106])" office:value-type="float" office:value="3.39228654344674" calcext:value-type="float">
            <text:p>3.39228654344674</text:p>
          </table:table-cell>
          <table:table-cell table:formula="of:=IF([.F106]&gt;0;[.F106]+0.5*([.C106]+[.C107])*delta_t;[.F106])" office:value-type="float" office:value="-0.0316619451101111" calcext:value-type="float">
            <text:p>-0.0316619451101111</text:p>
          </table:table-cell>
          <table:table-cell/>
          <table:table-cell table:style-name="ce34" table:formula="of:=[.H106]-drag*[.H106]*[.J106]*delta_t" office:value-type="float" office:value="0.674404093136917" calcext:value-type="float">
            <text:p>0.674404093136917</text:p>
          </table:table-cell>
          <table:table-cell table:style-name="ce34" table:formula="of:=[.I106]-g*delta_t-drag*[.I106]*[.J106]*delta_t" office:value-type="float" office:value="-3.19724391560501" calcext:value-type="float">
            <text:p>-3.19724391560501</text:p>
          </table:table-cell>
          <table:table-cell table:style-name="ce34" table:formula="of:=SQRT([.H107]^2+[.I107]^2)" office:value-type="float" office:value="3.26759690548163" calcext:value-type="float">
            <text:p>3.26759690548163</text:p>
          </table:table-cell>
          <table:table-cell table:style-name="ce34" table:formula="of:=IF([.L106]&gt;0; [.K106]+0.5*([.H106]+[.H107])*delta_t ;[.K106])" office:value-type="float" office:value="1.37725480308303" calcext:value-type="float">
            <text:p>1.37725480308303</text:p>
          </table:table-cell>
          <table:table-cell table:style-name="ce34" table:formula="of:=IF([.L106]&gt;0; [.L106]+0.5*([.I106]+[.I107])*delta_t ;[.L106])" office:value-type="float" office:value="-0.0168722628130269" calcext:value-type="float">
            <text:p>-0.0168722628130269</text:p>
          </table:table-cell>
          <table:table-cell/>
          <table:table-cell table:formula="of:= IF([.O106] &gt; 0;  (v*COS(theta*PI()/180)/drag)*(1 - EXP(-drag*[.A107])); [.N106])" office:value-type="float" office:value="2.49871968160664" calcext:value-type="float">
            <text:p>2.49871968160664</text:p>
          </table:table-cell>
          <table:table-cell table:formula="of:= IF([.O106]&gt;0;  height + (   (g/(drag^2)) +  ( v*SIN(theta*PI()/180)) / drag     )   *   ( 1 - EXP(-drag*[.A107])    )     -   (   (g*[.A107]) / drag   );[.O106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07]+delta_t" office:value-type="float" office:value="0.830000000000001" calcext:value-type="float">
            <text:p>0.830000000000001</text:p>
          </table:table-cell>
          <table:table-cell table:style-name="ce34" table:formula="of:=+[.B107]" office:value-type="float" office:value="4.98865668153933" calcext:value-type="float">
            <text:p>4.98865668153933</text:p>
          </table:table-cell>
          <table:table-cell table:style-name="ce34" table:formula="of:=[.C107]-g*delta_t" office:value-type="float" office:value="-5.1420321582143" calcext:value-type="float">
            <text:p>-5.1420321582143</text:p>
          </table:table-cell>
          <table:table-cell table:style-name="ce34" table:formula="of:=SQRT([.B108]*[.B108]+[.C108]*[.C108])" office:value-type="float" office:value="7.16429970076469" calcext:value-type="float">
            <text:p>7.16429970076469</text:p>
          </table:table-cell>
          <table:table-cell table:style-name="ce34" table:formula="of:=IF([.F107]&gt;0;[.E107]+0.5*([.B107]+[.B108])*delta_t;[.E107])" office:value-type="float" office:value="3.39228654344674" calcext:value-type="float">
            <text:p>3.39228654344674</text:p>
          </table:table-cell>
          <table:table-cell table:formula="of:=IF([.F107]&gt;0;[.F107]+0.5*([.C107]+[.C108])*delta_t;[.F107])" office:value-type="float" office:value="-0.0316619451101111" calcext:value-type="float">
            <text:p>-0.0316619451101111</text:p>
          </table:table-cell>
          <table:table-cell/>
          <table:table-cell table:style-name="ce34" table:formula="of:=[.H107]-drag*[.H107]*[.J107]*delta_t" office:value-type="float" office:value="0.65677464731469" calcext:value-type="float">
            <text:p>0.65677464731469</text:p>
          </table:table-cell>
          <table:table-cell table:style-name="ce34" table:formula="of:=[.I107]-g*delta_t-drag*[.I107]*[.J107]*delta_t" office:value-type="float" office:value="-3.21173198100741" calcext:value-type="float">
            <text:p>-3.21173198100741</text:p>
          </table:table-cell>
          <table:table-cell table:style-name="ce34" table:formula="of:=SQRT([.H108]^2+[.I108]^2)" office:value-type="float" office:value="3.27819695185953" calcext:value-type="float">
            <text:p>3.27819695185953</text:p>
          </table:table-cell>
          <table:table-cell table:style-name="ce34" table:formula="of:=IF([.L107]&gt;0; [.K107]+0.5*([.H107]+[.H108])*delta_t ;[.K107])" office:value-type="float" office:value="1.37725480308303" calcext:value-type="float">
            <text:p>1.37725480308303</text:p>
          </table:table-cell>
          <table:table-cell table:style-name="ce34" table:formula="of:=IF([.L107]&gt;0; [.L107]+0.5*([.I107]+[.I108])*delta_t ;[.L107])" office:value-type="float" office:value="-0.0168722628130269" calcext:value-type="float">
            <text:p>-0.0168722628130269</text:p>
          </table:table-cell>
          <table:table-cell/>
          <table:table-cell table:formula="of:= IF([.O107] &gt; 0;  (v*COS(theta*PI()/180)/drag)*(1 - EXP(-drag*[.A108])); [.N107])" office:value-type="float" office:value="2.49871968160664" calcext:value-type="float">
            <text:p>2.49871968160664</text:p>
          </table:table-cell>
          <table:table-cell table:formula="of:= IF([.O107]&gt;0;  height + (   (g/(drag^2)) +  ( v*SIN(theta*PI()/180)) / drag     )   *   ( 1 - EXP(-drag*[.A108])    )     -   (   (g*[.A108]) / drag   );[.O107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08]+delta_t" office:value-type="float" office:value="0.840000000000001" calcext:value-type="float">
            <text:p>0.840000000000001</text:p>
          </table:table-cell>
          <table:table-cell table:style-name="ce34" table:formula="of:=+[.B108]" office:value-type="float" office:value="4.98865668153933" calcext:value-type="float">
            <text:p>4.98865668153933</text:p>
          </table:table-cell>
          <table:table-cell table:style-name="ce34" table:formula="of:=[.C108]-g*delta_t" office:value-type="float" office:value="-5.2400986582143" calcext:value-type="float">
            <text:p>-5.2400986582143</text:p>
          </table:table-cell>
          <table:table-cell table:style-name="ce34" table:formula="of:=SQRT([.B109]*[.B109]+[.C109]*[.C109])" office:value-type="float" office:value="7.23500721727949" calcext:value-type="float">
            <text:p>7.23500721727949</text:p>
          </table:table-cell>
          <table:table-cell table:style-name="ce34" table:formula="of:=IF([.F108]&gt;0;[.E108]+0.5*([.B108]+[.B109])*delta_t;[.E108])" office:value-type="float" office:value="3.39228654344674" calcext:value-type="float">
            <text:p>3.39228654344674</text:p>
          </table:table-cell>
          <table:table-cell table:formula="of:=IF([.F108]&gt;0;[.F108]+0.5*([.C108]+[.C109])*delta_t;[.F108])" office:value-type="float" office:value="-0.0316619451101111" calcext:value-type="float">
            <text:p>-0.0316619451101111</text:p>
          </table:table-cell>
          <table:table-cell/>
          <table:table-cell table:style-name="ce34" table:formula="of:=[.H108]-drag*[.H108]*[.J108]*delta_t" office:value-type="float" office:value="0.639550354139605" calcext:value-type="float">
            <text:p>0.639550354139605</text:p>
          </table:table-cell>
          <table:table-cell table:style-name="ce34" table:formula="of:=[.I108]-g*delta_t-drag*[.I108]*[.J108]*delta_t" office:value-type="float" office:value="-3.22556896108478" calcext:value-type="float">
            <text:p>-3.22556896108478</text:p>
          </table:table-cell>
          <table:table-cell table:style-name="ce34" table:formula="of:=SQRT([.H109]^2+[.I109]^2)" office:value-type="float" office:value="3.28836126029268" calcext:value-type="float">
            <text:p>3.28836126029268</text:p>
          </table:table-cell>
          <table:table-cell table:style-name="ce34" table:formula="of:=IF([.L108]&gt;0; [.K108]+0.5*([.H108]+[.H109])*delta_t ;[.K108])" office:value-type="float" office:value="1.37725480308303" calcext:value-type="float">
            <text:p>1.37725480308303</text:p>
          </table:table-cell>
          <table:table-cell table:style-name="ce34" table:formula="of:=IF([.L108]&gt;0; [.L108]+0.5*([.I108]+[.I109])*delta_t ;[.L108])" office:value-type="float" office:value="-0.0168722628130269" calcext:value-type="float">
            <text:p>-0.0168722628130269</text:p>
          </table:table-cell>
          <table:table-cell/>
          <table:table-cell table:formula="of:= IF([.O108] &gt; 0;  (v*COS(theta*PI()/180)/drag)*(1 - EXP(-drag*[.A109])); [.N108])" office:value-type="float" office:value="2.49871968160664" calcext:value-type="float">
            <text:p>2.49871968160664</text:p>
          </table:table-cell>
          <table:table-cell table:formula="of:= IF([.O108]&gt;0;  height + (   (g/(drag^2)) +  ( v*SIN(theta*PI()/180)) / drag     )   *   ( 1 - EXP(-drag*[.A109])    )     -   (   (g*[.A109]) / drag   );[.O108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09]+delta_t" office:value-type="float" office:value="0.850000000000001" calcext:value-type="float">
            <text:p>0.850000000000001</text:p>
          </table:table-cell>
          <table:table-cell table:style-name="ce34" table:formula="of:=+[.B109]" office:value-type="float" office:value="4.98865668153933" calcext:value-type="float">
            <text:p>4.98865668153933</text:p>
          </table:table-cell>
          <table:table-cell table:style-name="ce34" table:formula="of:=[.C109]-g*delta_t" office:value-type="float" office:value="-5.3381651582143" calcext:value-type="float">
            <text:p>-5.3381651582143</text:p>
          </table:table-cell>
          <table:table-cell table:style-name="ce34" table:formula="of:=SQRT([.B110]*[.B110]+[.C110]*[.C110])" office:value-type="float" office:value="7.30634674393709" calcext:value-type="float">
            <text:p>7.30634674393709</text:p>
          </table:table-cell>
          <table:table-cell table:style-name="ce34" table:formula="of:=IF([.F109]&gt;0;[.E109]+0.5*([.B109]+[.B110])*delta_t;[.E109])" office:value-type="float" office:value="3.39228654344674" calcext:value-type="float">
            <text:p>3.39228654344674</text:p>
          </table:table-cell>
          <table:table-cell table:formula="of:=IF([.F109]&gt;0;[.F109]+0.5*([.C109]+[.C110])*delta_t;[.F109])" office:value-type="float" office:value="-0.0316619451101111" calcext:value-type="float">
            <text:p>-0.0316619451101111</text:p>
          </table:table-cell>
          <table:table-cell/>
          <table:table-cell table:style-name="ce34" table:formula="of:=[.H109]-drag*[.H109]*[.J109]*delta_t" office:value-type="float" office:value="0.622725773271132" calcext:value-type="float">
            <text:p>0.622725773271132</text:p>
          </table:table-cell>
          <table:table-cell table:style-name="ce34" table:formula="of:=[.I109]-g*delta_t-drag*[.I109]*[.J109]*delta_t" office:value-type="float" office:value="-3.23878077297251" calcext:value-type="float">
            <text:p>-3.23878077297251</text:p>
          </table:table-cell>
          <table:table-cell table:style-name="ce34" table:formula="of:=SQRT([.H110]^2+[.I110]^2)" office:value-type="float" office:value="3.29810374064743" calcext:value-type="float">
            <text:p>3.29810374064743</text:p>
          </table:table-cell>
          <table:table-cell table:style-name="ce34" table:formula="of:=IF([.L109]&gt;0; [.K109]+0.5*([.H109]+[.H110])*delta_t ;[.K109])" office:value-type="float" office:value="1.37725480308303" calcext:value-type="float">
            <text:p>1.37725480308303</text:p>
          </table:table-cell>
          <table:table-cell table:style-name="ce34" table:formula="of:=IF([.L109]&gt;0; [.L109]+0.5*([.I109]+[.I110])*delta_t ;[.L109])" office:value-type="float" office:value="-0.0168722628130269" calcext:value-type="float">
            <text:p>-0.0168722628130269</text:p>
          </table:table-cell>
          <table:table-cell/>
          <table:table-cell table:formula="of:= IF([.O109] &gt; 0;  (v*COS(theta*PI()/180)/drag)*(1 - EXP(-drag*[.A110])); [.N109])" office:value-type="float" office:value="2.49871968160664" calcext:value-type="float">
            <text:p>2.49871968160664</text:p>
          </table:table-cell>
          <table:table-cell table:formula="of:= IF([.O109]&gt;0;  height + (   (g/(drag^2)) +  ( v*SIN(theta*PI()/180)) / drag     )   *   ( 1 - EXP(-drag*[.A110])    )     -   (   (g*[.A110]) / drag   );[.O109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10]+delta_t" office:value-type="float" office:value="0.860000000000001" calcext:value-type="float">
            <text:p>0.860000000000001</text:p>
          </table:table-cell>
          <table:table-cell table:style-name="ce34" table:formula="of:=+[.B110]" office:value-type="float" office:value="4.98865668153933" calcext:value-type="float">
            <text:p>4.98865668153933</text:p>
          </table:table-cell>
          <table:table-cell table:style-name="ce34" table:formula="of:=[.C110]-g*delta_t" office:value-type="float" office:value="-5.4362316582143" calcext:value-type="float">
            <text:p>-5.4362316582143</text:p>
          </table:table-cell>
          <table:table-cell table:style-name="ce34" table:formula="of:=SQRT([.B111]*[.B111]+[.C111]*[.C111])" office:value-type="float" office:value="7.37829994836469" calcext:value-type="float">
            <text:p>7.37829994836469</text:p>
          </table:table-cell>
          <table:table-cell table:style-name="ce34" table:formula="of:=IF([.F110]&gt;0;[.E110]+0.5*([.B110]+[.B111])*delta_t;[.E110])" office:value-type="float" office:value="3.39228654344674" calcext:value-type="float">
            <text:p>3.39228654344674</text:p>
          </table:table-cell>
          <table:table-cell table:formula="of:=IF([.F110]&gt;0;[.F110]+0.5*([.C110]+[.C111])*delta_t;[.F110])" office:value-type="float" office:value="-0.0316619451101111" calcext:value-type="float">
            <text:p>-0.0316619451101111</text:p>
          </table:table-cell>
          <table:table-cell/>
          <table:table-cell table:style-name="ce34" table:formula="of:=[.H110]-drag*[.H110]*[.J110]*delta_t" office:value-type="float" office:value="0.606295259653347" calcext:value-type="float">
            <text:p>0.606295259653347</text:p>
          </table:table-cell>
          <table:table-cell table:style-name="ce34" table:formula="of:=[.I110]-g*delta_t-drag*[.I110]*[.J110]*delta_t" office:value-type="float" office:value="-3.25139259311269" calcext:value-type="float">
            <text:p>-3.25139259311269</text:p>
          </table:table-cell>
          <table:table-cell table:style-name="ce34" table:formula="of:=SQRT([.H111]^2+[.I111]^2)" office:value-type="float" office:value="3.30743824378116" calcext:value-type="float">
            <text:p>3.30743824378116</text:p>
          </table:table-cell>
          <table:table-cell table:style-name="ce34" table:formula="of:=IF([.L110]&gt;0; [.K110]+0.5*([.H110]+[.H111])*delta_t ;[.K110])" office:value-type="float" office:value="1.37725480308303" calcext:value-type="float">
            <text:p>1.37725480308303</text:p>
          </table:table-cell>
          <table:table-cell table:style-name="ce34" table:formula="of:=IF([.L110]&gt;0; [.L110]+0.5*([.I110]+[.I111])*delta_t ;[.L110])" office:value-type="float" office:value="-0.0168722628130269" calcext:value-type="float">
            <text:p>-0.0168722628130269</text:p>
          </table:table-cell>
          <table:table-cell/>
          <table:table-cell table:formula="of:= IF([.O110] &gt; 0;  (v*COS(theta*PI()/180)/drag)*(1 - EXP(-drag*[.A111])); [.N110])" office:value-type="float" office:value="2.49871968160664" calcext:value-type="float">
            <text:p>2.49871968160664</text:p>
          </table:table-cell>
          <table:table-cell table:formula="of:= IF([.O110]&gt;0;  height + (   (g/(drag^2)) +  ( v*SIN(theta*PI()/180)) / drag     )   *   ( 1 - EXP(-drag*[.A111])    )     -   (   (g*[.A111]) / drag   );[.O110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11]+delta_t" office:value-type="float" office:value="0.870000000000001" calcext:value-type="float">
            <text:p>0.870000000000001</text:p>
          </table:table-cell>
          <table:table-cell table:style-name="ce34" table:formula="of:=+[.B111]" office:value-type="float" office:value="4.98865668153933" calcext:value-type="float">
            <text:p>4.98865668153933</text:p>
          </table:table-cell>
          <table:table-cell table:style-name="ce34" table:formula="of:=[.C111]-g*delta_t" office:value-type="float" office:value="-5.5342981582143" calcext:value-type="float">
            <text:p>-5.5342981582143</text:p>
          </table:table-cell>
          <table:table-cell table:style-name="ce34" table:formula="of:=SQRT([.B112]*[.B112]+[.C112]*[.C112])" office:value-type="float" office:value="7.45084905163708" calcext:value-type="float">
            <text:p>7.45084905163708</text:p>
          </table:table-cell>
          <table:table-cell table:style-name="ce34" table:formula="of:=IF([.F111]&gt;0;[.E111]+0.5*([.B111]+[.B112])*delta_t;[.E111])" office:value-type="float" office:value="3.39228654344674" calcext:value-type="float">
            <text:p>3.39228654344674</text:p>
          </table:table-cell>
          <table:table-cell table:formula="of:=IF([.F111]&gt;0;[.F111]+0.5*([.C111]+[.C112])*delta_t;[.F111])" office:value-type="float" office:value="-0.0316619451101111" calcext:value-type="float">
            <text:p>-0.0316619451101111</text:p>
          </table:table-cell>
          <table:table-cell/>
          <table:table-cell table:style-name="ce34" table:formula="of:=[.H111]-drag*[.H111]*[.J111]*delta_t" office:value-type="float" office:value="0.590252986622942" calcext:value-type="float">
            <text:p>0.590252986622942</text:p>
          </table:table-cell>
          <table:table-cell table:style-name="ce34" table:formula="of:=[.I111]-g*delta_t-drag*[.I111]*[.J111]*delta_t" office:value-type="float" office:value="-3.26342885144863" calcext:value-type="float">
            <text:p>-3.26342885144863</text:p>
          </table:table-cell>
          <table:table-cell table:style-name="ce34" table:formula="of:=SQRT([.H112]^2+[.I112]^2)" office:value-type="float" office:value="3.31637851529113" calcext:value-type="float">
            <text:p>3.31637851529113</text:p>
          </table:table-cell>
          <table:table-cell table:style-name="ce34" table:formula="of:=IF([.L111]&gt;0; [.K111]+0.5*([.H111]+[.H112])*delta_t ;[.K111])" office:value-type="float" office:value="1.37725480308303" calcext:value-type="float">
            <text:p>1.37725480308303</text:p>
          </table:table-cell>
          <table:table-cell table:style-name="ce34" table:formula="of:=IF([.L111]&gt;0; [.L111]+0.5*([.I111]+[.I112])*delta_t ;[.L111])" office:value-type="float" office:value="-0.0168722628130269" calcext:value-type="float">
            <text:p>-0.0168722628130269</text:p>
          </table:table-cell>
          <table:table-cell/>
          <table:table-cell table:formula="of:= IF([.O111] &gt; 0;  (v*COS(theta*PI()/180)/drag)*(1 - EXP(-drag*[.A112])); [.N111])" office:value-type="float" office:value="2.49871968160664" calcext:value-type="float">
            <text:p>2.49871968160664</text:p>
          </table:table-cell>
          <table:table-cell table:formula="of:= IF([.O111]&gt;0;  height + (   (g/(drag^2)) +  ( v*SIN(theta*PI()/180)) / drag     )   *   ( 1 - EXP(-drag*[.A112])    )     -   (   (g*[.A112]) / drag   );[.O111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12]+delta_t" office:value-type="float" office:value="0.880000000000001" calcext:value-type="float">
            <text:p>0.880000000000001</text:p>
          </table:table-cell>
          <table:table-cell table:style-name="ce34" table:formula="of:=+[.B112]" office:value-type="float" office:value="4.98865668153933" calcext:value-type="float">
            <text:p>4.98865668153933</text:p>
          </table:table-cell>
          <table:table-cell table:style-name="ce34" table:formula="of:=[.C112]-g*delta_t" office:value-type="float" office:value="-5.63236465821429" calcext:value-type="float">
            <text:p>-5.63236465821429</text:p>
          </table:table-cell>
          <table:table-cell table:style-name="ce34" table:formula="of:=SQRT([.B113]*[.B113]+[.C113]*[.C113])" office:value-type="float" office:value="7.52397681611051" calcext:value-type="float">
            <text:p>7.52397681611051</text:p>
          </table:table-cell>
          <table:table-cell table:style-name="ce34" table:formula="of:=IF([.F112]&gt;0;[.E112]+0.5*([.B112]+[.B113])*delta_t;[.E112])" office:value-type="float" office:value="3.39228654344674" calcext:value-type="float">
            <text:p>3.39228654344674</text:p>
          </table:table-cell>
          <table:table-cell table:formula="of:=IF([.F112]&gt;0;[.F112]+0.5*([.C112]+[.C113])*delta_t;[.F112])" office:value-type="float" office:value="-0.0316619451101111" calcext:value-type="float">
            <text:p>-0.0316619451101111</text:p>
          </table:table-cell>
          <table:table-cell/>
          <table:table-cell table:style-name="ce34" table:formula="of:=[.H112]-drag*[.H112]*[.J112]*delta_t" office:value-type="float" office:value="0.57459296803556" calcext:value-type="float">
            <text:p>0.57459296803556</text:p>
          </table:table-cell>
          <table:table-cell table:style-name="ce34" table:formula="of:=[.I112]-g*delta_t-drag*[.I112]*[.J112]*delta_t" office:value-type="float" office:value="-3.27491322881563" calcext:value-type="float">
            <text:p>-3.27491322881563</text:p>
          </table:table-cell>
          <table:table-cell table:style-name="ce34" table:formula="of:=SQRT([.H113]^2+[.I113]^2)" office:value-type="float" office:value="3.32493815509214" calcext:value-type="float">
            <text:p>3.32493815509214</text:p>
          </table:table-cell>
          <table:table-cell table:style-name="ce34" table:formula="of:=IF([.L112]&gt;0; [.K112]+0.5*([.H112]+[.H113])*delta_t ;[.K112])" office:value-type="float" office:value="1.37725480308303" calcext:value-type="float">
            <text:p>1.37725480308303</text:p>
          </table:table-cell>
          <table:table-cell table:style-name="ce34" table:formula="of:=IF([.L112]&gt;0; [.L112]+0.5*([.I112]+[.I113])*delta_t ;[.L112])" office:value-type="float" office:value="-0.0168722628130269" calcext:value-type="float">
            <text:p>-0.0168722628130269</text:p>
          </table:table-cell>
          <table:table-cell/>
          <table:table-cell table:formula="of:= IF([.O112] &gt; 0;  (v*COS(theta*PI()/180)/drag)*(1 - EXP(-drag*[.A113])); [.N112])" office:value-type="float" office:value="2.49871968160664" calcext:value-type="float">
            <text:p>2.49871968160664</text:p>
          </table:table-cell>
          <table:table-cell table:formula="of:= IF([.O112]&gt;0;  height + (   (g/(drag^2)) +  ( v*SIN(theta*PI()/180)) / drag     )   *   ( 1 - EXP(-drag*[.A113])    )     -   (   (g*[.A113]) / drag   );[.O112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13]+delta_t" office:value-type="float" office:value="0.890000000000001" calcext:value-type="float">
            <text:p>0.890000000000001</text:p>
          </table:table-cell>
          <table:table-cell table:style-name="ce34" table:formula="of:=+[.B113]" office:value-type="float" office:value="4.98865668153933" calcext:value-type="float">
            <text:p>4.98865668153933</text:p>
          </table:table-cell>
          <table:table-cell table:style-name="ce34" table:formula="of:=[.C113]-g*delta_t" office:value-type="float" office:value="-5.73043115821429" calcext:value-type="float">
            <text:p>-5.73043115821429</text:p>
          </table:table-cell>
          <table:table-cell table:style-name="ce34" table:formula="of:=SQRT([.B114]*[.B114]+[.C114]*[.C114])" office:value-type="float" office:value="7.59766653290997" calcext:value-type="float">
            <text:p>7.59766653290997</text:p>
          </table:table-cell>
          <table:table-cell table:style-name="ce34" table:formula="of:=IF([.F113]&gt;0;[.E113]+0.5*([.B113]+[.B114])*delta_t;[.E113])" office:value-type="float" office:value="3.39228654344674" calcext:value-type="float">
            <text:p>3.39228654344674</text:p>
          </table:table-cell>
          <table:table-cell table:formula="of:=IF([.F113]&gt;0;[.F113]+0.5*([.C113]+[.C114])*delta_t;[.F113])" office:value-type="float" office:value="-0.0316619451101111" calcext:value-type="float">
            <text:p>-0.0316619451101111</text:p>
          </table:table-cell>
          <table:table-cell/>
          <table:table-cell table:style-name="ce34" table:formula="of:=[.H113]-drag*[.H113]*[.J113]*delta_t" office:value-type="float" office:value="0.559309079371007" calcext:value-type="float">
            <text:p>0.559309079371007</text:p>
          </table:table-cell>
          <table:table-cell table:style-name="ce34" table:formula="of:=[.I113]-g*delta_t-drag*[.I113]*[.J113]*delta_t" office:value-type="float" office:value="-3.28586865722278" calcext:value-type="float">
            <text:p>-3.28586865722278</text:p>
          </table:table-cell>
          <table:table-cell table:style-name="ce34" table:formula="of:=SQRT([.H114]^2+[.I114]^2)" office:value-type="float" office:value="3.33313058231836" calcext:value-type="float">
            <text:p>3.33313058231836</text:p>
          </table:table-cell>
          <table:table-cell table:style-name="ce34" table:formula="of:=IF([.L113]&gt;0; [.K113]+0.5*([.H113]+[.H114])*delta_t ;[.K113])" office:value-type="float" office:value="1.37725480308303" calcext:value-type="float">
            <text:p>1.37725480308303</text:p>
          </table:table-cell>
          <table:table-cell table:style-name="ce34" table:formula="of:=IF([.L113]&gt;0; [.L113]+0.5*([.I113]+[.I114])*delta_t ;[.L113])" office:value-type="float" office:value="-0.0168722628130269" calcext:value-type="float">
            <text:p>-0.0168722628130269</text:p>
          </table:table-cell>
          <table:table-cell/>
          <table:table-cell table:formula="of:= IF([.O113] &gt; 0;  (v*COS(theta*PI()/180)/drag)*(1 - EXP(-drag*[.A114])); [.N113])" office:value-type="float" office:value="2.49871968160664" calcext:value-type="float">
            <text:p>2.49871968160664</text:p>
          </table:table-cell>
          <table:table-cell table:formula="of:= IF([.O113]&gt;0;  height + (   (g/(drag^2)) +  ( v*SIN(theta*PI()/180)) / drag     )   *   ( 1 - EXP(-drag*[.A114])    )     -   (   (g*[.A114]) / drag   );[.O113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14]+delta_t" office:value-type="float" office:value="0.900000000000001" calcext:value-type="float">
            <text:p>0.900000000000001</text:p>
          </table:table-cell>
          <table:table-cell table:style-name="ce34" table:formula="of:=+[.B114]" office:value-type="float" office:value="4.98865668153933" calcext:value-type="float">
            <text:p>4.98865668153933</text:p>
          </table:table-cell>
          <table:table-cell table:style-name="ce34" table:formula="of:=[.C114]-g*delta_t" office:value-type="float" office:value="-5.82849765821429" calcext:value-type="float">
            <text:p>-5.82849765821429</text:p>
          </table:table-cell>
          <table:table-cell table:style-name="ce34" table:formula="of:=SQRT([.B115]*[.B115]+[.C115]*[.C115])" office:value-type="float" office:value="7.671902009155" calcext:value-type="float">
            <text:p>7.671902009155</text:p>
          </table:table-cell>
          <table:table-cell table:style-name="ce34" table:formula="of:=IF([.F114]&gt;0;[.E114]+0.5*([.B114]+[.B115])*delta_t;[.E114])" office:value-type="float" office:value="3.39228654344674" calcext:value-type="float">
            <text:p>3.39228654344674</text:p>
          </table:table-cell>
          <table:table-cell table:formula="of:=IF([.F114]&gt;0;[.F114]+0.5*([.C114]+[.C115])*delta_t;[.F114])" office:value-type="float" office:value="-0.0316619451101111" calcext:value-type="float">
            <text:p>-0.0316619451101111</text:p>
          </table:table-cell>
          <table:table-cell/>
          <table:table-cell table:style-name="ce34" table:formula="of:=[.H114]-drag*[.H114]*[.J114]*delta_t" office:value-type="float" office:value="0.544395077791648" calcext:value-type="float">
            <text:p>0.544395077791648</text:p>
          </table:table-cell>
          <table:table-cell table:style-name="ce34" table:formula="of:=[.I114]-g*delta_t-drag*[.I114]*[.J114]*delta_t" office:value-type="float" office:value="-3.29631732273582" calcext:value-type="float">
            <text:p>-3.29631732273582</text:p>
          </table:table-cell>
          <table:table-cell table:style-name="ce34" table:formula="of:=SQRT([.H115]^2+[.I115]^2)" office:value-type="float" office:value="3.34096900507802" calcext:value-type="float">
            <text:p>3.34096900507802</text:p>
          </table:table-cell>
          <table:table-cell table:style-name="ce34" table:formula="of:=IF([.L114]&gt;0; [.K114]+0.5*([.H114]+[.H115])*delta_t ;[.K114])" office:value-type="float" office:value="1.37725480308303" calcext:value-type="float">
            <text:p>1.37725480308303</text:p>
          </table:table-cell>
          <table:table-cell table:style-name="ce34" table:formula="of:=IF([.L114]&gt;0; [.L114]+0.5*([.I114]+[.I115])*delta_t ;[.L114])" office:value-type="float" office:value="-0.0168722628130269" calcext:value-type="float">
            <text:p>-0.0168722628130269</text:p>
          </table:table-cell>
          <table:table-cell/>
          <table:table-cell table:formula="of:= IF([.O114] &gt; 0;  (v*COS(theta*PI()/180)/drag)*(1 - EXP(-drag*[.A115])); [.N114])" office:value-type="float" office:value="2.49871968160664" calcext:value-type="float">
            <text:p>2.49871968160664</text:p>
          </table:table-cell>
          <table:table-cell table:formula="of:= IF([.O114]&gt;0;  height + (   (g/(drag^2)) +  ( v*SIN(theta*PI()/180)) / drag     )   *   ( 1 - EXP(-drag*[.A115])    )     -   (   (g*[.A115]) / drag   );[.O114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15]+delta_t" office:value-type="float" office:value="0.910000000000001" calcext:value-type="float">
            <text:p>0.910000000000001</text:p>
          </table:table-cell>
          <table:table-cell table:style-name="ce34" table:formula="of:=+[.B115]" office:value-type="float" office:value="4.98865668153933" calcext:value-type="float">
            <text:p>4.98865668153933</text:p>
          </table:table-cell>
          <table:table-cell table:style-name="ce34" table:formula="of:=[.C115]-g*delta_t" office:value-type="float" office:value="-5.92656415821429" calcext:value-type="float">
            <text:p>-5.92656415821429</text:p>
          </table:table-cell>
          <table:table-cell table:style-name="ce34" table:formula="of:=SQRT([.B116]*[.B116]+[.C116]*[.C116])" office:value-type="float" office:value="7.7466675550005" calcext:value-type="float">
            <text:p>7.7466675550005</text:p>
          </table:table-cell>
          <table:table-cell table:style-name="ce34" table:formula="of:=IF([.F115]&gt;0;[.E115]+0.5*([.B115]+[.B116])*delta_t;[.E115])" office:value-type="float" office:value="3.39228654344674" calcext:value-type="float">
            <text:p>3.39228654344674</text:p>
          </table:table-cell>
          <table:table-cell table:formula="of:=IF([.F115]&gt;0;[.F115]+0.5*([.C115]+[.C116])*delta_t;[.F115])" office:value-type="float" office:value="-0.0316619451101111" calcext:value-type="float">
            <text:p>-0.0316619451101111</text:p>
          </table:table-cell>
          <table:table-cell/>
          <table:table-cell table:style-name="ce34" table:formula="of:=[.H115]-drag*[.H115]*[.J115]*delta_t" office:value-type="float" office:value="0.529844621140297" calcext:value-type="float">
            <text:p>0.529844621140297</text:p>
          </table:table-cell>
          <table:table-cell table:style-name="ce34" table:formula="of:=[.I115]-g*delta_t-drag*[.I115]*[.J115]*delta_t" office:value-type="float" office:value="-3.30628067068652" calcext:value-type="float">
            <text:p>-3.30628067068652</text:p>
          </table:table-cell>
          <table:table-cell table:style-name="ce34" table:formula="of:=SQRT([.H116]^2+[.I116]^2)" office:value-type="float" office:value="3.34846639462107" calcext:value-type="float">
            <text:p>3.34846639462107</text:p>
          </table:table-cell>
          <table:table-cell table:style-name="ce34" table:formula="of:=IF([.L115]&gt;0; [.K115]+0.5*([.H115]+[.H116])*delta_t ;[.K115])" office:value-type="float" office:value="1.37725480308303" calcext:value-type="float">
            <text:p>1.37725480308303</text:p>
          </table:table-cell>
          <table:table-cell table:style-name="ce34" table:formula="of:=IF([.L115]&gt;0; [.L115]+0.5*([.I115]+[.I116])*delta_t ;[.L115])" office:value-type="float" office:value="-0.0168722628130269" calcext:value-type="float">
            <text:p>-0.0168722628130269</text:p>
          </table:table-cell>
          <table:table-cell/>
          <table:table-cell table:formula="of:= IF([.O115] &gt; 0;  (v*COS(theta*PI()/180)/drag)*(1 - EXP(-drag*[.A116])); [.N115])" office:value-type="float" office:value="2.49871968160664" calcext:value-type="float">
            <text:p>2.49871968160664</text:p>
          </table:table-cell>
          <table:table-cell table:formula="of:= IF([.O115]&gt;0;  height + (   (g/(drag^2)) +  ( v*SIN(theta*PI()/180)) / drag     )   *   ( 1 - EXP(-drag*[.A116])    )     -   (   (g*[.A116]) / drag   );[.O115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16]+delta_t" office:value-type="float" office:value="0.920000000000001" calcext:value-type="float">
            <text:p>0.920000000000001</text:p>
          </table:table-cell>
          <table:table-cell table:style-name="ce34" table:formula="of:=+[.B116]" office:value-type="float" office:value="4.98865668153933" calcext:value-type="float">
            <text:p>4.98865668153933</text:p>
          </table:table-cell>
          <table:table-cell table:style-name="ce34" table:formula="of:=[.C116]-g*delta_t" office:value-type="float" office:value="-6.02463065821429" calcext:value-type="float">
            <text:p>-6.02463065821429</text:p>
          </table:table-cell>
          <table:table-cell table:style-name="ce34" table:formula="of:=SQRT([.B117]*[.B117]+[.C117]*[.C117])" office:value-type="float" office:value="7.82194797056096" calcext:value-type="float">
            <text:p>7.82194797056096</text:p>
          </table:table-cell>
          <table:table-cell table:style-name="ce34" table:formula="of:=IF([.F116]&gt;0;[.E116]+0.5*([.B116]+[.B117])*delta_t;[.E116])" office:value-type="float" office:value="3.39228654344674" calcext:value-type="float">
            <text:p>3.39228654344674</text:p>
          </table:table-cell>
          <table:table-cell table:formula="of:=IF([.F116]&gt;0;[.F116]+0.5*([.C116]+[.C117])*delta_t;[.F116])" office:value-type="float" office:value="-0.0316619451101111" calcext:value-type="float">
            <text:p>-0.0316619451101111</text:p>
          </table:table-cell>
          <table:table-cell/>
          <table:table-cell table:style-name="ce34" table:formula="of:=[.H116]-drag*[.H116]*[.J116]*delta_t" office:value-type="float" office:value="0.515651285874225" calcext:value-type="float">
            <text:p>0.515651285874225</text:p>
          </table:table-cell>
          <table:table-cell table:style-name="ce34" table:formula="of:=[.I116]-g*delta_t-drag*[.I116]*[.J116]*delta_t" office:value-type="float" office:value="-3.31577941295069" calcext:value-type="float">
            <text:p>-3.31577941295069</text:p>
          </table:table-cell>
          <table:table-cell table:style-name="ce34" table:formula="of:=SQRT([.H117]^2+[.I117]^2)" office:value-type="float" office:value="3.3556354635108" calcext:value-type="float">
            <text:p>3.3556354635108</text:p>
          </table:table-cell>
          <table:table-cell table:style-name="ce34" table:formula="of:=IF([.L116]&gt;0; [.K116]+0.5*([.H116]+[.H117])*delta_t ;[.K116])" office:value-type="float" office:value="1.37725480308303" calcext:value-type="float">
            <text:p>1.37725480308303</text:p>
          </table:table-cell>
          <table:table-cell table:style-name="ce34" table:formula="of:=IF([.L116]&gt;0; [.L116]+0.5*([.I116]+[.I117])*delta_t ;[.L116])" office:value-type="float" office:value="-0.0168722628130269" calcext:value-type="float">
            <text:p>-0.0168722628130269</text:p>
          </table:table-cell>
          <table:table-cell/>
          <table:table-cell table:formula="of:= IF([.O116] &gt; 0;  (v*COS(theta*PI()/180)/drag)*(1 - EXP(-drag*[.A117])); [.N116])" office:value-type="float" office:value="2.49871968160664" calcext:value-type="float">
            <text:p>2.49871968160664</text:p>
          </table:table-cell>
          <table:table-cell table:formula="of:= IF([.O116]&gt;0;  height + (   (g/(drag^2)) +  ( v*SIN(theta*PI()/180)) / drag     )   *   ( 1 - EXP(-drag*[.A117])    )     -   (   (g*[.A117]) / drag   );[.O116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17]+delta_t" office:value-type="float" office:value="0.930000000000001" calcext:value-type="float">
            <text:p>0.930000000000001</text:p>
          </table:table-cell>
          <table:table-cell table:style-name="ce34" table:formula="of:=+[.B117]" office:value-type="float" office:value="4.98865668153933" calcext:value-type="float">
            <text:p>4.98865668153933</text:p>
          </table:table-cell>
          <table:table-cell table:style-name="ce34" table:formula="of:=[.C117]-g*delta_t" office:value-type="float" office:value="-6.12269715821429" calcext:value-type="float">
            <text:p>-6.12269715821429</text:p>
          </table:table-cell>
          <table:table-cell table:style-name="ce34" table:formula="of:=SQRT([.B118]*[.B118]+[.C118]*[.C118])" office:value-type="float" office:value="7.89772853277906" calcext:value-type="float">
            <text:p>7.89772853277906</text:p>
          </table:table-cell>
          <table:table-cell table:style-name="ce34" table:formula="of:=IF([.F117]&gt;0;[.E117]+0.5*([.B117]+[.B118])*delta_t;[.E117])" office:value-type="float" office:value="3.39228654344674" calcext:value-type="float">
            <text:p>3.39228654344674</text:p>
          </table:table-cell>
          <table:table-cell table:formula="of:=IF([.F117]&gt;0;[.F117]+0.5*([.C117]+[.C118])*delta_t;[.F117])" office:value-type="float" office:value="-0.0316619451101111" calcext:value-type="float">
            <text:p>-0.0316619451101111</text:p>
          </table:table-cell>
          <table:table-cell/>
          <table:table-cell table:style-name="ce34" table:formula="of:=[.H117]-drag*[.H117]*[.J117]*delta_t" office:value-type="float" office:value="0.501808583940749" calcext:value-type="float">
            <text:p>0.501808583940749</text:p>
          </table:table-cell>
          <table:table-cell table:style-name="ce34" table:formula="of:=[.I117]-g*delta_t-drag*[.I117]*[.J117]*delta_t" office:value-type="float" office:value="-3.32483353705248" calcext:value-type="float">
            <text:p>-3.32483353705248</text:p>
          </table:table-cell>
          <table:table-cell table:style-name="ce34" table:formula="of:=SQRT([.H118]^2+[.I118]^2)" office:value-type="float" office:value="3.36248864741957" calcext:value-type="float">
            <text:p>3.36248864741957</text:p>
          </table:table-cell>
          <table:table-cell table:style-name="ce34" table:formula="of:=IF([.L117]&gt;0; [.K117]+0.5*([.H117]+[.H118])*delta_t ;[.K117])" office:value-type="float" office:value="1.37725480308303" calcext:value-type="float">
            <text:p>1.37725480308303</text:p>
          </table:table-cell>
          <table:table-cell table:style-name="ce34" table:formula="of:=IF([.L117]&gt;0; [.L117]+0.5*([.I117]+[.I118])*delta_t ;[.L117])" office:value-type="float" office:value="-0.0168722628130269" calcext:value-type="float">
            <text:p>-0.0168722628130269</text:p>
          </table:table-cell>
          <table:table-cell/>
          <table:table-cell table:formula="of:= IF([.O117] &gt; 0;  (v*COS(theta*PI()/180)/drag)*(1 - EXP(-drag*[.A118])); [.N117])" office:value-type="float" office:value="2.49871968160664" calcext:value-type="float">
            <text:p>2.49871968160664</text:p>
          </table:table-cell>
          <table:table-cell table:formula="of:= IF([.O117]&gt;0;  height + (   (g/(drag^2)) +  ( v*SIN(theta*PI()/180)) / drag     )   *   ( 1 - EXP(-drag*[.A118])    )     -   (   (g*[.A118]) / drag   );[.O117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18]+delta_t" office:value-type="float" office:value="0.940000000000001" calcext:value-type="float">
            <text:p>0.940000000000001</text:p>
          </table:table-cell>
          <table:table-cell table:style-name="ce34" table:formula="of:=+[.B118]" office:value-type="float" office:value="4.98865668153933" calcext:value-type="float">
            <text:p>4.98865668153933</text:p>
          </table:table-cell>
          <table:table-cell table:style-name="ce34" table:formula="of:=[.C118]-g*delta_t" office:value-type="float" office:value="-6.22076365821429" calcext:value-type="float">
            <text:p>-6.22076365821429</text:p>
          </table:table-cell>
          <table:table-cell table:style-name="ce34" table:formula="of:=SQRT([.B119]*[.B119]+[.C119]*[.C119])" office:value-type="float" office:value="7.97399498229255" calcext:value-type="float">
            <text:p>7.97399498229255</text:p>
          </table:table-cell>
          <table:table-cell table:style-name="ce34" table:formula="of:=IF([.F118]&gt;0;[.E118]+0.5*([.B118]+[.B119])*delta_t;[.E118])" office:value-type="float" office:value="3.39228654344674" calcext:value-type="float">
            <text:p>3.39228654344674</text:p>
          </table:table-cell>
          <table:table-cell table:formula="of:=IF([.F118]&gt;0;[.F118]+0.5*([.C118]+[.C119])*delta_t;[.F118])" office:value-type="float" office:value="-0.0316619451101111" calcext:value-type="float">
            <text:p>-0.0316619451101111</text:p>
          </table:table-cell>
          <table:table-cell/>
          <table:table-cell table:style-name="ce34" table:formula="of:=[.H118]-drag*[.H118]*[.J118]*delta_t" office:value-type="float" office:value="0.488309978607321" calcext:value-type="float">
            <text:p>0.488309978607321</text:p>
          </table:table-cell>
          <table:table-cell table:style-name="ce34" table:formula="of:=[.I118]-g*delta_t-drag*[.I118]*[.J118]*delta_t" office:value-type="float" office:value="-3.33346231686929" calcext:value-type="float">
            <text:p>-3.33346231686929</text:p>
          </table:table-cell>
          <table:table-cell table:style-name="ce34" table:formula="of:=SQRT([.H119]^2+[.I119]^2)" office:value-type="float" office:value="3.36903809019652" calcext:value-type="float">
            <text:p>3.36903809019652</text:p>
          </table:table-cell>
          <table:table-cell table:style-name="ce34" table:formula="of:=IF([.L118]&gt;0; [.K118]+0.5*([.H118]+[.H119])*delta_t ;[.K118])" office:value-type="float" office:value="1.37725480308303" calcext:value-type="float">
            <text:p>1.37725480308303</text:p>
          </table:table-cell>
          <table:table-cell table:style-name="ce34" table:formula="of:=IF([.L118]&gt;0; [.L118]+0.5*([.I118]+[.I119])*delta_t ;[.L118])" office:value-type="float" office:value="-0.0168722628130269" calcext:value-type="float">
            <text:p>-0.0168722628130269</text:p>
          </table:table-cell>
          <table:table-cell/>
          <table:table-cell table:formula="of:= IF([.O118] &gt; 0;  (v*COS(theta*PI()/180)/drag)*(1 - EXP(-drag*[.A119])); [.N118])" office:value-type="float" office:value="2.49871968160664" calcext:value-type="float">
            <text:p>2.49871968160664</text:p>
          </table:table-cell>
          <table:table-cell table:formula="of:= IF([.O118]&gt;0;  height + (   (g/(drag^2)) +  ( v*SIN(theta*PI()/180)) / drag     )   *   ( 1 - EXP(-drag*[.A119])    )     -   (   (g*[.A119]) / drag   );[.O118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19]+delta_t" office:value-type="float" office:value="0.950000000000001" calcext:value-type="float">
            <text:p>0.950000000000001</text:p>
          </table:table-cell>
          <table:table-cell table:style-name="ce34" table:formula="of:=+[.B119]" office:value-type="float" office:value="4.98865668153933" calcext:value-type="float">
            <text:p>4.98865668153933</text:p>
          </table:table-cell>
          <table:table-cell table:style-name="ce34" table:formula="of:=[.C119]-g*delta_t" office:value-type="float" office:value="-6.31883015821429" calcext:value-type="float">
            <text:p>-6.31883015821429</text:p>
          </table:table-cell>
          <table:table-cell table:style-name="ce34" table:formula="of:=SQRT([.B120]*[.B120]+[.C120]*[.C120])" office:value-type="float" office:value="8.05073351034709" calcext:value-type="float">
            <text:p>8.05073351034709</text:p>
          </table:table-cell>
          <table:table-cell table:style-name="ce34" table:formula="of:=IF([.F119]&gt;0;[.E119]+0.5*([.B119]+[.B120])*delta_t;[.E119])" office:value-type="float" office:value="3.39228654344674" calcext:value-type="float">
            <text:p>3.39228654344674</text:p>
          </table:table-cell>
          <table:table-cell table:formula="of:=IF([.F119]&gt;0;[.F119]+0.5*([.C119]+[.C120])*delta_t;[.F119])" office:value-type="float" office:value="-0.0316619451101111" calcext:value-type="float">
            <text:p>-0.0316619451101111</text:p>
          </table:table-cell>
          <table:table-cell/>
          <table:table-cell table:style-name="ce34" table:formula="of:=[.H119]-drag*[.H119]*[.J119]*delta_t" office:value-type="float" office:value="0.475148899265312" calcext:value-type="float">
            <text:p>0.475148899265312</text:p>
          </table:table-cell>
          <table:table-cell table:style-name="ce34" table:formula="of:=[.I119]-g*delta_t-drag*[.I119]*[.J119]*delta_t" office:value-type="float" office:value="-3.34168432472715" calcext:value-type="float">
            <text:p>-3.34168432472715</text:p>
          </table:table-cell>
          <table:table-cell table:style-name="ce34" table:formula="of:=SQRT([.H120]^2+[.I120]^2)" office:value-type="float" office:value="3.37529563188177" calcext:value-type="float">
            <text:p>3.37529563188177</text:p>
          </table:table-cell>
          <table:table-cell table:style-name="ce34" table:formula="of:=IF([.L119]&gt;0; [.K119]+0.5*([.H119]+[.H120])*delta_t ;[.K119])" office:value-type="float" office:value="1.37725480308303" calcext:value-type="float">
            <text:p>1.37725480308303</text:p>
          </table:table-cell>
          <table:table-cell table:style-name="ce34" table:formula="of:=IF([.L119]&gt;0; [.L119]+0.5*([.I119]+[.I120])*delta_t ;[.L119])" office:value-type="float" office:value="-0.0168722628130269" calcext:value-type="float">
            <text:p>-0.0168722628130269</text:p>
          </table:table-cell>
          <table:table-cell/>
          <table:table-cell table:formula="of:= IF([.O119] &gt; 0;  (v*COS(theta*PI()/180)/drag)*(1 - EXP(-drag*[.A120])); [.N119])" office:value-type="float" office:value="2.49871968160664" calcext:value-type="float">
            <text:p>2.49871968160664</text:p>
          </table:table-cell>
          <table:table-cell table:formula="of:= IF([.O119]&gt;0;  height + (   (g/(drag^2)) +  ( v*SIN(theta*PI()/180)) / drag     )   *   ( 1 - EXP(-drag*[.A120])    )     -   (   (g*[.A120]) / drag   );[.O119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20]+delta_t" office:value-type="float" office:value="0.960000000000001" calcext:value-type="float">
            <text:p>0.960000000000001</text:p>
          </table:table-cell>
          <table:table-cell table:style-name="ce34" table:formula="of:=+[.B120]" office:value-type="float" office:value="4.98865668153933" calcext:value-type="float">
            <text:p>4.98865668153933</text:p>
          </table:table-cell>
          <table:table-cell table:style-name="ce34" table:formula="of:=[.C120]-g*delta_t" office:value-type="float" office:value="-6.41689665821429" calcext:value-type="float">
            <text:p>-6.41689665821429</text:p>
          </table:table-cell>
          <table:table-cell table:style-name="ce34" table:formula="of:=SQRT([.B121]*[.B121]+[.C121]*[.C121])" office:value-type="float" office:value="8.12793074579679" calcext:value-type="float">
            <text:p>8.12793074579679</text:p>
          </table:table-cell>
          <table:table-cell table:style-name="ce34" table:formula="of:=IF([.F120]&gt;0;[.E120]+0.5*([.B120]+[.B121])*delta_t;[.E120])" office:value-type="float" office:value="3.39228654344674" calcext:value-type="float">
            <text:p>3.39228654344674</text:p>
          </table:table-cell>
          <table:table-cell table:formula="of:=IF([.F120]&gt;0;[.F120]+0.5*([.C120]+[.C121])*delta_t;[.F120])" office:value-type="float" office:value="-0.0316619451101111" calcext:value-type="float">
            <text:p>-0.0316619451101111</text:p>
          </table:table-cell>
          <table:table-cell/>
          <table:table-cell table:style-name="ce34" table:formula="of:=[.H120]-drag*[.H120]*[.J120]*delta_t" office:value-type="float" office:value="0.462318755231843" calcext:value-type="float">
            <text:p>0.462318755231843</text:p>
          </table:table-cell>
          <table:table-cell table:style-name="ce34" table:formula="of:=[.I120]-g*delta_t-drag*[.I120]*[.J120]*delta_t" office:value-type="float" office:value="-3.34951744469211" calcext:value-type="float">
            <text:p>-3.34951744469211</text:p>
          </table:table-cell>
          <table:table-cell table:style-name="ce34" table:formula="of:=SQRT([.H121]^2+[.I121]^2)" office:value-type="float" office:value="3.38127279936652" calcext:value-type="float">
            <text:p>3.38127279936652</text:p>
          </table:table-cell>
          <table:table-cell table:style-name="ce34" table:formula="of:=IF([.L120]&gt;0; [.K120]+0.5*([.H120]+[.H121])*delta_t ;[.K120])" office:value-type="float" office:value="1.37725480308303" calcext:value-type="float">
            <text:p>1.37725480308303</text:p>
          </table:table-cell>
          <table:table-cell table:style-name="ce34" table:formula="of:=IF([.L120]&gt;0; [.L120]+0.5*([.I120]+[.I121])*delta_t ;[.L120])" office:value-type="float" office:value="-0.0168722628130269" calcext:value-type="float">
            <text:p>-0.0168722628130269</text:p>
          </table:table-cell>
          <table:table-cell/>
          <table:table-cell table:formula="of:= IF([.O120] &gt; 0;  (v*COS(theta*PI()/180)/drag)*(1 - EXP(-drag*[.A121])); [.N120])" office:value-type="float" office:value="2.49871968160664" calcext:value-type="float">
            <text:p>2.49871968160664</text:p>
          </table:table-cell>
          <table:table-cell table:formula="of:= IF([.O120]&gt;0;  height + (   (g/(drag^2)) +  ( v*SIN(theta*PI()/180)) / drag     )   *   ( 1 - EXP(-drag*[.A121])    )     -   (   (g*[.A121]) / drag   );[.O120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21]+delta_t" office:value-type="float" office:value="0.970000000000001" calcext:value-type="float">
            <text:p>0.970000000000001</text:p>
          </table:table-cell>
          <table:table-cell table:style-name="ce34" table:formula="of:=+[.B121]" office:value-type="float" office:value="4.98865668153933" calcext:value-type="float">
            <text:p>4.98865668153933</text:p>
          </table:table-cell>
          <table:table-cell table:style-name="ce34" table:formula="of:=[.C121]-g*delta_t" office:value-type="float" office:value="-6.51496315821429" calcext:value-type="float">
            <text:p>-6.51496315821429</text:p>
          </table:table-cell>
          <table:table-cell table:style-name="ce34" table:formula="of:=SQRT([.B122]*[.B122]+[.C122]*[.C122])" office:value-type="float" office:value="8.20557374222891" calcext:value-type="float">
            <text:p>8.20557374222891</text:p>
          </table:table-cell>
          <table:table-cell table:style-name="ce34" table:formula="of:=IF([.F121]&gt;0;[.E121]+0.5*([.B121]+[.B122])*delta_t;[.E121])" office:value-type="float" office:value="3.39228654344674" calcext:value-type="float">
            <text:p>3.39228654344674</text:p>
          </table:table-cell>
          <table:table-cell table:formula="of:=IF([.F121]&gt;0;[.F121]+0.5*([.C121]+[.C122])*delta_t;[.F121])" office:value-type="float" office:value="-0.0316619451101111" calcext:value-type="float">
            <text:p>-0.0316619451101111</text:p>
          </table:table-cell>
          <table:table-cell/>
          <table:table-cell table:style-name="ce34" table:formula="of:=[.H121]-drag*[.H121]*[.J121]*delta_t" office:value-type="float" office:value="0.449812948578224" calcext:value-type="float">
            <text:p>0.449812948578224</text:p>
          </table:table-cell>
          <table:table-cell table:style-name="ce34" table:formula="of:=[.I121]-g*delta_t-drag*[.I121]*[.J121]*delta_t" office:value-type="float" office:value="-3.35697888687818" calcext:value-type="float">
            <text:p>-3.35697888687818</text:p>
          </table:table-cell>
          <table:table-cell table:style-name="ce34" table:formula="of:=SQRT([.H122]^2+[.I122]^2)" office:value-type="float" office:value="3.38698079942218" calcext:value-type="float">
            <text:p>3.38698079942218</text:p>
          </table:table-cell>
          <table:table-cell table:style-name="ce34" table:formula="of:=IF([.L121]&gt;0; [.K121]+0.5*([.H121]+[.H122])*delta_t ;[.K121])" office:value-type="float" office:value="1.37725480308303" calcext:value-type="float">
            <text:p>1.37725480308303</text:p>
          </table:table-cell>
          <table:table-cell table:style-name="ce34" table:formula="of:=IF([.L121]&gt;0; [.L121]+0.5*([.I121]+[.I122])*delta_t ;[.L121])" office:value-type="float" office:value="-0.0168722628130269" calcext:value-type="float">
            <text:p>-0.0168722628130269</text:p>
          </table:table-cell>
          <table:table-cell/>
          <table:table-cell table:formula="of:= IF([.O121] &gt; 0;  (v*COS(theta*PI()/180)/drag)*(1 - EXP(-drag*[.A122])); [.N121])" office:value-type="float" office:value="2.49871968160664" calcext:value-type="float">
            <text:p>2.49871968160664</text:p>
          </table:table-cell>
          <table:table-cell table:formula="of:= IF([.O121]&gt;0;  height + (   (g/(drag^2)) +  ( v*SIN(theta*PI()/180)) / drag     )   *   ( 1 - EXP(-drag*[.A122])    )     -   (   (g*[.A122]) / drag   );[.O121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22]+delta_t" office:value-type="float" office:value="0.980000000000001" calcext:value-type="float">
            <text:p>0.980000000000001</text:p>
          </table:table-cell>
          <table:table-cell table:style-name="ce34" table:formula="of:=+[.B122]" office:value-type="float" office:value="4.98865668153933" calcext:value-type="float">
            <text:p>4.98865668153933</text:p>
          </table:table-cell>
          <table:table-cell table:style-name="ce34" table:formula="of:=[.C122]-g*delta_t" office:value-type="float" office:value="-6.61302965821429" calcext:value-type="float">
            <text:p>-6.61302965821429</text:p>
          </table:table-cell>
          <table:table-cell table:style-name="ce34" table:formula="of:=SQRT([.B123]*[.B123]+[.C123]*[.C123])" office:value-type="float" office:value="8.28364996524412" calcext:value-type="float">
            <text:p>8.28364996524412</text:p>
          </table:table-cell>
          <table:table-cell table:style-name="ce34" table:formula="of:=IF([.F122]&gt;0;[.E122]+0.5*([.B122]+[.B123])*delta_t;[.E122])" office:value-type="float" office:value="3.39228654344674" calcext:value-type="float">
            <text:p>3.39228654344674</text:p>
          </table:table-cell>
          <table:table-cell table:formula="of:=IF([.F122]&gt;0;[.F122]+0.5*([.C122]+[.C123])*delta_t;[.F122])" office:value-type="float" office:value="-0.0316619451101111" calcext:value-type="float">
            <text:p>-0.0316619451101111</text:p>
          </table:table-cell>
          <table:table-cell/>
          <table:table-cell table:style-name="ce34" table:formula="of:=[.H122]-drag*[.H122]*[.J122]*delta_t" office:value-type="float" office:value="0.437624886016897" calcext:value-type="float">
            <text:p>0.437624886016897</text:p>
          </table:table-cell>
          <table:table-cell table:style-name="ce34" table:formula="of:=[.I122]-g*delta_t-drag*[.I122]*[.J122]*delta_t" office:value-type="float" office:value="-3.36408520260681" calcext:value-type="float">
            <text:p>-3.36408520260681</text:p>
          </table:table-cell>
          <table:table-cell table:style-name="ce34" table:formula="of:=SQRT([.H123]^2+[.I123]^2)" office:value-type="float" office:value="3.39243051384393" calcext:value-type="float">
            <text:p>3.39243051384393</text:p>
          </table:table-cell>
          <table:table-cell table:style-name="ce34" table:formula="of:=IF([.L122]&gt;0; [.K122]+0.5*([.H122]+[.H123])*delta_t ;[.K122])" office:value-type="float" office:value="1.37725480308303" calcext:value-type="float">
            <text:p>1.37725480308303</text:p>
          </table:table-cell>
          <table:table-cell table:style-name="ce34" table:formula="of:=IF([.L122]&gt;0; [.L122]+0.5*([.I122]+[.I123])*delta_t ;[.L122])" office:value-type="float" office:value="-0.0168722628130269" calcext:value-type="float">
            <text:p>-0.0168722628130269</text:p>
          </table:table-cell>
          <table:table-cell/>
          <table:table-cell table:formula="of:= IF([.O122] &gt; 0;  (v*COS(theta*PI()/180)/drag)*(1 - EXP(-drag*[.A123])); [.N122])" office:value-type="float" office:value="2.49871968160664" calcext:value-type="float">
            <text:p>2.49871968160664</text:p>
          </table:table-cell>
          <table:table-cell table:formula="of:= IF([.O122]&gt;0;  height + (   (g/(drag^2)) +  ( v*SIN(theta*PI()/180)) / drag     )   *   ( 1 - EXP(-drag*[.A123])    )     -   (   (g*[.A123]) / drag   );[.O122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23]+delta_t" office:value-type="float" office:value="0.990000000000001" calcext:value-type="float">
            <text:p>0.990000000000001</text:p>
          </table:table-cell>
          <table:table-cell table:style-name="ce34" table:formula="of:=+[.B123]" office:value-type="float" office:value="4.98865668153933" calcext:value-type="float">
            <text:p>4.98865668153933</text:p>
          </table:table-cell>
          <table:table-cell table:style-name="ce34" table:formula="of:=[.C123]-g*delta_t" office:value-type="float" office:value="-6.71109615821429" calcext:value-type="float">
            <text:p>-6.71109615821429</text:p>
          </table:table-cell>
          <table:table-cell table:style-name="ce34" table:formula="of:=SQRT([.B124]*[.B124]+[.C124]*[.C124])" office:value-type="float" office:value="8.36214727991954" calcext:value-type="float">
            <text:p>8.36214727991954</text:p>
          </table:table-cell>
          <table:table-cell table:style-name="ce34" table:formula="of:=IF([.F123]&gt;0;[.E123]+0.5*([.B123]+[.B124])*delta_t;[.E123])" office:value-type="float" office:value="3.39228654344674" calcext:value-type="float">
            <text:p>3.39228654344674</text:p>
          </table:table-cell>
          <table:table-cell table:formula="of:=IF([.F123]&gt;0;[.F123]+0.5*([.C123]+[.C124])*delta_t;[.F123])" office:value-type="float" office:value="-0.0316619451101111" calcext:value-type="float">
            <text:p>-0.0316619451101111</text:p>
          </table:table-cell>
          <table:table-cell/>
          <table:table-cell table:style-name="ce34" table:formula="of:=[.H123]-drag*[.H123]*[.J123]*delta_t" office:value-type="float" office:value="0.425747989881367" calcext:value-type="float">
            <text:p>0.425747989881367</text:p>
          </table:table-cell>
          <table:table-cell table:style-name="ce34" table:formula="of:=[.I123]-g*delta_t-drag*[.I123]*[.J123]*delta_t" office:value-type="float" office:value="-3.37085230026685" calcext:value-type="float">
            <text:p>-3.37085230026685</text:p>
          </table:table-cell>
          <table:table-cell table:style-name="ce34" table:formula="of:=SQRT([.H124]^2+[.I124]^2)" office:value-type="float" office:value="3.39763249647492" calcext:value-type="float">
            <text:p>3.39763249647492</text:p>
          </table:table-cell>
          <table:table-cell table:style-name="ce34" table:formula="of:=IF([.L123]&gt;0; [.K123]+0.5*([.H123]+[.H124])*delta_t ;[.K123])" office:value-type="float" office:value="1.37725480308303" calcext:value-type="float">
            <text:p>1.37725480308303</text:p>
          </table:table-cell>
          <table:table-cell table:style-name="ce34" table:formula="of:=IF([.L123]&gt;0; [.L123]+0.5*([.I123]+[.I124])*delta_t ;[.L123])" office:value-type="float" office:value="-0.0168722628130269" calcext:value-type="float">
            <text:p>-0.0168722628130269</text:p>
          </table:table-cell>
          <table:table-cell/>
          <table:table-cell table:formula="of:= IF([.O123] &gt; 0;  (v*COS(theta*PI()/180)/drag)*(1 - EXP(-drag*[.A124])); [.N123])" office:value-type="float" office:value="2.49871968160664" calcext:value-type="float">
            <text:p>2.49871968160664</text:p>
          </table:table-cell>
          <table:table-cell table:formula="of:= IF([.O123]&gt;0;  height + (   (g/(drag^2)) +  ( v*SIN(theta*PI()/180)) / drag     )   *   ( 1 - EXP(-drag*[.A124])    )     -   (   (g*[.A124]) / drag   );[.O123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24]+delta_t" office:value-type="float" office:value="1" calcext:value-type="float">
            <text:p>1</text:p>
          </table:table-cell>
          <table:table-cell table:style-name="ce34" table:formula="of:=+[.B124]" office:value-type="float" office:value="4.98865668153933" calcext:value-type="float">
            <text:p>4.98865668153933</text:p>
          </table:table-cell>
          <table:table-cell table:style-name="ce34" table:formula="of:=[.C124]-g*delta_t" office:value-type="float" office:value="-6.80916265821429" calcext:value-type="float">
            <text:p>-6.80916265821429</text:p>
          </table:table-cell>
          <table:table-cell table:style-name="ce34" table:formula="of:=SQRT([.B125]*[.B125]+[.C125]*[.C125])" office:value-type="float" office:value="8.44105393847753" calcext:value-type="float">
            <text:p>8.44105393847753</text:p>
          </table:table-cell>
          <table:table-cell table:style-name="ce34" table:formula="of:=IF([.F124]&gt;0;[.E124]+0.5*([.B124]+[.B125])*delta_t;[.E124])" office:value-type="float" office:value="3.39228654344674" calcext:value-type="float">
            <text:p>3.39228654344674</text:p>
          </table:table-cell>
          <table:table-cell table:formula="of:=IF([.F124]&gt;0;[.F124]+0.5*([.C124]+[.C125])*delta_t;[.F124])" office:value-type="float" office:value="-0.0316619451101111" calcext:value-type="float">
            <text:p>-0.0316619451101111</text:p>
          </table:table-cell>
          <table:table-cell/>
          <table:table-cell table:style-name="ce34" table:formula="of:=[.H124]-drag*[.H124]*[.J124]*delta_t" office:value-type="float" office:value="0.414175708235528" calcext:value-type="float">
            <text:p>0.414175708235528</text:p>
          </table:table-cell>
          <table:table-cell table:style-name="ce34" table:formula="of:=[.I124]-g*delta_t-drag*[.I124]*[.J124]*delta_t" office:value-type="float" office:value="-3.37729546173722" calcext:value-type="float">
            <text:p>-3.37729546173722</text:p>
          </table:table-cell>
          <table:table-cell table:style-name="ce34" table:formula="of:=SQRT([.H125]^2+[.I125]^2)" office:value-type="float" office:value="3.40259697189709" calcext:value-type="float">
            <text:p>3.40259697189709</text:p>
          </table:table-cell>
          <table:table-cell table:style-name="ce34" table:formula="of:=IF([.L124]&gt;0; [.K124]+0.5*([.H124]+[.H125])*delta_t ;[.K124])" office:value-type="float" office:value="1.37725480308303" calcext:value-type="float">
            <text:p>1.37725480308303</text:p>
          </table:table-cell>
          <table:table-cell table:style-name="ce34" table:formula="of:=IF([.L124]&gt;0; [.L124]+0.5*([.I124]+[.I125])*delta_t ;[.L124])" office:value-type="float" office:value="-0.0168722628130269" calcext:value-type="float">
            <text:p>-0.0168722628130269</text:p>
          </table:table-cell>
          <table:table-cell/>
          <table:table-cell table:formula="of:= IF([.O124] &gt; 0;  (v*COS(theta*PI()/180)/drag)*(1 - EXP(-drag*[.A125])); [.N124])" office:value-type="float" office:value="2.49871968160664" calcext:value-type="float">
            <text:p>2.49871968160664</text:p>
          </table:table-cell>
          <table:table-cell table:formula="of:= IF([.O124]&gt;0;  height + (   (g/(drag^2)) +  ( v*SIN(theta*PI()/180)) / drag     )   *   ( 1 - EXP(-drag*[.A125])    )     -   (   (g*[.A125]) / drag   );[.O124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25]+delta_t" office:value-type="float" office:value="1.01" calcext:value-type="float">
            <text:p>1.01</text:p>
          </table:table-cell>
          <table:table-cell table:style-name="ce34" table:formula="of:=+[.B125]" office:value-type="float" office:value="4.98865668153933" calcext:value-type="float">
            <text:p>4.98865668153933</text:p>
          </table:table-cell>
          <table:table-cell table:style-name="ce34" table:formula="of:=[.C125]-g*delta_t" office:value-type="float" office:value="-6.90722915821429" calcext:value-type="float">
            <text:p>-6.90722915821429</text:p>
          </table:table-cell>
          <table:table-cell table:style-name="ce34" table:formula="of:=SQRT([.B126]*[.B126]+[.C126]*[.C126])" office:value-type="float" office:value="8.52035856817967" calcext:value-type="float">
            <text:p>8.52035856817967</text:p>
          </table:table-cell>
          <table:table-cell table:style-name="ce34" table:formula="of:=IF([.F125]&gt;0;[.E125]+0.5*([.B125]+[.B126])*delta_t;[.E125])" office:value-type="float" office:value="3.39228654344674" calcext:value-type="float">
            <text:p>3.39228654344674</text:p>
          </table:table-cell>
          <table:table-cell table:formula="of:=IF([.F125]&gt;0;[.F125]+0.5*([.C125]+[.C126])*delta_t;[.F125])" office:value-type="float" office:value="-0.0316619451101111" calcext:value-type="float">
            <text:p>-0.0316619451101111</text:p>
          </table:table-cell>
          <table:table-cell/>
          <table:table-cell table:style-name="ce34" table:formula="of:=[.H125]-drag*[.H125]*[.J125]*delta_t" office:value-type="float" office:value="0.402901524150124" calcext:value-type="float">
            <text:p>0.402901524150124</text:p>
          </table:table-cell>
          <table:table-cell table:style-name="ce34" table:formula="of:=[.I125]-g*delta_t-drag*[.I125]*[.J125]*delta_t" office:value-type="float" office:value="-3.38342935924675" calcext:value-type="float">
            <text:p>-3.38342935924675</text:p>
          </table:table-cell>
          <table:table-cell table:style-name="ce34" table:formula="of:=SQRT([.H126]^2+[.I126]^2)" office:value-type="float" office:value="3.40733383559278" calcext:value-type="float">
            <text:p>3.40733383559278</text:p>
          </table:table-cell>
          <table:table-cell table:style-name="ce34" table:formula="of:=IF([.L125]&gt;0; [.K125]+0.5*([.H125]+[.H126])*delta_t ;[.K125])" office:value-type="float" office:value="1.37725480308303" calcext:value-type="float">
            <text:p>1.37725480308303</text:p>
          </table:table-cell>
          <table:table-cell table:style-name="ce34" table:formula="of:=IF([.L125]&gt;0; [.L125]+0.5*([.I125]+[.I126])*delta_t ;[.L125])" office:value-type="float" office:value="-0.0168722628130269" calcext:value-type="float">
            <text:p>-0.0168722628130269</text:p>
          </table:table-cell>
          <table:table-cell/>
          <table:table-cell table:formula="of:= IF([.O125] &gt; 0;  (v*COS(theta*PI()/180)/drag)*(1 - EXP(-drag*[.A126])); [.N125])" office:value-type="float" office:value="2.49871968160664" calcext:value-type="float">
            <text:p>2.49871968160664</text:p>
          </table:table-cell>
          <table:table-cell table:formula="of:= IF([.O125]&gt;0;  height + (   (g/(drag^2)) +  ( v*SIN(theta*PI()/180)) / drag     )   *   ( 1 - EXP(-drag*[.A126])    )     -   (   (g*[.A126]) / drag   );[.O125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26]+delta_t" office:value-type="float" office:value="1.02" calcext:value-type="float">
            <text:p>1.02</text:p>
          </table:table-cell>
          <table:table-cell table:style-name="ce34" table:formula="of:=+[.B126]" office:value-type="float" office:value="4.98865668153933" calcext:value-type="float">
            <text:p>4.98865668153933</text:p>
          </table:table-cell>
          <table:table-cell table:style-name="ce34" table:formula="of:=[.C126]-g*delta_t" office:value-type="float" office:value="-7.00529565821429" calcext:value-type="float">
            <text:p>-7.00529565821429</text:p>
          </table:table-cell>
          <table:table-cell table:style-name="ce34" table:formula="of:=SQRT([.B127]*[.B127]+[.C127]*[.C127])" office:value-type="float" office:value="8.60005015946204" calcext:value-type="float">
            <text:p>8.60005015946204</text:p>
          </table:table-cell>
          <table:table-cell table:style-name="ce34" table:formula="of:=IF([.F126]&gt;0;[.E126]+0.5*([.B126]+[.B127])*delta_t;[.E126])" office:value-type="float" office:value="3.39228654344674" calcext:value-type="float">
            <text:p>3.39228654344674</text:p>
          </table:table-cell>
          <table:table-cell table:formula="of:=IF([.F126]&gt;0;[.F126]+0.5*([.C126]+[.C127])*delta_t;[.F126])" office:value-type="float" office:value="-0.0316619451101111" calcext:value-type="float">
            <text:p>-0.0316619451101111</text:p>
          </table:table-cell>
          <table:table-cell/>
          <table:table-cell table:style-name="ce34" table:formula="of:=[.H126]-drag*[.H126]*[.J126]*delta_t" office:value-type="float" office:value="0.391918964184935" calcext:value-type="float">
            <text:p>0.391918964184935</text:p>
          </table:table-cell>
          <table:table-cell table:style-name="ce34" table:formula="of:=[.I126]-g*delta_t-drag*[.I126]*[.J126]*delta_t" office:value-type="float" office:value="-3.38926807255796" calcext:value-type="float">
            <text:p>-3.38926807255796</text:p>
          </table:table-cell>
          <table:table-cell table:style-name="ce34" table:formula="of:=SQRT([.H127]^2+[.I127]^2)" office:value-type="float" office:value="3.41185265539831" calcext:value-type="float">
            <text:p>3.41185265539831</text:p>
          </table:table-cell>
          <table:table-cell table:style-name="ce34" table:formula="of:=IF([.L126]&gt;0; [.K126]+0.5*([.H126]+[.H127])*delta_t ;[.K126])" office:value-type="float" office:value="1.37725480308303" calcext:value-type="float">
            <text:p>1.37725480308303</text:p>
          </table:table-cell>
          <table:table-cell table:style-name="ce34" table:formula="of:=IF([.L126]&gt;0; [.L126]+0.5*([.I126]+[.I127])*delta_t ;[.L126])" office:value-type="float" office:value="-0.0168722628130269" calcext:value-type="float">
            <text:p>-0.0168722628130269</text:p>
          </table:table-cell>
          <table:table-cell/>
          <table:table-cell table:formula="of:= IF([.O126] &gt; 0;  (v*COS(theta*PI()/180)/drag)*(1 - EXP(-drag*[.A127])); [.N126])" office:value-type="float" office:value="2.49871968160664" calcext:value-type="float">
            <text:p>2.49871968160664</text:p>
          </table:table-cell>
          <table:table-cell table:formula="of:= IF([.O126]&gt;0;  height + (   (g/(drag^2)) +  ( v*SIN(theta*PI()/180)) / drag     )   *   ( 1 - EXP(-drag*[.A127])    )     -   (   (g*[.A127]) / drag   );[.O126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27]+delta_t" office:value-type="float" office:value="1.03" calcext:value-type="float">
            <text:p>1.03</text:p>
          </table:table-cell>
          <table:table-cell table:style-name="ce34" table:formula="of:=+[.B127]" office:value-type="float" office:value="4.98865668153933" calcext:value-type="float">
            <text:p>4.98865668153933</text:p>
          </table:table-cell>
          <table:table-cell table:style-name="ce34" table:formula="of:=[.C127]-g*delta_t" office:value-type="float" office:value="-7.10336215821429" calcext:value-type="float">
            <text:p>-7.10336215821429</text:p>
          </table:table-cell>
          <table:table-cell table:style-name="ce34" table:formula="of:=SQRT([.B128]*[.B128]+[.C128]*[.C128])" office:value-type="float" office:value="8.68011805432494" calcext:value-type="float">
            <text:p>8.68011805432494</text:p>
          </table:table-cell>
          <table:table-cell table:style-name="ce34" table:formula="of:=IF([.F127]&gt;0;[.E127]+0.5*([.B127]+[.B128])*delta_t;[.E127])" office:value-type="float" office:value="3.39228654344674" calcext:value-type="float">
            <text:p>3.39228654344674</text:p>
          </table:table-cell>
          <table:table-cell table:formula="of:=IF([.F127]&gt;0;[.F127]+0.5*([.C127]+[.C128])*delta_t;[.F127])" office:value-type="float" office:value="-0.0316619451101111" calcext:value-type="float">
            <text:p>-0.0316619451101111</text:p>
          </table:table-cell>
          <table:table-cell/>
          <table:table-cell table:style-name="ce34" table:formula="of:=[.H127]-drag*[.H127]*[.J127]*delta_t" office:value-type="float" office:value="0.381221606115693" calcext:value-type="float">
            <text:p>0.381221606115693</text:p>
          </table:table-cell>
          <table:table-cell table:style-name="ce34" table:formula="of:=[.I127]-g*delta_t-drag*[.I127]*[.J127]*delta_t" office:value-type="float" office:value="-3.39482510637225" calcext:value-type="float">
            <text:p>-3.39482510637225</text:p>
          </table:table-cell>
          <table:table-cell table:style-name="ce34" table:formula="of:=SQRT([.H128]^2+[.I128]^2)" office:value-type="float" office:value="3.41616267408693" calcext:value-type="float">
            <text:p>3.41616267408693</text:p>
          </table:table-cell>
          <table:table-cell table:style-name="ce34" table:formula="of:=IF([.L127]&gt;0; [.K127]+0.5*([.H127]+[.H128])*delta_t ;[.K127])" office:value-type="float" office:value="1.37725480308303" calcext:value-type="float">
            <text:p>1.37725480308303</text:p>
          </table:table-cell>
          <table:table-cell table:style-name="ce34" table:formula="of:=IF([.L127]&gt;0; [.L127]+0.5*([.I127]+[.I128])*delta_t ;[.L127])" office:value-type="float" office:value="-0.0168722628130269" calcext:value-type="float">
            <text:p>-0.0168722628130269</text:p>
          </table:table-cell>
          <table:table-cell/>
          <table:table-cell table:formula="of:= IF([.O127] &gt; 0;  (v*COS(theta*PI()/180)/drag)*(1 - EXP(-drag*[.A128])); [.N127])" office:value-type="float" office:value="2.49871968160664" calcext:value-type="float">
            <text:p>2.49871968160664</text:p>
          </table:table-cell>
          <table:table-cell table:formula="of:= IF([.O127]&gt;0;  height + (   (g/(drag^2)) +  ( v*SIN(theta*PI()/180)) / drag     )   *   ( 1 - EXP(-drag*[.A128])    )     -   (   (g*[.A128]) / drag   );[.O127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28]+delta_t" office:value-type="float" office:value="1.04" calcext:value-type="float">
            <text:p>1.04</text:p>
          </table:table-cell>
          <table:table-cell table:style-name="ce34" table:formula="of:=+[.B128]" office:value-type="float" office:value="4.98865668153933" calcext:value-type="float">
            <text:p>4.98865668153933</text:p>
          </table:table-cell>
          <table:table-cell table:style-name="ce34" table:formula="of:=[.C128]-g*delta_t" office:value-type="float" office:value="-7.20142865821429" calcext:value-type="float">
            <text:p>-7.20142865821429</text:p>
          </table:table-cell>
          <table:table-cell table:style-name="ce34" table:formula="of:=SQRT([.B129]*[.B129]+[.C129]*[.C129])" office:value-type="float" office:value="8.76055193498772" calcext:value-type="float">
            <text:p>8.76055193498772</text:p>
          </table:table-cell>
          <table:table-cell table:style-name="ce34" table:formula="of:=IF([.F128]&gt;0;[.E128]+0.5*([.B128]+[.B129])*delta_t;[.E128])" office:value-type="float" office:value="3.39228654344674" calcext:value-type="float">
            <text:p>3.39228654344674</text:p>
          </table:table-cell>
          <table:table-cell table:formula="of:=IF([.F128]&gt;0;[.F128]+0.5*([.C128]+[.C129])*delta_t;[.F128])" office:value-type="float" office:value="-0.0316619451101111" calcext:value-type="float">
            <text:p>-0.0316619451101111</text:p>
          </table:table-cell>
          <table:table-cell/>
          <table:table-cell table:style-name="ce34" table:formula="of:=[.H128]-drag*[.H128]*[.J128]*delta_t" office:value-type="float" office:value="0.370803085944749" calcext:value-type="float">
            <text:p>0.370803085944749</text:p>
          </table:table-cell>
          <table:table-cell table:style-name="ce34" table:formula="of:=[.I128]-g*delta_t-drag*[.I128]*[.J128]*delta_t" office:value-type="float" office:value="-3.40011340786471" calcext:value-type="float">
            <text:p>-3.40011340786471</text:p>
          </table:table-cell>
          <table:table-cell table:style-name="ce34" table:formula="of:=SQRT([.H129]^2+[.I129]^2)" office:value-type="float" office:value="3.42027281293284" calcext:value-type="float">
            <text:p>3.42027281293284</text:p>
          </table:table-cell>
          <table:table-cell table:style-name="ce34" table:formula="of:=IF([.L128]&gt;0; [.K128]+0.5*([.H128]+[.H129])*delta_t ;[.K128])" office:value-type="float" office:value="1.37725480308303" calcext:value-type="float">
            <text:p>1.37725480308303</text:p>
          </table:table-cell>
          <table:table-cell table:style-name="ce34" table:formula="of:=IF([.L128]&gt;0; [.L128]+0.5*([.I128]+[.I129])*delta_t ;[.L128])" office:value-type="float" office:value="-0.0168722628130269" calcext:value-type="float">
            <text:p>-0.0168722628130269</text:p>
          </table:table-cell>
          <table:table-cell/>
          <table:table-cell table:formula="of:= IF([.O128] &gt; 0;  (v*COS(theta*PI()/180)/drag)*(1 - EXP(-drag*[.A129])); [.N128])" office:value-type="float" office:value="2.49871968160664" calcext:value-type="float">
            <text:p>2.49871968160664</text:p>
          </table:table-cell>
          <table:table-cell table:formula="of:= IF([.O128]&gt;0;  height + (   (g/(drag^2)) +  ( v*SIN(theta*PI()/180)) / drag     )   *   ( 1 - EXP(-drag*[.A129])    )     -   (   (g*[.A129]) / drag   );[.O128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29]+delta_t" office:value-type="float" office:value="1.05" calcext:value-type="float">
            <text:p>1.05</text:p>
          </table:table-cell>
          <table:table-cell table:style-name="ce34" table:formula="of:=+[.B129]" office:value-type="float" office:value="4.98865668153933" calcext:value-type="float">
            <text:p>4.98865668153933</text:p>
          </table:table-cell>
          <table:table-cell table:style-name="ce34" table:formula="of:=[.C129]-g*delta_t" office:value-type="float" office:value="-7.29949515821429" calcext:value-type="float">
            <text:p>-7.29949515821429</text:p>
          </table:table-cell>
          <table:table-cell table:style-name="ce34" table:formula="of:=SQRT([.B130]*[.B130]+[.C130]*[.C130])" office:value-type="float" office:value="8.8413418128167" calcext:value-type="float">
            <text:p>8.8413418128167</text:p>
          </table:table-cell>
          <table:table-cell table:style-name="ce34" table:formula="of:=IF([.F129]&gt;0;[.E129]+0.5*([.B129]+[.B130])*delta_t;[.E129])" office:value-type="float" office:value="3.39228654344674" calcext:value-type="float">
            <text:p>3.39228654344674</text:p>
          </table:table-cell>
          <table:table-cell table:formula="of:=IF([.F129]&gt;0;[.F129]+0.5*([.C129]+[.C130])*delta_t;[.F129])" office:value-type="float" office:value="-0.0316619451101111" calcext:value-type="float">
            <text:p>-0.0316619451101111</text:p>
          </table:table-cell>
          <table:table-cell/>
          <table:table-cell table:style-name="ce34" table:formula="of:=[.H129]-drag*[.H129]*[.J129]*delta_t" office:value-type="float" office:value="0.360657104234282" calcext:value-type="float">
            <text:p>0.360657104234282</text:p>
          </table:table-cell>
          <table:table-cell table:style-name="ce34" table:formula="of:=[.I129]-g*delta_t-drag*[.I129]*[.J129]*delta_t" office:value-type="float" office:value="-3.40514538426625" calcext:value-type="float">
            <text:p>-3.40514538426625</text:p>
          </table:table-cell>
          <table:table-cell table:style-name="ce34" table:formula="of:=SQRT([.H130]^2+[.I130]^2)" office:value-type="float" office:value="3.42419167612217" calcext:value-type="float">
            <text:p>3.42419167612217</text:p>
          </table:table-cell>
          <table:table-cell table:style-name="ce34" table:formula="of:=IF([.L129]&gt;0; [.K129]+0.5*([.H129]+[.H130])*delta_t ;[.K129])" office:value-type="float" office:value="1.37725480308303" calcext:value-type="float">
            <text:p>1.37725480308303</text:p>
          </table:table-cell>
          <table:table-cell table:style-name="ce34" table:formula="of:=IF([.L129]&gt;0; [.L129]+0.5*([.I129]+[.I130])*delta_t ;[.L129])" office:value-type="float" office:value="-0.0168722628130269" calcext:value-type="float">
            <text:p>-0.0168722628130269</text:p>
          </table:table-cell>
          <table:table-cell/>
          <table:table-cell table:formula="of:= IF([.O129] &gt; 0;  (v*COS(theta*PI()/180)/drag)*(1 - EXP(-drag*[.A130])); [.N129])" office:value-type="float" office:value="2.49871968160664" calcext:value-type="float">
            <text:p>2.49871968160664</text:p>
          </table:table-cell>
          <table:table-cell table:formula="of:= IF([.O129]&gt;0;  height + (   (g/(drag^2)) +  ( v*SIN(theta*PI()/180)) / drag     )   *   ( 1 - EXP(-drag*[.A130])    )     -   (   (g*[.A130]) / drag   );[.O129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30]+delta_t" office:value-type="float" office:value="1.06" calcext:value-type="float">
            <text:p>1.06</text:p>
          </table:table-cell>
          <table:table-cell table:style-name="ce34" table:formula="of:=+[.B130]" office:value-type="float" office:value="4.98865668153933" calcext:value-type="float">
            <text:p>4.98865668153933</text:p>
          </table:table-cell>
          <table:table-cell table:style-name="ce34" table:formula="of:=[.C130]-g*delta_t" office:value-type="float" office:value="-7.39756165821429" calcext:value-type="float">
            <text:p>-7.39756165821429</text:p>
          </table:table-cell>
          <table:table-cell table:style-name="ce34" table:formula="of:=SQRT([.B131]*[.B131]+[.C131]*[.C131])" office:value-type="float" office:value="8.92247801753242" calcext:value-type="float">
            <text:p>8.92247801753242</text:p>
          </table:table-cell>
          <table:table-cell table:style-name="ce34" table:formula="of:=IF([.F130]&gt;0;[.E130]+0.5*([.B130]+[.B131])*delta_t;[.E130])" office:value-type="float" office:value="3.39228654344674" calcext:value-type="float">
            <text:p>3.39228654344674</text:p>
          </table:table-cell>
          <table:table-cell table:formula="of:=IF([.F130]&gt;0;[.F130]+0.5*([.C130]+[.C131])*delta_t;[.F130])" office:value-type="float" office:value="-0.0316619451101111" calcext:value-type="float">
            <text:p>-0.0316619451101111</text:p>
          </table:table-cell>
          <table:table-cell/>
          <table:table-cell table:style-name="ce34" table:formula="of:=[.H130]-drag*[.H130]*[.J130]*delta_t" office:value-type="float" office:value="0.350777431800255" calcext:value-type="float">
            <text:p>0.350777431800255</text:p>
          </table:table-cell>
          <table:table-cell table:style-name="ce34" table:formula="of:=[.I130]-g*delta_t-drag*[.I130]*[.J130]*delta_t" office:value-type="float" office:value="-3.40993292041992" calcext:value-type="float">
            <text:p>-3.40993292041992</text:p>
          </table:table-cell>
          <table:table-cell table:style-name="ce34" table:formula="of:=SQRT([.H131]^2+[.I131]^2)" office:value-type="float" office:value="3.42792755588912" calcext:value-type="float">
            <text:p>3.42792755588912</text:p>
          </table:table-cell>
          <table:table-cell table:style-name="ce34" table:formula="of:=IF([.L130]&gt;0; [.K130]+0.5*([.H130]+[.H131])*delta_t ;[.K130])" office:value-type="float" office:value="1.37725480308303" calcext:value-type="float">
            <text:p>1.37725480308303</text:p>
          </table:table-cell>
          <table:table-cell table:style-name="ce34" table:formula="of:=IF([.L130]&gt;0; [.L130]+0.5*([.I130]+[.I131])*delta_t ;[.L130])" office:value-type="float" office:value="-0.0168722628130269" calcext:value-type="float">
            <text:p>-0.0168722628130269</text:p>
          </table:table-cell>
          <table:table-cell/>
          <table:table-cell table:formula="of:= IF([.O130] &gt; 0;  (v*COS(theta*PI()/180)/drag)*(1 - EXP(-drag*[.A131])); [.N130])" office:value-type="float" office:value="2.49871968160664" calcext:value-type="float">
            <text:p>2.49871968160664</text:p>
          </table:table-cell>
          <table:table-cell table:formula="of:= IF([.O130]&gt;0;  height + (   (g/(drag^2)) +  ( v*SIN(theta*PI()/180)) / drag     )   *   ( 1 - EXP(-drag*[.A131])    )     -   (   (g*[.A131]) / drag   );[.O130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31]+delta_t" office:value-type="float" office:value="1.07" calcext:value-type="float">
            <text:p>1.07</text:p>
          </table:table-cell>
          <table:table-cell table:style-name="ce34" table:formula="of:=+[.B131]" office:value-type="float" office:value="4.98865668153933" calcext:value-type="float">
            <text:p>4.98865668153933</text:p>
          </table:table-cell>
          <table:table-cell table:style-name="ce34" table:formula="of:=[.C131]-g*delta_t" office:value-type="float" office:value="-7.49562815821429" calcext:value-type="float">
            <text:p>-7.49562815821429</text:p>
          </table:table-cell>
          <table:table-cell table:style-name="ce34" table:formula="of:=SQRT([.B132]*[.B132]+[.C132]*[.C132])" office:value-type="float" office:value="9.00395118670032" calcext:value-type="float">
            <text:p>9.00395118670032</text:p>
          </table:table-cell>
          <table:table-cell table:style-name="ce34" table:formula="of:=IF([.F131]&gt;0;[.E131]+0.5*([.B131]+[.B132])*delta_t;[.E131])" office:value-type="float" office:value="3.39228654344674" calcext:value-type="float">
            <text:p>3.39228654344674</text:p>
          </table:table-cell>
          <table:table-cell table:formula="of:=IF([.F131]&gt;0;[.F131]+0.5*([.C131]+[.C132])*delta_t;[.F131])" office:value-type="float" office:value="-0.0316619451101111" calcext:value-type="float">
            <text:p>-0.0316619451101111</text:p>
          </table:table-cell>
          <table:table-cell/>
          <table:table-cell table:style-name="ce34" table:formula="of:=[.H131]-drag*[.H131]*[.J131]*delta_t" office:value-type="float" office:value="0.341157914804638" calcext:value-type="float">
            <text:p>0.341157914804638</text:p>
          </table:table-cell>
          <table:table-cell table:style-name="ce34" table:formula="of:=[.I131]-g*delta_t-drag*[.I131]*[.J131]*delta_t" office:value-type="float" office:value="-3.4144873962468" calcext:value-type="float">
            <text:p>-3.4144873962468</text:p>
          </table:table-cell>
          <table:table-cell table:style-name="ce34" table:formula="of:=SQRT([.H132]^2+[.I132]^2)" office:value-type="float" office:value="3.43148843826729" calcext:value-type="float">
            <text:p>3.43148843826729</text:p>
          </table:table-cell>
          <table:table-cell table:style-name="ce34" table:formula="of:=IF([.L131]&gt;0; [.K131]+0.5*([.H131]+[.H132])*delta_t ;[.K131])" office:value-type="float" office:value="1.37725480308303" calcext:value-type="float">
            <text:p>1.37725480308303</text:p>
          </table:table-cell>
          <table:table-cell table:style-name="ce34" table:formula="of:=IF([.L131]&gt;0; [.L131]+0.5*([.I131]+[.I132])*delta_t ;[.L131])" office:value-type="float" office:value="-0.0168722628130269" calcext:value-type="float">
            <text:p>-0.0168722628130269</text:p>
          </table:table-cell>
          <table:table-cell/>
          <table:table-cell table:formula="of:= IF([.O131] &gt; 0;  (v*COS(theta*PI()/180)/drag)*(1 - EXP(-drag*[.A132])); [.N131])" office:value-type="float" office:value="2.49871968160664" calcext:value-type="float">
            <text:p>2.49871968160664</text:p>
          </table:table-cell>
          <table:table-cell table:formula="of:= IF([.O131]&gt;0;  height + (   (g/(drag^2)) +  ( v*SIN(theta*PI()/180)) / drag     )   *   ( 1 - EXP(-drag*[.A132])    )     -   (   (g*[.A132]) / drag   );[.O131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32]+delta_t" office:value-type="float" office:value="1.08" calcext:value-type="float">
            <text:p>1.08</text:p>
          </table:table-cell>
          <table:table-cell table:style-name="ce34" table:formula="of:=+[.B132]" office:value-type="float" office:value="4.98865668153933" calcext:value-type="float">
            <text:p>4.98865668153933</text:p>
          </table:table-cell>
          <table:table-cell table:style-name="ce34" table:formula="of:=[.C132]-g*delta_t" office:value-type="float" office:value="-7.59369465821429" calcext:value-type="float">
            <text:p>-7.59369465821429</text:p>
          </table:table-cell>
          <table:table-cell table:style-name="ce34" table:formula="of:=SQRT([.B133]*[.B133]+[.C133]*[.C133])" office:value-type="float" office:value="9.08575225550748" calcext:value-type="float">
            <text:p>9.08575225550748</text:p>
          </table:table-cell>
          <table:table-cell table:style-name="ce34" table:formula="of:=IF([.F132]&gt;0;[.E132]+0.5*([.B132]+[.B133])*delta_t;[.E132])" office:value-type="float" office:value="3.39228654344674" calcext:value-type="float">
            <text:p>3.39228654344674</text:p>
          </table:table-cell>
          <table:table-cell table:formula="of:=IF([.F132]&gt;0;[.F132]+0.5*([.C132]+[.C133])*delta_t;[.F132])" office:value-type="float" office:value="-0.0316619451101111" calcext:value-type="float">
            <text:p>-0.0316619451101111</text:p>
          </table:table-cell>
          <table:table-cell/>
          <table:table-cell table:style-name="ce34" table:formula="of:=[.H132]-drag*[.H132]*[.J132]*delta_t" office:value-type="float" office:value="0.331792479282434" calcext:value-type="float">
            <text:p>0.331792479282434</text:p>
          </table:table-cell>
          <table:table-cell table:style-name="ce34" table:formula="of:=[.I132]-g*delta_t-drag*[.I132]*[.J132]*delta_t" office:value-type="float" office:value="-3.41881970406415" calcext:value-type="float">
            <text:p>-3.41881970406415</text:p>
          </table:table-cell>
          <table:table-cell table:style-name="ce34" table:formula="of:=SQRT([.H133]^2+[.I133]^2)" office:value-type="float" office:value="3.43488200935719" calcext:value-type="float">
            <text:p>3.43488200935719</text:p>
          </table:table-cell>
          <table:table-cell table:style-name="ce34" table:formula="of:=IF([.L132]&gt;0; [.K132]+0.5*([.H132]+[.H133])*delta_t ;[.K132])" office:value-type="float" office:value="1.37725480308303" calcext:value-type="float">
            <text:p>1.37725480308303</text:p>
          </table:table-cell>
          <table:table-cell table:style-name="ce34" table:formula="of:=IF([.L132]&gt;0; [.L132]+0.5*([.I132]+[.I133])*delta_t ;[.L132])" office:value-type="float" office:value="-0.0168722628130269" calcext:value-type="float">
            <text:p>-0.0168722628130269</text:p>
          </table:table-cell>
          <table:table-cell/>
          <table:table-cell table:formula="of:= IF([.O132] &gt; 0;  (v*COS(theta*PI()/180)/drag)*(1 - EXP(-drag*[.A133])); [.N132])" office:value-type="float" office:value="2.49871968160664" calcext:value-type="float">
            <text:p>2.49871968160664</text:p>
          </table:table-cell>
          <table:table-cell table:formula="of:= IF([.O132]&gt;0;  height + (   (g/(drag^2)) +  ( v*SIN(theta*PI()/180)) / drag     )   *   ( 1 - EXP(-drag*[.A133])    )     -   (   (g*[.A133]) / drag   );[.O132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33]+delta_t" office:value-type="float" office:value="1.09" calcext:value-type="float">
            <text:p>1.09</text:p>
          </table:table-cell>
          <table:table-cell table:style-name="ce34" table:formula="of:=+[.B133]" office:value-type="float" office:value="4.98865668153933" calcext:value-type="float">
            <text:p>4.98865668153933</text:p>
          </table:table-cell>
          <table:table-cell table:style-name="ce34" table:formula="of:=[.C133]-g*delta_t" office:value-type="float" office:value="-7.69176115821429" calcext:value-type="float">
            <text:p>-7.69176115821429</text:p>
          </table:table-cell>
          <table:table-cell table:style-name="ce34" table:formula="of:=SQRT([.B134]*[.B134]+[.C134]*[.C134])" office:value-type="float" office:value="9.16787244682653" calcext:value-type="float">
            <text:p>9.16787244682653</text:p>
          </table:table-cell>
          <table:table-cell table:style-name="ce34" table:formula="of:=IF([.F133]&gt;0;[.E133]+0.5*([.B133]+[.B134])*delta_t;[.E133])" office:value-type="float" office:value="3.39228654344674" calcext:value-type="float">
            <text:p>3.39228654344674</text:p>
          </table:table-cell>
          <table:table-cell table:formula="of:=IF([.F133]&gt;0;[.F133]+0.5*([.C133]+[.C134])*delta_t;[.F133])" office:value-type="float" office:value="-0.0316619451101111" calcext:value-type="float">
            <text:p>-0.0316619451101111</text:p>
          </table:table-cell>
          <table:table-cell/>
          <table:table-cell table:style-name="ce34" table:formula="of:=[.H133]-drag*[.H133]*[.J133]*delta_t" office:value-type="float" office:value="0.322675135139016" calcext:value-type="float">
            <text:p>0.322675135139016</text:p>
          </table:table-cell>
          <table:table-cell table:style-name="ce34" table:formula="of:=[.I133]-g*delta_t-drag*[.I133]*[.J133]*delta_t" office:value-type="float" office:value="-3.42294026570635" calcext:value-type="float">
            <text:p>-3.42294026570635</text:p>
          </table:table-cell>
          <table:table-cell table:style-name="ce34" table:formula="of:=SQRT([.H134]^2+[.I134]^2)" office:value-type="float" office:value="3.43811566202052" calcext:value-type="float">
            <text:p>3.43811566202052</text:p>
          </table:table-cell>
          <table:table-cell table:style-name="ce34" table:formula="of:=IF([.L133]&gt;0; [.K133]+0.5*([.H133]+[.H134])*delta_t ;[.K133])" office:value-type="float" office:value="1.37725480308303" calcext:value-type="float">
            <text:p>1.37725480308303</text:p>
          </table:table-cell>
          <table:table-cell table:style-name="ce34" table:formula="of:=IF([.L133]&gt;0; [.L133]+0.5*([.I133]+[.I134])*delta_t ;[.L133])" office:value-type="float" office:value="-0.0168722628130269" calcext:value-type="float">
            <text:p>-0.0168722628130269</text:p>
          </table:table-cell>
          <table:table-cell/>
          <table:table-cell table:formula="of:= IF([.O133] &gt; 0;  (v*COS(theta*PI()/180)/drag)*(1 - EXP(-drag*[.A134])); [.N133])" office:value-type="float" office:value="2.49871968160664" calcext:value-type="float">
            <text:p>2.49871968160664</text:p>
          </table:table-cell>
          <table:table-cell table:formula="of:= IF([.O133]&gt;0;  height + (   (g/(drag^2)) +  ( v*SIN(theta*PI()/180)) / drag     )   *   ( 1 - EXP(-drag*[.A134])    )     -   (   (g*[.A134]) / drag   );[.O133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34]+delta_t" office:value-type="float" office:value="1.1" calcext:value-type="float">
            <text:p>1.1</text:p>
          </table:table-cell>
          <table:table-cell table:style-name="ce34" table:formula="of:=+[.B134]" office:value-type="float" office:value="4.98865668153933" calcext:value-type="float">
            <text:p>4.98865668153933</text:p>
          </table:table-cell>
          <table:table-cell table:style-name="ce34" table:formula="of:=[.C134]-g*delta_t" office:value-type="float" office:value="-7.78982765821429" calcext:value-type="float">
            <text:p>-7.78982765821429</text:p>
          </table:table-cell>
          <table:table-cell table:style-name="ce34" table:formula="of:=SQRT([.B135]*[.B135]+[.C135]*[.C135])" office:value-type="float" office:value="9.25030326156648" calcext:value-type="float">
            <text:p>9.25030326156648</text:p>
          </table:table-cell>
          <table:table-cell table:style-name="ce34" table:formula="of:=IF([.F134]&gt;0;[.E134]+0.5*([.B134]+[.B135])*delta_t;[.E134])" office:value-type="float" office:value="3.39228654344674" calcext:value-type="float">
            <text:p>3.39228654344674</text:p>
          </table:table-cell>
          <table:table-cell table:formula="of:=IF([.F134]&gt;0;[.F134]+0.5*([.C134]+[.C135])*delta_t;[.F134])" office:value-type="float" office:value="-0.0316619451101111" calcext:value-type="float">
            <text:p>-0.0316619451101111</text:p>
          </table:table-cell>
          <table:table-cell/>
          <table:table-cell table:style-name="ce34" table:formula="of:=[.H134]-drag*[.H134]*[.J134]*delta_t" office:value-type="float" office:value="0.313799979652088" calcext:value-type="float">
            <text:p>0.313799979652088</text:p>
          </table:table-cell>
          <table:table-cell table:style-name="ce34" table:formula="of:=[.I134]-g*delta_t-drag*[.I134]*[.J134]*delta_t" office:value-type="float" office:value="-3.42685904940486" calcext:value-type="float">
            <text:p>-3.42685904940486</text:p>
          </table:table-cell>
          <table:table-cell table:style-name="ce34" table:formula="of:=SQRT([.H135]^2+[.I135]^2)" office:value-type="float" office:value="3.44119650292128" calcext:value-type="float">
            <text:p>3.44119650292128</text:p>
          </table:table-cell>
          <table:table-cell table:style-name="ce34" table:formula="of:=IF([.L134]&gt;0; [.K134]+0.5*([.H134]+[.H135])*delta_t ;[.K134])" office:value-type="float" office:value="1.37725480308303" calcext:value-type="float">
            <text:p>1.37725480308303</text:p>
          </table:table-cell>
          <table:table-cell table:style-name="ce34" table:formula="of:=IF([.L134]&gt;0; [.L134]+0.5*([.I134]+[.I135])*delta_t ;[.L134])" office:value-type="float" office:value="-0.0168722628130269" calcext:value-type="float">
            <text:p>-0.0168722628130269</text:p>
          </table:table-cell>
          <table:table-cell/>
          <table:table-cell table:formula="of:= IF([.O134] &gt; 0;  (v*COS(theta*PI()/180)/drag)*(1 - EXP(-drag*[.A135])); [.N134])" office:value-type="float" office:value="2.49871968160664" calcext:value-type="float">
            <text:p>2.49871968160664</text:p>
          </table:table-cell>
          <table:table-cell table:formula="of:= IF([.O134]&gt;0;  height + (   (g/(drag^2)) +  ( v*SIN(theta*PI()/180)) / drag     )   *   ( 1 - EXP(-drag*[.A135])    )     -   (   (g*[.A135]) / drag   );[.O134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35]+delta_t" office:value-type="float" office:value="1.11" calcext:value-type="float">
            <text:p>1.11</text:p>
          </table:table-cell>
          <table:table-cell table:style-name="ce34" table:formula="of:=+[.B135]" office:value-type="float" office:value="4.98865668153933" calcext:value-type="float">
            <text:p>4.98865668153933</text:p>
          </table:table-cell>
          <table:table-cell table:style-name="ce34" table:formula="of:=[.C135]-g*delta_t" office:value-type="float" office:value="-7.88789415821429" calcext:value-type="float">
            <text:p>-7.88789415821429</text:p>
          </table:table-cell>
          <table:table-cell table:style-name="ce34" table:formula="of:=SQRT([.B136]*[.B136]+[.C136]*[.C136])" office:value-type="float" office:value="9.33303646930934" calcext:value-type="float">
            <text:p>9.33303646930934</text:p>
          </table:table-cell>
          <table:table-cell table:style-name="ce34" table:formula="of:=IF([.F135]&gt;0;[.E135]+0.5*([.B135]+[.B136])*delta_t;[.E135])" office:value-type="float" office:value="3.39228654344674" calcext:value-type="float">
            <text:p>3.39228654344674</text:p>
          </table:table-cell>
          <table:table-cell table:formula="of:=IF([.F135]&gt;0;[.F135]+0.5*([.C135]+[.C136])*delta_t;[.F135])" office:value-type="float" office:value="-0.0316619451101111" calcext:value-type="float">
            <text:p>-0.0316619451101111</text:p>
          </table:table-cell>
          <table:table-cell/>
          <table:table-cell table:style-name="ce34" table:formula="of:=[.H135]-drag*[.H135]*[.J135]*delta_t" office:value-type="float" office:value="0.305161200511324" calcext:value-type="float">
            <text:p>0.305161200511324</text:p>
          </table:table-cell>
          <table:table-cell table:style-name="ce34" table:formula="of:=[.I135]-g*delta_t-drag*[.I135]*[.J135]*delta_t" office:value-type="float" office:value="-3.43058558639033" calcext:value-type="float">
            <text:p>-3.43058558639033</text:p>
          </table:table-cell>
          <table:table-cell table:style-name="ce34" table:formula="of:=SQRT([.H136]^2+[.I136]^2)" office:value-type="float" office:value="3.44413135984193" calcext:value-type="float">
            <text:p>3.44413135984193</text:p>
          </table:table-cell>
          <table:table-cell table:style-name="ce34" table:formula="of:=IF([.L135]&gt;0; [.K135]+0.5*([.H135]+[.H136])*delta_t ;[.K135])" office:value-type="float" office:value="1.37725480308303" calcext:value-type="float">
            <text:p>1.37725480308303</text:p>
          </table:table-cell>
          <table:table-cell table:style-name="ce34" table:formula="of:=IF([.L135]&gt;0; [.L135]+0.5*([.I135]+[.I136])*delta_t ;[.L135])" office:value-type="float" office:value="-0.0168722628130269" calcext:value-type="float">
            <text:p>-0.0168722628130269</text:p>
          </table:table-cell>
          <table:table-cell/>
          <table:table-cell table:formula="of:= IF([.O135] &gt; 0;  (v*COS(theta*PI()/180)/drag)*(1 - EXP(-drag*[.A136])); [.N135])" office:value-type="float" office:value="2.49871968160664" calcext:value-type="float">
            <text:p>2.49871968160664</text:p>
          </table:table-cell>
          <table:table-cell table:formula="of:= IF([.O135]&gt;0;  height + (   (g/(drag^2)) +  ( v*SIN(theta*PI()/180)) / drag     )   *   ( 1 - EXP(-drag*[.A136])    )     -   (   (g*[.A136]) / drag   );[.O135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36]+delta_t" office:value-type="float" office:value="1.12" calcext:value-type="float">
            <text:p>1.12</text:p>
          </table:table-cell>
          <table:table-cell table:style-name="ce34" table:formula="of:=+[.B136]" office:value-type="float" office:value="4.98865668153933" calcext:value-type="float">
            <text:p>4.98865668153933</text:p>
          </table:table-cell>
          <table:table-cell table:style-name="ce34" table:formula="of:=[.C136]-g*delta_t" office:value-type="float" office:value="-7.98596065821429" calcext:value-type="float">
            <text:p>-7.98596065821429</text:p>
          </table:table-cell>
          <table:table-cell table:style-name="ce34" table:formula="of:=SQRT([.B137]*[.B137]+[.C137]*[.C137])" office:value-type="float" office:value="9.41606409923029" calcext:value-type="float">
            <text:p>9.41606409923029</text:p>
          </table:table-cell>
          <table:table-cell table:style-name="ce34" table:formula="of:=IF([.F136]&gt;0;[.E136]+0.5*([.B136]+[.B137])*delta_t;[.E136])" office:value-type="float" office:value="3.39228654344674" calcext:value-type="float">
            <text:p>3.39228654344674</text:p>
          </table:table-cell>
          <table:table-cell table:formula="of:=IF([.F136]&gt;0;[.F136]+0.5*([.C136]+[.C137])*delta_t;[.F136])" office:value-type="float" office:value="-0.0316619451101111" calcext:value-type="float">
            <text:p>-0.0316619451101111</text:p>
          </table:table-cell>
          <table:table-cell/>
          <table:table-cell table:style-name="ce34" table:formula="of:=[.H136]-drag*[.H136]*[.J136]*delta_t" office:value-type="float" office:value="0.296753078427419" calcext:value-type="float">
            <text:p>0.296753078427419</text:p>
          </table:table-cell>
          <table:table-cell table:style-name="ce34" table:formula="of:=[.I136]-g*delta_t-drag*[.I136]*[.J136]*delta_t" office:value-type="float" office:value="-3.43412898718466" calcext:value-type="float">
            <text:p>-3.43412898718466</text:p>
          </table:table-cell>
          <table:table-cell table:style-name="ce34" table:formula="of:=SQRT([.H137]^2+[.I137]^2)" office:value-type="float" office:value="3.44692678921066" calcext:value-type="float">
            <text:p>3.44692678921066</text:p>
          </table:table-cell>
          <table:table-cell table:style-name="ce34" table:formula="of:=IF([.L136]&gt;0; [.K136]+0.5*([.H136]+[.H137])*delta_t ;[.K136])" office:value-type="float" office:value="1.37725480308303" calcext:value-type="float">
            <text:p>1.37725480308303</text:p>
          </table:table-cell>
          <table:table-cell table:style-name="ce34" table:formula="of:=IF([.L136]&gt;0; [.L136]+0.5*([.I136]+[.I137])*delta_t ;[.L136])" office:value-type="float" office:value="-0.0168722628130269" calcext:value-type="float">
            <text:p>-0.0168722628130269</text:p>
          </table:table-cell>
          <table:table-cell/>
          <table:table-cell table:formula="of:= IF([.O136] &gt; 0;  (v*COS(theta*PI()/180)/drag)*(1 - EXP(-drag*[.A137])); [.N136])" office:value-type="float" office:value="2.49871968160664" calcext:value-type="float">
            <text:p>2.49871968160664</text:p>
          </table:table-cell>
          <table:table-cell table:formula="of:= IF([.O136]&gt;0;  height + (   (g/(drag^2)) +  ( v*SIN(theta*PI()/180)) / drag     )   *   ( 1 - EXP(-drag*[.A137])    )     -   (   (g*[.A137]) / drag   );[.O136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37]+delta_t" office:value-type="float" office:value="1.13" calcext:value-type="float">
            <text:p>1.13</text:p>
          </table:table-cell>
          <table:table-cell table:style-name="ce34" table:formula="of:=+[.B137]" office:value-type="float" office:value="4.98865668153933" calcext:value-type="float">
            <text:p>4.98865668153933</text:p>
          </table:table-cell>
          <table:table-cell table:style-name="ce34" table:formula="of:=[.C137]-g*delta_t" office:value-type="float" office:value="-8.08402715821429" calcext:value-type="float">
            <text:p>-8.08402715821429</text:p>
          </table:table-cell>
          <table:table-cell table:style-name="ce34" table:formula="of:=SQRT([.B138]*[.B138]+[.C138]*[.C138])" office:value-type="float" office:value="9.49937843129819" calcext:value-type="float">
            <text:p>9.49937843129819</text:p>
          </table:table-cell>
          <table:table-cell table:style-name="ce34" table:formula="of:=IF([.F137]&gt;0;[.E137]+0.5*([.B137]+[.B138])*delta_t;[.E137])" office:value-type="float" office:value="3.39228654344674" calcext:value-type="float">
            <text:p>3.39228654344674</text:p>
          </table:table-cell>
          <table:table-cell table:formula="of:=IF([.F137]&gt;0;[.F137]+0.5*([.C137]+[.C138])*delta_t;[.F137])" office:value-type="float" office:value="-0.0316619451101111" calcext:value-type="float">
            <text:p>-0.0316619451101111</text:p>
          </table:table-cell>
          <table:table-cell/>
          <table:table-cell table:style-name="ce34" table:formula="of:=[.H137]-drag*[.H137]*[.J137]*delta_t" office:value-type="float" office:value="0.288569989340922" calcext:value-type="float">
            <text:p>0.288569989340922</text:p>
          </table:table-cell>
          <table:table-cell table:style-name="ce34" table:formula="of:=[.I137]-g*delta_t-drag*[.I137]*[.J137]*delta_t" office:value-type="float" office:value="-3.43749795755641" calcext:value-type="float">
            <text:p>-3.43749795755641</text:p>
          </table:table-cell>
          <table:table-cell table:style-name="ce34" table:formula="of:=SQRT([.H138]^2+[.I138]^2)" office:value-type="float" office:value="3.44958908378269" calcext:value-type="float">
            <text:p>3.44958908378269</text:p>
          </table:table-cell>
          <table:table-cell table:style-name="ce34" table:formula="of:=IF([.L137]&gt;0; [.K137]+0.5*([.H137]+[.H138])*delta_t ;[.K137])" office:value-type="float" office:value="1.37725480308303" calcext:value-type="float">
            <text:p>1.37725480308303</text:p>
          </table:table-cell>
          <table:table-cell table:style-name="ce34" table:formula="of:=IF([.L137]&gt;0; [.L137]+0.5*([.I137]+[.I138])*delta_t ;[.L137])" office:value-type="float" office:value="-0.0168722628130269" calcext:value-type="float">
            <text:p>-0.0168722628130269</text:p>
          </table:table-cell>
          <table:table-cell/>
          <table:table-cell table:formula="of:= IF([.O137] &gt; 0;  (v*COS(theta*PI()/180)/drag)*(1 - EXP(-drag*[.A138])); [.N137])" office:value-type="float" office:value="2.49871968160664" calcext:value-type="float">
            <text:p>2.49871968160664</text:p>
          </table:table-cell>
          <table:table-cell table:formula="of:= IF([.O137]&gt;0;  height + (   (g/(drag^2)) +  ( v*SIN(theta*PI()/180)) / drag     )   *   ( 1 - EXP(-drag*[.A138])    )     -   (   (g*[.A138]) / drag   );[.O137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38]+delta_t" office:value-type="float" office:value="1.14" calcext:value-type="float">
            <text:p>1.14</text:p>
          </table:table-cell>
          <table:table-cell table:style-name="ce34" table:formula="of:=+[.B138]" office:value-type="float" office:value="4.98865668153933" calcext:value-type="float">
            <text:p>4.98865668153933</text:p>
          </table:table-cell>
          <table:table-cell table:style-name="ce34" table:formula="of:=[.C138]-g*delta_t" office:value-type="float" office:value="-8.18209365821429" calcext:value-type="float">
            <text:p>-8.18209365821429</text:p>
          </table:table-cell>
          <table:table-cell table:style-name="ce34" table:formula="of:=SQRT([.B139]*[.B139]+[.C139]*[.C139])" office:value-type="float" office:value="9.58297198775294" calcext:value-type="float">
            <text:p>9.58297198775294</text:p>
          </table:table-cell>
          <table:table-cell table:style-name="ce34" table:formula="of:=IF([.F138]&gt;0;[.E138]+0.5*([.B138]+[.B139])*delta_t;[.E138])" office:value-type="float" office:value="3.39228654344674" calcext:value-type="float">
            <text:p>3.39228654344674</text:p>
          </table:table-cell>
          <table:table-cell table:formula="of:=IF([.F138]&gt;0;[.F138]+0.5*([.C138]+[.C139])*delta_t;[.F138])" office:value-type="float" office:value="-0.0316619451101111" calcext:value-type="float">
            <text:p>-0.0316619451101111</text:p>
          </table:table-cell>
          <table:table-cell/>
          <table:table-cell table:style-name="ce34" table:formula="of:=[.H138]-drag*[.H138]*[.J138]*delta_t" office:value-type="float" office:value="0.28060640625982" calcext:value-type="float">
            <text:p>0.28060640625982</text:p>
          </table:table-cell>
          <table:table-cell table:style-name="ce34" table:formula="of:=[.I138]-g*delta_t-drag*[.I138]*[.J138]*delta_t" office:value-type="float" office:value="-3.44070081411711" calcext:value-type="float">
            <text:p>-3.44070081411711</text:p>
          </table:table-cell>
          <table:table-cell table:style-name="ce34" table:formula="of:=SQRT([.H139]^2+[.I139]^2)" office:value-type="float" office:value="3.45212428042506" calcext:value-type="float">
            <text:p>3.45212428042506</text:p>
          </table:table-cell>
          <table:table-cell table:style-name="ce34" table:formula="of:=IF([.L138]&gt;0; [.K138]+0.5*([.H138]+[.H139])*delta_t ;[.K138])" office:value-type="float" office:value="1.37725480308303" calcext:value-type="float">
            <text:p>1.37725480308303</text:p>
          </table:table-cell>
          <table:table-cell table:style-name="ce34" table:formula="of:=IF([.L138]&gt;0; [.L138]+0.5*([.I138]+[.I139])*delta_t ;[.L138])" office:value-type="float" office:value="-0.0168722628130269" calcext:value-type="float">
            <text:p>-0.0168722628130269</text:p>
          </table:table-cell>
          <table:table-cell/>
          <table:table-cell table:formula="of:= IF([.O138] &gt; 0;  (v*COS(theta*PI()/180)/drag)*(1 - EXP(-drag*[.A139])); [.N138])" office:value-type="float" office:value="2.49871968160664" calcext:value-type="float">
            <text:p>2.49871968160664</text:p>
          </table:table-cell>
          <table:table-cell table:formula="of:= IF([.O138]&gt;0;  height + (   (g/(drag^2)) +  ( v*SIN(theta*PI()/180)) / drag     )   *   ( 1 - EXP(-drag*[.A139])    )     -   (   (g*[.A139]) / drag   );[.O138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39]+delta_t" office:value-type="float" office:value="1.15" calcext:value-type="float">
            <text:p>1.15</text:p>
          </table:table-cell>
          <table:table-cell table:style-name="ce34" table:formula="of:=+[.B139]" office:value-type="float" office:value="4.98865668153933" calcext:value-type="float">
            <text:p>4.98865668153933</text:p>
          </table:table-cell>
          <table:table-cell table:style-name="ce34" table:formula="of:=[.C139]-g*delta_t" office:value-type="float" office:value="-8.28016015821429" calcext:value-type="float">
            <text:p>-8.28016015821429</text:p>
          </table:table-cell>
          <table:table-cell table:style-name="ce34" table:formula="of:=SQRT([.B140]*[.B140]+[.C140]*[.C140])" office:value-type="float" office:value="9.66683752485508" calcext:value-type="float">
            <text:p>9.66683752485508</text:p>
          </table:table-cell>
          <table:table-cell table:style-name="ce34" table:formula="of:=IF([.F139]&gt;0;[.E139]+0.5*([.B139]+[.B140])*delta_t;[.E139])" office:value-type="float" office:value="3.39228654344674" calcext:value-type="float">
            <text:p>3.39228654344674</text:p>
          </table:table-cell>
          <table:table-cell table:formula="of:=IF([.F139]&gt;0;[.F139]+0.5*([.C139]+[.C140])*delta_t;[.F139])" office:value-type="float" office:value="-0.0316619451101111" calcext:value-type="float">
            <text:p>-0.0316619451101111</text:p>
          </table:table-cell>
          <table:table-cell/>
          <table:table-cell table:style-name="ce34" table:formula="of:=[.H139]-drag*[.H139]*[.J139]*delta_t" office:value-type="float" office:value="0.272856900753481" calcext:value-type="float">
            <text:p>0.272856900753481</text:p>
          </table:table-cell>
          <table:table-cell table:style-name="ce34" table:formula="of:=[.I139]-g*delta_t-drag*[.I139]*[.J139]*delta_t" office:value-type="float" office:value="-3.44374549954038" calcext:value-type="float">
            <text:p>-3.44374549954038</text:p>
          </table:table-cell>
          <table:table-cell table:style-name="ce34" table:formula="of:=SQRT([.H140]^2+[.I140]^2)" office:value-type="float" office:value="3.45453816796014" calcext:value-type="float">
            <text:p>3.45453816796014</text:p>
          </table:table-cell>
          <table:table-cell table:style-name="ce34" table:formula="of:=IF([.L139]&gt;0; [.K139]+0.5*([.H139]+[.H140])*delta_t ;[.K139])" office:value-type="float" office:value="1.37725480308303" calcext:value-type="float">
            <text:p>1.37725480308303</text:p>
          </table:table-cell>
          <table:table-cell table:style-name="ce34" table:formula="of:=IF([.L139]&gt;0; [.L139]+0.5*([.I139]+[.I140])*delta_t ;[.L139])" office:value-type="float" office:value="-0.0168722628130269" calcext:value-type="float">
            <text:p>-0.0168722628130269</text:p>
          </table:table-cell>
          <table:table-cell/>
          <table:table-cell table:formula="of:= IF([.O139] &gt; 0;  (v*COS(theta*PI()/180)/drag)*(1 - EXP(-drag*[.A140])); [.N139])" office:value-type="float" office:value="2.49871968160664" calcext:value-type="float">
            <text:p>2.49871968160664</text:p>
          </table:table-cell>
          <table:table-cell table:formula="of:= IF([.O139]&gt;0;  height + (   (g/(drag^2)) +  ( v*SIN(theta*PI()/180)) / drag     )   *   ( 1 - EXP(-drag*[.A140])    )     -   (   (g*[.A140]) / drag   );[.O139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40]+delta_t" office:value-type="float" office:value="1.16" calcext:value-type="float">
            <text:p>1.16</text:p>
          </table:table-cell>
          <table:table-cell table:style-name="ce34" table:formula="of:=+[.B140]" office:value-type="float" office:value="4.98865668153933" calcext:value-type="float">
            <text:p>4.98865668153933</text:p>
          </table:table-cell>
          <table:table-cell table:style-name="ce34" table:formula="of:=[.C140]-g*delta_t" office:value-type="float" office:value="-8.37822665821429" calcext:value-type="float">
            <text:p>-8.37822665821429</text:p>
          </table:table-cell>
          <table:table-cell table:style-name="ce34" table:formula="of:=SQRT([.B141]*[.B141]+[.C141]*[.C141])" office:value-type="float" office:value="9.75096802490294" calcext:value-type="float">
            <text:p>9.75096802490294</text:p>
          </table:table-cell>
          <table:table-cell table:style-name="ce34" table:formula="of:=IF([.F140]&gt;0;[.E140]+0.5*([.B140]+[.B141])*delta_t;[.E140])" office:value-type="float" office:value="3.39228654344674" calcext:value-type="float">
            <text:p>3.39228654344674</text:p>
          </table:table-cell>
          <table:table-cell table:formula="of:=IF([.F140]&gt;0;[.F140]+0.5*([.C140]+[.C141])*delta_t;[.F140])" office:value-type="float" office:value="-0.0316619451101111" calcext:value-type="float">
            <text:p>-0.0316619451101111</text:p>
          </table:table-cell>
          <table:table-cell/>
          <table:table-cell table:style-name="ce34" table:formula="of:=[.H140]-drag*[.H140]*[.J140]*delta_t" office:value-type="float" office:value="0.265316144129127" calcext:value-type="float">
            <text:p>0.265316144129127</text:p>
          </table:table-cell>
          <table:table-cell table:style-name="ce34" table:formula="of:=[.I140]-g*delta_t-drag*[.I140]*[.J140]*delta_t" office:value-type="float" office:value="-3.44663959738915" calcext:value-type="float">
            <text:p>-3.44663959738915</text:p>
          </table:table-cell>
          <table:table-cell table:style-name="ce34" table:formula="of:=SQRT([.H141]^2+[.I141]^2)" office:value-type="float" office:value="3.45683629502851" calcext:value-type="float">
            <text:p>3.45683629502851</text:p>
          </table:table-cell>
          <table:table-cell table:style-name="ce34" table:formula="of:=IF([.L140]&gt;0; [.K140]+0.5*([.H140]+[.H141])*delta_t ;[.K140])" office:value-type="float" office:value="1.37725480308303" calcext:value-type="float">
            <text:p>1.37725480308303</text:p>
          </table:table-cell>
          <table:table-cell table:style-name="ce34" table:formula="of:=IF([.L140]&gt;0; [.L140]+0.5*([.I140]+[.I141])*delta_t ;[.L140])" office:value-type="float" office:value="-0.0168722628130269" calcext:value-type="float">
            <text:p>-0.0168722628130269</text:p>
          </table:table-cell>
          <table:table-cell/>
          <table:table-cell table:formula="of:= IF([.O140] &gt; 0;  (v*COS(theta*PI()/180)/drag)*(1 - EXP(-drag*[.A141])); [.N140])" office:value-type="float" office:value="2.49871968160664" calcext:value-type="float">
            <text:p>2.49871968160664</text:p>
          </table:table-cell>
          <table:table-cell table:formula="of:= IF([.O140]&gt;0;  height + (   (g/(drag^2)) +  ( v*SIN(theta*PI()/180)) / drag     )   *   ( 1 - EXP(-drag*[.A141])    )     -   (   (g*[.A141]) / drag   );[.O140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41]+delta_t" office:value-type="float" office:value="1.17" calcext:value-type="float">
            <text:p>1.17</text:p>
          </table:table-cell>
          <table:table-cell table:style-name="ce34" table:formula="of:=+[.B141]" office:value-type="float" office:value="4.98865668153933" calcext:value-type="float">
            <text:p>4.98865668153933</text:p>
          </table:table-cell>
          <table:table-cell table:style-name="ce34" table:formula="of:=[.C141]-g*delta_t" office:value-type="float" office:value="-8.47629315821429" calcext:value-type="float">
            <text:p>-8.47629315821429</text:p>
          </table:table-cell>
          <table:table-cell table:style-name="ce34" table:formula="of:=SQRT([.B142]*[.B142]+[.C142]*[.C142])" office:value-type="float" office:value="9.83535668851198" calcext:value-type="float">
            <text:p>9.83535668851198</text:p>
          </table:table-cell>
          <table:table-cell table:style-name="ce34" table:formula="of:=IF([.F141]&gt;0;[.E141]+0.5*([.B141]+[.B142])*delta_t;[.E141])" office:value-type="float" office:value="3.39228654344674" calcext:value-type="float">
            <text:p>3.39228654344674</text:p>
          </table:table-cell>
          <table:table-cell table:formula="of:=IF([.F141]&gt;0;[.F141]+0.5*([.C141]+[.C142])*delta_t;[.F141])" office:value-type="float" office:value="-0.0316619451101111" calcext:value-type="float">
            <text:p>-0.0316619451101111</text:p>
          </table:table-cell>
          <table:table-cell/>
          <table:table-cell table:style-name="ce34" table:formula="of:=[.H141]-drag*[.H141]*[.J141]*delta_t" office:value-type="float" office:value="0.257978908315667" calcext:value-type="float">
            <text:p>0.257978908315667</text:p>
          </table:table-cell>
          <table:table-cell table:style-name="ce34" table:formula="of:=[.I141]-g*delta_t-drag*[.I141]*[.J141]*delta_t" office:value-type="float" office:value="-3.44939034654005" calcext:value-type="float">
            <text:p>-3.44939034654005</text:p>
          </table:table-cell>
          <table:table-cell table:style-name="ce34" table:formula="of:=SQRT([.H142]^2+[.I142]^2)" office:value-type="float" office:value="3.45902397793647" calcext:value-type="float">
            <text:p>3.45902397793647</text:p>
          </table:table-cell>
          <table:table-cell table:style-name="ce34" table:formula="of:=IF([.L141]&gt;0; [.K141]+0.5*([.H141]+[.H142])*delta_t ;[.K141])" office:value-type="float" office:value="1.37725480308303" calcext:value-type="float">
            <text:p>1.37725480308303</text:p>
          </table:table-cell>
          <table:table-cell table:style-name="ce34" table:formula="of:=IF([.L141]&gt;0; [.L141]+0.5*([.I141]+[.I142])*delta_t ;[.L141])" office:value-type="float" office:value="-0.0168722628130269" calcext:value-type="float">
            <text:p>-0.0168722628130269</text:p>
          </table:table-cell>
          <table:table-cell/>
          <table:table-cell table:formula="of:= IF([.O141] &gt; 0;  (v*COS(theta*PI()/180)/drag)*(1 - EXP(-drag*[.A142])); [.N141])" office:value-type="float" office:value="2.49871968160664" calcext:value-type="float">
            <text:p>2.49871968160664</text:p>
          </table:table-cell>
          <table:table-cell table:formula="of:= IF([.O141]&gt;0;  height + (   (g/(drag^2)) +  ( v*SIN(theta*PI()/180)) / drag     )   *   ( 1 - EXP(-drag*[.A142])    )     -   (   (g*[.A142]) / drag   );[.O141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42]+delta_t" office:value-type="float" office:value="1.18" calcext:value-type="float">
            <text:p>1.18</text:p>
          </table:table-cell>
          <table:table-cell table:style-name="ce34" table:formula="of:=+[.B142]" office:value-type="float" office:value="4.98865668153933" calcext:value-type="float">
            <text:p>4.98865668153933</text:p>
          </table:table-cell>
          <table:table-cell table:style-name="ce34" table:formula="of:=[.C142]-g*delta_t" office:value-type="float" office:value="-8.57435965821429" calcext:value-type="float">
            <text:p>-8.57435965821429</text:p>
          </table:table-cell>
          <table:table-cell table:style-name="ce34" table:formula="of:=SQRT([.B143]*[.B143]+[.C143]*[.C143])" office:value-type="float" office:value="9.91999692715072" calcext:value-type="float">
            <text:p>9.91999692715072</text:p>
          </table:table-cell>
          <table:table-cell table:style-name="ce34" table:formula="of:=IF([.F142]&gt;0;[.E142]+0.5*([.B142]+[.B143])*delta_t;[.E142])" office:value-type="float" office:value="3.39228654344674" calcext:value-type="float">
            <text:p>3.39228654344674</text:p>
          </table:table-cell>
          <table:table-cell table:formula="of:=IF([.F142]&gt;0;[.F142]+0.5*([.C142]+[.C143])*delta_t;[.F142])" office:value-type="float" office:value="-0.0316619451101111" calcext:value-type="float">
            <text:p>-0.0316619451101111</text:p>
          </table:table-cell>
          <table:table-cell/>
          <table:table-cell table:style-name="ce34" table:formula="of:=[.H142]-drag*[.H142]*[.J142]*delta_t" office:value-type="float" office:value="0.250840066478341" calcext:value-type="float">
            <text:p>0.250840066478341</text:p>
          </table:table-cell>
          <table:table-cell table:style-name="ce34" table:formula="of:=[.I142]-g*delta_t-drag*[.I142]*[.J142]*delta_t" office:value-type="float" office:value="-3.4520046551965" calcext:value-type="float">
            <text:p>-3.4520046551965</text:p>
          </table:table-cell>
          <table:table-cell table:style-name="ce34" table:formula="of:=SQRT([.H143]^2+[.I143]^2)" office:value-type="float" office:value="3.4611063084582" calcext:value-type="float">
            <text:p>3.4611063084582</text:p>
          </table:table-cell>
          <table:table-cell table:style-name="ce34" table:formula="of:=IF([.L142]&gt;0; [.K142]+0.5*([.H142]+[.H143])*delta_t ;[.K142])" office:value-type="float" office:value="1.37725480308303" calcext:value-type="float">
            <text:p>1.37725480308303</text:p>
          </table:table-cell>
          <table:table-cell table:style-name="ce34" table:formula="of:=IF([.L142]&gt;0; [.L142]+0.5*([.I142]+[.I143])*delta_t ;[.L142])" office:value-type="float" office:value="-0.0168722628130269" calcext:value-type="float">
            <text:p>-0.0168722628130269</text:p>
          </table:table-cell>
          <table:table-cell/>
          <table:table-cell table:formula="of:= IF([.O142] &gt; 0;  (v*COS(theta*PI()/180)/drag)*(1 - EXP(-drag*[.A143])); [.N142])" office:value-type="float" office:value="2.49871968160664" calcext:value-type="float">
            <text:p>2.49871968160664</text:p>
          </table:table-cell>
          <table:table-cell table:formula="of:= IF([.O142]&gt;0;  height + (   (g/(drag^2)) +  ( v*SIN(theta*PI()/180)) / drag     )   *   ( 1 - EXP(-drag*[.A143])    )     -   (   (g*[.A143]) / drag   );[.O142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43]+delta_t" office:value-type="float" office:value="1.19" calcext:value-type="float">
            <text:p>1.19</text:p>
          </table:table-cell>
          <table:table-cell table:style-name="ce34" table:formula="of:=+[.B143]" office:value-type="float" office:value="4.98865668153933" calcext:value-type="float">
            <text:p>4.98865668153933</text:p>
          </table:table-cell>
          <table:table-cell table:style-name="ce34" table:formula="of:=[.C143]-g*delta_t" office:value-type="float" office:value="-8.67242615821429" calcext:value-type="float">
            <text:p>-8.67242615821429</text:p>
          </table:table-cell>
          <table:table-cell table:style-name="ce34" table:formula="of:=SQRT([.B144]*[.B144]+[.C144]*[.C144])" office:value-type="float" office:value="10.0048823559274" calcext:value-type="float">
            <text:p>10.0048823559274</text:p>
          </table:table-cell>
          <table:table-cell table:style-name="ce34" table:formula="of:=IF([.F143]&gt;0;[.E143]+0.5*([.B143]+[.B144])*delta_t;[.E143])" office:value-type="float" office:value="3.39228654344674" calcext:value-type="float">
            <text:p>3.39228654344674</text:p>
          </table:table-cell>
          <table:table-cell table:formula="of:=IF([.F143]&gt;0;[.F143]+0.5*([.C143]+[.C144])*delta_t;[.F143])" office:value-type="float" office:value="-0.0316619451101111" calcext:value-type="float">
            <text:p>-0.0316619451101111</text:p>
          </table:table-cell>
          <table:table-cell/>
          <table:table-cell table:style-name="ce34" table:formula="of:=[.H143]-drag*[.H143]*[.J143]*delta_t" office:value-type="float" office:value="0.243894593386323" calcext:value-type="float">
            <text:p>0.243894593386323</text:p>
          </table:table-cell>
          <table:table-cell table:style-name="ce34" table:formula="of:=[.I143]-g*delta_t-drag*[.I143]*[.J143]*delta_t" office:value-type="float" office:value="-3.45448911448508" calcext:value-type="float">
            <text:p>-3.45448911448508</text:p>
          </table:table-cell>
          <table:table-cell table:style-name="ce34" table:formula="of:=SQRT([.H144]^2+[.I144]^2)" office:value-type="float" office:value="3.46308816156605" calcext:value-type="float">
            <text:p>3.46308816156605</text:p>
          </table:table-cell>
          <table:table-cell table:style-name="ce34" table:formula="of:=IF([.L143]&gt;0; [.K143]+0.5*([.H143]+[.H144])*delta_t ;[.K143])" office:value-type="float" office:value="1.37725480308303" calcext:value-type="float">
            <text:p>1.37725480308303</text:p>
          </table:table-cell>
          <table:table-cell table:style-name="ce34" table:formula="of:=IF([.L143]&gt;0; [.L143]+0.5*([.I143]+[.I144])*delta_t ;[.L143])" office:value-type="float" office:value="-0.0168722628130269" calcext:value-type="float">
            <text:p>-0.0168722628130269</text:p>
          </table:table-cell>
          <table:table-cell/>
          <table:table-cell table:formula="of:= IF([.O143] &gt; 0;  (v*COS(theta*PI()/180)/drag)*(1 - EXP(-drag*[.A144])); [.N143])" office:value-type="float" office:value="2.49871968160664" calcext:value-type="float">
            <text:p>2.49871968160664</text:p>
          </table:table-cell>
          <table:table-cell table:formula="of:= IF([.O143]&gt;0;  height + (   (g/(drag^2)) +  ( v*SIN(theta*PI()/180)) / drag     )   *   ( 1 - EXP(-drag*[.A144])    )     -   (   (g*[.A144]) / drag   );[.O143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44]+delta_t" office:value-type="float" office:value="1.2" calcext:value-type="float">
            <text:p>1.2</text:p>
          </table:table-cell>
          <table:table-cell table:style-name="ce34" table:formula="of:=+[.B144]" office:value-type="float" office:value="4.98865668153933" calcext:value-type="float">
            <text:p>4.98865668153933</text:p>
          </table:table-cell>
          <table:table-cell table:style-name="ce34" table:formula="of:=[.C144]-g*delta_t" office:value-type="float" office:value="-8.77049265821429" calcext:value-type="float">
            <text:p>-8.77049265821429</text:p>
          </table:table-cell>
          <table:table-cell table:style-name="ce34" table:formula="of:=SQRT([.B145]*[.B145]+[.C145]*[.C145])" office:value-type="float" office:value="10.090006786621" calcext:value-type="float">
            <text:p>10.090006786621</text:p>
          </table:table-cell>
          <table:table-cell table:style-name="ce34" table:formula="of:=IF([.F144]&gt;0;[.E144]+0.5*([.B144]+[.B145])*delta_t;[.E144])" office:value-type="float" office:value="3.39228654344674" calcext:value-type="float">
            <text:p>3.39228654344674</text:p>
          </table:table-cell>
          <table:table-cell table:formula="of:=IF([.F144]&gt;0;[.F144]+0.5*([.C144]+[.C145])*delta_t;[.F144])" office:value-type="float" office:value="-0.0316619451101111" calcext:value-type="float">
            <text:p>-0.0316619451101111</text:p>
          </table:table-cell>
          <table:table-cell/>
          <table:table-cell table:style-name="ce34" table:formula="of:=[.H144]-drag*[.H144]*[.J144]*delta_t" office:value-type="float" office:value="0.237137565554113" calcext:value-type="float">
            <text:p>0.237137565554113</text:p>
          </table:table-cell>
          <table:table-cell table:style-name="ce34" table:formula="of:=[.I144]-g*delta_t-drag*[.I144]*[.J144]*delta_t" office:value-type="float" office:value="-3.45685001163202" calcext:value-type="float">
            <text:p>-3.45685001163202</text:p>
          </table:table-cell>
          <table:table-cell table:style-name="ce34" table:formula="of:=SQRT([.H145]^2+[.I145]^2)" office:value-type="float" office:value="3.46497420306663" calcext:value-type="float">
            <text:p>3.46497420306663</text:p>
          </table:table-cell>
          <table:table-cell table:style-name="ce34" table:formula="of:=IF([.L144]&gt;0; [.K144]+0.5*([.H144]+[.H145])*delta_t ;[.K144])" office:value-type="float" office:value="1.37725480308303" calcext:value-type="float">
            <text:p>1.37725480308303</text:p>
          </table:table-cell>
          <table:table-cell table:style-name="ce34" table:formula="of:=IF([.L144]&gt;0; [.L144]+0.5*([.I144]+[.I145])*delta_t ;[.L144])" office:value-type="float" office:value="-0.0168722628130269" calcext:value-type="float">
            <text:p>-0.0168722628130269</text:p>
          </table:table-cell>
          <table:table-cell/>
          <table:table-cell table:formula="of:= IF([.O144] &gt; 0;  (v*COS(theta*PI()/180)/drag)*(1 - EXP(-drag*[.A145])); [.N144])" office:value-type="float" office:value="2.49871968160664" calcext:value-type="float">
            <text:p>2.49871968160664</text:p>
          </table:table-cell>
          <table:table-cell table:formula="of:= IF([.O144]&gt;0;  height + (   (g/(drag^2)) +  ( v*SIN(theta*PI()/180)) / drag     )   *   ( 1 - EXP(-drag*[.A145])    )     -   (   (g*[.A145]) / drag   );[.O144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45]+delta_t" office:value-type="float" office:value="1.21" calcext:value-type="float">
            <text:p>1.21</text:p>
          </table:table-cell>
          <table:table-cell table:style-name="ce34" table:formula="of:=+[.B145]" office:value-type="float" office:value="4.98865668153933" calcext:value-type="float">
            <text:p>4.98865668153933</text:p>
          </table:table-cell>
          <table:table-cell table:style-name="ce34" table:formula="of:=[.C145]-g*delta_t" office:value-type="float" office:value="-8.86855915821429" calcext:value-type="float">
            <text:p>-8.86855915821429</text:p>
          </table:table-cell>
          <table:table-cell table:style-name="ce34" table:formula="of:=SQRT([.B146]*[.B146]+[.C146]*[.C146])" office:value-type="float" office:value="10.1753642209512" calcext:value-type="float">
            <text:p>10.1753642209512</text:p>
          </table:table-cell>
          <table:table-cell table:style-name="ce34" table:formula="of:=IF([.F145]&gt;0;[.E145]+0.5*([.B145]+[.B146])*delta_t;[.E145])" office:value-type="float" office:value="3.39228654344674" calcext:value-type="float">
            <text:p>3.39228654344674</text:p>
          </table:table-cell>
          <table:table-cell table:formula="of:=IF([.F145]&gt;0;[.F145]+0.5*([.C145]+[.C146])*delta_t;[.F145])" office:value-type="float" office:value="-0.0316619451101111" calcext:value-type="float">
            <text:p>-0.0316619451101111</text:p>
          </table:table-cell>
          <table:table-cell/>
          <table:table-cell table:style-name="ce34" table:formula="of:=[.H145]-drag*[.H145]*[.J145]*delta_t" office:value-type="float" office:value="0.230564161176329" calcext:value-type="float">
            <text:p>0.230564161176329</text:p>
          </table:table-cell>
          <table:table-cell table:style-name="ce34" table:formula="of:=[.I145]-g*delta_t-drag*[.I145]*[.J145]*delta_t" office:value-type="float" office:value="-3.45909334271861" calcext:value-type="float">
            <text:p>-3.45909334271861</text:p>
          </table:table-cell>
          <table:table-cell table:style-name="ce34" table:formula="of:=SQRT([.H146]^2+[.I146]^2)" office:value-type="float" office:value="3.46676889712296" calcext:value-type="float">
            <text:p>3.46676889712296</text:p>
          </table:table-cell>
          <table:table-cell table:style-name="ce34" table:formula="of:=IF([.L145]&gt;0; [.K145]+0.5*([.H145]+[.H146])*delta_t ;[.K145])" office:value-type="float" office:value="1.37725480308303" calcext:value-type="float">
            <text:p>1.37725480308303</text:p>
          </table:table-cell>
          <table:table-cell table:style-name="ce34" table:formula="of:=IF([.L145]&gt;0; [.L145]+0.5*([.I145]+[.I146])*delta_t ;[.L145])" office:value-type="float" office:value="-0.0168722628130269" calcext:value-type="float">
            <text:p>-0.0168722628130269</text:p>
          </table:table-cell>
          <table:table-cell/>
          <table:table-cell table:formula="of:= IF([.O145] &gt; 0;  (v*COS(theta*PI()/180)/drag)*(1 - EXP(-drag*[.A146])); [.N145])" office:value-type="float" office:value="2.49871968160664" calcext:value-type="float">
            <text:p>2.49871968160664</text:p>
          </table:table-cell>
          <table:table-cell table:formula="of:= IF([.O145]&gt;0;  height + (   (g/(drag^2)) +  ( v*SIN(theta*PI()/180)) / drag     )   *   ( 1 - EXP(-drag*[.A146])    )     -   (   (g*[.A146]) / drag   );[.O145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46]+delta_t" office:value-type="float" office:value="1.22" calcext:value-type="float">
            <text:p>1.22</text:p>
          </table:table-cell>
          <table:table-cell table:style-name="ce34" table:formula="of:=+[.B146]" office:value-type="float" office:value="4.98865668153933" calcext:value-type="float">
            <text:p>4.98865668153933</text:p>
          </table:table-cell>
          <table:table-cell table:style-name="ce34" table:formula="of:=[.C146]-g*delta_t" office:value-type="float" office:value="-8.96662565821429" calcext:value-type="float">
            <text:p>-8.96662565821429</text:p>
          </table:table-cell>
          <table:table-cell table:style-name="ce34" table:formula="of:=SQRT([.B147]*[.B147]+[.C147]*[.C147])" office:value-type="float" office:value="10.2609488440794" calcext:value-type="float">
            <text:p>10.2609488440794</text:p>
          </table:table-cell>
          <table:table-cell table:style-name="ce34" table:formula="of:=IF([.F146]&gt;0;[.E146]+0.5*([.B146]+[.B147])*delta_t;[.E146])" office:value-type="float" office:value="3.39228654344674" calcext:value-type="float">
            <text:p>3.39228654344674</text:p>
          </table:table-cell>
          <table:table-cell table:formula="of:=IF([.F146]&gt;0;[.F146]+0.5*([.C146]+[.C147])*delta_t;[.F146])" office:value-type="float" office:value="-0.0316619451101111" calcext:value-type="float">
            <text:p>-0.0316619451101111</text:p>
          </table:table-cell>
          <table:table-cell/>
          <table:table-cell table:style-name="ce34" table:formula="of:=[.H146]-drag*[.H146]*[.J146]*delta_t" office:value-type="float" office:value="0.22416965987427" calcext:value-type="float">
            <text:p>0.22416965987427</text:p>
          </table:table-cell>
          <table:table-cell table:style-name="ce34" table:formula="of:=[.I146]-g*delta_t-drag*[.I146]*[.J146]*delta_t" office:value-type="float" office:value="-3.46122482501636" calcext:value-type="float">
            <text:p>-3.46122482501636</text:p>
          </table:table-cell>
          <table:table-cell table:style-name="ce34" table:formula="of:=SQRT([.H147]^2+[.I147]^2)" office:value-type="float" office:value="3.46847651364654" calcext:value-type="float">
            <text:p>3.46847651364654</text:p>
          </table:table-cell>
          <table:table-cell table:style-name="ce34" table:formula="of:=IF([.L146]&gt;0; [.K146]+0.5*([.H146]+[.H147])*delta_t ;[.K146])" office:value-type="float" office:value="1.37725480308303" calcext:value-type="float">
            <text:p>1.37725480308303</text:p>
          </table:table-cell>
          <table:table-cell table:style-name="ce34" table:formula="of:=IF([.L146]&gt;0; [.L146]+0.5*([.I146]+[.I147])*delta_t ;[.L146])" office:value-type="float" office:value="-0.0168722628130269" calcext:value-type="float">
            <text:p>-0.0168722628130269</text:p>
          </table:table-cell>
          <table:table-cell/>
          <table:table-cell table:formula="of:= IF([.O146] &gt; 0;  (v*COS(theta*PI()/180)/drag)*(1 - EXP(-drag*[.A147])); [.N146])" office:value-type="float" office:value="2.49871968160664" calcext:value-type="float">
            <text:p>2.49871968160664</text:p>
          </table:table-cell>
          <table:table-cell table:formula="of:= IF([.O146]&gt;0;  height + (   (g/(drag^2)) +  ( v*SIN(theta*PI()/180)) / drag     )   *   ( 1 - EXP(-drag*[.A147])    )     -   (   (g*[.A147]) / drag   );[.O146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47]+delta_t" office:value-type="float" office:value="1.23" calcext:value-type="float">
            <text:p>1.23</text:p>
          </table:table-cell>
          <table:table-cell table:style-name="ce34" table:formula="of:=+[.B147]" office:value-type="float" office:value="4.98865668153933" calcext:value-type="float">
            <text:p>4.98865668153933</text:p>
          </table:table-cell>
          <table:table-cell table:style-name="ce34" table:formula="of:=[.C147]-g*delta_t" office:value-type="float" office:value="-9.06469215821429" calcext:value-type="float">
            <text:p>-9.06469215821429</text:p>
          </table:table-cell>
          <table:table-cell table:style-name="ce34" table:formula="of:=SQRT([.B148]*[.B148]+[.C148]*[.C148])" office:value-type="float" office:value="10.3467550183359" calcext:value-type="float">
            <text:p>10.3467550183359</text:p>
          </table:table-cell>
          <table:table-cell table:style-name="ce34" table:formula="of:=IF([.F147]&gt;0;[.E147]+0.5*([.B147]+[.B148])*delta_t;[.E147])" office:value-type="float" office:value="3.39228654344674" calcext:value-type="float">
            <text:p>3.39228654344674</text:p>
          </table:table-cell>
          <table:table-cell table:formula="of:=IF([.F147]&gt;0;[.F147]+0.5*([.C147]+[.C148])*delta_t;[.F147])" office:value-type="float" office:value="-0.0316619451101111" calcext:value-type="float">
            <text:p>-0.0316619451101111</text:p>
          </table:table-cell>
          <table:table-cell/>
          <table:table-cell table:style-name="ce34" table:formula="of:=[.H147]-drag*[.H147]*[.J147]*delta_t" office:value-type="float" office:value="0.217949442271502" calcext:value-type="float">
            <text:p>0.217949442271502</text:p>
          </table:table-cell>
          <table:table-cell table:style-name="ce34" table:formula="of:=[.I147]-g*delta_t-drag*[.I147]*[.J147]*delta_t" office:value-type="float" office:value="-3.4632499089042" calcext:value-type="float">
            <text:p>-3.4632499089042</text:p>
          </table:table-cell>
          <table:table-cell table:style-name="ce34" table:formula="of:=SQRT([.H148]^2+[.I148]^2)" office:value-type="float" office:value="3.4701011355451" calcext:value-type="float">
            <text:p>3.4701011355451</text:p>
          </table:table-cell>
          <table:table-cell table:style-name="ce34" table:formula="of:=IF([.L147]&gt;0; [.K147]+0.5*([.H147]+[.H148])*delta_t ;[.K147])" office:value-type="float" office:value="1.37725480308303" calcext:value-type="float">
            <text:p>1.37725480308303</text:p>
          </table:table-cell>
          <table:table-cell table:style-name="ce34" table:formula="of:=IF([.L147]&gt;0; [.L147]+0.5*([.I147]+[.I148])*delta_t ;[.L147])" office:value-type="float" office:value="-0.0168722628130269" calcext:value-type="float">
            <text:p>-0.0168722628130269</text:p>
          </table:table-cell>
          <table:table-cell/>
          <table:table-cell table:formula="of:= IF([.O147] &gt; 0;  (v*COS(theta*PI()/180)/drag)*(1 - EXP(-drag*[.A148])); [.N147])" office:value-type="float" office:value="2.49871968160664" calcext:value-type="float">
            <text:p>2.49871968160664</text:p>
          </table:table-cell>
          <table:table-cell table:formula="of:= IF([.O147]&gt;0;  height + (   (g/(drag^2)) +  ( v*SIN(theta*PI()/180)) / drag     )   *   ( 1 - EXP(-drag*[.A148])    )     -   (   (g*[.A148]) / drag   );[.O147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48]+delta_t" office:value-type="float" office:value="1.24" calcext:value-type="float">
            <text:p>1.24</text:p>
          </table:table-cell>
          <table:table-cell table:style-name="ce34" table:formula="of:=+[.B148]" office:value-type="float" office:value="4.98865668153933" calcext:value-type="float">
            <text:p>4.98865668153933</text:p>
          </table:table-cell>
          <table:table-cell table:style-name="ce34" table:formula="of:=[.C148]-g*delta_t" office:value-type="float" office:value="-9.16275865821429" calcext:value-type="float">
            <text:p>-9.16275865821429</text:p>
          </table:table-cell>
          <table:table-cell table:style-name="ce34" table:formula="of:=SQRT([.B149]*[.B149]+[.C149]*[.C149])" office:value-type="float" office:value="10.4327772771658" calcext:value-type="float">
            <text:p>10.4327772771658</text:p>
          </table:table-cell>
          <table:table-cell table:style-name="ce34" table:formula="of:=IF([.F148]&gt;0;[.E148]+0.5*([.B148]+[.B149])*delta_t;[.E148])" office:value-type="float" office:value="3.39228654344674" calcext:value-type="float">
            <text:p>3.39228654344674</text:p>
          </table:table-cell>
          <table:table-cell table:formula="of:=IF([.F148]&gt;0;[.F148]+0.5*([.C148]+[.C149])*delta_t;[.F148])" office:value-type="float" office:value="-0.0316619451101111" calcext:value-type="float">
            <text:p>-0.0316619451101111</text:p>
          </table:table-cell>
          <table:table-cell/>
          <table:table-cell table:style-name="ce34" table:formula="of:=[.H148]-drag*[.H148]*[.J148]*delta_t" office:value-type="float" office:value="0.21189898941456" calcext:value-type="float">
            <text:p>0.21189898941456</text:p>
          </table:table-cell>
          <table:table-cell table:style-name="ce34" table:formula="of:=[.I148]-g*delta_t-drag*[.I148]*[.J148]*delta_t" office:value-type="float" office:value="-3.46517378937168" calcext:value-type="float">
            <text:p>-3.46517378937168</text:p>
          </table:table-cell>
          <table:table-cell table:style-name="ce34" table:formula="of:=SQRT([.H149]^2+[.I149]^2)" office:value-type="float" office:value="3.47164666581486" calcext:value-type="float">
            <text:p>3.47164666581486</text:p>
          </table:table-cell>
          <table:table-cell table:style-name="ce34" table:formula="of:=IF([.L148]&gt;0; [.K148]+0.5*([.H148]+[.H149])*delta_t ;[.K148])" office:value-type="float" office:value="1.37725480308303" calcext:value-type="float">
            <text:p>1.37725480308303</text:p>
          </table:table-cell>
          <table:table-cell table:style-name="ce34" table:formula="of:=IF([.L148]&gt;0; [.L148]+0.5*([.I148]+[.I149])*delta_t ;[.L148])" office:value-type="float" office:value="-0.0168722628130269" calcext:value-type="float">
            <text:p>-0.0168722628130269</text:p>
          </table:table-cell>
          <table:table-cell/>
          <table:table-cell table:formula="of:= IF([.O148] &gt; 0;  (v*COS(theta*PI()/180)/drag)*(1 - EXP(-drag*[.A149])); [.N148])" office:value-type="float" office:value="2.49871968160664" calcext:value-type="float">
            <text:p>2.49871968160664</text:p>
          </table:table-cell>
          <table:table-cell table:formula="of:= IF([.O148]&gt;0;  height + (   (g/(drag^2)) +  ( v*SIN(theta*PI()/180)) / drag     )   *   ( 1 - EXP(-drag*[.A149])    )     -   (   (g*[.A149]) / drag   );[.O148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49]+delta_t" office:value-type="float" office:value="1.25" calcext:value-type="float">
            <text:p>1.25</text:p>
          </table:table-cell>
          <table:table-cell table:style-name="ce34" table:formula="of:=+[.B149]" office:value-type="float" office:value="4.98865668153933" calcext:value-type="float">
            <text:p>4.98865668153933</text:p>
          </table:table-cell>
          <table:table-cell table:style-name="ce34" table:formula="of:=[.C149]-g*delta_t" office:value-type="float" office:value="-9.26082515821429" calcext:value-type="float">
            <text:p>-9.26082515821429</text:p>
          </table:table-cell>
          <table:table-cell table:style-name="ce34" table:formula="of:=SQRT([.B150]*[.B150]+[.C150]*[.C150])" office:value-type="float" office:value="10.5190103192877" calcext:value-type="float">
            <text:p>10.5190103192877</text:p>
          </table:table-cell>
          <table:table-cell table:style-name="ce34" table:formula="of:=IF([.F149]&gt;0;[.E149]+0.5*([.B149]+[.B150])*delta_t;[.E149])" office:value-type="float" office:value="3.39228654344674" calcext:value-type="float">
            <text:p>3.39228654344674</text:p>
          </table:table-cell>
          <table:table-cell table:formula="of:=IF([.F149]&gt;0;[.F149]+0.5*([.C149]+[.C150])*delta_t;[.F149])" office:value-type="float" office:value="-0.0316619451101111" calcext:value-type="float">
            <text:p>-0.0316619451101111</text:p>
          </table:table-cell>
          <table:table-cell/>
          <table:table-cell table:style-name="ce34" table:formula="of:=[.H149]-drag*[.H149]*[.J149]*delta_t" office:value-type="float" office:value="0.206013882053835" calcext:value-type="float">
            <text:p>0.206013882053835</text:p>
          </table:table-cell>
          <table:table-cell table:style-name="ce34" table:formula="of:=[.I149]-g*delta_t-drag*[.I149]*[.J149]*delta_t" office:value-type="float" office:value="-3.46700141711295" calcext:value-type="float">
            <text:p>-3.46700141711295</text:p>
          </table:table-cell>
          <table:table-cell table:style-name="ce34" table:formula="of:=SQRT([.H150]^2+[.I150]^2)" office:value-type="float" office:value="3.47311683446758" calcext:value-type="float">
            <text:p>3.47311683446758</text:p>
          </table:table-cell>
          <table:table-cell table:style-name="ce34" table:formula="of:=IF([.L149]&gt;0; [.K149]+0.5*([.H149]+[.H150])*delta_t ;[.K149])" office:value-type="float" office:value="1.37725480308303" calcext:value-type="float">
            <text:p>1.37725480308303</text:p>
          </table:table-cell>
          <table:table-cell table:style-name="ce34" table:formula="of:=IF([.L149]&gt;0; [.L149]+0.5*([.I149]+[.I150])*delta_t ;[.L149])" office:value-type="float" office:value="-0.0168722628130269" calcext:value-type="float">
            <text:p>-0.0168722628130269</text:p>
          </table:table-cell>
          <table:table-cell/>
          <table:table-cell table:formula="of:= IF([.O149] &gt; 0;  (v*COS(theta*PI()/180)/drag)*(1 - EXP(-drag*[.A150])); [.N149])" office:value-type="float" office:value="2.49871968160664" calcext:value-type="float">
            <text:p>2.49871968160664</text:p>
          </table:table-cell>
          <table:table-cell table:formula="of:= IF([.O149]&gt;0;  height + (   (g/(drag^2)) +  ( v*SIN(theta*PI()/180)) / drag     )   *   ( 1 - EXP(-drag*[.A150])    )     -   (   (g*[.A150]) / drag   );[.O149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50]+delta_t" office:value-type="float" office:value="1.26" calcext:value-type="float">
            <text:p>1.26</text:p>
          </table:table-cell>
          <table:table-cell table:style-name="ce34" table:formula="of:=+[.B150]" office:value-type="float" office:value="4.98865668153933" calcext:value-type="float">
            <text:p>4.98865668153933</text:p>
          </table:table-cell>
          <table:table-cell table:style-name="ce34" table:formula="of:=[.C150]-g*delta_t" office:value-type="float" office:value="-9.35889165821429" calcext:value-type="float">
            <text:p>-9.35889165821429</text:p>
          </table:table-cell>
          <table:table-cell table:style-name="ce34" table:formula="of:=SQRT([.B151]*[.B151]+[.C151]*[.C151])" office:value-type="float" office:value="10.6054490030578" calcext:value-type="float">
            <text:p>10.6054490030578</text:p>
          </table:table-cell>
          <table:table-cell table:style-name="ce34" table:formula="of:=IF([.F150]&gt;0;[.E150]+0.5*([.B150]+[.B151])*delta_t;[.E150])" office:value-type="float" office:value="3.39228654344674" calcext:value-type="float">
            <text:p>3.39228654344674</text:p>
          </table:table-cell>
          <table:table-cell table:formula="of:=IF([.F150]&gt;0;[.F150]+0.5*([.C150]+[.C151])*delta_t;[.F150])" office:value-type="float" office:value="-0.0316619451101111" calcext:value-type="float">
            <text:p>-0.0316619451101111</text:p>
          </table:table-cell>
          <table:table-cell/>
          <table:table-cell table:style-name="ce34" table:formula="of:=[.H150]-drag*[.H150]*[.J150]*delta_t" office:value-type="float" office:value="0.200289799798674" calcext:value-type="float">
            <text:p>0.200289799798674</text:p>
          </table:table-cell>
          <table:table-cell table:style-name="ce34" table:formula="of:=[.I150]-g*delta_t-drag*[.I150]*[.J150]*delta_t" office:value-type="float" office:value="-3.46873750921777" calcext:value-type="float">
            <text:p>-3.46873750921777</text:p>
          </table:table-cell>
          <table:table-cell table:style-name="ce34" table:formula="of:=SQRT([.H151]^2+[.I151]^2)" office:value-type="float" office:value="3.47451520528515" calcext:value-type="float">
            <text:p>3.47451520528515</text:p>
          </table:table-cell>
          <table:table-cell table:style-name="ce34" table:formula="of:=IF([.L150]&gt;0; [.K150]+0.5*([.H150]+[.H151])*delta_t ;[.K150])" office:value-type="float" office:value="1.37725480308303" calcext:value-type="float">
            <text:p>1.37725480308303</text:p>
          </table:table-cell>
          <table:table-cell table:style-name="ce34" table:formula="of:=IF([.L150]&gt;0; [.L150]+0.5*([.I150]+[.I151])*delta_t ;[.L150])" office:value-type="float" office:value="-0.0168722628130269" calcext:value-type="float">
            <text:p>-0.0168722628130269</text:p>
          </table:table-cell>
          <table:table-cell/>
          <table:table-cell table:formula="of:= IF([.O150] &gt; 0;  (v*COS(theta*PI()/180)/drag)*(1 - EXP(-drag*[.A151])); [.N150])" office:value-type="float" office:value="2.49871968160664" calcext:value-type="float">
            <text:p>2.49871968160664</text:p>
          </table:table-cell>
          <table:table-cell table:formula="of:= IF([.O150]&gt;0;  height + (   (g/(drag^2)) +  ( v*SIN(theta*PI()/180)) / drag     )   *   ( 1 - EXP(-drag*[.A151])    )     -   (   (g*[.A151]) / drag   );[.O150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51]+delta_t" office:value-type="float" office:value="1.27" calcext:value-type="float">
            <text:p>1.27</text:p>
          </table:table-cell>
          <table:table-cell table:style-name="ce34" table:formula="of:=+[.B151]" office:value-type="float" office:value="4.98865668153933" calcext:value-type="float">
            <text:p>4.98865668153933</text:p>
          </table:table-cell>
          <table:table-cell table:style-name="ce34" table:formula="of:=[.C151]-g*delta_t" office:value-type="float" office:value="-9.45695815821429" calcext:value-type="float">
            <text:p>-9.45695815821429</text:p>
          </table:table-cell>
          <table:table-cell table:style-name="ce34" table:formula="of:=SQRT([.B152]*[.B152]+[.C152]*[.C152])" office:value-type="float" office:value="10.6920883410344" calcext:value-type="float">
            <text:p>10.6920883410344</text:p>
          </table:table-cell>
          <table:table-cell table:style-name="ce34" table:formula="of:=IF([.F151]&gt;0;[.E151]+0.5*([.B151]+[.B152])*delta_t;[.E151])" office:value-type="float" office:value="3.39228654344674" calcext:value-type="float">
            <text:p>3.39228654344674</text:p>
          </table:table-cell>
          <table:table-cell table:formula="of:=IF([.F151]&gt;0;[.F151]+0.5*([.C151]+[.C152])*delta_t;[.F151])" office:value-type="float" office:value="-0.0316619451101111" calcext:value-type="float">
            <text:p>-0.0316619451101111</text:p>
          </table:table-cell>
          <table:table-cell/>
          <table:table-cell table:style-name="ce34" table:formula="of:=[.H151]-drag*[.H151]*[.J151]*delta_t" office:value-type="float" office:value="0.194722520159762" calcext:value-type="float">
            <text:p>0.194722520159762</text:p>
          </table:table-cell>
          <table:table-cell table:style-name="ce34" table:formula="of:=[.I151]-g*delta_t-drag*[.I151]*[.J151]*delta_t" office:value-type="float" office:value="-3.47038655946641" calcext:value-type="float">
            <text:p>-3.47038655946641</text:p>
          </table:table-cell>
          <table:table-cell table:style-name="ce34" table:formula="of:=SQRT([.H152]^2+[.I152]^2)" office:value-type="float" office:value="3.47584518239556" calcext:value-type="float">
            <text:p>3.47584518239556</text:p>
          </table:table-cell>
          <table:table-cell table:style-name="ce34" table:formula="of:=IF([.L151]&gt;0; [.K151]+0.5*([.H151]+[.H152])*delta_t ;[.K151])" office:value-type="float" office:value="1.37725480308303" calcext:value-type="float">
            <text:p>1.37725480308303</text:p>
          </table:table-cell>
          <table:table-cell table:style-name="ce34" table:formula="of:=IF([.L151]&gt;0; [.L151]+0.5*([.I151]+[.I152])*delta_t ;[.L151])" office:value-type="float" office:value="-0.0168722628130269" calcext:value-type="float">
            <text:p>-0.0168722628130269</text:p>
          </table:table-cell>
          <table:table-cell/>
          <table:table-cell table:formula="of:= IF([.O151] &gt; 0;  (v*COS(theta*PI()/180)/drag)*(1 - EXP(-drag*[.A152])); [.N151])" office:value-type="float" office:value="2.49871968160664" calcext:value-type="float">
            <text:p>2.49871968160664</text:p>
          </table:table-cell>
          <table:table-cell table:formula="of:= IF([.O151]&gt;0;  height + (   (g/(drag^2)) +  ( v*SIN(theta*PI()/180)) / drag     )   *   ( 1 - EXP(-drag*[.A152])    )     -   (   (g*[.A152]) / drag   );[.O151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52]+delta_t" office:value-type="float" office:value="1.28" calcext:value-type="float">
            <text:p>1.28</text:p>
          </table:table-cell>
          <table:table-cell table:style-name="ce34" table:formula="of:=+[.B152]" office:value-type="float" office:value="4.98865668153933" calcext:value-type="float">
            <text:p>4.98865668153933</text:p>
          </table:table-cell>
          <table:table-cell table:style-name="ce34" table:formula="of:=[.C152]-g*delta_t" office:value-type="float" office:value="-9.55502465821429" calcext:value-type="float">
            <text:p>-9.55502465821429</text:p>
          </table:table-cell>
          <table:table-cell table:style-name="ce34" table:formula="of:=SQRT([.B153]*[.B153]+[.C153]*[.C153])" office:value-type="float" office:value="10.778923494735" calcext:value-type="float">
            <text:p>10.778923494735</text:p>
          </table:table-cell>
          <table:table-cell table:style-name="ce34" table:formula="of:=IF([.F152]&gt;0;[.E152]+0.5*([.B152]+[.B153])*delta_t;[.E152])" office:value-type="float" office:value="3.39228654344674" calcext:value-type="float">
            <text:p>3.39228654344674</text:p>
          </table:table-cell>
          <table:table-cell table:formula="of:=IF([.F152]&gt;0;[.F152]+0.5*([.C152]+[.C153])*delta_t;[.F152])" office:value-type="float" office:value="-0.0316619451101111" calcext:value-type="float">
            <text:p>-0.0316619451101111</text:p>
          </table:table-cell>
          <table:table-cell/>
          <table:table-cell table:style-name="ce34" table:formula="of:=[.H152]-drag*[.H152]*[.J152]*delta_t" office:value-type="float" office:value="0.189307917490952" calcext:value-type="float">
            <text:p>0.189307917490952</text:p>
          </table:table-cell>
          <table:table-cell table:style-name="ce34" table:formula="of:=[.I152]-g*delta_t-drag*[.I152]*[.J152]*delta_t" office:value-type="float" office:value="-3.47195284823623" calcext:value-type="float">
            <text:p>-3.47195284823623</text:p>
          </table:table-cell>
          <table:table-cell table:style-name="ce34" table:formula="of:=SQRT([.H153]^2+[.I153]^2)" office:value-type="float" office:value="3.47711001666621" calcext:value-type="float">
            <text:p>3.47711001666621</text:p>
          </table:table-cell>
          <table:table-cell table:style-name="ce34" table:formula="of:=IF([.L152]&gt;0; [.K152]+0.5*([.H152]+[.H153])*delta_t ;[.K152])" office:value-type="float" office:value="1.37725480308303" calcext:value-type="float">
            <text:p>1.37725480308303</text:p>
          </table:table-cell>
          <table:table-cell table:style-name="ce34" table:formula="of:=IF([.L152]&gt;0; [.L152]+0.5*([.I152]+[.I153])*delta_t ;[.L152])" office:value-type="float" office:value="-0.0168722628130269" calcext:value-type="float">
            <text:p>-0.0168722628130269</text:p>
          </table:table-cell>
          <table:table-cell/>
          <table:table-cell table:formula="of:= IF([.O152] &gt; 0;  (v*COS(theta*PI()/180)/drag)*(1 - EXP(-drag*[.A153])); [.N152])" office:value-type="float" office:value="2.49871968160664" calcext:value-type="float">
            <text:p>2.49871968160664</text:p>
          </table:table-cell>
          <table:table-cell table:formula="of:= IF([.O152]&gt;0;  height + (   (g/(drag^2)) +  ( v*SIN(theta*PI()/180)) / drag     )   *   ( 1 - EXP(-drag*[.A153])    )     -   (   (g*[.A153]) / drag   );[.O152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53]+delta_t" office:value-type="float" office:value="1.29" calcext:value-type="float">
            <text:p>1.29</text:p>
          </table:table-cell>
          <table:table-cell table:style-name="ce34" table:formula="of:=+[.B153]" office:value-type="float" office:value="4.98865668153933" calcext:value-type="float">
            <text:p>4.98865668153933</text:p>
          </table:table-cell>
          <table:table-cell table:style-name="ce34" table:formula="of:=[.C153]-g*delta_t" office:value-type="float" office:value="-9.65309115821429" calcext:value-type="float">
            <text:p>-9.65309115821429</text:p>
          </table:table-cell>
          <table:table-cell table:style-name="ce34" table:formula="of:=SQRT([.B154]*[.B154]+[.C154]*[.C154])" office:value-type="float" office:value="10.8659497695812" calcext:value-type="float">
            <text:p>10.8659497695812</text:p>
          </table:table-cell>
          <table:table-cell table:style-name="ce34" table:formula="of:=IF([.F153]&gt;0;[.E153]+0.5*([.B153]+[.B154])*delta_t;[.E153])" office:value-type="float" office:value="3.39228654344674" calcext:value-type="float">
            <text:p>3.39228654344674</text:p>
          </table:table-cell>
          <table:table-cell table:formula="of:=IF([.F153]&gt;0;[.F153]+0.5*([.C153]+[.C154])*delta_t;[.F153])" office:value-type="float" office:value="-0.0316619451101111" calcext:value-type="float">
            <text:p>-0.0316619451101111</text:p>
          </table:table-cell>
          <table:table-cell/>
          <table:table-cell table:style-name="ce34" table:formula="of:=[.H153]-drag*[.H153]*[.J153]*delta_t" office:value-type="float" office:value="0.184041961841816" calcext:value-type="float">
            <text:p>0.184041961841816</text:p>
          </table:table-cell>
          <table:table-cell table:style-name="ce34" table:formula="of:=[.I153]-g*delta_t-drag*[.I153]*[.J153]*delta_t" office:value-type="float" office:value="-3.47344045202827" calcext:value-type="float">
            <text:p>-3.47344045202827</text:p>
          </table:table-cell>
          <table:table-cell table:style-name="ce34" table:formula="of:=SQRT([.H154]^2+[.I154]^2)" office:value-type="float" office:value="3.47831281191111" calcext:value-type="float">
            <text:p>3.47831281191111</text:p>
          </table:table-cell>
          <table:table-cell table:style-name="ce34" table:formula="of:=IF([.L153]&gt;0; [.K153]+0.5*([.H153]+[.H154])*delta_t ;[.K153])" office:value-type="float" office:value="1.37725480308303" calcext:value-type="float">
            <text:p>1.37725480308303</text:p>
          </table:table-cell>
          <table:table-cell table:style-name="ce34" table:formula="of:=IF([.L153]&gt;0; [.L153]+0.5*([.I153]+[.I154])*delta_t ;[.L153])" office:value-type="float" office:value="-0.0168722628130269" calcext:value-type="float">
            <text:p>-0.0168722628130269</text:p>
          </table:table-cell>
          <table:table-cell/>
          <table:table-cell table:formula="of:= IF([.O153] &gt; 0;  (v*COS(theta*PI()/180)/drag)*(1 - EXP(-drag*[.A154])); [.N153])" office:value-type="float" office:value="2.49871968160664" calcext:value-type="float">
            <text:p>2.49871968160664</text:p>
          </table:table-cell>
          <table:table-cell table:formula="of:= IF([.O153]&gt;0;  height + (   (g/(drag^2)) +  ( v*SIN(theta*PI()/180)) / drag     )   *   ( 1 - EXP(-drag*[.A154])    )     -   (   (g*[.A154]) / drag   );[.O153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54]+delta_t" office:value-type="float" office:value="1.3" calcext:value-type="float">
            <text:p>1.3</text:p>
          </table:table-cell>
          <table:table-cell table:style-name="ce34" table:formula="of:=+[.B154]" office:value-type="float" office:value="4.98865668153933" calcext:value-type="float">
            <text:p>4.98865668153933</text:p>
          </table:table-cell>
          <table:table-cell table:style-name="ce34" table:formula="of:=[.C154]-g*delta_t" office:value-type="float" office:value="-9.75115765821429" calcext:value-type="float">
            <text:p>-9.75115765821429</text:p>
          </table:table-cell>
          <table:table-cell table:style-name="ce34" table:formula="of:=SQRT([.B155]*[.B155]+[.C155]*[.C155])" office:value-type="float" office:value="10.9531626100236" calcext:value-type="float">
            <text:p>10.9531626100236</text:p>
          </table:table-cell>
          <table:table-cell table:style-name="ce34" table:formula="of:=IF([.F154]&gt;0;[.E154]+0.5*([.B154]+[.B155])*delta_t;[.E154])" office:value-type="float" office:value="3.39228654344674" calcext:value-type="float">
            <text:p>3.39228654344674</text:p>
          </table:table-cell>
          <table:table-cell table:formula="of:=IF([.F154]&gt;0;[.F154]+0.5*([.C154]+[.C155])*delta_t;[.F154])" office:value-type="float" office:value="-0.0316619451101111" calcext:value-type="float">
            <text:p>-0.0316619451101111</text:p>
          </table:table-cell>
          <table:table-cell/>
          <table:table-cell table:style-name="ce34" table:formula="of:=[.H154]-drag*[.H154]*[.J154]*delta_t" office:value-type="float" office:value="0.178920717731387" calcext:value-type="float">
            <text:p>0.178920717731387</text:p>
          </table:table-cell>
          <table:table-cell table:style-name="ce34" table:formula="of:=[.I154]-g*delta_t-drag*[.I154]*[.J154]*delta_t" office:value-type="float" office:value="-3.47485325262267" calcext:value-type="float">
            <text:p>-3.47485325262267</text:p>
          </table:table-cell>
          <table:table-cell table:style-name="ce34" table:formula="of:=SQRT([.H155]^2+[.I155]^2)" office:value-type="float" office:value="3.47945653091052" calcext:value-type="float">
            <text:p>3.47945653091052</text:p>
          </table:table-cell>
          <table:table-cell table:style-name="ce34" table:formula="of:=IF([.L154]&gt;0; [.K154]+0.5*([.H154]+[.H155])*delta_t ;[.K154])" office:value-type="float" office:value="1.37725480308303" calcext:value-type="float">
            <text:p>1.37725480308303</text:p>
          </table:table-cell>
          <table:table-cell table:style-name="ce34" table:formula="of:=IF([.L154]&gt;0; [.L154]+0.5*([.I154]+[.I155])*delta_t ;[.L154])" office:value-type="float" office:value="-0.0168722628130269" calcext:value-type="float">
            <text:p>-0.0168722628130269</text:p>
          </table:table-cell>
          <table:table-cell/>
          <table:table-cell table:formula="of:= IF([.O154] &gt; 0;  (v*COS(theta*PI()/180)/drag)*(1 - EXP(-drag*[.A155])); [.N154])" office:value-type="float" office:value="2.49871968160664" calcext:value-type="float">
            <text:p>2.49871968160664</text:p>
          </table:table-cell>
          <table:table-cell table:formula="of:= IF([.O154]&gt;0;  height + (   (g/(drag^2)) +  ( v*SIN(theta*PI()/180)) / drag     )   *   ( 1 - EXP(-drag*[.A155])    )     -   (   (g*[.A155]) / drag   );[.O154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55]+delta_t" office:value-type="float" office:value="1.31" calcext:value-type="float">
            <text:p>1.31</text:p>
          </table:table-cell>
          <table:table-cell table:style-name="ce34" table:formula="of:=+[.B155]" office:value-type="float" office:value="4.98865668153933" calcext:value-type="float">
            <text:p>4.98865668153933</text:p>
          </table:table-cell>
          <table:table-cell table:style-name="ce34" table:formula="of:=[.C155]-g*delta_t" office:value-type="float" office:value="-9.84922415821429" calcext:value-type="float">
            <text:p>-9.84922415821429</text:p>
          </table:table-cell>
          <table:table-cell table:style-name="ce34" table:formula="of:=SQRT([.B156]*[.B156]+[.C156]*[.C156])" office:value-type="float" office:value="11.0405575948418" calcext:value-type="float">
            <text:p>11.0405575948418</text:p>
          </table:table-cell>
          <table:table-cell table:style-name="ce34" table:formula="of:=IF([.F155]&gt;0;[.E155]+0.5*([.B155]+[.B156])*delta_t;[.E155])" office:value-type="float" office:value="3.39228654344674" calcext:value-type="float">
            <text:p>3.39228654344674</text:p>
          </table:table-cell>
          <table:table-cell table:formula="of:=IF([.F155]&gt;0;[.F155]+0.5*([.C155]+[.C156])*delta_t;[.F155])" office:value-type="float" office:value="-0.0316619451101111" calcext:value-type="float">
            <text:p>-0.0316619451101111</text:p>
          </table:table-cell>
          <table:table-cell/>
          <table:table-cell table:style-name="ce34" table:formula="of:=[.H155]-drag*[.H155]*[.J155]*delta_t" office:value-type="float" office:value="0.173940342852781" calcext:value-type="float">
            <text:p>0.173940342852781</text:p>
          </table:table-cell>
          <table:table-cell table:style-name="ce34" table:formula="of:=[.I155]-g*delta_t-drag*[.I155]*[.J155]*delta_t" office:value-type="float" office:value="-3.47619494587232" calcext:value-type="float">
            <text:p>-3.47619494587232</text:p>
          </table:table-cell>
          <table:table-cell table:style-name="ce34" table:formula="of:=SQRT([.H156]^2+[.I156]^2)" office:value-type="float" office:value="3.48054400124176" calcext:value-type="float">
            <text:p>3.48054400124176</text:p>
          </table:table-cell>
          <table:table-cell table:style-name="ce34" table:formula="of:=IF([.L155]&gt;0; [.K155]+0.5*([.H155]+[.H156])*delta_t ;[.K155])" office:value-type="float" office:value="1.37725480308303" calcext:value-type="float">
            <text:p>1.37725480308303</text:p>
          </table:table-cell>
          <table:table-cell table:style-name="ce34" table:formula="of:=IF([.L155]&gt;0; [.L155]+0.5*([.I155]+[.I156])*delta_t ;[.L155])" office:value-type="float" office:value="-0.0168722628130269" calcext:value-type="float">
            <text:p>-0.0168722628130269</text:p>
          </table:table-cell>
          <table:table-cell/>
          <table:table-cell table:formula="of:= IF([.O155] &gt; 0;  (v*COS(theta*PI()/180)/drag)*(1 - EXP(-drag*[.A156])); [.N155])" office:value-type="float" office:value="2.49871968160664" calcext:value-type="float">
            <text:p>2.49871968160664</text:p>
          </table:table-cell>
          <table:table-cell table:formula="of:= IF([.O155]&gt;0;  height + (   (g/(drag^2)) +  ( v*SIN(theta*PI()/180)) / drag     )   *   ( 1 - EXP(-drag*[.A156])    )     -   (   (g*[.A156]) / drag   );[.O155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56]+delta_t" office:value-type="float" office:value="1.32" calcext:value-type="float">
            <text:p>1.32</text:p>
          </table:table-cell>
          <table:table-cell table:style-name="ce34" table:formula="of:=+[.B156]" office:value-type="float" office:value="4.98865668153933" calcext:value-type="float">
            <text:p>4.98865668153933</text:p>
          </table:table-cell>
          <table:table-cell table:style-name="ce34" table:formula="of:=[.C156]-g*delta_t" office:value-type="float" office:value="-9.94729065821429" calcext:value-type="float">
            <text:p>-9.94729065821429</text:p>
          </table:table-cell>
          <table:table-cell table:style-name="ce34" table:formula="of:=SQRT([.B157]*[.B157]+[.C157]*[.C157])" office:value-type="float" office:value="11.1281304326138" calcext:value-type="float">
            <text:p>11.1281304326138</text:p>
          </table:table-cell>
          <table:table-cell table:style-name="ce34" table:formula="of:=IF([.F156]&gt;0;[.E156]+0.5*([.B156]+[.B157])*delta_t;[.E156])" office:value-type="float" office:value="3.39228654344674" calcext:value-type="float">
            <text:p>3.39228654344674</text:p>
          </table:table-cell>
          <table:table-cell table:formula="of:=IF([.F156]&gt;0;[.F156]+0.5*([.C156]+[.C157])*delta_t;[.F156])" office:value-type="float" office:value="-0.0316619451101111" calcext:value-type="float">
            <text:p>-0.0316619451101111</text:p>
          </table:table-cell>
          <table:table-cell/>
          <table:table-cell table:style-name="ce34" table:formula="of:=[.H156]-drag*[.H156]*[.J156]*delta_t" office:value-type="float" office:value="0.16909708671766" calcext:value-type="float">
            <text:p>0.16909708671766</text:p>
          </table:table-cell>
          <table:table-cell table:style-name="ce34" table:formula="of:=[.I156]-g*delta_t-drag*[.I156]*[.J156]*delta_t" office:value-type="float" office:value="-3.4774690501443" calcext:value-type="float">
            <text:p>-3.4774690501443</text:p>
          </table:table-cell>
          <table:table-cell table:style-name="ce34" table:formula="of:=SQRT([.H157]^2+[.I157]^2)" office:value-type="float" office:value="3.48157792092147" calcext:value-type="float">
            <text:p>3.48157792092147</text:p>
          </table:table-cell>
          <table:table-cell table:style-name="ce34" table:formula="of:=IF([.L156]&gt;0; [.K156]+0.5*([.H156]+[.H157])*delta_t ;[.K156])" office:value-type="float" office:value="1.37725480308303" calcext:value-type="float">
            <text:p>1.37725480308303</text:p>
          </table:table-cell>
          <table:table-cell table:style-name="ce34" table:formula="of:=IF([.L156]&gt;0; [.L156]+0.5*([.I156]+[.I157])*delta_t ;[.L156])" office:value-type="float" office:value="-0.0168722628130269" calcext:value-type="float">
            <text:p>-0.0168722628130269</text:p>
          </table:table-cell>
          <table:table-cell/>
          <table:table-cell table:formula="of:= IF([.O156] &gt; 0;  (v*COS(theta*PI()/180)/drag)*(1 - EXP(-drag*[.A157])); [.N156])" office:value-type="float" office:value="2.49871968160664" calcext:value-type="float">
            <text:p>2.49871968160664</text:p>
          </table:table-cell>
          <table:table-cell table:formula="of:= IF([.O156]&gt;0;  height + (   (g/(drag^2)) +  ( v*SIN(theta*PI()/180)) / drag     )   *   ( 1 - EXP(-drag*[.A157])    )     -   (   (g*[.A157]) / drag   );[.O156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57]+delta_t" office:value-type="float" office:value="1.33" calcext:value-type="float">
            <text:p>1.33</text:p>
          </table:table-cell>
          <table:table-cell table:style-name="ce34" table:formula="of:=+[.B157]" office:value-type="float" office:value="4.98865668153933" calcext:value-type="float">
            <text:p>4.98865668153933</text:p>
          </table:table-cell>
          <table:table-cell table:style-name="ce34" table:formula="of:=[.C157]-g*delta_t" office:value-type="float" office:value="-10.0453571582143" calcext:value-type="float">
            <text:p>-10.0453571582143</text:p>
          </table:table-cell>
          <table:table-cell table:style-name="ce34" table:formula="of:=SQRT([.B158]*[.B158]+[.C158]*[.C158])" office:value-type="float" office:value="11.2158769573473" calcext:value-type="float">
            <text:p>11.2158769573473</text:p>
          </table:table-cell>
          <table:table-cell table:style-name="ce34" table:formula="of:=IF([.F157]&gt;0;[.E157]+0.5*([.B157]+[.B158])*delta_t;[.E157])" office:value-type="float" office:value="3.39228654344674" calcext:value-type="float">
            <text:p>3.39228654344674</text:p>
          </table:table-cell>
          <table:table-cell table:formula="of:=IF([.F157]&gt;0;[.F157]+0.5*([.C157]+[.C158])*delta_t;[.F157])" office:value-type="float" office:value="-0.0316619451101111" calcext:value-type="float">
            <text:p>-0.0316619451101111</text:p>
          </table:table-cell>
          <table:table-cell/>
          <table:table-cell table:style-name="ce34" table:formula="of:=[.H157]-drag*[.H157]*[.J157]*delta_t" office:value-type="float" office:value="0.164387289248793" calcext:value-type="float">
            <text:p>0.164387289248793</text:p>
          </table:table-cell>
          <table:table-cell table:style-name="ce34" table:formula="of:=[.I157]-g*delta_t-drag*[.I157]*[.J157]*delta_t" office:value-type="float" office:value="-3.47867891441894" calcext:value-type="float">
            <text:p>-3.47867891441894</text:p>
          </table:table-cell>
          <table:table-cell table:style-name="ce34" table:formula="of:=SQRT([.H158]^2+[.I158]^2)" office:value-type="float" office:value="3.48256086386003" calcext:value-type="float">
            <text:p>3.48256086386003</text:p>
          </table:table-cell>
          <table:table-cell table:style-name="ce34" table:formula="of:=IF([.L157]&gt;0; [.K157]+0.5*([.H157]+[.H158])*delta_t ;[.K157])" office:value-type="float" office:value="1.37725480308303" calcext:value-type="float">
            <text:p>1.37725480308303</text:p>
          </table:table-cell>
          <table:table-cell table:style-name="ce34" table:formula="of:=IF([.L157]&gt;0; [.L157]+0.5*([.I157]+[.I158])*delta_t ;[.L157])" office:value-type="float" office:value="-0.0168722628130269" calcext:value-type="float">
            <text:p>-0.0168722628130269</text:p>
          </table:table-cell>
          <table:table-cell/>
          <table:table-cell table:formula="of:= IF([.O157] &gt; 0;  (v*COS(theta*PI()/180)/drag)*(1 - EXP(-drag*[.A158])); [.N157])" office:value-type="float" office:value="2.49871968160664" calcext:value-type="float">
            <text:p>2.49871968160664</text:p>
          </table:table-cell>
          <table:table-cell table:formula="of:= IF([.O157]&gt;0;  height + (   (g/(drag^2)) +  ( v*SIN(theta*PI()/180)) / drag     )   *   ( 1 - EXP(-drag*[.A158])    )     -   (   (g*[.A158]) / drag   );[.O157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58]+delta_t" office:value-type="float" office:value="1.34" calcext:value-type="float">
            <text:p>1.34</text:p>
          </table:table-cell>
          <table:table-cell table:style-name="ce34" table:formula="of:=+[.B158]" office:value-type="float" office:value="4.98865668153933" calcext:value-type="float">
            <text:p>4.98865668153933</text:p>
          </table:table-cell>
          <table:table-cell table:style-name="ce34" table:formula="of:=[.C158]-g*delta_t" office:value-type="float" office:value="-10.1434236582143" calcext:value-type="float">
            <text:p>-10.1434236582143</text:p>
          </table:table-cell>
          <table:table-cell table:style-name="ce34" table:formula="of:=SQRT([.B159]*[.B159]+[.C159]*[.C159])" office:value-type="float" office:value="11.3037931242698" calcext:value-type="float">
            <text:p>11.3037931242698</text:p>
          </table:table-cell>
          <table:table-cell table:style-name="ce34" table:formula="of:=IF([.F158]&gt;0;[.E158]+0.5*([.B158]+[.B159])*delta_t;[.E158])" office:value-type="float" office:value="3.39228654344674" calcext:value-type="float">
            <text:p>3.39228654344674</text:p>
          </table:table-cell>
          <table:table-cell table:formula="of:=IF([.F158]&gt;0;[.F158]+0.5*([.C158]+[.C159])*delta_t;[.F158])" office:value-type="float" office:value="-0.0316619451101111" calcext:value-type="float">
            <text:p>-0.0316619451101111</text:p>
          </table:table-cell>
          <table:table-cell/>
          <table:table-cell table:style-name="ce34" table:formula="of:=[.H158]-drag*[.H158]*[.J158]*delta_t" office:value-type="float" office:value="0.159807379328362" calcext:value-type="float">
            <text:p>0.159807379328362</text:p>
          </table:table-cell>
          <table:table-cell table:style-name="ce34" table:formula="of:=[.I158]-g*delta_t-drag*[.I158]*[.J158]*delta_t" office:value-type="float" office:value="-3.47982772605661" calcext:value-type="float">
            <text:p>-3.47982772605661</text:p>
          </table:table-cell>
          <table:table-cell table:style-name="ce34" table:formula="of:=SQRT([.H159]^2+[.I159]^2)" office:value-type="float" office:value="3.4834952851296" calcext:value-type="float">
            <text:p>3.4834952851296</text:p>
          </table:table-cell>
          <table:table-cell table:style-name="ce34" table:formula="of:=IF([.L158]&gt;0; [.K158]+0.5*([.H158]+[.H159])*delta_t ;[.K158])" office:value-type="float" office:value="1.37725480308303" calcext:value-type="float">
            <text:p>1.37725480308303</text:p>
          </table:table-cell>
          <table:table-cell table:style-name="ce34" table:formula="of:=IF([.L158]&gt;0; [.L158]+0.5*([.I158]+[.I159])*delta_t ;[.L158])" office:value-type="float" office:value="-0.0168722628130269" calcext:value-type="float">
            <text:p>-0.0168722628130269</text:p>
          </table:table-cell>
          <table:table-cell/>
          <table:table-cell table:formula="of:= IF([.O158] &gt; 0;  (v*COS(theta*PI()/180)/drag)*(1 - EXP(-drag*[.A159])); [.N158])" office:value-type="float" office:value="2.49871968160664" calcext:value-type="float">
            <text:p>2.49871968160664</text:p>
          </table:table-cell>
          <table:table-cell table:formula="of:= IF([.O158]&gt;0;  height + (   (g/(drag^2)) +  ( v*SIN(theta*PI()/180)) / drag     )   *   ( 1 - EXP(-drag*[.A159])    )     -   (   (g*[.A159]) / drag   );[.O158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59]+delta_t" office:value-type="float" office:value="1.35" calcext:value-type="float">
            <text:p>1.35</text:p>
          </table:table-cell>
          <table:table-cell table:style-name="ce34" table:formula="of:=+[.B159]" office:value-type="float" office:value="4.98865668153933" calcext:value-type="float">
            <text:p>4.98865668153933</text:p>
          </table:table-cell>
          <table:table-cell table:style-name="ce34" table:formula="of:=[.C159]-g*delta_t" office:value-type="float" office:value="-10.2414901582143" calcext:value-type="float">
            <text:p>-10.2414901582143</text:p>
          </table:table-cell>
          <table:table-cell table:style-name="ce34" table:formula="of:=SQRT([.B160]*[.B160]+[.C160]*[.C160])" office:value-type="float" office:value="11.3918750057691" calcext:value-type="float">
            <text:p>11.3918750057691</text:p>
          </table:table-cell>
          <table:table-cell table:style-name="ce34" table:formula="of:=IF([.F159]&gt;0;[.E159]+0.5*([.B159]+[.B160])*delta_t;[.E159])" office:value-type="float" office:value="3.39228654344674" calcext:value-type="float">
            <text:p>3.39228654344674</text:p>
          </table:table-cell>
          <table:table-cell table:formula="of:=IF([.F159]&gt;0;[.F159]+0.5*([.C159]+[.C160])*delta_t;[.F159])" office:value-type="float" office:value="-0.0316619451101111" calcext:value-type="float">
            <text:p>-0.0316619451101111</text:p>
          </table:table-cell>
          <table:table-cell/>
          <table:table-cell table:style-name="ce34" table:formula="of:=[.H159]-drag*[.H159]*[.J159]*delta_t" office:value-type="float" office:value="0.155353873309008" calcext:value-type="float">
            <text:p>0.155353873309008</text:p>
          </table:table-cell>
          <table:table-cell table:style-name="ce34" table:formula="of:=[.I159]-g*delta_t-drag*[.I159]*[.J159]*delta_t" office:value-type="float" office:value="-3.48091851824236" calcext:value-type="float">
            <text:p>-3.48091851824236</text:p>
          </table:table-cell>
          <table:table-cell table:style-name="ce34" table:formula="of:=SQRT([.H160]^2+[.I160]^2)" office:value-type="float" office:value="3.484383526048" calcext:value-type="float">
            <text:p>3.484383526048</text:p>
          </table:table-cell>
          <table:table-cell table:style-name="ce34" table:formula="of:=IF([.L159]&gt;0; [.K159]+0.5*([.H159]+[.H160])*delta_t ;[.K159])" office:value-type="float" office:value="1.37725480308303" calcext:value-type="float">
            <text:p>1.37725480308303</text:p>
          </table:table-cell>
          <table:table-cell table:style-name="ce34" table:formula="of:=IF([.L159]&gt;0; [.L159]+0.5*([.I159]+[.I160])*delta_t ;[.L159])" office:value-type="float" office:value="-0.0168722628130269" calcext:value-type="float">
            <text:p>-0.0168722628130269</text:p>
          </table:table-cell>
          <table:table-cell/>
          <table:table-cell table:formula="of:= IF([.O159] &gt; 0;  (v*COS(theta*PI()/180)/drag)*(1 - EXP(-drag*[.A160])); [.N159])" office:value-type="float" office:value="2.49871968160664" calcext:value-type="float">
            <text:p>2.49871968160664</text:p>
          </table:table-cell>
          <table:table-cell table:formula="of:= IF([.O159]&gt;0;  height + (   (g/(drag^2)) +  ( v*SIN(theta*PI()/180)) / drag     )   *   ( 1 - EXP(-drag*[.A160])    )     -   (   (g*[.A160]) / drag   );[.O159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60]+delta_t" office:value-type="float" office:value="1.36" calcext:value-type="float">
            <text:p>1.36</text:p>
          </table:table-cell>
          <table:table-cell table:style-name="ce34" table:formula="of:=+[.B160]" office:value-type="float" office:value="4.98865668153933" calcext:value-type="float">
            <text:p>4.98865668153933</text:p>
          </table:table-cell>
          <table:table-cell table:style-name="ce34" table:formula="of:=[.C160]-g*delta_t" office:value-type="float" office:value="-10.3395566582143" calcext:value-type="float">
            <text:p>-10.3395566582143</text:p>
          </table:table-cell>
          <table:table-cell table:style-name="ce34" table:formula="of:=SQRT([.B161]*[.B161]+[.C161]*[.C161])" office:value-type="float" office:value="11.4801187874817" calcext:value-type="float">
            <text:p>11.4801187874817</text:p>
          </table:table-cell>
          <table:table-cell table:style-name="ce34" table:formula="of:=IF([.F160]&gt;0;[.E160]+0.5*([.B160]+[.B161])*delta_t;[.E160])" office:value-type="float" office:value="3.39228654344674" calcext:value-type="float">
            <text:p>3.39228654344674</text:p>
          </table:table-cell>
          <table:table-cell table:formula="of:=IF([.F160]&gt;0;[.F160]+0.5*([.C160]+[.C161])*delta_t;[.F160])" office:value-type="float" office:value="-0.0316619451101111" calcext:value-type="float">
            <text:p>-0.0316619451101111</text:p>
          </table:table-cell>
          <table:table-cell/>
          <table:table-cell table:style-name="ce34" table:formula="of:=[.H160]-drag*[.H160]*[.J160]*delta_t" office:value-type="float" office:value="0.151023373494083" calcext:value-type="float">
            <text:p>0.151023373494083</text:p>
          </table:table-cell>
          <table:table-cell table:style-name="ce34" table:formula="of:=[.I160]-g*delta_t-drag*[.I160]*[.J160]*delta_t" office:value-type="float" office:value="-3.48195417711853" calcext:value-type="float">
            <text:p>-3.48195417711853</text:p>
          </table:table-cell>
          <table:table-cell table:style-name="ce34" table:formula="of:=SQRT([.H161]^2+[.I161]^2)" office:value-type="float" office:value="3.4852278190808" calcext:value-type="float">
            <text:p>3.4852278190808</text:p>
          </table:table-cell>
          <table:table-cell table:style-name="ce34" table:formula="of:=IF([.L160]&gt;0; [.K160]+0.5*([.H160]+[.H161])*delta_t ;[.K160])" office:value-type="float" office:value="1.37725480308303" calcext:value-type="float">
            <text:p>1.37725480308303</text:p>
          </table:table-cell>
          <table:table-cell table:style-name="ce34" table:formula="of:=IF([.L160]&gt;0; [.L160]+0.5*([.I160]+[.I161])*delta_t ;[.L160])" office:value-type="float" office:value="-0.0168722628130269" calcext:value-type="float">
            <text:p>-0.0168722628130269</text:p>
          </table:table-cell>
          <table:table-cell/>
          <table:table-cell table:formula="of:= IF([.O160] &gt; 0;  (v*COS(theta*PI()/180)/drag)*(1 - EXP(-drag*[.A161])); [.N160])" office:value-type="float" office:value="2.49871968160664" calcext:value-type="float">
            <text:p>2.49871968160664</text:p>
          </table:table-cell>
          <table:table-cell table:formula="of:= IF([.O160]&gt;0;  height + (   (g/(drag^2)) +  ( v*SIN(theta*PI()/180)) / drag     )   *   ( 1 - EXP(-drag*[.A161])    )     -   (   (g*[.A161]) / drag   );[.O160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61]+delta_t" office:value-type="float" office:value="1.37" calcext:value-type="float">
            <text:p>1.37</text:p>
          </table:table-cell>
          <table:table-cell table:style-name="ce34" table:formula="of:=+[.B161]" office:value-type="float" office:value="4.98865668153933" calcext:value-type="float">
            <text:p>4.98865668153933</text:p>
          </table:table-cell>
          <table:table-cell table:style-name="ce34" table:formula="of:=[.C161]-g*delta_t" office:value-type="float" office:value="-10.4376231582143" calcext:value-type="float">
            <text:p>-10.4376231582143</text:p>
          </table:table-cell>
          <table:table-cell table:style-name="ce34" table:formula="of:=SQRT([.B162]*[.B162]+[.C162]*[.C162])" office:value-type="float" office:value="11.5685207645212" calcext:value-type="float">
            <text:p>11.5685207645212</text:p>
          </table:table-cell>
          <table:table-cell table:style-name="ce34" table:formula="of:=IF([.F161]&gt;0;[.E161]+0.5*([.B161]+[.B162])*delta_t;[.E161])" office:value-type="float" office:value="3.39228654344674" calcext:value-type="float">
            <text:p>3.39228654344674</text:p>
          </table:table-cell>
          <table:table-cell table:formula="of:=IF([.F161]&gt;0;[.F161]+0.5*([.C161]+[.C162])*delta_t;[.F161])" office:value-type="float" office:value="-0.0316619451101111" calcext:value-type="float">
            <text:p>-0.0316619451101111</text:p>
          </table:table-cell>
          <table:table-cell/>
          <table:table-cell table:style-name="ce34" table:formula="of:=[.H161]-drag*[.H161]*[.J161]*delta_t" office:value-type="float" office:value="0.146812566593018" calcext:value-type="float">
            <text:p>0.146812566593018</text:p>
          </table:table-cell>
          <table:table-cell table:style-name="ce34" table:formula="of:=[.I161]-g*delta_t-drag*[.I161]*[.J161]*delta_t" office:value-type="float" office:value="-3.48293744861566" calcext:value-type="float">
            <text:p>-3.48293744861566</text:p>
          </table:table-cell>
          <table:table-cell table:style-name="ce34" table:formula="of:=SQRT([.H162]^2+[.I162]^2)" office:value-type="float" office:value="3.48603029256474" calcext:value-type="float">
            <text:p>3.48603029256474</text:p>
          </table:table-cell>
          <table:table-cell table:style-name="ce34" table:formula="of:=IF([.L161]&gt;0; [.K161]+0.5*([.H161]+[.H162])*delta_t ;[.K161])" office:value-type="float" office:value="1.37725480308303" calcext:value-type="float">
            <text:p>1.37725480308303</text:p>
          </table:table-cell>
          <table:table-cell table:style-name="ce34" table:formula="of:=IF([.L161]&gt;0; [.L161]+0.5*([.I161]+[.I162])*delta_t ;[.L161])" office:value-type="float" office:value="-0.0168722628130269" calcext:value-type="float">
            <text:p>-0.0168722628130269</text:p>
          </table:table-cell>
          <table:table-cell/>
          <table:table-cell table:formula="of:= IF([.O161] &gt; 0;  (v*COS(theta*PI()/180)/drag)*(1 - EXP(-drag*[.A162])); [.N161])" office:value-type="float" office:value="2.49871968160664" calcext:value-type="float">
            <text:p>2.49871968160664</text:p>
          </table:table-cell>
          <table:table-cell table:formula="of:= IF([.O161]&gt;0;  height + (   (g/(drag^2)) +  ( v*SIN(theta*PI()/180)) / drag     )   *   ( 1 - EXP(-drag*[.A162])    )     -   (   (g*[.A162]) / drag   );[.O161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62]+delta_t" office:value-type="float" office:value="1.38" calcext:value-type="float">
            <text:p>1.38</text:p>
          </table:table-cell>
          <table:table-cell table:style-name="ce34" table:formula="of:=+[.B162]" office:value-type="float" office:value="4.98865668153933" calcext:value-type="float">
            <text:p>4.98865668153933</text:p>
          </table:table-cell>
          <table:table-cell table:style-name="ce34" table:formula="of:=[.C162]-g*delta_t" office:value-type="float" office:value="-10.5356896582143" calcext:value-type="float">
            <text:p>-10.5356896582143</text:p>
          </table:table-cell>
          <table:table-cell table:style-name="ce34" table:formula="of:=SQRT([.B163]*[.B163]+[.C163]*[.C163])" office:value-type="float" office:value="11.6570773378438" calcext:value-type="float">
            <text:p>11.6570773378438</text:p>
          </table:table-cell>
          <table:table-cell table:style-name="ce34" table:formula="of:=IF([.F162]&gt;0;[.E162]+0.5*([.B162]+[.B163])*delta_t;[.E162])" office:value-type="float" office:value="3.39228654344674" calcext:value-type="float">
            <text:p>3.39228654344674</text:p>
          </table:table-cell>
          <table:table-cell table:formula="of:=IF([.F162]&gt;0;[.F162]+0.5*([.C162]+[.C163])*delta_t;[.F162])" office:value-type="float" office:value="-0.0316619451101111" calcext:value-type="float">
            <text:p>-0.0316619451101111</text:p>
          </table:table-cell>
          <table:table-cell/>
          <table:table-cell table:style-name="ce34" table:formula="of:=[.H162]-drag*[.H162]*[.J162]*delta_t" office:value-type="float" office:value="0.142718222157239" calcext:value-type="float">
            <text:p>0.142718222157239</text:p>
          </table:table-cell>
          <table:table-cell table:style-name="ce34" table:formula="of:=[.I162]-g*delta_t-drag*[.I162]*[.J162]*delta_t" office:value-type="float" office:value="-3.48387094499181" calcext:value-type="float">
            <text:p>-3.48387094499181</text:p>
          </table:table-cell>
          <table:table-cell table:style-name="ce34" table:formula="of:=SQRT([.H163]^2+[.I163]^2)" office:value-type="float" office:value="3.48679297525589" calcext:value-type="float">
            <text:p>3.48679297525589</text:p>
          </table:table-cell>
          <table:table-cell table:style-name="ce34" table:formula="of:=IF([.L162]&gt;0; [.K162]+0.5*([.H162]+[.H163])*delta_t ;[.K162])" office:value-type="float" office:value="1.37725480308303" calcext:value-type="float">
            <text:p>1.37725480308303</text:p>
          </table:table-cell>
          <table:table-cell table:style-name="ce34" table:formula="of:=IF([.L162]&gt;0; [.L162]+0.5*([.I162]+[.I163])*delta_t ;[.L162])" office:value-type="float" office:value="-0.0168722628130269" calcext:value-type="float">
            <text:p>-0.0168722628130269</text:p>
          </table:table-cell>
          <table:table-cell/>
          <table:table-cell table:formula="of:= IF([.O162] &gt; 0;  (v*COS(theta*PI()/180)/drag)*(1 - EXP(-drag*[.A163])); [.N162])" office:value-type="float" office:value="2.49871968160664" calcext:value-type="float">
            <text:p>2.49871968160664</text:p>
          </table:table-cell>
          <table:table-cell table:formula="of:= IF([.O162]&gt;0;  height + (   (g/(drag^2)) +  ( v*SIN(theta*PI()/180)) / drag     )   *   ( 1 - EXP(-drag*[.A163])    )     -   (   (g*[.A163]) / drag   );[.O162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63]+delta_t" office:value-type="float" office:value="1.39" calcext:value-type="float">
            <text:p>1.39</text:p>
          </table:table-cell>
          <table:table-cell table:style-name="ce34" table:formula="of:=+[.B163]" office:value-type="float" office:value="4.98865668153933" calcext:value-type="float">
            <text:p>4.98865668153933</text:p>
          </table:table-cell>
          <table:table-cell table:style-name="ce34" table:formula="of:=[.C163]-g*delta_t" office:value-type="float" office:value="-10.6337561582143" calcext:value-type="float">
            <text:p>-10.6337561582143</text:p>
          </table:table-cell>
          <table:table-cell table:style-name="ce34" table:formula="of:=SQRT([.B164]*[.B164]+[.C164]*[.C164])" office:value-type="float" office:value="11.7457850107444" calcext:value-type="float">
            <text:p>11.7457850107444</text:p>
          </table:table-cell>
          <table:table-cell table:style-name="ce34" table:formula="of:=IF([.F163]&gt;0;[.E163]+0.5*([.B163]+[.B164])*delta_t;[.E163])" office:value-type="float" office:value="3.39228654344674" calcext:value-type="float">
            <text:p>3.39228654344674</text:p>
          </table:table-cell>
          <table:table-cell table:formula="of:=IF([.F163]&gt;0;[.F163]+0.5*([.C163]+[.C164])*delta_t;[.F163])" office:value-type="float" office:value="-0.0316619451101111" calcext:value-type="float">
            <text:p>-0.0316619451101111</text:p>
          </table:table-cell>
          <table:table-cell/>
          <table:table-cell table:style-name="ce34" table:formula="of:=[.H163]-drag*[.H163]*[.J163]*delta_t" office:value-type="float" office:value="0.138737191001568" calcext:value-type="float">
            <text:p>0.138737191001568</text:p>
          </table:table-cell>
          <table:table-cell table:style-name="ce34" table:formula="of:=[.I163]-g*delta_t-drag*[.I163]*[.J163]*delta_t" office:value-type="float" office:value="-3.48475715109024" calcext:value-type="float">
            <text:p>-3.48475715109024</text:p>
          </table:table-cell>
          <table:table-cell table:style-name="ce34" table:formula="of:=SQRT([.H164]^2+[.I164]^2)" office:value-type="float" office:value="3.48751780070605" calcext:value-type="float">
            <text:p>3.48751780070605</text:p>
          </table:table-cell>
          <table:table-cell table:style-name="ce34" table:formula="of:=IF([.L163]&gt;0; [.K163]+0.5*([.H163]+[.H164])*delta_t ;[.K163])" office:value-type="float" office:value="1.37725480308303" calcext:value-type="float">
            <text:p>1.37725480308303</text:p>
          </table:table-cell>
          <table:table-cell table:style-name="ce34" table:formula="of:=IF([.L163]&gt;0; [.L163]+0.5*([.I163]+[.I164])*delta_t ;[.L163])" office:value-type="float" office:value="-0.0168722628130269" calcext:value-type="float">
            <text:p>-0.0168722628130269</text:p>
          </table:table-cell>
          <table:table-cell/>
          <table:table-cell table:formula="of:= IF([.O163] &gt; 0;  (v*COS(theta*PI()/180)/drag)*(1 - EXP(-drag*[.A164])); [.N163])" office:value-type="float" office:value="2.49871968160664" calcext:value-type="float">
            <text:p>2.49871968160664</text:p>
          </table:table-cell>
          <table:table-cell table:formula="of:= IF([.O163]&gt;0;  height + (   (g/(drag^2)) +  ( v*SIN(theta*PI()/180)) / drag     )   *   ( 1 - EXP(-drag*[.A164])    )     -   (   (g*[.A164]) / drag   );[.O163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64]+delta_t" office:value-type="float" office:value="1.4" calcext:value-type="float">
            <text:p>1.4</text:p>
          </table:table-cell>
          <table:table-cell table:style-name="ce34" table:formula="of:=+[.B164]" office:value-type="float" office:value="4.98865668153933" calcext:value-type="float">
            <text:p>4.98865668153933</text:p>
          </table:table-cell>
          <table:table-cell table:style-name="ce34" table:formula="of:=[.C164]-g*delta_t" office:value-type="float" office:value="-10.7318226582143" calcext:value-type="float">
            <text:p>-10.7318226582143</text:p>
          </table:table-cell>
          <table:table-cell table:style-name="ce34" table:formula="of:=SQRT([.B165]*[.B165]+[.C165]*[.C165])" office:value-type="float" office:value="11.8346403854798" calcext:value-type="float">
            <text:p>11.8346403854798</text:p>
          </table:table-cell>
          <table:table-cell table:style-name="ce34" table:formula="of:=IF([.F164]&gt;0;[.E164]+0.5*([.B164]+[.B165])*delta_t;[.E164])" office:value-type="float" office:value="3.39228654344674" calcext:value-type="float">
            <text:p>3.39228654344674</text:p>
          </table:table-cell>
          <table:table-cell table:formula="of:=IF([.F164]&gt;0;[.F164]+0.5*([.C164]+[.C165])*delta_t;[.F164])" office:value-type="float" office:value="-0.0316619451101111" calcext:value-type="float">
            <text:p>-0.0316619451101111</text:p>
          </table:table-cell>
          <table:table-cell/>
          <table:table-cell table:style-name="ce34" table:formula="of:=[.H164]-drag*[.H164]*[.J164]*delta_t" office:value-type="float" office:value="0.134866403615665" calcext:value-type="float">
            <text:p>0.134866403615665</text:p>
          </table:table-cell>
          <table:table-cell table:style-name="ce34" table:formula="of:=[.I164]-g*delta_t-drag*[.I164]*[.J164]*delta_t" office:value-type="float" office:value="-3.48559843032572" calcext:value-type="float">
            <text:p>-3.48559843032572</text:p>
          </table:table-cell>
          <table:table-cell table:style-name="ce34" table:formula="of:=SQRT([.H165]^2+[.I165]^2)" office:value-type="float" office:value="3.48820661147148" calcext:value-type="float">
            <text:p>3.48820661147148</text:p>
          </table:table-cell>
          <table:table-cell table:style-name="ce34" table:formula="of:=IF([.L164]&gt;0; [.K164]+0.5*([.H164]+[.H165])*delta_t ;[.K164])" office:value-type="float" office:value="1.37725480308303" calcext:value-type="float">
            <text:p>1.37725480308303</text:p>
          </table:table-cell>
          <table:table-cell table:style-name="ce34" table:formula="of:=IF([.L164]&gt;0; [.L164]+0.5*([.I164]+[.I165])*delta_t ;[.L164])" office:value-type="float" office:value="-0.0168722628130269" calcext:value-type="float">
            <text:p>-0.0168722628130269</text:p>
          </table:table-cell>
          <table:table-cell/>
          <table:table-cell table:formula="of:= IF([.O164] &gt; 0;  (v*COS(theta*PI()/180)/drag)*(1 - EXP(-drag*[.A165])); [.N164])" office:value-type="float" office:value="2.49871968160664" calcext:value-type="float">
            <text:p>2.49871968160664</text:p>
          </table:table-cell>
          <table:table-cell table:formula="of:= IF([.O164]&gt;0;  height + (   (g/(drag^2)) +  ( v*SIN(theta*PI()/180)) / drag     )   *   ( 1 - EXP(-drag*[.A165])    )     -   (   (g*[.A165]) / drag   );[.O164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65]+delta_t" office:value-type="float" office:value="1.41" calcext:value-type="float">
            <text:p>1.41</text:p>
          </table:table-cell>
          <table:table-cell table:style-name="ce34" table:formula="of:=+[.B165]" office:value-type="float" office:value="4.98865668153933" calcext:value-type="float">
            <text:p>4.98865668153933</text:p>
          </table:table-cell>
          <table:table-cell table:style-name="ce34" table:formula="of:=[.C165]-g*delta_t" office:value-type="float" office:value="-10.8298891582143" calcext:value-type="float">
            <text:p>-10.8298891582143</text:p>
          </table:table-cell>
          <table:table-cell table:style-name="ce34" table:formula="of:=SQRT([.B166]*[.B166]+[.C166]*[.C166])" office:value-type="float" office:value="11.923640160013" calcext:value-type="float">
            <text:p>11.923640160013</text:p>
          </table:table-cell>
          <table:table-cell table:style-name="ce34" table:formula="of:=IF([.F165]&gt;0;[.E165]+0.5*([.B165]+[.B166])*delta_t;[.E165])" office:value-type="float" office:value="3.39228654344674" calcext:value-type="float">
            <text:p>3.39228654344674</text:p>
          </table:table-cell>
          <table:table-cell table:formula="of:=IF([.F165]&gt;0;[.F165]+0.5*([.C165]+[.C166])*delta_t;[.F165])" office:value-type="float" office:value="-0.0316619451101111" calcext:value-type="float">
            <text:p>-0.0316619451101111</text:p>
          </table:table-cell>
          <table:table-cell/>
          <table:table-cell table:style-name="ce34" table:formula="of:=[.H165]-drag*[.H165]*[.J165]*delta_t" office:value-type="float" office:value="0.131102868569604" calcext:value-type="float">
            <text:p>0.131102868569604</text:p>
          </table:table-cell>
          <table:table-cell table:style-name="ce34" table:formula="of:=[.I165]-g*delta_t-drag*[.I165]*[.J165]*delta_t" office:value-type="float" office:value="-3.48639703040895" calcext:value-type="float">
            <text:p>-3.48639703040895</text:p>
          </table:table-cell>
          <table:table-cell table:style-name="ce34" table:formula="of:=SQRT([.H166]^2+[.I166]^2)" office:value-type="float" office:value="3.4888611631579" calcext:value-type="float">
            <text:p>3.4888611631579</text:p>
          </table:table-cell>
          <table:table-cell table:style-name="ce34" table:formula="of:=IF([.L165]&gt;0; [.K165]+0.5*([.H165]+[.H166])*delta_t ;[.K165])" office:value-type="float" office:value="1.37725480308303" calcext:value-type="float">
            <text:p>1.37725480308303</text:p>
          </table:table-cell>
          <table:table-cell table:style-name="ce34" table:formula="of:=IF([.L165]&gt;0; [.L165]+0.5*([.I165]+[.I166])*delta_t ;[.L165])" office:value-type="float" office:value="-0.0168722628130269" calcext:value-type="float">
            <text:p>-0.0168722628130269</text:p>
          </table:table-cell>
          <table:table-cell/>
          <table:table-cell table:formula="of:= IF([.O165] &gt; 0;  (v*COS(theta*PI()/180)/drag)*(1 - EXP(-drag*[.A166])); [.N165])" office:value-type="float" office:value="2.49871968160664" calcext:value-type="float">
            <text:p>2.49871968160664</text:p>
          </table:table-cell>
          <table:table-cell table:formula="of:= IF([.O165]&gt;0;  height + (   (g/(drag^2)) +  ( v*SIN(theta*PI()/180)) / drag     )   *   ( 1 - EXP(-drag*[.A166])    )     -   (   (g*[.A166]) / drag   );[.O165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66]+delta_t" office:value-type="float" office:value="1.42" calcext:value-type="float">
            <text:p>1.42</text:p>
          </table:table-cell>
          <table:table-cell table:style-name="ce34" table:formula="of:=+[.B166]" office:value-type="float" office:value="4.98865668153933" calcext:value-type="float">
            <text:p>4.98865668153933</text:p>
          </table:table-cell>
          <table:table-cell table:style-name="ce34" table:formula="of:=[.C166]-g*delta_t" office:value-type="float" office:value="-10.9279556582143" calcext:value-type="float">
            <text:p>-10.9279556582143</text:p>
          </table:table-cell>
          <table:table-cell table:style-name="ce34" table:formula="of:=SQRT([.B167]*[.B167]+[.C167]*[.C167])" office:value-type="float" office:value="12.0127811248755" calcext:value-type="float">
            <text:p>12.0127811248755</text:p>
          </table:table-cell>
          <table:table-cell table:style-name="ce34" table:formula="of:=IF([.F166]&gt;0;[.E166]+0.5*([.B166]+[.B167])*delta_t;[.E166])" office:value-type="float" office:value="3.39228654344674" calcext:value-type="float">
            <text:p>3.39228654344674</text:p>
          </table:table-cell>
          <table:table-cell table:formula="of:=IF([.F166]&gt;0;[.F166]+0.5*([.C166]+[.C167])*delta_t;[.F166])" office:value-type="float" office:value="-0.0316619451101111" calcext:value-type="float">
            <text:p>-0.0316619451101111</text:p>
          </table:table-cell>
          <table:table-cell/>
          <table:table-cell table:style-name="ce34" table:formula="of:=[.H166]-drag*[.H166]*[.J166]*delta_t" office:value-type="float" office:value="0.127443670917356" calcext:value-type="float">
            <text:p>0.127443670917356</text:p>
          </table:table-cell>
          <table:table-cell table:style-name="ce34" table:formula="of:=[.I166]-g*delta_t-drag*[.I166]*[.J166]*delta_t" office:value-type="float" office:value="-3.487155088819" calcext:value-type="float">
            <text:p>-3.487155088819</text:p>
          </table:table-cell>
          <table:table-cell table:style-name="ce34" table:formula="of:=SQRT([.H167]^2+[.I167]^2)" office:value-type="float" office:value="3.48948312830613" calcext:value-type="float">
            <text:p>3.48948312830613</text:p>
          </table:table-cell>
          <table:table-cell table:style-name="ce34" table:formula="of:=IF([.L166]&gt;0; [.K166]+0.5*([.H166]+[.H167])*delta_t ;[.K166])" office:value-type="float" office:value="1.37725480308303" calcext:value-type="float">
            <text:p>1.37725480308303</text:p>
          </table:table-cell>
          <table:table-cell table:style-name="ce34" table:formula="of:=IF([.L166]&gt;0; [.L166]+0.5*([.I166]+[.I167])*delta_t ;[.L166])" office:value-type="float" office:value="-0.0168722628130269" calcext:value-type="float">
            <text:p>-0.0168722628130269</text:p>
          </table:table-cell>
          <table:table-cell/>
          <table:table-cell table:formula="of:= IF([.O166] &gt; 0;  (v*COS(theta*PI()/180)/drag)*(1 - EXP(-drag*[.A167])); [.N166])" office:value-type="float" office:value="2.49871968160664" calcext:value-type="float">
            <text:p>2.49871968160664</text:p>
          </table:table-cell>
          <table:table-cell table:formula="of:= IF([.O166]&gt;0;  height + (   (g/(drag^2)) +  ( v*SIN(theta*PI()/180)) / drag     )   *   ( 1 - EXP(-drag*[.A167])    )     -   (   (g*[.A167]) / drag   );[.O166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67]+delta_t" office:value-type="float" office:value="1.43" calcext:value-type="float">
            <text:p>1.43</text:p>
          </table:table-cell>
          <table:table-cell table:style-name="ce34" table:formula="of:=+[.B167]" office:value-type="float" office:value="4.98865668153933" calcext:value-type="float">
            <text:p>4.98865668153933</text:p>
          </table:table-cell>
          <table:table-cell table:style-name="ce34" table:formula="of:=[.C167]-g*delta_t" office:value-type="float" office:value="-11.0260221582143" calcext:value-type="float">
            <text:p>-11.0260221582143</text:p>
          </table:table-cell>
          <table:table-cell table:style-name="ce34" table:formula="of:=SQRT([.B168]*[.B168]+[.C168]*[.C168])" office:value-type="float" office:value="12.1020601601421" calcext:value-type="float">
            <text:p>12.1020601601421</text:p>
          </table:table-cell>
          <table:table-cell table:style-name="ce34" table:formula="of:=IF([.F167]&gt;0;[.E167]+0.5*([.B167]+[.B168])*delta_t;[.E167])" office:value-type="float" office:value="3.39228654344674" calcext:value-type="float">
            <text:p>3.39228654344674</text:p>
          </table:table-cell>
          <table:table-cell table:formula="of:=IF([.F167]&gt;0;[.F167]+0.5*([.C167]+[.C168])*delta_t;[.F167])" office:value-type="float" office:value="-0.0316619451101111" calcext:value-type="float">
            <text:p>-0.0316619451101111</text:p>
          </table:table-cell>
          <table:table-cell/>
          <table:table-cell table:style-name="ce34" table:formula="of:=[.H167]-drag*[.H167]*[.J167]*delta_t" office:value-type="float" office:value="0.123885970601551" calcext:value-type="float">
            <text:p>0.123885970601551</text:p>
          </table:table-cell>
          <table:table-cell table:style-name="ce34" table:formula="of:=[.I167]-g*delta_t-drag*[.I167]*[.J167]*delta_t" office:value-type="float" office:value="-3.48787463803324" calcext:value-type="float">
            <text:p>-3.48787463803324</text:p>
          </table:table-cell>
          <table:table-cell table:style-name="ce34" table:formula="of:=SQRT([.H168]^2+[.I168]^2)" office:value-type="float" office:value="3.49007410012271" calcext:value-type="float">
            <text:p>3.49007410012271</text:p>
          </table:table-cell>
          <table:table-cell table:style-name="ce34" table:formula="of:=IF([.L167]&gt;0; [.K167]+0.5*([.H167]+[.H168])*delta_t ;[.K167])" office:value-type="float" office:value="1.37725480308303" calcext:value-type="float">
            <text:p>1.37725480308303</text:p>
          </table:table-cell>
          <table:table-cell table:style-name="ce34" table:formula="of:=IF([.L167]&gt;0; [.L167]+0.5*([.I167]+[.I168])*delta_t ;[.L167])" office:value-type="float" office:value="-0.0168722628130269" calcext:value-type="float">
            <text:p>-0.0168722628130269</text:p>
          </table:table-cell>
          <table:table-cell/>
          <table:table-cell table:formula="of:= IF([.O167] &gt; 0;  (v*COS(theta*PI()/180)/drag)*(1 - EXP(-drag*[.A168])); [.N167])" office:value-type="float" office:value="2.49871968160664" calcext:value-type="float">
            <text:p>2.49871968160664</text:p>
          </table:table-cell>
          <table:table-cell table:formula="of:= IF([.O167]&gt;0;  height + (   (g/(drag^2)) +  ( v*SIN(theta*PI()/180)) / drag     )   *   ( 1 - EXP(-drag*[.A168])    )     -   (   (g*[.A168]) / drag   );[.O167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68]+delta_t" office:value-type="float" office:value="1.44" calcext:value-type="float">
            <text:p>1.44</text:p>
          </table:table-cell>
          <table:table-cell table:style-name="ce34" table:formula="of:=+[.B168]" office:value-type="float" office:value="4.98865668153933" calcext:value-type="float">
            <text:p>4.98865668153933</text:p>
          </table:table-cell>
          <table:table-cell table:style-name="ce34" table:formula="of:=[.C168]-g*delta_t" office:value-type="float" office:value="-11.1240886582143" calcext:value-type="float">
            <text:p>-11.1240886582143</text:p>
          </table:table-cell>
          <table:table-cell table:style-name="ce34" table:formula="of:=SQRT([.B169]*[.B169]+[.C169]*[.C169])" office:value-type="float" office:value="12.1914742325151" calcext:value-type="float">
            <text:p>12.1914742325151</text:p>
          </table:table-cell>
          <table:table-cell table:style-name="ce34" table:formula="of:=IF([.F168]&gt;0;[.E168]+0.5*([.B168]+[.B169])*delta_t;[.E168])" office:value-type="float" office:value="3.39228654344674" calcext:value-type="float">
            <text:p>3.39228654344674</text:p>
          </table:table-cell>
          <table:table-cell table:formula="of:=IF([.F168]&gt;0;[.F168]+0.5*([.C168]+[.C169])*delta_t;[.F168])" office:value-type="float" office:value="-0.0316619451101111" calcext:value-type="float">
            <text:p>-0.0316619451101111</text:p>
          </table:table-cell>
          <table:table-cell/>
          <table:table-cell table:style-name="ce34" table:formula="of:=[.H168]-drag*[.H168]*[.J168]*delta_t" office:value-type="float" office:value="0.120427000862631" calcext:value-type="float">
            <text:p>0.120427000862631</text:p>
          </table:table-cell>
          <table:table-cell table:style-name="ce34" table:formula="of:=[.I168]-g*delta_t-drag*[.I168]*[.J168]*delta_t" office:value-type="float" office:value="-3.48855761052384" calcext:value-type="float">
            <text:p>-3.48855761052384</text:p>
          </table:table-cell>
          <table:table-cell table:style-name="ce34" table:formula="of:=SQRT([.H169]^2+[.I169]^2)" office:value-type="float" office:value="3.49063559605992" calcext:value-type="float">
            <text:p>3.49063559605992</text:p>
          </table:table-cell>
          <table:table-cell table:style-name="ce34" table:formula="of:=IF([.L168]&gt;0; [.K168]+0.5*([.H168]+[.H169])*delta_t ;[.K168])" office:value-type="float" office:value="1.37725480308303" calcext:value-type="float">
            <text:p>1.37725480308303</text:p>
          </table:table-cell>
          <table:table-cell table:style-name="ce34" table:formula="of:=IF([.L168]&gt;0; [.L168]+0.5*([.I168]+[.I169])*delta_t ;[.L168])" office:value-type="float" office:value="-0.0168722628130269" calcext:value-type="float">
            <text:p>-0.0168722628130269</text:p>
          </table:table-cell>
          <table:table-cell/>
          <table:table-cell table:formula="of:= IF([.O168] &gt; 0;  (v*COS(theta*PI()/180)/drag)*(1 - EXP(-drag*[.A169])); [.N168])" office:value-type="float" office:value="2.49871968160664" calcext:value-type="float">
            <text:p>2.49871968160664</text:p>
          </table:table-cell>
          <table:table-cell table:formula="of:= IF([.O168]&gt;0;  height + (   (g/(drag^2)) +  ( v*SIN(theta*PI()/180)) / drag     )   *   ( 1 - EXP(-drag*[.A169])    )     -   (   (g*[.A169]) / drag   );[.O168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69]+delta_t" office:value-type="float" office:value="1.45" calcext:value-type="float">
            <text:p>1.45</text:p>
          </table:table-cell>
          <table:table-cell table:style-name="ce34" table:formula="of:=+[.B169]" office:value-type="float" office:value="4.98865668153933" calcext:value-type="float">
            <text:p>4.98865668153933</text:p>
          </table:table-cell>
          <table:table-cell table:style-name="ce34" table:formula="of:=[.C169]-g*delta_t" office:value-type="float" office:value="-11.2221551582143" calcext:value-type="float">
            <text:p>-11.2221551582143</text:p>
          </table:table-cell>
          <table:table-cell table:style-name="ce34" table:formula="of:=SQRT([.B170]*[.B170]+[.C170]*[.C170])" office:value-type="float" office:value="12.2810203925123" calcext:value-type="float">
            <text:p>12.2810203925123</text:p>
          </table:table-cell>
          <table:table-cell table:style-name="ce34" table:formula="of:=IF([.F169]&gt;0;[.E169]+0.5*([.B169]+[.B170])*delta_t;[.E169])" office:value-type="float" office:value="3.39228654344674" calcext:value-type="float">
            <text:p>3.39228654344674</text:p>
          </table:table-cell>
          <table:table-cell table:formula="of:=IF([.F169]&gt;0;[.F169]+0.5*([.C169]+[.C170])*delta_t;[.F169])" office:value-type="float" office:value="-0.0316619451101111" calcext:value-type="float">
            <text:p>-0.0316619451101111</text:p>
          </table:table-cell>
          <table:table-cell/>
          <table:table-cell table:style-name="ce34" table:formula="of:=[.H169]-drag*[.H169]*[.J169]*delta_t" office:value-type="float" office:value="0.117064066655128" calcext:value-type="float">
            <text:p>0.117064066655128</text:p>
          </table:table-cell>
          <table:table-cell table:style-name="ce34" table:formula="of:=[.I169]-g*delta_t-drag*[.I169]*[.J169]*delta_t" office:value-type="float" office:value="-3.48920584353024" calcext:value-type="float">
            <text:p>-3.48920584353024</text:p>
          </table:table-cell>
          <table:table-cell table:style-name="ce34" table:formula="of:=SQRT([.H170]^2+[.I170]^2)" office:value-type="float" office:value="3.49116906124974" calcext:value-type="float">
            <text:p>3.49116906124974</text:p>
          </table:table-cell>
          <table:table-cell table:style-name="ce34" table:formula="of:=IF([.L169]&gt;0; [.K169]+0.5*([.H169]+[.H170])*delta_t ;[.K169])" office:value-type="float" office:value="1.37725480308303" calcext:value-type="float">
            <text:p>1.37725480308303</text:p>
          </table:table-cell>
          <table:table-cell table:style-name="ce34" table:formula="of:=IF([.L169]&gt;0; [.L169]+0.5*([.I169]+[.I170])*delta_t ;[.L169])" office:value-type="float" office:value="-0.0168722628130269" calcext:value-type="float">
            <text:p>-0.0168722628130269</text:p>
          </table:table-cell>
          <table:table-cell/>
          <table:table-cell table:formula="of:= IF([.O169] &gt; 0;  (v*COS(theta*PI()/180)/drag)*(1 - EXP(-drag*[.A170])); [.N169])" office:value-type="float" office:value="2.49871968160664" calcext:value-type="float">
            <text:p>2.49871968160664</text:p>
          </table:table-cell>
          <table:table-cell table:formula="of:= IF([.O169]&gt;0;  height + (   (g/(drag^2)) +  ( v*SIN(theta*PI()/180)) / drag     )   *   ( 1 - EXP(-drag*[.A170])    )     -   (   (g*[.A170]) / drag   );[.O169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70]+delta_t" office:value-type="float" office:value="1.46" calcext:value-type="float">
            <text:p>1.46</text:p>
          </table:table-cell>
          <table:table-cell table:style-name="ce34" table:formula="of:=+[.B170]" office:value-type="float" office:value="4.98865668153933" calcext:value-type="float">
            <text:p>4.98865668153933</text:p>
          </table:table-cell>
          <table:table-cell table:style-name="ce34" table:formula="of:=[.C170]-g*delta_t" office:value-type="float" office:value="-11.3202216582143" calcext:value-type="float">
            <text:p>-11.3202216582143</text:p>
          </table:table-cell>
          <table:table-cell table:style-name="ce34" table:formula="of:=SQRT([.B171]*[.B171]+[.C171]*[.C171])" office:value-type="float" office:value="12.3706957717572" calcext:value-type="float">
            <text:p>12.3706957717572</text:p>
          </table:table-cell>
          <table:table-cell table:style-name="ce34" table:formula="of:=IF([.F170]&gt;0;[.E170]+0.5*([.B170]+[.B171])*delta_t;[.E170])" office:value-type="float" office:value="3.39228654344674" calcext:value-type="float">
            <text:p>3.39228654344674</text:p>
          </table:table-cell>
          <table:table-cell table:formula="of:=IF([.F170]&gt;0;[.F170]+0.5*([.C170]+[.C171])*delta_t;[.F170])" office:value-type="float" office:value="-0.0316619451101111" calcext:value-type="float">
            <text:p>-0.0316619451101111</text:p>
          </table:table-cell>
          <table:table-cell/>
          <table:table-cell table:style-name="ce34" table:formula="of:=[.H170]-drag*[.H170]*[.J170]*delta_t" office:value-type="float" office:value="0.113794543073605" calcext:value-type="float">
            <text:p>0.113794543073605</text:p>
          </table:table-cell>
          <table:table-cell table:style-name="ce34" table:formula="of:=[.I170]-g*delta_t-drag*[.I170]*[.J170]*delta_t" office:value-type="float" office:value="-3.48982108361612" calcext:value-type="float">
            <text:p>-3.48982108361612</text:p>
          </table:table-cell>
          <table:table-cell table:style-name="ce34" table:formula="of:=SQRT([.H171]^2+[.I171]^2)" office:value-type="float" office:value="3.49167587179637" calcext:value-type="float">
            <text:p>3.49167587179637</text:p>
          </table:table-cell>
          <table:table-cell table:style-name="ce34" table:formula="of:=IF([.L170]&gt;0; [.K170]+0.5*([.H170]+[.H171])*delta_t ;[.K170])" office:value-type="float" office:value="1.37725480308303" calcext:value-type="float">
            <text:p>1.37725480308303</text:p>
          </table:table-cell>
          <table:table-cell table:style-name="ce34" table:formula="of:=IF([.L170]&gt;0; [.L170]+0.5*([.I170]+[.I171])*delta_t ;[.L170])" office:value-type="float" office:value="-0.0168722628130269" calcext:value-type="float">
            <text:p>-0.0168722628130269</text:p>
          </table:table-cell>
          <table:table-cell/>
          <table:table-cell table:formula="of:= IF([.O170] &gt; 0;  (v*COS(theta*PI()/180)/drag)*(1 - EXP(-drag*[.A171])); [.N170])" office:value-type="float" office:value="2.49871968160664" calcext:value-type="float">
            <text:p>2.49871968160664</text:p>
          </table:table-cell>
          <table:table-cell table:formula="of:= IF([.O170]&gt;0;  height + (   (g/(drag^2)) +  ( v*SIN(theta*PI()/180)) / drag     )   *   ( 1 - EXP(-drag*[.A171])    )     -   (   (g*[.A171]) / drag   );[.O170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71]+delta_t" office:value-type="float" office:value="1.47" calcext:value-type="float">
            <text:p>1.47</text:p>
          </table:table-cell>
          <table:table-cell table:style-name="ce34" table:formula="of:=+[.B171]" office:value-type="float" office:value="4.98865668153933" calcext:value-type="float">
            <text:p>4.98865668153933</text:p>
          </table:table-cell>
          <table:table-cell table:style-name="ce34" table:formula="of:=[.C171]-g*delta_t" office:value-type="float" office:value="-11.4182881582143" calcext:value-type="float">
            <text:p>-11.4182881582143</text:p>
          </table:table-cell>
          <table:table-cell table:style-name="ce34" table:formula="of:=SQRT([.B172]*[.B172]+[.C172]*[.C172])" office:value-type="float" office:value="12.4604975803651" calcext:value-type="float">
            <text:p>12.4604975803651</text:p>
          </table:table-cell>
          <table:table-cell table:style-name="ce34" table:formula="of:=IF([.F171]&gt;0;[.E171]+0.5*([.B171]+[.B172])*delta_t;[.E171])" office:value-type="float" office:value="3.39228654344674" calcext:value-type="float">
            <text:p>3.39228654344674</text:p>
          </table:table-cell>
          <table:table-cell table:formula="of:=IF([.F171]&gt;0;[.F171]+0.5*([.C171]+[.C172])*delta_t;[.F171])" office:value-type="float" office:value="-0.0316619451101111" calcext:value-type="float">
            <text:p>-0.0316619451101111</text:p>
          </table:table-cell>
          <table:table-cell/>
          <table:table-cell table:style-name="ce34" table:formula="of:=[.H171]-drag*[.H171]*[.J171]*delta_t" office:value-type="float" office:value="0.110615873790467" calcext:value-type="float">
            <text:p>0.110615873790467</text:p>
          </table:table-cell>
          <table:table-cell table:style-name="ce34" table:formula="of:=[.I171]-g*delta_t-drag*[.I171]*[.J171]*delta_t" office:value-type="float" office:value="-3.49040499101973" calcext:value-type="float">
            <text:p>-3.49040499101973</text:p>
          </table:table-cell>
          <table:table-cell table:style-name="ce34" table:formula="of:=SQRT([.H172]^2+[.I172]^2)" office:value-type="float" office:value="3.49215733793165" calcext:value-type="float">
            <text:p>3.49215733793165</text:p>
          </table:table-cell>
          <table:table-cell table:style-name="ce34" table:formula="of:=IF([.L171]&gt;0; [.K171]+0.5*([.H171]+[.H172])*delta_t ;[.K171])" office:value-type="float" office:value="1.37725480308303" calcext:value-type="float">
            <text:p>1.37725480308303</text:p>
          </table:table-cell>
          <table:table-cell table:style-name="ce34" table:formula="of:=IF([.L171]&gt;0; [.L171]+0.5*([.I171]+[.I172])*delta_t ;[.L171])" office:value-type="float" office:value="-0.0168722628130269" calcext:value-type="float">
            <text:p>-0.0168722628130269</text:p>
          </table:table-cell>
          <table:table-cell/>
          <table:table-cell table:formula="of:= IF([.O171] &gt; 0;  (v*COS(theta*PI()/180)/drag)*(1 - EXP(-drag*[.A172])); [.N171])" office:value-type="float" office:value="2.49871968160664" calcext:value-type="float">
            <text:p>2.49871968160664</text:p>
          </table:table-cell>
          <table:table-cell table:formula="of:= IF([.O171]&gt;0;  height + (   (g/(drag^2)) +  ( v*SIN(theta*PI()/180)) / drag     )   *   ( 1 - EXP(-drag*[.A172])    )     -   (   (g*[.A172]) / drag   );[.O171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72]+delta_t" office:value-type="float" office:value="1.48" calcext:value-type="float">
            <text:p>1.48</text:p>
          </table:table-cell>
          <table:table-cell table:style-name="ce34" table:formula="of:=+[.B172]" office:value-type="float" office:value="4.98865668153933" calcext:value-type="float">
            <text:p>4.98865668153933</text:p>
          </table:table-cell>
          <table:table-cell table:style-name="ce34" table:formula="of:=[.C172]-g*delta_t" office:value-type="float" office:value="-11.5163546582143" calcext:value-type="float">
            <text:p>-11.5163546582143</text:p>
          </table:table-cell>
          <table:table-cell table:style-name="ce34" table:formula="of:=SQRT([.B173]*[.B173]+[.C173]*[.C173])" office:value-type="float" office:value="12.5504231044232" calcext:value-type="float">
            <text:p>12.5504231044232</text:p>
          </table:table-cell>
          <table:table-cell table:style-name="ce34" table:formula="of:=IF([.F172]&gt;0;[.E172]+0.5*([.B172]+[.B173])*delta_t;[.E172])" office:value-type="float" office:value="3.39228654344674" calcext:value-type="float">
            <text:p>3.39228654344674</text:p>
          </table:table-cell>
          <table:table-cell table:formula="of:=IF([.F172]&gt;0;[.F172]+0.5*([.C172]+[.C173])*delta_t;[.F172])" office:value-type="float" office:value="-0.0316619451101111" calcext:value-type="float">
            <text:p>-0.0316619451101111</text:p>
          </table:table-cell>
          <table:table-cell/>
          <table:table-cell table:style-name="ce34" table:formula="of:=[.H172]-drag*[.H172]*[.J172]*delta_t" office:value-type="float" office:value="0.107525569507674" calcext:value-type="float">
            <text:p>0.107525569507674</text:p>
          </table:table-cell>
          <table:table-cell table:style-name="ce34" table:formula="of:=[.I172]-g*delta_t-drag*[.I172]*[.J172]*delta_t" office:value-type="float" office:value="-3.49095914380579" calcext:value-type="float">
            <text:p>-3.49095914380579</text:p>
          </table:table-cell>
          <table:table-cell table:style-name="ce34" table:formula="of:=SQRT([.H173]^2+[.I173]^2)" office:value-type="float" office:value="3.49261470703815" calcext:value-type="float">
            <text:p>3.49261470703815</text:p>
          </table:table-cell>
          <table:table-cell table:style-name="ce34" table:formula="of:=IF([.L172]&gt;0; [.K172]+0.5*([.H172]+[.H173])*delta_t ;[.K172])" office:value-type="float" office:value="1.37725480308303" calcext:value-type="float">
            <text:p>1.37725480308303</text:p>
          </table:table-cell>
          <table:table-cell table:style-name="ce34" table:formula="of:=IF([.L172]&gt;0; [.L172]+0.5*([.I172]+[.I173])*delta_t ;[.L172])" office:value-type="float" office:value="-0.0168722628130269" calcext:value-type="float">
            <text:p>-0.0168722628130269</text:p>
          </table:table-cell>
          <table:table-cell/>
          <table:table-cell table:formula="of:= IF([.O172] &gt; 0;  (v*COS(theta*PI()/180)/drag)*(1 - EXP(-drag*[.A173])); [.N172])" office:value-type="float" office:value="2.49871968160664" calcext:value-type="float">
            <text:p>2.49871968160664</text:p>
          </table:table-cell>
          <table:table-cell table:formula="of:= IF([.O172]&gt;0;  height + (   (g/(drag^2)) +  ( v*SIN(theta*PI()/180)) / drag     )   *   ( 1 - EXP(-drag*[.A173])    )     -   (   (g*[.A173]) / drag   );[.O172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73]+delta_t" office:value-type="float" office:value="1.49" calcext:value-type="float">
            <text:p>1.49</text:p>
          </table:table-cell>
          <table:table-cell table:style-name="ce34" table:formula="of:=+[.B173]" office:value-type="float" office:value="4.98865668153933" calcext:value-type="float">
            <text:p>4.98865668153933</text:p>
          </table:table-cell>
          <table:table-cell table:style-name="ce34" table:formula="of:=[.C173]-g*delta_t" office:value-type="float" office:value="-11.6144211582143" calcext:value-type="float">
            <text:p>-11.6144211582143</text:p>
          </table:table-cell>
          <table:table-cell table:style-name="ce34" table:formula="of:=SQRT([.B174]*[.B174]+[.C174]*[.C174])" office:value-type="float" office:value="12.640469703561" calcext:value-type="float">
            <text:p>12.640469703561</text:p>
          </table:table-cell>
          <table:table-cell table:style-name="ce34" table:formula="of:=IF([.F173]&gt;0;[.E173]+0.5*([.B173]+[.B174])*delta_t;[.E173])" office:value-type="float" office:value="3.39228654344674" calcext:value-type="float">
            <text:p>3.39228654344674</text:p>
          </table:table-cell>
          <table:table-cell table:formula="of:=IF([.F173]&gt;0;[.F173]+0.5*([.C173]+[.C174])*delta_t;[.F173])" office:value-type="float" office:value="-0.0316619451101111" calcext:value-type="float">
            <text:p>-0.0316619451101111</text:p>
          </table:table-cell>
          <table:table-cell/>
          <table:table-cell table:style-name="ce34" table:formula="of:=[.H173]-drag*[.H173]*[.J173]*delta_t" office:value-type="float" office:value="0.104521206424113" calcext:value-type="float">
            <text:p>0.104521206424113</text:p>
          </table:table-cell>
          <table:table-cell table:style-name="ce34" table:formula="of:=[.I173]-g*delta_t-drag*[.I173]*[.J173]*delta_t" office:value-type="float" office:value="-3.49148504182719" calcext:value-type="float">
            <text:p>-3.49148504182719</text:p>
          </table:table-cell>
          <table:table-cell table:style-name="ce34" table:formula="of:=SQRT([.H174]^2+[.I174]^2)" office:value-type="float" office:value="3.49304916654423" calcext:value-type="float">
            <text:p>3.49304916654423</text:p>
          </table:table-cell>
          <table:table-cell table:style-name="ce34" table:formula="of:=IF([.L173]&gt;0; [.K173]+0.5*([.H173]+[.H174])*delta_t ;[.K173])" office:value-type="float" office:value="1.37725480308303" calcext:value-type="float">
            <text:p>1.37725480308303</text:p>
          </table:table-cell>
          <table:table-cell table:style-name="ce34" table:formula="of:=IF([.L173]&gt;0; [.L173]+0.5*([.I173]+[.I174])*delta_t ;[.L173])" office:value-type="float" office:value="-0.0168722628130269" calcext:value-type="float">
            <text:p>-0.0168722628130269</text:p>
          </table:table-cell>
          <table:table-cell/>
          <table:table-cell table:formula="of:= IF([.O173] &gt; 0;  (v*COS(theta*PI()/180)/drag)*(1 - EXP(-drag*[.A174])); [.N173])" office:value-type="float" office:value="2.49871968160664" calcext:value-type="float">
            <text:p>2.49871968160664</text:p>
          </table:table-cell>
          <table:table-cell table:formula="of:= IF([.O173]&gt;0;  height + (   (g/(drag^2)) +  ( v*SIN(theta*PI()/180)) / drag     )   *   ( 1 - EXP(-drag*[.A174])    )     -   (   (g*[.A174]) / drag   );[.O173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74]+delta_t" office:value-type="float" office:value="1.5" calcext:value-type="float">
            <text:p>1.5</text:p>
          </table:table-cell>
          <table:table-cell table:style-name="ce34" table:formula="of:=+[.B174]" office:value-type="float" office:value="4.98865668153933" calcext:value-type="float">
            <text:p>4.98865668153933</text:p>
          </table:table-cell>
          <table:table-cell table:style-name="ce34" table:formula="of:=[.C174]-g*delta_t" office:value-type="float" office:value="-11.7124876582143" calcext:value-type="float">
            <text:p>-11.7124876582143</text:p>
          </table:table-cell>
          <table:table-cell table:style-name="ce34" table:formula="of:=SQRT([.B175]*[.B175]+[.C175]*[.C175])" office:value-type="float" office:value="12.7306348086059" calcext:value-type="float">
            <text:p>12.7306348086059</text:p>
          </table:table-cell>
          <table:table-cell table:style-name="ce34" table:formula="of:=IF([.F174]&gt;0;[.E174]+0.5*([.B174]+[.B175])*delta_t;[.E174])" office:value-type="float" office:value="3.39228654344674" calcext:value-type="float">
            <text:p>3.39228654344674</text:p>
          </table:table-cell>
          <table:table-cell table:formula="of:=IF([.F174]&gt;0;[.F174]+0.5*([.C174]+[.C175])*delta_t;[.F174])" office:value-type="float" office:value="-0.0316619451101111" calcext:value-type="float">
            <text:p>-0.0316619451101111</text:p>
          </table:table-cell>
          <table:table-cell/>
          <table:table-cell table:style-name="ce34" table:formula="of:=[.H174]-drag*[.H174]*[.J174]*delta_t" office:value-type="float" office:value="0.101600424720226" calcext:value-type="float">
            <text:p>0.101600424720226</text:p>
          </table:table-cell>
          <table:table-cell table:style-name="ce34" table:formula="of:=[.I174]-g*delta_t-drag*[.I174]*[.J174]*delta_t" office:value-type="float" office:value="-3.49198411050434" calcext:value-type="float">
            <text:p>-3.49198411050434</text:p>
          </table:table-cell>
          <table:table-cell table:style-name="ce34" table:formula="of:=SQRT([.H175]^2+[.I175]^2)" office:value-type="float" office:value="3.49346184669564" calcext:value-type="float">
            <text:p>3.49346184669564</text:p>
          </table:table-cell>
          <table:table-cell table:style-name="ce34" table:formula="of:=IF([.L174]&gt;0; [.K174]+0.5*([.H174]+[.H175])*delta_t ;[.K174])" office:value-type="float" office:value="1.37725480308303" calcext:value-type="float">
            <text:p>1.37725480308303</text:p>
          </table:table-cell>
          <table:table-cell table:style-name="ce34" table:formula="of:=IF([.L174]&gt;0; [.L174]+0.5*([.I174]+[.I175])*delta_t ;[.L174])" office:value-type="float" office:value="-0.0168722628130269" calcext:value-type="float">
            <text:p>-0.0168722628130269</text:p>
          </table:table-cell>
          <table:table-cell/>
          <table:table-cell table:formula="of:= IF([.O174] &gt; 0;  (v*COS(theta*PI()/180)/drag)*(1 - EXP(-drag*[.A175])); [.N174])" office:value-type="float" office:value="2.49871968160664" calcext:value-type="float">
            <text:p>2.49871968160664</text:p>
          </table:table-cell>
          <table:table-cell table:formula="of:= IF([.O174]&gt;0;  height + (   (g/(drag^2)) +  ( v*SIN(theta*PI()/180)) / drag     )   *   ( 1 - EXP(-drag*[.A175])    )     -   (   (g*[.A175]) / drag   );[.O174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75]+delta_t" office:value-type="float" office:value="1.51" calcext:value-type="float">
            <text:p>1.51</text:p>
          </table:table-cell>
          <table:table-cell table:style-name="ce34" table:formula="of:=+[.B175]" office:value-type="float" office:value="4.98865668153933" calcext:value-type="float">
            <text:p>4.98865668153933</text:p>
          </table:table-cell>
          <table:table-cell table:style-name="ce34" table:formula="of:=[.C175]-g*delta_t" office:value-type="float" office:value="-11.8105541582143" calcext:value-type="float">
            <text:p>-11.8105541582143</text:p>
          </table:table-cell>
          <table:table-cell table:style-name="ce34" table:formula="of:=SQRT([.B176]*[.B176]+[.C176]*[.C176])" office:value-type="float" office:value="12.8209159193242" calcext:value-type="float">
            <text:p>12.8209159193242</text:p>
          </table:table-cell>
          <table:table-cell table:style-name="ce34" table:formula="of:=IF([.F175]&gt;0;[.E175]+0.5*([.B175]+[.B176])*delta_t;[.E175])" office:value-type="float" office:value="3.39228654344674" calcext:value-type="float">
            <text:p>3.39228654344674</text:p>
          </table:table-cell>
          <table:table-cell table:formula="of:=IF([.F175]&gt;0;[.F175]+0.5*([.C175]+[.C176])*delta_t;[.F175])" office:value-type="float" office:value="-0.0316619451101111" calcext:value-type="float">
            <text:p>-0.0316619451101111</text:p>
          </table:table-cell>
          <table:table-cell/>
          <table:table-cell table:style-name="ce34" table:formula="of:=[.H175]-drag*[.H175]*[.J175]*delta_t" office:value-type="float" office:value="0.0987609270612801" calcext:value-type="float">
            <text:p>0.0987609270612801</text:p>
          </table:table-cell>
          <table:table-cell table:style-name="ce34" table:formula="of:=[.I175]-g*delta_t-drag*[.I175]*[.J175]*delta_t" office:value-type="float" office:value="-3.49245770442982" calcext:value-type="float">
            <text:p>-3.49245770442982</text:p>
          </table:table-cell>
          <table:table-cell table:style-name="ce34" table:formula="of:=SQRT([.H176]^2+[.I176]^2)" office:value-type="float" office:value="3.49385382320801" calcext:value-type="float">
            <text:p>3.49385382320801</text:p>
          </table:table-cell>
          <table:table-cell table:style-name="ce34" table:formula="of:=IF([.L175]&gt;0; [.K175]+0.5*([.H175]+[.H176])*delta_t ;[.K175])" office:value-type="float" office:value="1.37725480308303" calcext:value-type="float">
            <text:p>1.37725480308303</text:p>
          </table:table-cell>
          <table:table-cell table:style-name="ce34" table:formula="of:=IF([.L175]&gt;0; [.L175]+0.5*([.I175]+[.I176])*delta_t ;[.L175])" office:value-type="float" office:value="-0.0168722628130269" calcext:value-type="float">
            <text:p>-0.0168722628130269</text:p>
          </table:table-cell>
          <table:table-cell/>
          <table:table-cell table:formula="of:= IF([.O175] &gt; 0;  (v*COS(theta*PI()/180)/drag)*(1 - EXP(-drag*[.A176])); [.N175])" office:value-type="float" office:value="2.49871968160664" calcext:value-type="float">
            <text:p>2.49871968160664</text:p>
          </table:table-cell>
          <table:table-cell table:formula="of:= IF([.O175]&gt;0;  height + (   (g/(drag^2)) +  ( v*SIN(theta*PI()/180)) / drag     )   *   ( 1 - EXP(-drag*[.A176])    )     -   (   (g*[.A176]) / drag   );[.O175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76]+delta_t" office:value-type="float" office:value="1.52" calcext:value-type="float">
            <text:p>1.52</text:p>
          </table:table-cell>
          <table:table-cell table:style-name="ce34" table:formula="of:=+[.B176]" office:value-type="float" office:value="4.98865668153933" calcext:value-type="float">
            <text:p>4.98865668153933</text:p>
          </table:table-cell>
          <table:table-cell table:style-name="ce34" table:formula="of:=[.C176]-g*delta_t" office:value-type="float" office:value="-11.9086206582143" calcext:value-type="float">
            <text:p>-11.9086206582143</text:p>
          </table:table-cell>
          <table:table-cell table:style-name="ce34" table:formula="of:=SQRT([.B177]*[.B177]+[.C177]*[.C177])" office:value-type="float" office:value="12.91131060224" calcext:value-type="float">
            <text:p>12.91131060224</text:p>
          </table:table-cell>
          <table:table-cell table:style-name="ce34" table:formula="of:=IF([.F176]&gt;0;[.E176]+0.5*([.B176]+[.B177])*delta_t;[.E176])" office:value-type="float" office:value="3.39228654344674" calcext:value-type="float">
            <text:p>3.39228654344674</text:p>
          </table:table-cell>
          <table:table-cell table:formula="of:=IF([.F176]&gt;0;[.F176]+0.5*([.C176]+[.C177])*delta_t;[.F176])" office:value-type="float" office:value="-0.0316619451101111" calcext:value-type="float">
            <text:p>-0.0316619451101111</text:p>
          </table:table-cell>
          <table:table-cell/>
          <table:table-cell table:style-name="ce34" table:formula="of:=[.H176]-drag*[.H176]*[.J176]*delta_t" office:value-type="float" office:value="0.0960004771205071" calcext:value-type="float">
            <text:p>0.0960004771205071</text:p>
          </table:table-cell>
          <table:table-cell table:style-name="ce34" table:formula="of:=[.I176]-g*delta_t-drag*[.I176]*[.J176]*delta_t" office:value-type="float" office:value="-3.49290711080571" calcext:value-type="float">
            <text:p>-3.49290711080571</text:p>
          </table:table-cell>
          <table:table-cell table:style-name="ce34" table:formula="of:=SQRT([.H177]^2+[.I177]^2)" office:value-type="float" office:value="3.49422611980456" calcext:value-type="float">
            <text:p>3.49422611980456</text:p>
          </table:table-cell>
          <table:table-cell table:style-name="ce34" table:formula="of:=IF([.L176]&gt;0; [.K176]+0.5*([.H176]+[.H177])*delta_t ;[.K176])" office:value-type="float" office:value="1.37725480308303" calcext:value-type="float">
            <text:p>1.37725480308303</text:p>
          </table:table-cell>
          <table:table-cell table:style-name="ce34" table:formula="of:=IF([.L176]&gt;0; [.L176]+0.5*([.I176]+[.I177])*delta_t ;[.L176])" office:value-type="float" office:value="-0.0168722628130269" calcext:value-type="float">
            <text:p>-0.0168722628130269</text:p>
          </table:table-cell>
          <table:table-cell/>
          <table:table-cell table:formula="of:= IF([.O176] &gt; 0;  (v*COS(theta*PI()/180)/drag)*(1 - EXP(-drag*[.A177])); [.N176])" office:value-type="float" office:value="2.49871968160664" calcext:value-type="float">
            <text:p>2.49871968160664</text:p>
          </table:table-cell>
          <table:table-cell table:formula="of:= IF([.O176]&gt;0;  height + (   (g/(drag^2)) +  ( v*SIN(theta*PI()/180)) / drag     )   *   ( 1 - EXP(-drag*[.A177])    )     -   (   (g*[.A177]) / drag   );[.O176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77]+delta_t" office:value-type="float" office:value="1.53" calcext:value-type="float">
            <text:p>1.53</text:p>
          </table:table-cell>
          <table:table-cell table:style-name="ce34" table:formula="of:=+[.B177]" office:value-type="float" office:value="4.98865668153933" calcext:value-type="float">
            <text:p>4.98865668153933</text:p>
          </table:table-cell>
          <table:table-cell table:style-name="ce34" table:formula="of:=[.C177]-g*delta_t" office:value-type="float" office:value="-12.0066871582143" calcext:value-type="float">
            <text:p>-12.0066871582143</text:p>
          </table:table-cell>
          <table:table-cell table:style-name="ce34" table:formula="of:=SQRT([.B178]*[.B178]+[.C178]*[.C178])" office:value-type="float" office:value="13.0018164885332" calcext:value-type="float">
            <text:p>13.0018164885332</text:p>
          </table:table-cell>
          <table:table-cell table:style-name="ce34" table:formula="of:=IF([.F177]&gt;0;[.E177]+0.5*([.B177]+[.B178])*delta_t;[.E177])" office:value-type="float" office:value="3.39228654344674" calcext:value-type="float">
            <text:p>3.39228654344674</text:p>
          </table:table-cell>
          <table:table-cell table:formula="of:=IF([.F177]&gt;0;[.F177]+0.5*([.C177]+[.C178])*delta_t;[.F177])" office:value-type="float" office:value="-0.0316619451101111" calcext:value-type="float">
            <text:p>-0.0316619451101111</text:p>
          </table:table-cell>
          <table:table-cell/>
          <table:table-cell table:style-name="ce34" table:formula="of:=[.H177]-drag*[.H177]*[.J177]*delta_t" office:value-type="float" office:value="0.0933168981231617" calcext:value-type="float">
            <text:p>0.0933168981231617</text:p>
          </table:table-cell>
          <table:table-cell table:style-name="ce34" table:formula="of:=[.I177]-g*delta_t-drag*[.I177]*[.J177]*delta_t" office:value-type="float" office:value="-3.49333355272068" calcext:value-type="float">
            <text:p>-3.49333355272068</text:p>
          </table:table-cell>
          <table:table-cell table:style-name="ce34" table:formula="of:=SQRT([.H178]^2+[.I178]^2)" office:value-type="float" office:value="3.49457971064324" calcext:value-type="float">
            <text:p>3.49457971064324</text:p>
          </table:table-cell>
          <table:table-cell table:style-name="ce34" table:formula="of:=IF([.L177]&gt;0; [.K177]+0.5*([.H177]+[.H178])*delta_t ;[.K177])" office:value-type="float" office:value="1.37725480308303" calcext:value-type="float">
            <text:p>1.37725480308303</text:p>
          </table:table-cell>
          <table:table-cell table:style-name="ce34" table:formula="of:=IF([.L177]&gt;0; [.L177]+0.5*([.I177]+[.I178])*delta_t ;[.L177])" office:value-type="float" office:value="-0.0168722628130269" calcext:value-type="float">
            <text:p>-0.0168722628130269</text:p>
          </table:table-cell>
          <table:table-cell/>
          <table:table-cell table:formula="of:= IF([.O177] &gt; 0;  (v*COS(theta*PI()/180)/drag)*(1 - EXP(-drag*[.A178])); [.N177])" office:value-type="float" office:value="2.49871968160664" calcext:value-type="float">
            <text:p>2.49871968160664</text:p>
          </table:table-cell>
          <table:table-cell table:formula="of:= IF([.O177]&gt;0;  height + (   (g/(drag^2)) +  ( v*SIN(theta*PI()/180)) / drag     )   *   ( 1 - EXP(-drag*[.A178])    )     -   (   (g*[.A178]) / drag   );[.O177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78]+delta_t" office:value-type="float" office:value="1.54" calcext:value-type="float">
            <text:p>1.54</text:p>
          </table:table-cell>
          <table:table-cell table:style-name="ce34" table:formula="of:=+[.B178]" office:value-type="float" office:value="4.98865668153933" calcext:value-type="float">
            <text:p>4.98865668153933</text:p>
          </table:table-cell>
          <table:table-cell table:style-name="ce34" table:formula="of:=[.C178]-g*delta_t" office:value-type="float" office:value="-12.1047536582143" calcext:value-type="float">
            <text:p>-12.1047536582143</text:p>
          </table:table-cell>
          <table:table-cell table:style-name="ce34" table:formula="of:=SQRT([.B179]*[.B179]+[.C179]*[.C179])" office:value-type="float" office:value="13.0924312720105" calcext:value-type="float">
            <text:p>13.0924312720105</text:p>
          </table:table-cell>
          <table:table-cell table:style-name="ce34" table:formula="of:=IF([.F178]&gt;0;[.E178]+0.5*([.B178]+[.B179])*delta_t;[.E178])" office:value-type="float" office:value="3.39228654344674" calcext:value-type="float">
            <text:p>3.39228654344674</text:p>
          </table:table-cell>
          <table:table-cell table:formula="of:=IF([.F178]&gt;0;[.F178]+0.5*([.C178]+[.C179])*delta_t;[.F178])" office:value-type="float" office:value="-0.0316619451101111" calcext:value-type="float">
            <text:p>-0.0316619451101111</text:p>
          </table:table-cell>
          <table:table-cell/>
          <table:table-cell table:style-name="ce34" table:formula="of:=[.H178]-drag*[.H178]*[.J178]*delta_t" office:value-type="float" office:value="0.0907080714124308" calcext:value-type="float">
            <text:p>0.0907080714124308</text:p>
          </table:table-cell>
          <table:table-cell table:style-name="ce34" table:formula="of:=[.I178]-g*delta_t-drag*[.I178]*[.J178]*delta_t" office:value-type="float" office:value="-3.4937381922739" calcext:value-type="float">
            <text:p>-3.4937381922739</text:p>
          </table:table-cell>
          <table:table-cell table:style-name="ce34" table:formula="of:=SQRT([.H179]^2+[.I179]^2)" office:value-type="float" office:value="3.49491552263752" calcext:value-type="float">
            <text:p>3.49491552263752</text:p>
          </table:table-cell>
          <table:table-cell table:style-name="ce34" table:formula="of:=IF([.L178]&gt;0; [.K178]+0.5*([.H178]+[.H179])*delta_t ;[.K178])" office:value-type="float" office:value="1.37725480308303" calcext:value-type="float">
            <text:p>1.37725480308303</text:p>
          </table:table-cell>
          <table:table-cell table:style-name="ce34" table:formula="of:=IF([.L178]&gt;0; [.L178]+0.5*([.I178]+[.I179])*delta_t ;[.L178])" office:value-type="float" office:value="-0.0168722628130269" calcext:value-type="float">
            <text:p>-0.0168722628130269</text:p>
          </table:table-cell>
          <table:table-cell/>
          <table:table-cell table:formula="of:= IF([.O178] &gt; 0;  (v*COS(theta*PI()/180)/drag)*(1 - EXP(-drag*[.A179])); [.N178])" office:value-type="float" office:value="2.49871968160664" calcext:value-type="float">
            <text:p>2.49871968160664</text:p>
          </table:table-cell>
          <table:table-cell table:formula="of:= IF([.O178]&gt;0;  height + (   (g/(drag^2)) +  ( v*SIN(theta*PI()/180)) / drag     )   *   ( 1 - EXP(-drag*[.A179])    )     -   (   (g*[.A179]) / drag   );[.O178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79]+delta_t" office:value-type="float" office:value="1.55" calcext:value-type="float">
            <text:p>1.55</text:p>
          </table:table-cell>
          <table:table-cell table:style-name="ce34" table:formula="of:=+[.B179]" office:value-type="float" office:value="4.98865668153933" calcext:value-type="float">
            <text:p>4.98865668153933</text:p>
          </table:table-cell>
          <table:table-cell table:style-name="ce34" table:formula="of:=[.C179]-g*delta_t" office:value-type="float" office:value="-12.2028201582143" calcext:value-type="float">
            <text:p>-12.2028201582143</text:p>
          </table:table-cell>
          <table:table-cell table:style-name="ce34" table:formula="of:=SQRT([.B180]*[.B180]+[.C180]*[.C180])" office:value-type="float" office:value="13.1831527071482" calcext:value-type="float">
            <text:p>13.1831527071482</text:p>
          </table:table-cell>
          <table:table-cell table:style-name="ce34" table:formula="of:=IF([.F179]&gt;0;[.E179]+0.5*([.B179]+[.B180])*delta_t;[.E179])" office:value-type="float" office:value="3.39228654344674" calcext:value-type="float">
            <text:p>3.39228654344674</text:p>
          </table:table-cell>
          <table:table-cell table:formula="of:=IF([.F179]&gt;0;[.F179]+0.5*([.C179]+[.C180])*delta_t;[.F179])" office:value-type="float" office:value="-0.0316619451101111" calcext:value-type="float">
            <text:p>-0.0316619451101111</text:p>
          </table:table-cell>
          <table:table-cell/>
          <table:table-cell table:style-name="ce34" table:formula="of:=[.H179]-drag*[.H179]*[.J179]*delta_t" office:value-type="float" office:value="0.0881719350379683" calcext:value-type="float">
            <text:p>0.0881719350379683</text:p>
          </table:table-cell>
          <table:table-cell table:style-name="ce34" table:formula="of:=[.I179]-g*delta_t-drag*[.I179]*[.J179]*delta_t" office:value-type="float" office:value="-3.49412213355223" calcext:value-type="float">
            <text:p>-3.49412213355223</text:p>
          </table:table-cell>
          <table:table-cell table:style-name="ce34" table:formula="of:=SQRT([.H180]^2+[.I180]^2)" office:value-type="float" office:value="3.4952344376748" calcext:value-type="float">
            <text:p>3.4952344376748</text:p>
          </table:table-cell>
          <table:table-cell table:style-name="ce34" table:formula="of:=IF([.L179]&gt;0; [.K179]+0.5*([.H179]+[.H180])*delta_t ;[.K179])" office:value-type="float" office:value="1.37725480308303" calcext:value-type="float">
            <text:p>1.37725480308303</text:p>
          </table:table-cell>
          <table:table-cell table:style-name="ce34" table:formula="of:=IF([.L179]&gt;0; [.L179]+0.5*([.I179]+[.I180])*delta_t ;[.L179])" office:value-type="float" office:value="-0.0168722628130269" calcext:value-type="float">
            <text:p>-0.0168722628130269</text:p>
          </table:table-cell>
          <table:table-cell/>
          <table:table-cell table:formula="of:= IF([.O179] &gt; 0;  (v*COS(theta*PI()/180)/drag)*(1 - EXP(-drag*[.A180])); [.N179])" office:value-type="float" office:value="2.49871968160664" calcext:value-type="float">
            <text:p>2.49871968160664</text:p>
          </table:table-cell>
          <table:table-cell table:formula="of:= IF([.O179]&gt;0;  height + (   (g/(drag^2)) +  ( v*SIN(theta*PI()/180)) / drag     )   *   ( 1 - EXP(-drag*[.A180])    )     -   (   (g*[.A180]) / drag   );[.O179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80]+delta_t" office:value-type="float" office:value="1.56" calcext:value-type="float">
            <text:p>1.56</text:p>
          </table:table-cell>
          <table:table-cell table:style-name="ce34" table:formula="of:=+[.B180]" office:value-type="float" office:value="4.98865668153933" calcext:value-type="float">
            <text:p>4.98865668153933</text:p>
          </table:table-cell>
          <table:table-cell table:style-name="ce34" table:formula="of:=[.C180]-g*delta_t" office:value-type="float" office:value="-12.3008866582143" calcext:value-type="float">
            <text:p>-12.3008866582143</text:p>
          </table:table-cell>
          <table:table-cell table:style-name="ce34" table:formula="of:=SQRT([.B181]*[.B181]+[.C181]*[.C181])" office:value-type="float" office:value="13.2739786072037" calcext:value-type="float">
            <text:p>13.2739786072037</text:p>
          </table:table-cell>
          <table:table-cell table:style-name="ce34" table:formula="of:=IF([.F180]&gt;0;[.E180]+0.5*([.B180]+[.B181])*delta_t;[.E180])" office:value-type="float" office:value="3.39228654344674" calcext:value-type="float">
            <text:p>3.39228654344674</text:p>
          </table:table-cell>
          <table:table-cell table:formula="of:=IF([.F180]&gt;0;[.F180]+0.5*([.C180]+[.C181])*delta_t;[.F180])" office:value-type="float" office:value="-0.0316619451101111" calcext:value-type="float">
            <text:p>-0.0316619451101111</text:p>
          </table:table-cell>
          <table:table-cell/>
          <table:table-cell table:style-name="ce34" table:formula="of:=[.H180]-drag*[.H180]*[.J180]*delta_t" office:value-type="float" office:value="0.0857064823677192" calcext:value-type="float">
            <text:p>0.0857064823677192</text:p>
          </table:table-cell>
          <table:table-cell table:style-name="ce34" table:formula="of:=[.I180]-g*delta_t-drag*[.I180]*[.J180]*delta_t" office:value-type="float" office:value="-3.49448642546716" calcext:value-type="float">
            <text:p>-3.49448642546716</text:p>
          </table:table-cell>
          <table:table-cell table:style-name="ce34" table:formula="of:=SQRT([.H181]^2+[.I181]^2)" office:value-type="float" office:value="3.49553729473655" calcext:value-type="float">
            <text:p>3.49553729473655</text:p>
          </table:table-cell>
          <table:table-cell table:style-name="ce34" table:formula="of:=IF([.L180]&gt;0; [.K180]+0.5*([.H180]+[.H181])*delta_t ;[.K180])" office:value-type="float" office:value="1.37725480308303" calcext:value-type="float">
            <text:p>1.37725480308303</text:p>
          </table:table-cell>
          <table:table-cell table:style-name="ce34" table:formula="of:=IF([.L180]&gt;0; [.L180]+0.5*([.I180]+[.I181])*delta_t ;[.L180])" office:value-type="float" office:value="-0.0168722628130269" calcext:value-type="float">
            <text:p>-0.0168722628130269</text:p>
          </table:table-cell>
          <table:table-cell/>
          <table:table-cell table:formula="of:= IF([.O180] &gt; 0;  (v*COS(theta*PI()/180)/drag)*(1 - EXP(-drag*[.A181])); [.N180])" office:value-type="float" office:value="2.49871968160664" calcext:value-type="float">
            <text:p>2.49871968160664</text:p>
          </table:table-cell>
          <table:table-cell table:formula="of:= IF([.O180]&gt;0;  height + (   (g/(drag^2)) +  ( v*SIN(theta*PI()/180)) / drag     )   *   ( 1 - EXP(-drag*[.A181])    )     -   (   (g*[.A181]) / drag   );[.O180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81]+delta_t" office:value-type="float" office:value="1.57" calcext:value-type="float">
            <text:p>1.57</text:p>
          </table:table-cell>
          <table:table-cell table:style-name="ce34" table:formula="of:=+[.B181]" office:value-type="float" office:value="4.98865668153933" calcext:value-type="float">
            <text:p>4.98865668153933</text:p>
          </table:table-cell>
          <table:table-cell table:style-name="ce34" table:formula="of:=[.C181]-g*delta_t" office:value-type="float" office:value="-12.3989531582143" calcext:value-type="float">
            <text:p>-12.3989531582143</text:p>
          </table:table-cell>
          <table:table-cell table:style-name="ce34" table:formula="of:=SQRT([.B182]*[.B182]+[.C182]*[.C182])" office:value-type="float" office:value="13.3649068423936" calcext:value-type="float">
            <text:p>13.3649068423936</text:p>
          </table:table-cell>
          <table:table-cell table:style-name="ce34" table:formula="of:=IF([.F181]&gt;0;[.E181]+0.5*([.B181]+[.B182])*delta_t;[.E181])" office:value-type="float" office:value="3.39228654344674" calcext:value-type="float">
            <text:p>3.39228654344674</text:p>
          </table:table-cell>
          <table:table-cell table:formula="of:=IF([.F181]&gt;0;[.F181]+0.5*([.C181]+[.C182])*delta_t;[.F181])" office:value-type="float" office:value="-0.0316619451101111" calcext:value-type="float">
            <text:p>-0.0316619451101111</text:p>
          </table:table-cell>
          <table:table-cell/>
          <table:table-cell table:style-name="ce34" table:formula="of:=[.H181]-drag*[.H181]*[.J181]*delta_t" office:value-type="float" office:value="0.0833097607235829" calcext:value-type="float">
            <text:p>0.0833097607235829</text:p>
          </table:table-cell>
          <table:table-cell table:style-name="ce34" table:formula="of:=[.I181]-g*delta_t-drag*[.I181]*[.J181]*delta_t" office:value-type="float" office:value="-3.49483206445779" calcext:value-type="float">
            <text:p>-3.49483206445779</text:p>
          </table:table-cell>
          <table:table-cell table:style-name="ce34" table:formula="of:=SQRT([.H182]^2+[.I182]^2)" office:value-type="float" office:value="3.49582489192381" calcext:value-type="float">
            <text:p>3.49582489192381</text:p>
          </table:table-cell>
          <table:table-cell table:style-name="ce34" table:formula="of:=IF([.L181]&gt;0; [.K181]+0.5*([.H181]+[.H182])*delta_t ;[.K181])" office:value-type="float" office:value="1.37725480308303" calcext:value-type="float">
            <text:p>1.37725480308303</text:p>
          </table:table-cell>
          <table:table-cell table:style-name="ce34" table:formula="of:=IF([.L181]&gt;0; [.L181]+0.5*([.I181]+[.I182])*delta_t ;[.L181])" office:value-type="float" office:value="-0.0168722628130269" calcext:value-type="float">
            <text:p>-0.0168722628130269</text:p>
          </table:table-cell>
          <table:table-cell/>
          <table:table-cell table:formula="of:= IF([.O181] &gt; 0;  (v*COS(theta*PI()/180)/drag)*(1 - EXP(-drag*[.A182])); [.N181])" office:value-type="float" office:value="2.49871968160664" calcext:value-type="float">
            <text:p>2.49871968160664</text:p>
          </table:table-cell>
          <table:table-cell table:formula="of:= IF([.O181]&gt;0;  height + (   (g/(drag^2)) +  ( v*SIN(theta*PI()/180)) / drag     )   *   ( 1 - EXP(-drag*[.A182])    )     -   (   (g*[.A182]) / drag   );[.O181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82]+delta_t" office:value-type="float" office:value="1.58" calcext:value-type="float">
            <text:p>1.58</text:p>
          </table:table-cell>
          <table:table-cell table:style-name="ce34" table:formula="of:=+[.B182]" office:value-type="float" office:value="4.98865668153933" calcext:value-type="float">
            <text:p>4.98865668153933</text:p>
          </table:table-cell>
          <table:table-cell table:style-name="ce34" table:formula="of:=[.C182]-g*delta_t" office:value-type="float" office:value="-12.4970196582143" calcext:value-type="float">
            <text:p>-12.4970196582143</text:p>
          </table:table-cell>
          <table:table-cell table:style-name="ce34" table:formula="of:=SQRT([.B183]*[.B183]+[.C183]*[.C183])" office:value-type="float" office:value="13.4559353381347" calcext:value-type="float">
            <text:p>13.4559353381347</text:p>
          </table:table-cell>
          <table:table-cell table:style-name="ce34" table:formula="of:=IF([.F182]&gt;0;[.E182]+0.5*([.B182]+[.B183])*delta_t;[.E182])" office:value-type="float" office:value="3.39228654344674" calcext:value-type="float">
            <text:p>3.39228654344674</text:p>
          </table:table-cell>
          <table:table-cell table:formula="of:=IF([.F182]&gt;0;[.F182]+0.5*([.C182]+[.C183])*delta_t;[.F182])" office:value-type="float" office:value="-0.0316619451101111" calcext:value-type="float">
            <text:p>-0.0316619451101111</text:p>
          </table:table-cell>
          <table:table-cell/>
          <table:table-cell table:style-name="ce34" table:formula="of:=[.H182]-drag*[.H182]*[.J182]*delta_t" office:value-type="float" office:value="0.0809798700413611" calcext:value-type="float">
            <text:p>0.0809798700413611</text:p>
          </table:table-cell>
          <table:table-cell table:style-name="ce34" table:formula="of:=[.I182]-g*delta_t-drag*[.I182]*[.J182]*delta_t" office:value-type="float" office:value="-3.49515999706559" calcext:value-type="float">
            <text:p>-3.49515999706559</text:p>
          </table:table-cell>
          <table:table-cell table:style-name="ce34" table:formula="of:=SQRT([.H183]^2+[.I183]^2)" office:value-type="float" office:value="3.49609798839212" calcext:value-type="float">
            <text:p>3.49609798839212</text:p>
          </table:table-cell>
          <table:table-cell table:style-name="ce34" table:formula="of:=IF([.L182]&gt;0; [.K182]+0.5*([.H182]+[.H183])*delta_t ;[.K182])" office:value-type="float" office:value="1.37725480308303" calcext:value-type="float">
            <text:p>1.37725480308303</text:p>
          </table:table-cell>
          <table:table-cell table:style-name="ce34" table:formula="of:=IF([.L182]&gt;0; [.L182]+0.5*([.I182]+[.I183])*delta_t ;[.L182])" office:value-type="float" office:value="-0.0168722628130269" calcext:value-type="float">
            <text:p>-0.0168722628130269</text:p>
          </table:table-cell>
          <table:table-cell/>
          <table:table-cell table:formula="of:= IF([.O182] &gt; 0;  (v*COS(theta*PI()/180)/drag)*(1 - EXP(-drag*[.A183])); [.N182])" office:value-type="float" office:value="2.49871968160664" calcext:value-type="float">
            <text:p>2.49871968160664</text:p>
          </table:table-cell>
          <table:table-cell table:formula="of:= IF([.O182]&gt;0;  height + (   (g/(drag^2)) +  ( v*SIN(theta*PI()/180)) / drag     )   *   ( 1 - EXP(-drag*[.A183])    )     -   (   (g*[.A183]) / drag   );[.O182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83]+delta_t" office:value-type="float" office:value="1.59" calcext:value-type="float">
            <text:p>1.59</text:p>
          </table:table-cell>
          <table:table-cell table:style-name="ce34" table:formula="of:=+[.B183]" office:value-type="float" office:value="4.98865668153933" calcext:value-type="float">
            <text:p>4.98865668153933</text:p>
          </table:table-cell>
          <table:table-cell table:style-name="ce34" table:formula="of:=[.C183]-g*delta_t" office:value-type="float" office:value="-12.5950861582143" calcext:value-type="float">
            <text:p>-12.5950861582143</text:p>
          </table:table-cell>
          <table:table-cell table:style-name="ce34" table:formula="of:=SQRT([.B184]*[.B184]+[.C184]*[.C184])" office:value-type="float" office:value="13.5470620733467" calcext:value-type="float">
            <text:p>13.5470620733467</text:p>
          </table:table-cell>
          <table:table-cell table:style-name="ce34" table:formula="of:=IF([.F183]&gt;0;[.E183]+0.5*([.B183]+[.B184])*delta_t;[.E183])" office:value-type="float" office:value="3.39228654344674" calcext:value-type="float">
            <text:p>3.39228654344674</text:p>
          </table:table-cell>
          <table:table-cell table:formula="of:=IF([.F183]&gt;0;[.F183]+0.5*([.C183]+[.C184])*delta_t;[.F183])" office:value-type="float" office:value="-0.0316619451101111" calcext:value-type="float">
            <text:p>-0.0316619451101111</text:p>
          </table:table-cell>
          <table:table-cell/>
          <table:table-cell table:style-name="ce34" table:formula="of:=[.H183]-drag*[.H183]*[.J183]*delta_t" office:value-type="float" office:value="0.0787149615553463" calcext:value-type="float">
            <text:p>0.0787149615553463</text:p>
          </table:table-cell>
          <table:table-cell table:style-name="ce34" table:formula="of:=[.I183]-g*delta_t-drag*[.I183]*[.J183]*delta_t" office:value-type="float" office:value="-3.49547112238679" calcext:value-type="float">
            <text:p>-3.49547112238679</text:p>
          </table:table-cell>
          <table:table-cell table:style-name="ce34" table:formula="of:=SQRT([.H184]^2+[.I184]^2)" office:value-type="float" office:value="3.49635730619922" calcext:value-type="float">
            <text:p>3.49635730619922</text:p>
          </table:table-cell>
          <table:table-cell table:style-name="ce34" table:formula="of:=IF([.L183]&gt;0; [.K183]+0.5*([.H183]+[.H184])*delta_t ;[.K183])" office:value-type="float" office:value="1.37725480308303" calcext:value-type="float">
            <text:p>1.37725480308303</text:p>
          </table:table-cell>
          <table:table-cell table:style-name="ce34" table:formula="of:=IF([.L183]&gt;0; [.L183]+0.5*([.I183]+[.I184])*delta_t ;[.L183])" office:value-type="float" office:value="-0.0168722628130269" calcext:value-type="float">
            <text:p>-0.0168722628130269</text:p>
          </table:table-cell>
          <table:table-cell/>
          <table:table-cell table:formula="of:= IF([.O183] &gt; 0;  (v*COS(theta*PI()/180)/drag)*(1 - EXP(-drag*[.A184])); [.N183])" office:value-type="float" office:value="2.49871968160664" calcext:value-type="float">
            <text:p>2.49871968160664</text:p>
          </table:table-cell>
          <table:table-cell table:formula="of:= IF([.O183]&gt;0;  height + (   (g/(drag^2)) +  ( v*SIN(theta*PI()/180)) / drag     )   *   ( 1 - EXP(-drag*[.A184])    )     -   (   (g*[.A184]) / drag   );[.O183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84]+delta_t" office:value-type="float" office:value="1.6" calcext:value-type="float">
            <text:p>1.6</text:p>
          </table:table-cell>
          <table:table-cell table:style-name="ce34" table:formula="of:=+[.B184]" office:value-type="float" office:value="4.98865668153933" calcext:value-type="float">
            <text:p>4.98865668153933</text:p>
          </table:table-cell>
          <table:table-cell table:style-name="ce34" table:formula="of:=[.C184]-g*delta_t" office:value-type="float" office:value="-12.6931526582143" calcext:value-type="float">
            <text:p>-12.6931526582143</text:p>
          </table:table-cell>
          <table:table-cell table:style-name="ce34" table:formula="of:=SQRT([.B185]*[.B185]+[.C185]*[.C185])" office:value-type="float" office:value="13.638285078814" calcext:value-type="float">
            <text:p>13.638285078814</text:p>
          </table:table-cell>
          <table:table-cell table:style-name="ce34" table:formula="of:=IF([.F184]&gt;0;[.E184]+0.5*([.B184]+[.B185])*delta_t;[.E184])" office:value-type="float" office:value="3.39228654344674" calcext:value-type="float">
            <text:p>3.39228654344674</text:p>
          </table:table-cell>
          <table:table-cell table:formula="of:=IF([.F184]&gt;0;[.F184]+0.5*([.C184]+[.C185])*delta_t;[.F184])" office:value-type="float" office:value="-0.0316619451101111" calcext:value-type="float">
            <text:p>-0.0316619451101111</text:p>
          </table:table-cell>
          <table:table-cell/>
          <table:table-cell table:style-name="ce34" table:formula="of:=[.H184]-drag*[.H184]*[.J184]*delta_t" office:value-type="float" office:value="0.0765132365078165" calcext:value-type="float">
            <text:p>0.0765132365078165</text:p>
          </table:table-cell>
          <table:table-cell table:style-name="ce34" table:formula="of:=[.I184]-g*delta_t-drag*[.I184]*[.J184]*delta_t" office:value-type="float" office:value="-3.49576629440787" calcext:value-type="float">
            <text:p>-3.49576629440787</text:p>
          </table:table-cell>
          <table:table-cell table:style-name="ce34" table:formula="of:=SQRT([.H185]^2+[.I185]^2)" office:value-type="float" office:value="3.49660353206923" calcext:value-type="float">
            <text:p>3.49660353206923</text:p>
          </table:table-cell>
          <table:table-cell table:style-name="ce34" table:formula="of:=IF([.L184]&gt;0; [.K184]+0.5*([.H184]+[.H185])*delta_t ;[.K184])" office:value-type="float" office:value="1.37725480308303" calcext:value-type="float">
            <text:p>1.37725480308303</text:p>
          </table:table-cell>
          <table:table-cell table:style-name="ce34" table:formula="of:=IF([.L184]&gt;0; [.L184]+0.5*([.I184]+[.I185])*delta_t ;[.L184])" office:value-type="float" office:value="-0.0168722628130269" calcext:value-type="float">
            <text:p>-0.0168722628130269</text:p>
          </table:table-cell>
          <table:table-cell/>
          <table:table-cell table:formula="of:= IF([.O184] &gt; 0;  (v*COS(theta*PI()/180)/drag)*(1 - EXP(-drag*[.A185])); [.N184])" office:value-type="float" office:value="2.49871968160664" calcext:value-type="float">
            <text:p>2.49871968160664</text:p>
          </table:table-cell>
          <table:table-cell table:formula="of:= IF([.O184]&gt;0;  height + (   (g/(drag^2)) +  ( v*SIN(theta*PI()/180)) / drag     )   *   ( 1 - EXP(-drag*[.A185])    )     -   (   (g*[.A185]) / drag   );[.O184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85]+delta_t" office:value-type="float" office:value="1.61" calcext:value-type="float">
            <text:p>1.61</text:p>
          </table:table-cell>
          <table:table-cell table:style-name="ce34" table:formula="of:=+[.B185]" office:value-type="float" office:value="4.98865668153933" calcext:value-type="float">
            <text:p>4.98865668153933</text:p>
          </table:table-cell>
          <table:table-cell table:style-name="ce34" table:formula="of:=[.C185]-g*delta_t" office:value-type="float" office:value="-12.7912191582143" calcext:value-type="float">
            <text:p>-12.7912191582143</text:p>
          </table:table-cell>
          <table:table-cell table:style-name="ce34" table:formula="of:=SQRT([.B186]*[.B186]+[.C186]*[.C186])" office:value-type="float" office:value="13.7296024356037" calcext:value-type="float">
            <text:p>13.7296024356037</text:p>
          </table:table-cell>
          <table:table-cell table:style-name="ce34" table:formula="of:=IF([.F185]&gt;0;[.E185]+0.5*([.B185]+[.B186])*delta_t;[.E185])" office:value-type="float" office:value="3.39228654344674" calcext:value-type="float">
            <text:p>3.39228654344674</text:p>
          </table:table-cell>
          <table:table-cell table:formula="of:=IF([.F185]&gt;0;[.F185]+0.5*([.C185]+[.C186])*delta_t;[.F185])" office:value-type="float" office:value="-0.0316619451101111" calcext:value-type="float">
            <text:p>-0.0316619451101111</text:p>
          </table:table-cell>
          <table:table-cell/>
          <table:table-cell table:style-name="ce34" table:formula="of:=[.H185]-drag*[.H185]*[.J185]*delta_t" office:value-type="float" office:value="0.0743729448836302" calcext:value-type="float">
            <text:p>0.0743729448836302</text:p>
          </table:table-cell>
          <table:table-cell table:style-name="ce34" table:formula="of:=[.I185]-g*delta_t-drag*[.I185]*[.J185]*delta_t" office:value-type="float" office:value="-3.49604632422935" calcext:value-type="float">
            <text:p>-3.49604632422935</text:p>
          </table:table-cell>
          <table:table-cell table:style-name="ce34" table:formula="of:=SQRT([.H186]^2+[.I186]^2)" office:value-type="float" office:value="3.4968373190768" calcext:value-type="float">
            <text:p>3.4968373190768</text:p>
          </table:table-cell>
          <table:table-cell table:style-name="ce34" table:formula="of:=IF([.L185]&gt;0; [.K185]+0.5*([.H185]+[.H186])*delta_t ;[.K185])" office:value-type="float" office:value="1.37725480308303" calcext:value-type="float">
            <text:p>1.37725480308303</text:p>
          </table:table-cell>
          <table:table-cell table:style-name="ce34" table:formula="of:=IF([.L185]&gt;0; [.L185]+0.5*([.I185]+[.I186])*delta_t ;[.L185])" office:value-type="float" office:value="-0.0168722628130269" calcext:value-type="float">
            <text:p>-0.0168722628130269</text:p>
          </table:table-cell>
          <table:table-cell/>
          <table:table-cell table:formula="of:= IF([.O185] &gt; 0;  (v*COS(theta*PI()/180)/drag)*(1 - EXP(-drag*[.A186])); [.N185])" office:value-type="float" office:value="2.49871968160664" calcext:value-type="float">
            <text:p>2.49871968160664</text:p>
          </table:table-cell>
          <table:table-cell table:formula="of:= IF([.O185]&gt;0;  height + (   (g/(drag^2)) +  ( v*SIN(theta*PI()/180)) / drag     )   *   ( 1 - EXP(-drag*[.A186])    )     -   (   (g*[.A186]) / drag   );[.O185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86]+delta_t" office:value-type="float" office:value="1.62" calcext:value-type="float">
            <text:p>1.62</text:p>
          </table:table-cell>
          <table:table-cell table:style-name="ce34" table:formula="of:=+[.B186]" office:value-type="float" office:value="4.98865668153933" calcext:value-type="float">
            <text:p>4.98865668153933</text:p>
          </table:table-cell>
          <table:table-cell table:style-name="ce34" table:formula="of:=[.C186]-g*delta_t" office:value-type="float" office:value="-12.8892856582143" calcext:value-type="float">
            <text:p>-12.8892856582143</text:p>
          </table:table-cell>
          <table:table-cell table:style-name="ce34" table:formula="of:=SQRT([.B187]*[.B187]+[.C187]*[.C187])" office:value-type="float" office:value="13.821012273539" calcext:value-type="float">
            <text:p>13.821012273539</text:p>
          </table:table-cell>
          <table:table-cell table:style-name="ce34" table:formula="of:=IF([.F186]&gt;0;[.E186]+0.5*([.B186]+[.B187])*delta_t;[.E186])" office:value-type="float" office:value="3.39228654344674" calcext:value-type="float">
            <text:p>3.39228654344674</text:p>
          </table:table-cell>
          <table:table-cell table:formula="of:=IF([.F186]&gt;0;[.F186]+0.5*([.C186]+[.C187])*delta_t;[.F186])" office:value-type="float" office:value="-0.0316619451101111" calcext:value-type="float">
            <text:p>-0.0316619451101111</text:p>
          </table:table-cell>
          <table:table-cell/>
          <table:table-cell table:style-name="ce34" table:formula="of:=[.H186]-drag*[.H186]*[.J186]*delta_t" office:value-type="float" office:value="0.0722923841700405" calcext:value-type="float">
            <text:p>0.0722923841700405</text:p>
          </table:table-cell>
          <table:table-cell table:style-name="ce34" table:formula="of:=[.I186]-g*delta_t-drag*[.I186]*[.J186]*delta_t" office:value-type="float" office:value="-3.49631198218306" calcext:value-type="float">
            <text:p>-3.49631198218306</text:p>
          </table:table-cell>
          <table:table-cell table:style-name="ce34" table:formula="of:=SQRT([.H187]^2+[.I187]^2)" office:value-type="float" office:value="3.49705928825432" calcext:value-type="float">
            <text:p>3.49705928825432</text:p>
          </table:table-cell>
          <table:table-cell table:style-name="ce34" table:formula="of:=IF([.L186]&gt;0; [.K186]+0.5*([.H186]+[.H187])*delta_t ;[.K186])" office:value-type="float" office:value="1.37725480308303" calcext:value-type="float">
            <text:p>1.37725480308303</text:p>
          </table:table-cell>
          <table:table-cell table:style-name="ce34" table:formula="of:=IF([.L186]&gt;0; [.L186]+0.5*([.I186]+[.I187])*delta_t ;[.L186])" office:value-type="float" office:value="-0.0168722628130269" calcext:value-type="float">
            <text:p>-0.0168722628130269</text:p>
          </table:table-cell>
          <table:table-cell/>
          <table:table-cell table:formula="of:= IF([.O186] &gt; 0;  (v*COS(theta*PI()/180)/drag)*(1 - EXP(-drag*[.A187])); [.N186])" office:value-type="float" office:value="2.49871968160664" calcext:value-type="float">
            <text:p>2.49871968160664</text:p>
          </table:table-cell>
          <table:table-cell table:formula="of:= IF([.O186]&gt;0;  height + (   (g/(drag^2)) +  ( v*SIN(theta*PI()/180)) / drag     )   *   ( 1 - EXP(-drag*[.A187])    )     -   (   (g*[.A187]) / drag   );[.O186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87]+delta_t" office:value-type="float" office:value="1.63" calcext:value-type="float">
            <text:p>1.63</text:p>
          </table:table-cell>
          <table:table-cell table:style-name="ce34" table:formula="of:=+[.B187]" office:value-type="float" office:value="4.98865668153933" calcext:value-type="float">
            <text:p>4.98865668153933</text:p>
          </table:table-cell>
          <table:table-cell table:style-name="ce34" table:formula="of:=[.C187]-g*delta_t" office:value-type="float" office:value="-12.9873521582143" calcext:value-type="float">
            <text:p>-12.9873521582143</text:p>
          </table:table-cell>
          <table:table-cell table:style-name="ce34" table:formula="of:=SQRT([.B188]*[.B188]+[.C188]*[.C188])" office:value-type="float" office:value="13.9125127697242" calcext:value-type="float">
            <text:p>13.9125127697242</text:p>
          </table:table-cell>
          <table:table-cell table:style-name="ce34" table:formula="of:=IF([.F187]&gt;0;[.E187]+0.5*([.B187]+[.B188])*delta_t;[.E187])" office:value-type="float" office:value="3.39228654344674" calcext:value-type="float">
            <text:p>3.39228654344674</text:p>
          </table:table-cell>
          <table:table-cell table:formula="of:=IF([.F187]&gt;0;[.F187]+0.5*([.C187]+[.C188])*delta_t;[.F187])" office:value-type="float" office:value="-0.0316619451101111" calcext:value-type="float">
            <text:p>-0.0316619451101111</text:p>
          </table:table-cell>
          <table:table-cell/>
          <table:table-cell table:style-name="ce34" table:formula="of:=[.H187]-drag*[.H187]*[.J187]*delta_t" office:value-type="float" office:value="0.0702698981417854" calcext:value-type="float">
            <text:p>0.0702698981417854</text:p>
          </table:table-cell>
          <table:table-cell table:style-name="ce34" table:formula="of:=[.I187]-g*delta_t-drag*[.I187]*[.J187]*delta_t" office:value-type="float" office:value="-3.49656399984763" calcext:value-type="float">
            <text:p>-3.49656399984763</text:p>
          </table:table-cell>
          <table:table-cell table:style-name="ce34" table:formula="of:=SQRT([.H188]^2+[.I188]^2)" office:value-type="float" office:value="3.49727003012569" calcext:value-type="float">
            <text:p>3.49727003012569</text:p>
          </table:table-cell>
          <table:table-cell table:style-name="ce34" table:formula="of:=IF([.L187]&gt;0; [.K187]+0.5*([.H187]+[.H188])*delta_t ;[.K187])" office:value-type="float" office:value="1.37725480308303" calcext:value-type="float">
            <text:p>1.37725480308303</text:p>
          </table:table-cell>
          <table:table-cell table:style-name="ce34" table:formula="of:=IF([.L187]&gt;0; [.L187]+0.5*([.I187]+[.I188])*delta_t ;[.L187])" office:value-type="float" office:value="-0.0168722628130269" calcext:value-type="float">
            <text:p>-0.0168722628130269</text:p>
          </table:table-cell>
          <table:table-cell/>
          <table:table-cell table:formula="of:= IF([.O187] &gt; 0;  (v*COS(theta*PI()/180)/drag)*(1 - EXP(-drag*[.A188])); [.N187])" office:value-type="float" office:value="2.49871968160664" calcext:value-type="float">
            <text:p>2.49871968160664</text:p>
          </table:table-cell>
          <table:table-cell table:formula="of:= IF([.O187]&gt;0;  height + (   (g/(drag^2)) +  ( v*SIN(theta*PI()/180)) / drag     )   *   ( 1 - EXP(-drag*[.A188])    )     -   (   (g*[.A188]) / drag   );[.O187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88]+delta_t" office:value-type="float" office:value="1.64" calcext:value-type="float">
            <text:p>1.64</text:p>
          </table:table-cell>
          <table:table-cell table:style-name="ce34" table:formula="of:=+[.B188]" office:value-type="float" office:value="4.98865668153933" calcext:value-type="float">
            <text:p>4.98865668153933</text:p>
          </table:table-cell>
          <table:table-cell table:style-name="ce34" table:formula="of:=[.C188]-g*delta_t" office:value-type="float" office:value="-13.0854186582143" calcext:value-type="float">
            <text:p>-13.0854186582143</text:p>
          </table:table-cell>
          <table:table-cell table:style-name="ce34" table:formula="of:=SQRT([.B189]*[.B189]+[.C189]*[.C189])" office:value-type="float" office:value="14.0041021471214" calcext:value-type="float">
            <text:p>14.0041021471214</text:p>
          </table:table-cell>
          <table:table-cell table:style-name="ce34" table:formula="of:=IF([.F188]&gt;0;[.E188]+0.5*([.B188]+[.B189])*delta_t;[.E188])" office:value-type="float" office:value="3.39228654344674" calcext:value-type="float">
            <text:p>3.39228654344674</text:p>
          </table:table-cell>
          <table:table-cell table:formula="of:=IF([.F188]&gt;0;[.F188]+0.5*([.C188]+[.C189])*delta_t;[.F188])" office:value-type="float" office:value="-0.0316619451101111" calcext:value-type="float">
            <text:p>-0.0316619451101111</text:p>
          </table:table-cell>
          <table:table-cell/>
          <table:table-cell table:style-name="ce34" table:formula="of:=[.H188]-drag*[.H188]*[.J188]*delta_t" office:value-type="float" office:value="0.0683038756714554" calcext:value-type="float">
            <text:p>0.0683038756714554</text:p>
          </table:table-cell>
          <table:table-cell table:style-name="ce34" table:formula="of:=[.I188]-g*delta_t-drag*[.I188]*[.J188]*delta_t" office:value-type="float" office:value="-3.49680307196696" calcext:value-type="float">
            <text:p>-3.49680307196696</text:p>
          </table:table-cell>
          <table:table-cell table:style-name="ce34" table:formula="of:=SQRT([.H189]^2+[.I189]^2)" office:value-type="float" office:value="3.4974701061695" calcext:value-type="float">
            <text:p>3.4974701061695</text:p>
          </table:table-cell>
          <table:table-cell table:style-name="ce34" table:formula="of:=IF([.L188]&gt;0; [.K188]+0.5*([.H188]+[.H189])*delta_t ;[.K188])" office:value-type="float" office:value="1.37725480308303" calcext:value-type="float">
            <text:p>1.37725480308303</text:p>
          </table:table-cell>
          <table:table-cell table:style-name="ce34" table:formula="of:=IF([.L188]&gt;0; [.L188]+0.5*([.I188]+[.I189])*delta_t ;[.L188])" office:value-type="float" office:value="-0.0168722628130269" calcext:value-type="float">
            <text:p>-0.0168722628130269</text:p>
          </table:table-cell>
          <table:table-cell/>
          <table:table-cell table:formula="of:= IF([.O188] &gt; 0;  (v*COS(theta*PI()/180)/drag)*(1 - EXP(-drag*[.A189])); [.N188])" office:value-type="float" office:value="2.49871968160664" calcext:value-type="float">
            <text:p>2.49871968160664</text:p>
          </table:table-cell>
          <table:table-cell table:formula="of:= IF([.O188]&gt;0;  height + (   (g/(drag^2)) +  ( v*SIN(theta*PI()/180)) / drag     )   *   ( 1 - EXP(-drag*[.A189])    )     -   (   (g*[.A189]) / drag   );[.O188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89]+delta_t" office:value-type="float" office:value="1.65" calcext:value-type="float">
            <text:p>1.65</text:p>
          </table:table-cell>
          <table:table-cell table:style-name="ce34" table:formula="of:=+[.B189]" office:value-type="float" office:value="4.98865668153933" calcext:value-type="float">
            <text:p>4.98865668153933</text:p>
          </table:table-cell>
          <table:table-cell table:style-name="ce34" table:formula="of:=[.C189]-g*delta_t" office:value-type="float" office:value="-13.1834851582143" calcext:value-type="float">
            <text:p>-13.1834851582143</text:p>
          </table:table-cell>
          <table:table-cell table:style-name="ce34" table:formula="of:=SQRT([.B190]*[.B190]+[.C190]*[.C190])" office:value-type="float" office:value="14.0957786731746" calcext:value-type="float">
            <text:p>14.0957786731746</text:p>
          </table:table-cell>
          <table:table-cell table:style-name="ce34" table:formula="of:=IF([.F189]&gt;0;[.E189]+0.5*([.B189]+[.B190])*delta_t;[.E189])" office:value-type="float" office:value="3.39228654344674" calcext:value-type="float">
            <text:p>3.39228654344674</text:p>
          </table:table-cell>
          <table:table-cell table:formula="of:=IF([.F189]&gt;0;[.F189]+0.5*([.C189]+[.C190])*delta_t;[.F189])" office:value-type="float" office:value="-0.0316619451101111" calcext:value-type="float">
            <text:p>-0.0316619451101111</text:p>
          </table:table-cell>
          <table:table-cell/>
          <table:table-cell table:style-name="ce34" table:formula="of:=[.H189]-drag*[.H189]*[.J189]*delta_t" office:value-type="float" office:value="0.0663927495650839" calcext:value-type="float">
            <text:p>0.0663927495650839</text:p>
          </table:table-cell>
          <table:table-cell table:style-name="ce34" table:formula="of:=[.I189]-g*delta_t-drag*[.I189]*[.J189]*delta_t" office:value-type="float" office:value="-3.49702985827603" calcext:value-type="float">
            <text:p>-3.49702985827603</text:p>
          </table:table-cell>
          <table:table-cell table:style-name="ce34" table:formula="of:=SQRT([.H190]^2+[.I190]^2)" office:value-type="float" office:value="3.49766005021484" calcext:value-type="float">
            <text:p>3.49766005021484</text:p>
          </table:table-cell>
          <table:table-cell table:style-name="ce34" table:formula="of:=IF([.L189]&gt;0; [.K189]+0.5*([.H189]+[.H190])*delta_t ;[.K189])" office:value-type="float" office:value="1.37725480308303" calcext:value-type="float">
            <text:p>1.37725480308303</text:p>
          </table:table-cell>
          <table:table-cell table:style-name="ce34" table:formula="of:=IF([.L189]&gt;0; [.L189]+0.5*([.I189]+[.I190])*delta_t ;[.L189])" office:value-type="float" office:value="-0.0168722628130269" calcext:value-type="float">
            <text:p>-0.0168722628130269</text:p>
          </table:table-cell>
          <table:table-cell/>
          <table:table-cell table:formula="of:= IF([.O189] &gt; 0;  (v*COS(theta*PI()/180)/drag)*(1 - EXP(-drag*[.A190])); [.N189])" office:value-type="float" office:value="2.49871968160664" calcext:value-type="float">
            <text:p>2.49871968160664</text:p>
          </table:table-cell>
          <table:table-cell table:formula="of:= IF([.O189]&gt;0;  height + (   (g/(drag^2)) +  ( v*SIN(theta*PI()/180)) / drag     )   *   ( 1 - EXP(-drag*[.A190])    )     -   (   (g*[.A190]) / drag   );[.O189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90]+delta_t" office:value-type="float" office:value="1.66" calcext:value-type="float">
            <text:p>1.66</text:p>
          </table:table-cell>
          <table:table-cell table:style-name="ce34" table:formula="of:=+[.B190]" office:value-type="float" office:value="4.98865668153933" calcext:value-type="float">
            <text:p>4.98865668153933</text:p>
          </table:table-cell>
          <table:table-cell table:style-name="ce34" table:formula="of:=[.C190]-g*delta_t" office:value-type="float" office:value="-13.2815516582143" calcext:value-type="float">
            <text:p>-13.2815516582143</text:p>
          </table:table-cell>
          <table:table-cell table:style-name="ce34" table:formula="of:=SQRT([.B191]*[.B191]+[.C191]*[.C191])" office:value-type="float" office:value="14.1875406584821" calcext:value-type="float">
            <text:p>14.1875406584821</text:p>
          </table:table-cell>
          <table:table-cell table:style-name="ce34" table:formula="of:=IF([.F190]&gt;0;[.E190]+0.5*([.B190]+[.B191])*delta_t;[.E190])" office:value-type="float" office:value="3.39228654344674" calcext:value-type="float">
            <text:p>3.39228654344674</text:p>
          </table:table-cell>
          <table:table-cell table:formula="of:=IF([.F190]&gt;0;[.F190]+0.5*([.C190]+[.C191])*delta_t;[.F190])" office:value-type="float" office:value="-0.0316619451101111" calcext:value-type="float">
            <text:p>-0.0316619451101111</text:p>
          </table:table-cell>
          <table:table-cell/>
          <table:table-cell table:style-name="ce34" table:formula="of:=[.H190]-drag*[.H190]*[.J190]*delta_t" office:value-type="float" office:value="0.0645349954228622" calcext:value-type="float">
            <text:p>0.0645349954228622</text:p>
          </table:table-cell>
          <table:table-cell table:style-name="ce34" table:formula="of:=[.I190]-g*delta_t-drag*[.I190]*[.J190]*delta_t" office:value-type="float" office:value="-3.49724498523843" calcext:value-type="float">
            <text:p>-3.49724498523843</text:p>
          </table:table-cell>
          <table:table-cell table:style-name="ce34" table:formula="of:=SQRT([.H191]^2+[.I191]^2)" office:value-type="float" office:value="3.49784036977241" calcext:value-type="float">
            <text:p>3.49784036977241</text:p>
          </table:table-cell>
          <table:table-cell table:style-name="ce34" table:formula="of:=IF([.L190]&gt;0; [.K190]+0.5*([.H190]+[.H191])*delta_t ;[.K190])" office:value-type="float" office:value="1.37725480308303" calcext:value-type="float">
            <text:p>1.37725480308303</text:p>
          </table:table-cell>
          <table:table-cell table:style-name="ce34" table:formula="of:=IF([.L190]&gt;0; [.L190]+0.5*([.I190]+[.I191])*delta_t ;[.L190])" office:value-type="float" office:value="-0.0168722628130269" calcext:value-type="float">
            <text:p>-0.0168722628130269</text:p>
          </table:table-cell>
          <table:table-cell/>
          <table:table-cell table:formula="of:= IF([.O190] &gt; 0;  (v*COS(theta*PI()/180)/drag)*(1 - EXP(-drag*[.A191])); [.N190])" office:value-type="float" office:value="2.49871968160664" calcext:value-type="float">
            <text:p>2.49871968160664</text:p>
          </table:table-cell>
          <table:table-cell table:formula="of:= IF([.O190]&gt;0;  height + (   (g/(drag^2)) +  ( v*SIN(theta*PI()/180)) / drag     )   *   ( 1 - EXP(-drag*[.A191])    )     -   (   (g*[.A191]) / drag   );[.O190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91]+delta_t" office:value-type="float" office:value="1.67" calcext:value-type="float">
            <text:p>1.67</text:p>
          </table:table-cell>
          <table:table-cell table:style-name="ce34" table:formula="of:=+[.B191]" office:value-type="float" office:value="4.98865668153933" calcext:value-type="float">
            <text:p>4.98865668153933</text:p>
          </table:table-cell>
          <table:table-cell table:style-name="ce34" table:formula="of:=[.C191]-g*delta_t" office:value-type="float" office:value="-13.3796181582143" calcext:value-type="float">
            <text:p>-13.3796181582143</text:p>
          </table:table-cell>
          <table:table-cell table:style-name="ce34" table:formula="of:=SQRT([.B192]*[.B192]+[.C192]*[.C192])" office:value-type="float" office:value="14.2793864555129" calcext:value-type="float">
            <text:p>14.2793864555129</text:p>
          </table:table-cell>
          <table:table-cell table:style-name="ce34" table:formula="of:=IF([.F191]&gt;0;[.E191]+0.5*([.B191]+[.B192])*delta_t;[.E191])" office:value-type="float" office:value="3.39228654344674" calcext:value-type="float">
            <text:p>3.39228654344674</text:p>
          </table:table-cell>
          <table:table-cell table:formula="of:=IF([.F191]&gt;0;[.F191]+0.5*([.C191]+[.C192])*delta_t;[.F191])" office:value-type="float" office:value="-0.0316619451101111" calcext:value-type="float">
            <text:p>-0.0316619451101111</text:p>
          </table:table-cell>
          <table:table-cell/>
          <table:table-cell table:style-name="ce34" table:formula="of:=[.H191]-drag*[.H191]*[.J191]*delta_t" office:value-type="float" office:value="0.0627291305248369" calcext:value-type="float">
            <text:p>0.0627291305248369</text:p>
          </table:table-cell>
          <table:table-cell table:style-name="ce34" table:formula="of:=[.I191]-g*delta_t-drag*[.I191]*[.J191]*delta_t" office:value-type="float" office:value="-3.49744904769962" calcext:value-type="float">
            <text:p>-3.49744904769962</text:p>
          </table:table-cell>
          <table:table-cell table:style-name="ce34" table:formula="of:=SQRT([.H192]^2+[.I192]^2)" office:value-type="float" office:value="3.49801154730389" calcext:value-type="float">
            <text:p>3.49801154730389</text:p>
          </table:table-cell>
          <table:table-cell table:style-name="ce34" table:formula="of:=IF([.L191]&gt;0; [.K191]+0.5*([.H191]+[.H192])*delta_t ;[.K191])" office:value-type="float" office:value="1.37725480308303" calcext:value-type="float">
            <text:p>1.37725480308303</text:p>
          </table:table-cell>
          <table:table-cell table:style-name="ce34" table:formula="of:=IF([.L191]&gt;0; [.L191]+0.5*([.I191]+[.I192])*delta_t ;[.L191])" office:value-type="float" office:value="-0.0168722628130269" calcext:value-type="float">
            <text:p>-0.0168722628130269</text:p>
          </table:table-cell>
          <table:table-cell/>
          <table:table-cell table:formula="of:= IF([.O191] &gt; 0;  (v*COS(theta*PI()/180)/drag)*(1 - EXP(-drag*[.A192])); [.N191])" office:value-type="float" office:value="2.49871968160664" calcext:value-type="float">
            <text:p>2.49871968160664</text:p>
          </table:table-cell>
          <table:table-cell table:formula="of:= IF([.O191]&gt;0;  height + (   (g/(drag^2)) +  ( v*SIN(theta*PI()/180)) / drag     )   *   ( 1 - EXP(-drag*[.A192])    )     -   (   (g*[.A192]) / drag   );[.O191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92]+delta_t" office:value-type="float" office:value="1.68" calcext:value-type="float">
            <text:p>1.68</text:p>
          </table:table-cell>
          <table:table-cell table:style-name="ce34" table:formula="of:=+[.B192]" office:value-type="float" office:value="4.98865668153933" calcext:value-type="float">
            <text:p>4.98865668153933</text:p>
          </table:table-cell>
          <table:table-cell table:style-name="ce34" table:formula="of:=[.C192]-g*delta_t" office:value-type="float" office:value="-13.4776846582143" calcext:value-type="float">
            <text:p>-13.4776846582143</text:p>
          </table:table-cell>
          <table:table-cell table:style-name="ce34" table:formula="of:=SQRT([.B193]*[.B193]+[.C193]*[.C193])" office:value-type="float" office:value="14.3713144573672" calcext:value-type="float">
            <text:p>14.3713144573672</text:p>
          </table:table-cell>
          <table:table-cell table:style-name="ce34" table:formula="of:=IF([.F192]&gt;0;[.E192]+0.5*([.B192]+[.B193])*delta_t;[.E192])" office:value-type="float" office:value="3.39228654344674" calcext:value-type="float">
            <text:p>3.39228654344674</text:p>
          </table:table-cell>
          <table:table-cell table:formula="of:=IF([.F192]&gt;0;[.F192]+0.5*([.C192]+[.C193])*delta_t;[.F192])" office:value-type="float" office:value="-0.0316619451101111" calcext:value-type="float">
            <text:p>-0.0316619451101111</text:p>
          </table:table-cell>
          <table:table-cell/>
          <table:table-cell table:style-name="ce34" table:formula="of:=[.H192]-drag*[.H192]*[.J192]*delta_t" office:value-type="float" office:value="0.0609737127414112" calcext:value-type="float">
            <text:p>0.0609737127414112</text:p>
          </table:table-cell>
          <table:table-cell table:style-name="ce34" table:formula="of:=[.I192]-g*delta_t-drag*[.I192]*[.J192]*delta_t" office:value-type="float" office:value="-3.49764261045994" calcext:value-type="float">
            <text:p>-3.49764261045994</text:p>
          </table:table-cell>
          <table:table-cell table:style-name="ce34" table:formula="of:=SQRT([.H193]^2+[.I193]^2)" office:value-type="float" office:value="3.49817404143226" calcext:value-type="float">
            <text:p>3.49817404143226</text:p>
          </table:table-cell>
          <table:table-cell table:style-name="ce34" table:formula="of:=IF([.L192]&gt;0; [.K192]+0.5*([.H192]+[.H193])*delta_t ;[.K192])" office:value-type="float" office:value="1.37725480308303" calcext:value-type="float">
            <text:p>1.37725480308303</text:p>
          </table:table-cell>
          <table:table-cell table:style-name="ce34" table:formula="of:=IF([.L192]&gt;0; [.L192]+0.5*([.I192]+[.I193])*delta_t ;[.L192])" office:value-type="float" office:value="-0.0168722628130269" calcext:value-type="float">
            <text:p>-0.0168722628130269</text:p>
          </table:table-cell>
          <table:table-cell/>
          <table:table-cell table:formula="of:= IF([.O192] &gt; 0;  (v*COS(theta*PI()/180)/drag)*(1 - EXP(-drag*[.A193])); [.N192])" office:value-type="float" office:value="2.49871968160664" calcext:value-type="float">
            <text:p>2.49871968160664</text:p>
          </table:table-cell>
          <table:table-cell table:formula="of:= IF([.O192]&gt;0;  height + (   (g/(drag^2)) +  ( v*SIN(theta*PI()/180)) / drag     )   *   ( 1 - EXP(-drag*[.A193])    )     -   (   (g*[.A193]) / drag   );[.O192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93]+delta_t" office:value-type="float" office:value="1.69" calcext:value-type="float">
            <text:p>1.69</text:p>
          </table:table-cell>
          <table:table-cell table:style-name="ce34" table:formula="of:=+[.B193]" office:value-type="float" office:value="4.98865668153933" calcext:value-type="float">
            <text:p>4.98865668153933</text:p>
          </table:table-cell>
          <table:table-cell table:style-name="ce34" table:formula="of:=[.C193]-g*delta_t" office:value-type="float" office:value="-13.5757511582143" calcext:value-type="float">
            <text:p>-13.5757511582143</text:p>
          </table:table-cell>
          <table:table-cell table:style-name="ce34" table:formula="of:=SQRT([.B194]*[.B194]+[.C194]*[.C194])" office:value-type="float" office:value="14.4633230965786" calcext:value-type="float">
            <text:p>14.4633230965786</text:p>
          </table:table-cell>
          <table:table-cell table:style-name="ce34" table:formula="of:=IF([.F193]&gt;0;[.E193]+0.5*([.B193]+[.B194])*delta_t;[.E193])" office:value-type="float" office:value="3.39228654344674" calcext:value-type="float">
            <text:p>3.39228654344674</text:p>
          </table:table-cell>
          <table:table-cell table:formula="of:=IF([.F193]&gt;0;[.F193]+0.5*([.C193]+[.C194])*delta_t;[.F193])" office:value-type="float" office:value="-0.0316619451101111" calcext:value-type="float">
            <text:p>-0.0316619451101111</text:p>
          </table:table-cell>
          <table:table-cell/>
          <table:table-cell table:style-name="ce34" table:formula="of:=[.H193]-drag*[.H193]*[.J193]*delta_t" office:value-type="float" office:value="0.0592673394684371" calcext:value-type="float">
            <text:p>0.0592673394684371</text:p>
          </table:table-cell>
          <table:table-cell table:style-name="ce34" table:formula="of:=[.I193]-g*delta_t-drag*[.I193]*[.J193]*delta_t" office:value-type="float" office:value="-3.49782620977099" calcext:value-type="float">
            <text:p>-3.49782620977099</text:p>
          </table:table-cell>
          <table:table-cell table:style-name="ce34" table:formula="of:=SQRT([.H194]^2+[.I194]^2)" office:value-type="float" office:value="3.49832828809541" calcext:value-type="float">
            <text:p>3.49832828809541</text:p>
          </table:table-cell>
          <table:table-cell table:style-name="ce34" table:formula="of:=IF([.L193]&gt;0; [.K193]+0.5*([.H193]+[.H194])*delta_t ;[.K193])" office:value-type="float" office:value="1.37725480308303" calcext:value-type="float">
            <text:p>1.37725480308303</text:p>
          </table:table-cell>
          <table:table-cell table:style-name="ce34" table:formula="of:=IF([.L193]&gt;0; [.L193]+0.5*([.I193]+[.I194])*delta_t ;[.L193])" office:value-type="float" office:value="-0.0168722628130269" calcext:value-type="float">
            <text:p>-0.0168722628130269</text:p>
          </table:table-cell>
          <table:table-cell/>
          <table:table-cell table:formula="of:= IF([.O193] &gt; 0;  (v*COS(theta*PI()/180)/drag)*(1 - EXP(-drag*[.A194])); [.N193])" office:value-type="float" office:value="2.49871968160664" calcext:value-type="float">
            <text:p>2.49871968160664</text:p>
          </table:table-cell>
          <table:table-cell table:formula="of:= IF([.O193]&gt;0;  height + (   (g/(drag^2)) +  ( v*SIN(theta*PI()/180)) / drag     )   *   ( 1 - EXP(-drag*[.A194])    )     -   (   (g*[.A194]) / drag   );[.O193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94]+delta_t" office:value-type="float" office:value="1.7" calcext:value-type="float">
            <text:p>1.7</text:p>
          </table:table-cell>
          <table:table-cell table:style-name="ce34" table:formula="of:=+[.B194]" office:value-type="float" office:value="4.98865668153933" calcext:value-type="float">
            <text:p>4.98865668153933</text:p>
          </table:table-cell>
          <table:table-cell table:style-name="ce34" table:formula="of:=[.C194]-g*delta_t" office:value-type="float" office:value="-13.6738176582143" calcext:value-type="float">
            <text:p>-13.6738176582143</text:p>
          </table:table-cell>
          <table:table-cell table:style-name="ce34" table:formula="of:=SQRT([.B195]*[.B195]+[.C195]*[.C195])" office:value-type="float" office:value="14.5554108439563" calcext:value-type="float">
            <text:p>14.5554108439563</text:p>
          </table:table-cell>
          <table:table-cell table:style-name="ce34" table:formula="of:=IF([.F194]&gt;0;[.E194]+0.5*([.B194]+[.B195])*delta_t;[.E194])" office:value-type="float" office:value="3.39228654344674" calcext:value-type="float">
            <text:p>3.39228654344674</text:p>
          </table:table-cell>
          <table:table-cell table:formula="of:=IF([.F194]&gt;0;[.F194]+0.5*([.C194]+[.C195])*delta_t;[.F194])" office:value-type="float" office:value="-0.0316619451101111" calcext:value-type="float">
            <text:p>-0.0316619451101111</text:p>
          </table:table-cell>
          <table:table-cell/>
          <table:table-cell table:style-name="ce34" table:formula="of:=[.H194]-drag*[.H194]*[.J194]*delta_t" office:value-type="float" office:value="0.0576086465866564" calcext:value-type="float">
            <text:p>0.0576086465866564</text:p>
          </table:table-cell>
          <table:table-cell table:style-name="ce34" table:formula="of:=[.I194]-g*delta_t-drag*[.I194]*[.J194]*delta_t" office:value-type="float" office:value="-3.49800035475912" calcext:value-type="float">
            <text:p>-3.49800035475912</text:p>
          </table:table-cell>
          <table:table-cell table:style-name="ce34" table:formula="of:=SQRT([.H195]^2+[.I195]^2)" office:value-type="float" office:value="3.49847470164592" calcext:value-type="float">
            <text:p>3.49847470164592</text:p>
          </table:table-cell>
          <table:table-cell table:style-name="ce34" table:formula="of:=IF([.L194]&gt;0; [.K194]+0.5*([.H194]+[.H195])*delta_t ;[.K194])" office:value-type="float" office:value="1.37725480308303" calcext:value-type="float">
            <text:p>1.37725480308303</text:p>
          </table:table-cell>
          <table:table-cell table:style-name="ce34" table:formula="of:=IF([.L194]&gt;0; [.L194]+0.5*([.I194]+[.I195])*delta_t ;[.L194])" office:value-type="float" office:value="-0.0168722628130269" calcext:value-type="float">
            <text:p>-0.0168722628130269</text:p>
          </table:table-cell>
          <table:table-cell/>
          <table:table-cell table:formula="of:= IF([.O194] &gt; 0;  (v*COS(theta*PI()/180)/drag)*(1 - EXP(-drag*[.A195])); [.N194])" office:value-type="float" office:value="2.49871968160664" calcext:value-type="float">
            <text:p>2.49871968160664</text:p>
          </table:table-cell>
          <table:table-cell table:formula="of:= IF([.O194]&gt;0;  height + (   (g/(drag^2)) +  ( v*SIN(theta*PI()/180)) / drag     )   *   ( 1 - EXP(-drag*[.A195])    )     -   (   (g*[.A195]) / drag   );[.O194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95]+delta_t" office:value-type="float" office:value="1.71" calcext:value-type="float">
            <text:p>1.71</text:p>
          </table:table-cell>
          <table:table-cell table:style-name="ce34" table:formula="of:=+[.B195]" office:value-type="float" office:value="4.98865668153933" calcext:value-type="float">
            <text:p>4.98865668153933</text:p>
          </table:table-cell>
          <table:table-cell table:style-name="ce34" table:formula="of:=[.C195]-g*delta_t" office:value-type="float" office:value="-13.7718841582143" calcext:value-type="float">
            <text:p>-13.7718841582143</text:p>
          </table:table-cell>
          <table:table-cell table:style-name="ce34" table:formula="of:=SQRT([.B196]*[.B196]+[.C196]*[.C196])" office:value-type="float" office:value="14.6475762074666" calcext:value-type="float">
            <text:p>14.6475762074666</text:p>
          </table:table-cell>
          <table:table-cell table:style-name="ce34" table:formula="of:=IF([.F195]&gt;0;[.E195]+0.5*([.B195]+[.B196])*delta_t;[.E195])" office:value-type="float" office:value="3.39228654344674" calcext:value-type="float">
            <text:p>3.39228654344674</text:p>
          </table:table-cell>
          <table:table-cell table:formula="of:=IF([.F195]&gt;0;[.F195]+0.5*([.C195]+[.C196])*delta_t;[.F195])" office:value-type="float" office:value="-0.0316619451101111" calcext:value-type="float">
            <text:p>-0.0316619451101111</text:p>
          </table:table-cell>
          <table:table-cell/>
          <table:table-cell table:style-name="ce34" table:formula="of:=[.H195]-drag*[.H195]*[.J195]*delta_t" office:value-type="float" office:value="0.0559963074452206" calcext:value-type="float">
            <text:p>0.0559963074452206</text:p>
          </table:table-cell>
          <table:table-cell table:style-name="ce34" table:formula="of:=[.I195]-g*delta_t-drag*[.I195]*[.J195]*delta_t" office:value-type="float" office:value="-3.49816552877934" calcext:value-type="float">
            <text:p>-3.49816552877934</text:p>
          </table:table-cell>
          <table:table-cell table:style-name="ce34" table:formula="of:=SQRT([.H196]^2+[.I196]^2)" office:value-type="float" office:value="3.498613675899" calcext:value-type="float">
            <text:p>3.498613675899</text:p>
          </table:table-cell>
          <table:table-cell table:style-name="ce34" table:formula="of:=IF([.L195]&gt;0; [.K195]+0.5*([.H195]+[.H196])*delta_t ;[.K195])" office:value-type="float" office:value="1.37725480308303" calcext:value-type="float">
            <text:p>1.37725480308303</text:p>
          </table:table-cell>
          <table:table-cell table:style-name="ce34" table:formula="of:=IF([.L195]&gt;0; [.L195]+0.5*([.I195]+[.I196])*delta_t ;[.L195])" office:value-type="float" office:value="-0.0168722628130269" calcext:value-type="float">
            <text:p>-0.0168722628130269</text:p>
          </table:table-cell>
          <table:table-cell/>
          <table:table-cell table:formula="of:= IF([.O195] &gt; 0;  (v*COS(theta*PI()/180)/drag)*(1 - EXP(-drag*[.A196])); [.N195])" office:value-type="float" office:value="2.49871968160664" calcext:value-type="float">
            <text:p>2.49871968160664</text:p>
          </table:table-cell>
          <table:table-cell table:formula="of:= IF([.O195]&gt;0;  height + (   (g/(drag^2)) +  ( v*SIN(theta*PI()/180)) / drag     )   *   ( 1 - EXP(-drag*[.A196])    )     -   (   (g*[.A196]) / drag   );[.O195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96]+delta_t" office:value-type="float" office:value="1.72" calcext:value-type="float">
            <text:p>1.72</text:p>
          </table:table-cell>
          <table:table-cell table:style-name="ce34" table:formula="of:=+[.B196]" office:value-type="float" office:value="4.98865668153933" calcext:value-type="float">
            <text:p>4.98865668153933</text:p>
          </table:table-cell>
          <table:table-cell table:style-name="ce34" table:formula="of:=[.C196]-g*delta_t" office:value-type="float" office:value="-13.8699506582143" calcext:value-type="float">
            <text:p>-13.8699506582143</text:p>
          </table:table-cell>
          <table:table-cell table:style-name="ce34" table:formula="of:=SQRT([.B197]*[.B197]+[.C197]*[.C197])" office:value-type="float" office:value="14.7398177311514" calcext:value-type="float">
            <text:p>14.7398177311514</text:p>
          </table:table-cell>
          <table:table-cell table:style-name="ce34" table:formula="of:=IF([.F196]&gt;0;[.E196]+0.5*([.B196]+[.B197])*delta_t;[.E196])" office:value-type="float" office:value="3.39228654344674" calcext:value-type="float">
            <text:p>3.39228654344674</text:p>
          </table:table-cell>
          <table:table-cell table:formula="of:=IF([.F196]&gt;0;[.F196]+0.5*([.C196]+[.C197])*delta_t;[.F196])" office:value-type="float" office:value="-0.0316619451101111" calcext:value-type="float">
            <text:p>-0.0316619451101111</text:p>
          </table:table-cell>
          <table:table-cell/>
          <table:table-cell table:style-name="ce34" table:formula="of:=[.H196]-drag*[.H196]*[.J196]*delta_t" office:value-type="float" office:value="0.0544290318689991" calcext:value-type="float">
            <text:p>0.0544290318689991</text:p>
          </table:table-cell>
          <table:table-cell table:style-name="ce34" table:formula="of:=[.I196]-g*delta_t-drag*[.I196]*[.J196]*delta_t" office:value-type="float" office:value="-3.49832219070297" calcext:value-type="float">
            <text:p>-3.49832219070297</text:p>
          </table:table-cell>
          <table:table-cell table:style-name="ce34" table:formula="of:=SQRT([.H197]^2+[.I197]^2)" office:value-type="float" office:value="3.49874558513119" calcext:value-type="float">
            <text:p>3.49874558513119</text:p>
          </table:table-cell>
          <table:table-cell table:style-name="ce34" table:formula="of:=IF([.L196]&gt;0; [.K196]+0.5*([.H196]+[.H197])*delta_t ;[.K196])" office:value-type="float" office:value="1.37725480308303" calcext:value-type="float">
            <text:p>1.37725480308303</text:p>
          </table:table-cell>
          <table:table-cell table:style-name="ce34" table:formula="of:=IF([.L196]&gt;0; [.L196]+0.5*([.I196]+[.I197])*delta_t ;[.L196])" office:value-type="float" office:value="-0.0168722628130269" calcext:value-type="float">
            <text:p>-0.0168722628130269</text:p>
          </table:table-cell>
          <table:table-cell/>
          <table:table-cell table:formula="of:= IF([.O196] &gt; 0;  (v*COS(theta*PI()/180)/drag)*(1 - EXP(-drag*[.A197])); [.N196])" office:value-type="float" office:value="2.49871968160664" calcext:value-type="float">
            <text:p>2.49871968160664</text:p>
          </table:table-cell>
          <table:table-cell table:formula="of:= IF([.O196]&gt;0;  height + (   (g/(drag^2)) +  ( v*SIN(theta*PI()/180)) / drag     )   *   ( 1 - EXP(-drag*[.A197])    )     -   (   (g*[.A197]) / drag   );[.O196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97]+delta_t" office:value-type="float" office:value="1.73" calcext:value-type="float">
            <text:p>1.73</text:p>
          </table:table-cell>
          <table:table-cell table:style-name="ce34" table:formula="of:=+[.B197]" office:value-type="float" office:value="4.98865668153933" calcext:value-type="float">
            <text:p>4.98865668153933</text:p>
          </table:table-cell>
          <table:table-cell table:style-name="ce34" table:formula="of:=[.C197]-g*delta_t" office:value-type="float" office:value="-13.9680171582143" calcext:value-type="float">
            <text:p>-13.9680171582143</text:p>
          </table:table-cell>
          <table:table-cell table:style-name="ce34" table:formula="of:=SQRT([.B198]*[.B198]+[.C198]*[.C198])" office:value-type="float" office:value="14.8321339940831" calcext:value-type="float">
            <text:p>14.8321339940831</text:p>
          </table:table-cell>
          <table:table-cell table:style-name="ce34" table:formula="of:=IF([.F197]&gt;0;[.E197]+0.5*([.B197]+[.B198])*delta_t;[.E197])" office:value-type="float" office:value="3.39228654344674" calcext:value-type="float">
            <text:p>3.39228654344674</text:p>
          </table:table-cell>
          <table:table-cell table:formula="of:=IF([.F197]&gt;0;[.F197]+0.5*([.C197]+[.C198])*delta_t;[.F197])" office:value-type="float" office:value="-0.0316619451101111" calcext:value-type="float">
            <text:p>-0.0316619451101111</text:p>
          </table:table-cell>
          <table:table-cell/>
          <table:table-cell table:style-name="ce34" table:formula="of:=[.H197]-drag*[.H197]*[.J197]*delta_t" office:value-type="float" office:value="0.0529055651893621" calcext:value-type="float">
            <text:p>0.0529055651893621</text:p>
          </table:table-cell>
          <table:table-cell table:style-name="ce34" table:formula="of:=[.I197]-g*delta_t-drag*[.I197]*[.J197]*delta_t" office:value-type="float" office:value="-3.49847077614226" calcext:value-type="float">
            <text:p>-3.49847077614226</text:p>
          </table:table-cell>
          <table:table-cell table:style-name="ce34" table:formula="of:=SQRT([.H198]^2+[.I198]^2)" office:value-type="float" office:value="3.49887078503186" calcext:value-type="float">
            <text:p>3.49887078503186</text:p>
          </table:table-cell>
          <table:table-cell table:style-name="ce34" table:formula="of:=IF([.L197]&gt;0; [.K197]+0.5*([.H197]+[.H198])*delta_t ;[.K197])" office:value-type="float" office:value="1.37725480308303" calcext:value-type="float">
            <text:p>1.37725480308303</text:p>
          </table:table-cell>
          <table:table-cell table:style-name="ce34" table:formula="of:=IF([.L197]&gt;0; [.L197]+0.5*([.I197]+[.I198])*delta_t ;[.L197])" office:value-type="float" office:value="-0.0168722628130269" calcext:value-type="float">
            <text:p>-0.0168722628130269</text:p>
          </table:table-cell>
          <table:table-cell/>
          <table:table-cell table:formula="of:= IF([.O197] &gt; 0;  (v*COS(theta*PI()/180)/drag)*(1 - EXP(-drag*[.A198])); [.N197])" office:value-type="float" office:value="2.49871968160664" calcext:value-type="float">
            <text:p>2.49871968160664</text:p>
          </table:table-cell>
          <table:table-cell table:formula="of:= IF([.O197]&gt;0;  height + (   (g/(drag^2)) +  ( v*SIN(theta*PI()/180)) / drag     )   *   ( 1 - EXP(-drag*[.A198])    )     -   (   (g*[.A198]) / drag   );[.O197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98]+delta_t" office:value-type="float" office:value="1.74" calcext:value-type="float">
            <text:p>1.74</text:p>
          </table:table-cell>
          <table:table-cell table:style-name="ce34" table:formula="of:=+[.B198]" office:value-type="float" office:value="4.98865668153933" calcext:value-type="float">
            <text:p>4.98865668153933</text:p>
          </table:table-cell>
          <table:table-cell table:style-name="ce34" table:formula="of:=[.C198]-g*delta_t" office:value-type="float" office:value="-14.0660836582143" calcext:value-type="float">
            <text:p>-14.0660836582143</text:p>
          </table:table-cell>
          <table:table-cell table:style-name="ce34" table:formula="of:=SQRT([.B199]*[.B199]+[.C199]*[.C199])" office:value-type="float" office:value="14.9245236093535" calcext:value-type="float">
            <text:p>14.9245236093535</text:p>
          </table:table-cell>
          <table:table-cell table:style-name="ce34" table:formula="of:=IF([.F198]&gt;0;[.E198]+0.5*([.B198]+[.B199])*delta_t;[.E198])" office:value-type="float" office:value="3.39228654344674" calcext:value-type="float">
            <text:p>3.39228654344674</text:p>
          </table:table-cell>
          <table:table-cell table:formula="of:=IF([.F198]&gt;0;[.F198]+0.5*([.C198]+[.C199])*delta_t;[.F198])" office:value-type="float" office:value="-0.0316619451101111" calcext:value-type="float">
            <text:p>-0.0316619451101111</text:p>
          </table:table-cell>
          <table:table-cell/>
          <table:table-cell table:style-name="ce34" table:formula="of:=[.H198]-drag*[.H198]*[.J198]*delta_t" office:value-type="float" office:value="0.0514246872981088" calcext:value-type="float">
            <text:p>0.0514246872981088</text:p>
          </table:table-cell>
          <table:table-cell table:style-name="ce34" table:formula="of:=[.I198]-g*delta_t-drag*[.I198]*[.J198]*delta_t" office:value-type="float" office:value="-3.49861169861481" calcext:value-type="float">
            <text:p>-3.49861169861481</text:p>
          </table:table-cell>
          <table:table-cell table:style-name="ce34" table:formula="of:=SQRT([.H199]^2+[.I199]^2)" office:value-type="float" office:value="3.49898961360963" calcext:value-type="float">
            <text:p>3.49898961360963</text:p>
          </table:table-cell>
          <table:table-cell table:style-name="ce34" table:formula="of:=IF([.L198]&gt;0; [.K198]+0.5*([.H198]+[.H199])*delta_t ;[.K198])" office:value-type="float" office:value="1.37725480308303" calcext:value-type="float">
            <text:p>1.37725480308303</text:p>
          </table:table-cell>
          <table:table-cell table:style-name="ce34" table:formula="of:=IF([.L198]&gt;0; [.L198]+0.5*([.I198]+[.I199])*delta_t ;[.L198])" office:value-type="float" office:value="-0.0168722628130269" calcext:value-type="float">
            <text:p>-0.0168722628130269</text:p>
          </table:table-cell>
          <table:table-cell/>
          <table:table-cell table:formula="of:= IF([.O198] &gt; 0;  (v*COS(theta*PI()/180)/drag)*(1 - EXP(-drag*[.A199])); [.N198])" office:value-type="float" office:value="2.49871968160664" calcext:value-type="float">
            <text:p>2.49871968160664</text:p>
          </table:table-cell>
          <table:table-cell table:formula="of:= IF([.O198]&gt;0;  height + (   (g/(drag^2)) +  ( v*SIN(theta*PI()/180)) / drag     )   *   ( 1 - EXP(-drag*[.A199])    )     -   (   (g*[.A199]) / drag   );[.O198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199]+delta_t" office:value-type="float" office:value="1.75" calcext:value-type="float">
            <text:p>1.75</text:p>
          </table:table-cell>
          <table:table-cell table:style-name="ce34" table:formula="of:=+[.B199]" office:value-type="float" office:value="4.98865668153933" calcext:value-type="float">
            <text:p>4.98865668153933</text:p>
          </table:table-cell>
          <table:table-cell table:style-name="ce34" table:formula="of:=[.C199]-g*delta_t" office:value-type="float" office:value="-14.1641501582143" calcext:value-type="float">
            <text:p>-14.1641501582143</text:p>
          </table:table-cell>
          <table:table-cell table:style-name="ce34" table:formula="of:=SQRT([.B200]*[.B200]+[.C200]*[.C200])" office:value-type="float" office:value="15.0169852230968" calcext:value-type="float">
            <text:p>15.0169852230968</text:p>
          </table:table-cell>
          <table:table-cell table:style-name="ce34" table:formula="of:=IF([.F199]&gt;0;[.E199]+0.5*([.B199]+[.B200])*delta_t;[.E199])" office:value-type="float" office:value="3.39228654344674" calcext:value-type="float">
            <text:p>3.39228654344674</text:p>
          </table:table-cell>
          <table:table-cell table:formula="of:=IF([.F199]&gt;0;[.F199]+0.5*([.C199]+[.C200])*delta_t;[.F199])" office:value-type="float" office:value="-0.0316619451101111" calcext:value-type="float">
            <text:p>-0.0316619451101111</text:p>
          </table:table-cell>
          <table:table-cell/>
          <table:table-cell table:style-name="ce34" table:formula="of:=[.H199]-drag*[.H199]*[.J199]*delta_t" office:value-type="float" office:value="0.0499852117241952" calcext:value-type="float">
            <text:p>0.0499852117241952</text:p>
          </table:table-cell>
          <table:table-cell table:style-name="ce34" table:formula="of:=[.I199]-g*delta_t-drag*[.I199]*[.J199]*delta_t" office:value-type="float" office:value="-3.49874535065076" calcext:value-type="float">
            <text:p>-3.49874535065076</text:p>
          </table:table-cell>
          <table:table-cell table:style-name="ce34" table:formula="of:=SQRT([.H200]^2+[.I200]^2)" office:value-type="float" office:value="3.49910239205591" calcext:value-type="float">
            <text:p>3.49910239205591</text:p>
          </table:table-cell>
          <table:table-cell table:style-name="ce34" table:formula="of:=IF([.L199]&gt;0; [.K199]+0.5*([.H199]+[.H200])*delta_t ;[.K199])" office:value-type="float" office:value="1.37725480308303" calcext:value-type="float">
            <text:p>1.37725480308303</text:p>
          </table:table-cell>
          <table:table-cell table:style-name="ce34" table:formula="of:=IF([.L199]&gt;0; [.L199]+0.5*([.I199]+[.I200])*delta_t ;[.L199])" office:value-type="float" office:value="-0.0168722628130269" calcext:value-type="float">
            <text:p>-0.0168722628130269</text:p>
          </table:table-cell>
          <table:table-cell/>
          <table:table-cell table:formula="of:= IF([.O199] &gt; 0;  (v*COS(theta*PI()/180)/drag)*(1 - EXP(-drag*[.A200])); [.N199])" office:value-type="float" office:value="2.49871968160664" calcext:value-type="float">
            <text:p>2.49871968160664</text:p>
          </table:table-cell>
          <table:table-cell table:formula="of:= IF([.O199]&gt;0;  height + (   (g/(drag^2)) +  ( v*SIN(theta*PI()/180)) / drag     )   *   ( 1 - EXP(-drag*[.A200])    )     -   (   (g*[.A200]) / drag   );[.O199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00]+delta_t" office:value-type="float" office:value="1.76" calcext:value-type="float">
            <text:p>1.76</text:p>
          </table:table-cell>
          <table:table-cell table:style-name="ce34" table:formula="of:=+[.B200]" office:value-type="float" office:value="4.98865668153933" calcext:value-type="float">
            <text:p>4.98865668153933</text:p>
          </table:table-cell>
          <table:table-cell table:style-name="ce34" table:formula="of:=[.C200]-g*delta_t" office:value-type="float" office:value="-14.2622166582143" calcext:value-type="float">
            <text:p>-14.2622166582143</text:p>
          </table:table-cell>
          <table:table-cell table:style-name="ce34" table:formula="of:=SQRT([.B201]*[.B201]+[.C201]*[.C201])" office:value-type="float" office:value="15.1095175135446" calcext:value-type="float">
            <text:p>15.1095175135446</text:p>
          </table:table-cell>
          <table:table-cell table:style-name="ce34" table:formula="of:=IF([.F200]&gt;0;[.E200]+0.5*([.B200]+[.B201])*delta_t;[.E200])" office:value-type="float" office:value="3.39228654344674" calcext:value-type="float">
            <text:p>3.39228654344674</text:p>
          </table:table-cell>
          <table:table-cell table:formula="of:=IF([.F200]&gt;0;[.F200]+0.5*([.C200]+[.C201])*delta_t;[.F200])" office:value-type="float" office:value="-0.0316619451101111" calcext:value-type="float">
            <text:p>-0.0316619451101111</text:p>
          </table:table-cell>
          <table:table-cell/>
          <table:table-cell table:style-name="ce34" table:formula="of:=[.H200]-drag*[.H200]*[.J200]*delta_t" office:value-type="float" office:value="0.0485859847329027" calcext:value-type="float">
            <text:p>0.0485859847329027</text:p>
          </table:table-cell>
          <table:table-cell table:style-name="ce34" table:formula="of:=[.I200]-g*delta_t-drag*[.I200]*[.J200]*delta_t" office:value-type="float" office:value="-3.4988721048455" calcext:value-type="float">
            <text:p>-3.4988721048455</text:p>
          </table:table-cell>
          <table:table-cell table:style-name="ce34" table:formula="of:=SQRT([.H201]^2+[.I201]^2)" office:value-type="float" office:value="3.49920942556722" calcext:value-type="float">
            <text:p>3.49920942556722</text:p>
          </table:table-cell>
          <table:table-cell table:style-name="ce34" table:formula="of:=IF([.L200]&gt;0; [.K200]+0.5*([.H200]+[.H201])*delta_t ;[.K200])" office:value-type="float" office:value="1.37725480308303" calcext:value-type="float">
            <text:p>1.37725480308303</text:p>
          </table:table-cell>
          <table:table-cell table:style-name="ce34" table:formula="of:=IF([.L200]&gt;0; [.L200]+0.5*([.I200]+[.I201])*delta_t ;[.L200])" office:value-type="float" office:value="-0.0168722628130269" calcext:value-type="float">
            <text:p>-0.0168722628130269</text:p>
          </table:table-cell>
          <table:table-cell/>
          <table:table-cell table:formula="of:= IF([.O200] &gt; 0;  (v*COS(theta*PI()/180)/drag)*(1 - EXP(-drag*[.A201])); [.N200])" office:value-type="float" office:value="2.49871968160664" calcext:value-type="float">
            <text:p>2.49871968160664</text:p>
          </table:table-cell>
          <table:table-cell table:formula="of:= IF([.O200]&gt;0;  height + (   (g/(drag^2)) +  ( v*SIN(theta*PI()/180)) / drag     )   *   ( 1 - EXP(-drag*[.A201])    )     -   (   (g*[.A201]) / drag   );[.O200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01]+delta_t" office:value-type="float" office:value="1.77" calcext:value-type="float">
            <text:p>1.77</text:p>
          </table:table-cell>
          <table:table-cell table:style-name="ce34" table:formula="of:=+[.B201]" office:value-type="float" office:value="4.98865668153933" calcext:value-type="float">
            <text:p>4.98865668153933</text:p>
          </table:table-cell>
          <table:table-cell table:style-name="ce34" table:formula="of:=[.C201]-g*delta_t" office:value-type="float" office:value="-14.3602831582143" calcext:value-type="float">
            <text:p>-14.3602831582143</text:p>
          </table:table-cell>
          <table:table-cell table:style-name="ce34" table:formula="of:=SQRT([.B202]*[.B202]+[.C202]*[.C202])" office:value-type="float" office:value="15.2021191901116" calcext:value-type="float">
            <text:p>15.2021191901116</text:p>
          </table:table-cell>
          <table:table-cell table:style-name="ce34" table:formula="of:=IF([.F201]&gt;0;[.E201]+0.5*([.B201]+[.B202])*delta_t;[.E201])" office:value-type="float" office:value="3.39228654344674" calcext:value-type="float">
            <text:p>3.39228654344674</text:p>
          </table:table-cell>
          <table:table-cell table:formula="of:=IF([.F201]&gt;0;[.F201]+0.5*([.C201]+[.C202])*delta_t;[.F201])" office:value-type="float" office:value="-0.0316619451101111" calcext:value-type="float">
            <text:p>-0.0316619451101111</text:p>
          </table:table-cell>
          <table:table-cell/>
          <table:table-cell table:style-name="ce34" table:formula="of:=[.H201]-drag*[.H201]*[.J201]*delta_t" office:value-type="float" office:value="0.04722588444708" calcext:value-type="float">
            <text:p>0.04722588444708</text:p>
          </table:table-cell>
          <table:table-cell table:style-name="ce34" table:formula="of:=[.I201]-g*delta_t-drag*[.I201]*[.J201]*delta_t" office:value-type="float" office:value="-3.49899231486047" calcext:value-type="float">
            <text:p>-3.49899231486047</text:p>
          </table:table-cell>
          <table:table-cell table:style-name="ce34" table:formula="of:=SQRT([.H202]^2+[.I202]^2)" office:value-type="float" office:value="3.49931100412844" calcext:value-type="float">
            <text:p>3.49931100412844</text:p>
          </table:table-cell>
          <table:table-cell table:style-name="ce34" table:formula="of:=IF([.L201]&gt;0; [.K201]+0.5*([.H201]+[.H202])*delta_t ;[.K201])" office:value-type="float" office:value="1.37725480308303" calcext:value-type="float">
            <text:p>1.37725480308303</text:p>
          </table:table-cell>
          <table:table-cell table:style-name="ce34" table:formula="of:=IF([.L201]&gt;0; [.L201]+0.5*([.I201]+[.I202])*delta_t ;[.L201])" office:value-type="float" office:value="-0.0168722628130269" calcext:value-type="float">
            <text:p>-0.0168722628130269</text:p>
          </table:table-cell>
          <table:table-cell/>
          <table:table-cell table:formula="of:= IF([.O201] &gt; 0;  (v*COS(theta*PI()/180)/drag)*(1 - EXP(-drag*[.A202])); [.N201])" office:value-type="float" office:value="2.49871968160664" calcext:value-type="float">
            <text:p>2.49871968160664</text:p>
          </table:table-cell>
          <table:table-cell table:formula="of:= IF([.O201]&gt;0;  height + (   (g/(drag^2)) +  ( v*SIN(theta*PI()/180)) / drag     )   *   ( 1 - EXP(-drag*[.A202])    )     -   (   (g*[.A202]) / drag   );[.O201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02]+delta_t" office:value-type="float" office:value="1.78" calcext:value-type="float">
            <text:p>1.78</text:p>
          </table:table-cell>
          <table:table-cell table:style-name="ce34" table:formula="of:=+[.B202]" office:value-type="float" office:value="4.98865668153933" calcext:value-type="float">
            <text:p>4.98865668153933</text:p>
          </table:table-cell>
          <table:table-cell table:style-name="ce34" table:formula="of:=[.C202]-g*delta_t" office:value-type="float" office:value="-14.4583496582143" calcext:value-type="float">
            <text:p>-14.4583496582143</text:p>
          </table:table-cell>
          <table:table-cell table:style-name="ce34" table:formula="of:=SQRT([.B203]*[.B203]+[.C203]*[.C203])" office:value-type="float" office:value="15.2947889925115" calcext:value-type="float">
            <text:p>15.2947889925115</text:p>
          </table:table-cell>
          <table:table-cell table:style-name="ce34" table:formula="of:=IF([.F202]&gt;0;[.E202]+0.5*([.B202]+[.B203])*delta_t;[.E202])" office:value-type="float" office:value="3.39228654344674" calcext:value-type="float">
            <text:p>3.39228654344674</text:p>
          </table:table-cell>
          <table:table-cell table:formula="of:=IF([.F202]&gt;0;[.F202]+0.5*([.C202]+[.C203])*delta_t;[.F202])" office:value-type="float" office:value="-0.0316619451101111" calcext:value-type="float">
            <text:p>-0.0316619451101111</text:p>
          </table:table-cell>
          <table:table-cell/>
          <table:table-cell table:style-name="ce34" table:formula="of:=[.H202]-drag*[.H202]*[.J202]*delta_t" office:value-type="float" office:value="0.0459038199900771" calcext:value-type="float">
            <text:p>0.0459038199900771</text:p>
          </table:table-cell>
          <table:table-cell table:style-name="ce34" table:formula="of:=[.I202]-g*delta_t-drag*[.I202]*[.J202]*delta_t" office:value-type="float" office:value="-3.49910631637445" calcext:value-type="float">
            <text:p>-3.49910631637445</text:p>
          </table:table-cell>
          <table:table-cell table:style-name="ce34" table:formula="of:=SQRT([.H203]^2+[.I203]^2)" office:value-type="float" office:value="3.49940740325862" calcext:value-type="float">
            <text:p>3.49940740325862</text:p>
          </table:table-cell>
          <table:table-cell table:style-name="ce34" table:formula="of:=IF([.L202]&gt;0; [.K202]+0.5*([.H202]+[.H203])*delta_t ;[.K202])" office:value-type="float" office:value="1.37725480308303" calcext:value-type="float">
            <text:p>1.37725480308303</text:p>
          </table:table-cell>
          <table:table-cell table:style-name="ce34" table:formula="of:=IF([.L202]&gt;0; [.L202]+0.5*([.I202]+[.I203])*delta_t ;[.L202])" office:value-type="float" office:value="-0.0168722628130269" calcext:value-type="float">
            <text:p>-0.0168722628130269</text:p>
          </table:table-cell>
          <table:table-cell/>
          <table:table-cell table:formula="of:= IF([.O202] &gt; 0;  (v*COS(theta*PI()/180)/drag)*(1 - EXP(-drag*[.A203])); [.N202])" office:value-type="float" office:value="2.49871968160664" calcext:value-type="float">
            <text:p>2.49871968160664</text:p>
          </table:table-cell>
          <table:table-cell table:formula="of:= IF([.O202]&gt;0;  height + (   (g/(drag^2)) +  ( v*SIN(theta*PI()/180)) / drag     )   *   ( 1 - EXP(-drag*[.A203])    )     -   (   (g*[.A203]) / drag   );[.O202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03]+delta_t" office:value-type="float" office:value="1.79" calcext:value-type="float">
            <text:p>1.79</text:p>
          </table:table-cell>
          <table:table-cell table:style-name="ce34" table:formula="of:=+[.B203]" office:value-type="float" office:value="4.98865668153933" calcext:value-type="float">
            <text:p>4.98865668153933</text:p>
          </table:table-cell>
          <table:table-cell table:style-name="ce34" table:formula="of:=[.C203]-g*delta_t" office:value-type="float" office:value="-14.5564161582143" calcext:value-type="float">
            <text:p>-14.5564161582143</text:p>
          </table:table-cell>
          <table:table-cell table:style-name="ce34" table:formula="of:=SQRT([.B204]*[.B204]+[.C204]*[.C204])" office:value-type="float" office:value="15.3875256899018" calcext:value-type="float">
            <text:p>15.3875256899018</text:p>
          </table:table-cell>
          <table:table-cell table:style-name="ce34" table:formula="of:=IF([.F203]&gt;0;[.E203]+0.5*([.B203]+[.B204])*delta_t;[.E203])" office:value-type="float" office:value="3.39228654344674" calcext:value-type="float">
            <text:p>3.39228654344674</text:p>
          </table:table-cell>
          <table:table-cell table:formula="of:=IF([.F203]&gt;0;[.F203]+0.5*([.C203]+[.C204])*delta_t;[.F203])" office:value-type="float" office:value="-0.0316619451101111" calcext:value-type="float">
            <text:p>-0.0316619451101111</text:p>
          </table:table-cell>
          <table:table-cell/>
          <table:table-cell table:style-name="ce34" table:formula="of:=[.H203]-drag*[.H203]*[.J203]*delta_t" office:value-type="float" office:value="0.0446187306499881" calcext:value-type="float">
            <text:p>0.0446187306499881</text:p>
          </table:table-cell>
          <table:table-cell table:style-name="ce34" table:formula="of:=[.I203]-g*delta_t-drag*[.I203]*[.J203]*delta_t" office:value-type="float" office:value="-3.49921442798797" calcext:value-type="float">
            <text:p>-3.49921442798797</text:p>
          </table:table-cell>
          <table:table-cell table:style-name="ce34" table:formula="of:=SQRT([.H204]^2+[.I204]^2)" office:value-type="float" office:value="3.49949888472107" calcext:value-type="float">
            <text:p>3.49949888472107</text:p>
          </table:table-cell>
          <table:table-cell table:style-name="ce34" table:formula="of:=IF([.L203]&gt;0; [.K203]+0.5*([.H203]+[.H204])*delta_t ;[.K203])" office:value-type="float" office:value="1.37725480308303" calcext:value-type="float">
            <text:p>1.37725480308303</text:p>
          </table:table-cell>
          <table:table-cell table:style-name="ce34" table:formula="of:=IF([.L203]&gt;0; [.L203]+0.5*([.I203]+[.I204])*delta_t ;[.L203])" office:value-type="float" office:value="-0.0168722628130269" calcext:value-type="float">
            <text:p>-0.0168722628130269</text:p>
          </table:table-cell>
          <table:table-cell/>
          <table:table-cell table:formula="of:= IF([.O203] &gt; 0;  (v*COS(theta*PI()/180)/drag)*(1 - EXP(-drag*[.A204])); [.N203])" office:value-type="float" office:value="2.49871968160664" calcext:value-type="float">
            <text:p>2.49871968160664</text:p>
          </table:table-cell>
          <table:table-cell table:formula="of:= IF([.O203]&gt;0;  height + (   (g/(drag^2)) +  ( v*SIN(theta*PI()/180)) / drag     )   *   ( 1 - EXP(-drag*[.A204])    )     -   (   (g*[.A204]) / drag   );[.O203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04]+delta_t" office:value-type="float" office:value="1.8" calcext:value-type="float">
            <text:p>1.8</text:p>
          </table:table-cell>
          <table:table-cell table:style-name="ce34" table:formula="of:=+[.B204]" office:value-type="float" office:value="4.98865668153933" calcext:value-type="float">
            <text:p>4.98865668153933</text:p>
          </table:table-cell>
          <table:table-cell table:style-name="ce34" table:formula="of:=[.C204]-g*delta_t" office:value-type="float" office:value="-14.6544826582143" calcext:value-type="float">
            <text:p>-14.6544826582143</text:p>
          </table:table-cell>
          <table:table-cell table:style-name="ce34" table:formula="of:=SQRT([.B205]*[.B205]+[.C205]*[.C205])" office:value-type="float" office:value="15.480328080056" calcext:value-type="float">
            <text:p>15.480328080056</text:p>
          </table:table-cell>
          <table:table-cell table:style-name="ce34" table:formula="of:=IF([.F204]&gt;0;[.E204]+0.5*([.B204]+[.B205])*delta_t;[.E204])" office:value-type="float" office:value="3.39228654344674" calcext:value-type="float">
            <text:p>3.39228654344674</text:p>
          </table:table-cell>
          <table:table-cell table:formula="of:=IF([.F204]&gt;0;[.F204]+0.5*([.C204]+[.C205])*delta_t;[.F204])" office:value-type="float" office:value="-0.0316619451101111" calcext:value-type="float">
            <text:p>-0.0316619451101111</text:p>
          </table:table-cell>
          <table:table-cell/>
          <table:table-cell table:style-name="ce34" table:formula="of:=[.H204]-drag*[.H204]*[.J204]*delta_t" office:value-type="float" office:value="0.0433695850648097" calcext:value-type="float">
            <text:p>0.0433695850648097</text:p>
          </table:table-cell>
          <table:table-cell table:style-name="ce34" table:formula="of:=[.I204]-g*delta_t-drag*[.I204]*[.J204]*delta_t" office:value-type="float" office:value="-3.49931695208282" calcext:value-type="float">
            <text:p>-3.49931695208282</text:p>
          </table:table-cell>
          <table:table-cell table:style-name="ce34" table:formula="of:=SQRT([.H205]^2+[.I205]^2)" office:value-type="float" office:value="3.49958569719944" calcext:value-type="float">
            <text:p>3.49958569719944</text:p>
          </table:table-cell>
          <table:table-cell table:style-name="ce34" table:formula="of:=IF([.L204]&gt;0; [.K204]+0.5*([.H204]+[.H205])*delta_t ;[.K204])" office:value-type="float" office:value="1.37725480308303" calcext:value-type="float">
            <text:p>1.37725480308303</text:p>
          </table:table-cell>
          <table:table-cell table:style-name="ce34" table:formula="of:=IF([.L204]&gt;0; [.L204]+0.5*([.I204]+[.I205])*delta_t ;[.L204])" office:value-type="float" office:value="-0.0168722628130269" calcext:value-type="float">
            <text:p>-0.0168722628130269</text:p>
          </table:table-cell>
          <table:table-cell/>
          <table:table-cell table:formula="of:= IF([.O204] &gt; 0;  (v*COS(theta*PI()/180)/drag)*(1 - EXP(-drag*[.A205])); [.N204])" office:value-type="float" office:value="2.49871968160664" calcext:value-type="float">
            <text:p>2.49871968160664</text:p>
          </table:table-cell>
          <table:table-cell table:formula="of:= IF([.O204]&gt;0;  height + (   (g/(drag^2)) +  ( v*SIN(theta*PI()/180)) / drag     )   *   ( 1 - EXP(-drag*[.A205])    )     -   (   (g*[.A205]) / drag   );[.O204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05]+delta_t" office:value-type="float" office:value="1.81" calcext:value-type="float">
            <text:p>1.81</text:p>
          </table:table-cell>
          <table:table-cell table:style-name="ce34" table:formula="of:=+[.B205]" office:value-type="float" office:value="4.98865668153933" calcext:value-type="float">
            <text:p>4.98865668153933</text:p>
          </table:table-cell>
          <table:table-cell table:style-name="ce34" table:formula="of:=[.C205]-g*delta_t" office:value-type="float" office:value="-14.7525491582143" calcext:value-type="float">
            <text:p>-14.7525491582143</text:p>
          </table:table-cell>
          <table:table-cell table:style-name="ce34" table:formula="of:=SQRT([.B206]*[.B206]+[.C206]*[.C206])" office:value-type="float" office:value="15.5731949885627" calcext:value-type="float">
            <text:p>15.5731949885627</text:p>
          </table:table-cell>
          <table:table-cell table:style-name="ce34" table:formula="of:=IF([.F205]&gt;0;[.E205]+0.5*([.B205]+[.B206])*delta_t;[.E205])" office:value-type="float" office:value="3.39228654344674" calcext:value-type="float">
            <text:p>3.39228654344674</text:p>
          </table:table-cell>
          <table:table-cell table:formula="of:=IF([.F205]&gt;0;[.F205]+0.5*([.C205]+[.C206])*delta_t;[.F205])" office:value-type="float" office:value="-0.0316619451101111" calcext:value-type="float">
            <text:p>-0.0316619451101111</text:p>
          </table:table-cell>
          <table:table-cell/>
          <table:table-cell table:style-name="ce34" table:formula="of:=[.H205]-drag*[.H205]*[.J205]*delta_t" office:value-type="float" office:value="0.0421553804281194" calcext:value-type="float">
            <text:p>0.0421553804281194</text:p>
          </table:table-cell>
          <table:table-cell table:style-name="ce34" table:formula="of:=[.I205]-g*delta_t-drag*[.I205]*[.J205]*delta_t" office:value-type="float" office:value="-3.49941417563901" calcext:value-type="float">
            <text:p>-3.49941417563901</text:p>
          </table:table-cell>
          <table:table-cell table:style-name="ce34" table:formula="of:=SQRT([.H206]^2+[.I206]^2)" office:value-type="float" office:value="3.49966807694134" calcext:value-type="float">
            <text:p>3.49966807694134</text:p>
          </table:table-cell>
          <table:table-cell table:style-name="ce34" table:formula="of:=IF([.L205]&gt;0; [.K205]+0.5*([.H205]+[.H206])*delta_t ;[.K205])" office:value-type="float" office:value="1.37725480308303" calcext:value-type="float">
            <text:p>1.37725480308303</text:p>
          </table:table-cell>
          <table:table-cell table:style-name="ce34" table:formula="of:=IF([.L205]&gt;0; [.L205]+0.5*([.I205]+[.I206])*delta_t ;[.L205])" office:value-type="float" office:value="-0.0168722628130269" calcext:value-type="float">
            <text:p>-0.0168722628130269</text:p>
          </table:table-cell>
          <table:table-cell/>
          <table:table-cell table:formula="of:= IF([.O205] &gt; 0;  (v*COS(theta*PI()/180)/drag)*(1 - EXP(-drag*[.A206])); [.N205])" office:value-type="float" office:value="2.49871968160664" calcext:value-type="float">
            <text:p>2.49871968160664</text:p>
          </table:table-cell>
          <table:table-cell table:formula="of:= IF([.O205]&gt;0;  height + (   (g/(drag^2)) +  ( v*SIN(theta*PI()/180)) / drag     )   *   ( 1 - EXP(-drag*[.A206])    )     -   (   (g*[.A206]) / drag   );[.O205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06]+delta_t" office:value-type="float" office:value="1.82" calcext:value-type="float">
            <text:p>1.82</text:p>
          </table:table-cell>
          <table:table-cell table:style-name="ce34" table:formula="of:=+[.B206]" office:value-type="float" office:value="4.98865668153933" calcext:value-type="float">
            <text:p>4.98865668153933</text:p>
          </table:table-cell>
          <table:table-cell table:style-name="ce34" table:formula="of:=[.C206]-g*delta_t" office:value-type="float" office:value="-14.8506156582143" calcext:value-type="float">
            <text:p>-14.8506156582143</text:p>
          </table:table-cell>
          <table:table-cell table:style-name="ce34" table:formula="of:=SQRT([.B207]*[.B207]+[.C207]*[.C207])" office:value-type="float" office:value="15.666125268051" calcext:value-type="float">
            <text:p>15.666125268051</text:p>
          </table:table-cell>
          <table:table-cell table:style-name="ce34" table:formula="of:=IF([.F206]&gt;0;[.E206]+0.5*([.B206]+[.B207])*delta_t;[.E206])" office:value-type="float" office:value="3.39228654344674" calcext:value-type="float">
            <text:p>3.39228654344674</text:p>
          </table:table-cell>
          <table:table-cell table:formula="of:=IF([.F206]&gt;0;[.F206]+0.5*([.C206]+[.C207])*delta_t;[.F206])" office:value-type="float" office:value="-0.0316619451101111" calcext:value-type="float">
            <text:p>-0.0316619451101111</text:p>
          </table:table-cell>
          <table:table-cell/>
          <table:table-cell table:style-name="ce34" table:formula="of:=[.H206]-drag*[.H206]*[.J206]*delta_t" office:value-type="float" office:value="0.0409751417148745" calcext:value-type="float">
            <text:p>0.0409751417148745</text:p>
          </table:table-cell>
          <table:table-cell table:style-name="ce34" table:formula="of:=[.I206]-g*delta_t-drag*[.I206]*[.J206]*delta_t" office:value-type="float" office:value="-3.49950637101117" calcext:value-type="float">
            <text:p>-3.49950637101117</text:p>
          </table:table-cell>
          <table:table-cell table:style-name="ce34" table:formula="of:=SQRT([.H207]^2+[.I207]^2)" office:value-type="float" office:value="3.49974624837092" calcext:value-type="float">
            <text:p>3.49974624837092</text:p>
          </table:table-cell>
          <table:table-cell table:style-name="ce34" table:formula="of:=IF([.L206]&gt;0; [.K206]+0.5*([.H206]+[.H207])*delta_t ;[.K206])" office:value-type="float" office:value="1.37725480308303" calcext:value-type="float">
            <text:p>1.37725480308303</text:p>
          </table:table-cell>
          <table:table-cell table:style-name="ce34" table:formula="of:=IF([.L206]&gt;0; [.L206]+0.5*([.I206]+[.I207])*delta_t ;[.L206])" office:value-type="float" office:value="-0.0168722628130269" calcext:value-type="float">
            <text:p>-0.0168722628130269</text:p>
          </table:table-cell>
          <table:table-cell/>
          <table:table-cell table:formula="of:= IF([.O206] &gt; 0;  (v*COS(theta*PI()/180)/drag)*(1 - EXP(-drag*[.A207])); [.N206])" office:value-type="float" office:value="2.49871968160664" calcext:value-type="float">
            <text:p>2.49871968160664</text:p>
          </table:table-cell>
          <table:table-cell table:formula="of:= IF([.O206]&gt;0;  height + (   (g/(drag^2)) +  ( v*SIN(theta*PI()/180)) / drag     )   *   ( 1 - EXP(-drag*[.A207])    )     -   (   (g*[.A207]) / drag   );[.O206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07]+delta_t" office:value-type="float" office:value="1.83" calcext:value-type="float">
            <text:p>1.83</text:p>
          </table:table-cell>
          <table:table-cell table:style-name="ce34" table:formula="of:=+[.B207]" office:value-type="float" office:value="4.98865668153933" calcext:value-type="float">
            <text:p>4.98865668153933</text:p>
          </table:table-cell>
          <table:table-cell table:style-name="ce34" table:formula="of:=[.C207]-g*delta_t" office:value-type="float" office:value="-14.9486821582143" calcext:value-type="float">
            <text:p>-14.9486821582143</text:p>
          </table:table-cell>
          <table:table-cell table:style-name="ce34" table:formula="of:=SQRT([.B208]*[.B208]+[.C208]*[.C208])" office:value-type="float" office:value="15.7591177974397" calcext:value-type="float">
            <text:p>15.7591177974397</text:p>
          </table:table-cell>
          <table:table-cell table:style-name="ce34" table:formula="of:=IF([.F207]&gt;0;[.E207]+0.5*([.B207]+[.B208])*delta_t;[.E207])" office:value-type="float" office:value="3.39228654344674" calcext:value-type="float">
            <text:p>3.39228654344674</text:p>
          </table:table-cell>
          <table:table-cell table:formula="of:=IF([.F207]&gt;0;[.F207]+0.5*([.C207]+[.C208])*delta_t;[.F207])" office:value-type="float" office:value="-0.0316619451101111" calcext:value-type="float">
            <text:p>-0.0316619451101111</text:p>
          </table:table-cell>
          <table:table-cell/>
          <table:table-cell table:style-name="ce34" table:formula="of:=[.H207]-drag*[.H207]*[.J207]*delta_t" office:value-type="float" office:value="0.0398279209269298" calcext:value-type="float">
            <text:p>0.0398279209269298</text:p>
          </table:table-cell>
          <table:table-cell table:style-name="ce34" table:formula="of:=[.I207]-g*delta_t-drag*[.I207]*[.J207]*delta_t" office:value-type="float" office:value="-3.4995937966664" calcext:value-type="float">
            <text:p>-3.4995937966664</text:p>
          </table:table-cell>
          <table:table-cell table:style-name="ce34" table:formula="of:=SQRT([.H208]^2+[.I208]^2)" office:value-type="float" office:value="3.499820424672" calcext:value-type="float">
            <text:p>3.499820424672</text:p>
          </table:table-cell>
          <table:table-cell table:style-name="ce34" table:formula="of:=IF([.L207]&gt;0; [.K207]+0.5*([.H207]+[.H208])*delta_t ;[.K207])" office:value-type="float" office:value="1.37725480308303" calcext:value-type="float">
            <text:p>1.37725480308303</text:p>
          </table:table-cell>
          <table:table-cell table:style-name="ce34" table:formula="of:=IF([.L207]&gt;0; [.L207]+0.5*([.I207]+[.I208])*delta_t ;[.L207])" office:value-type="float" office:value="-0.0168722628130269" calcext:value-type="float">
            <text:p>-0.0168722628130269</text:p>
          </table:table-cell>
          <table:table-cell/>
          <table:table-cell table:formula="of:= IF([.O207] &gt; 0;  (v*COS(theta*PI()/180)/drag)*(1 - EXP(-drag*[.A208])); [.N207])" office:value-type="float" office:value="2.49871968160664" calcext:value-type="float">
            <text:p>2.49871968160664</text:p>
          </table:table-cell>
          <table:table-cell table:formula="of:= IF([.O207]&gt;0;  height + (   (g/(drag^2)) +  ( v*SIN(theta*PI()/180)) / drag     )   *   ( 1 - EXP(-drag*[.A208])    )     -   (   (g*[.A208]) / drag   );[.O207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08]+delta_t" office:value-type="float" office:value="1.84" calcext:value-type="float">
            <text:p>1.84</text:p>
          </table:table-cell>
          <table:table-cell table:style-name="ce34" table:formula="of:=+[.B208]" office:value-type="float" office:value="4.98865668153933" calcext:value-type="float">
            <text:p>4.98865668153933</text:p>
          </table:table-cell>
          <table:table-cell table:style-name="ce34" table:formula="of:=[.C208]-g*delta_t" office:value-type="float" office:value="-15.0467486582143" calcext:value-type="float">
            <text:p>-15.0467486582143</text:p>
          </table:table-cell>
          <table:table-cell table:style-name="ce34" table:formula="of:=SQRT([.B209]*[.B209]+[.C209]*[.C209])" office:value-type="float" office:value="15.8521714812117" calcext:value-type="float">
            <text:p>15.8521714812117</text:p>
          </table:table-cell>
          <table:table-cell table:style-name="ce34" table:formula="of:=IF([.F208]&gt;0;[.E208]+0.5*([.B208]+[.B209])*delta_t;[.E208])" office:value-type="float" office:value="3.39228654344674" calcext:value-type="float">
            <text:p>3.39228654344674</text:p>
          </table:table-cell>
          <table:table-cell table:formula="of:=IF([.F208]&gt;0;[.F208]+0.5*([.C208]+[.C209])*delta_t;[.F208])" office:value-type="float" office:value="-0.0316619451101111" calcext:value-type="float">
            <text:p>-0.0316619451101111</text:p>
          </table:table-cell>
          <table:table-cell/>
          <table:table-cell table:style-name="ce34" table:formula="of:=[.H208]-drag*[.H208]*[.J208]*delta_t" office:value-type="float" office:value="0.0387127963578714" calcext:value-type="float">
            <text:p>0.0387127963578714</text:p>
          </table:table-cell>
          <table:table-cell table:style-name="ce34" table:formula="of:=[.I208]-g*delta_t-drag*[.I208]*[.J208]*delta_t" office:value-type="float" office:value="-3.49967669788537" calcext:value-type="float">
            <text:p>-3.49967669788537</text:p>
          </table:table-cell>
          <table:table-cell table:style-name="ce34" table:formula="of:=SQRT([.H209]^2+[.I209]^2)" office:value-type="float" office:value="3.49989080834298" calcext:value-type="float">
            <text:p>3.49989080834298</text:p>
          </table:table-cell>
          <table:table-cell table:style-name="ce34" table:formula="of:=IF([.L208]&gt;0; [.K208]+0.5*([.H208]+[.H209])*delta_t ;[.K208])" office:value-type="float" office:value="1.37725480308303" calcext:value-type="float">
            <text:p>1.37725480308303</text:p>
          </table:table-cell>
          <table:table-cell table:style-name="ce34" table:formula="of:=IF([.L208]&gt;0; [.L208]+0.5*([.I208]+[.I209])*delta_t ;[.L208])" office:value-type="float" office:value="-0.0168722628130269" calcext:value-type="float">
            <text:p>-0.0168722628130269</text:p>
          </table:table-cell>
          <table:table-cell/>
          <table:table-cell table:formula="of:= IF([.O208] &gt; 0;  (v*COS(theta*PI()/180)/drag)*(1 - EXP(-drag*[.A209])); [.N208])" office:value-type="float" office:value="2.49871968160664" calcext:value-type="float">
            <text:p>2.49871968160664</text:p>
          </table:table-cell>
          <table:table-cell table:formula="of:= IF([.O208]&gt;0;  height + (   (g/(drag^2)) +  ( v*SIN(theta*PI()/180)) / drag     )   *   ( 1 - EXP(-drag*[.A209])    )     -   (   (g*[.A209]) / drag   );[.O208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09]+delta_t" office:value-type="float" office:value="1.85" calcext:value-type="float">
            <text:p>1.85</text:p>
          </table:table-cell>
          <table:table-cell table:style-name="ce34" table:formula="of:=+[.B209]" office:value-type="float" office:value="4.98865668153933" calcext:value-type="float">
            <text:p>4.98865668153933</text:p>
          </table:table-cell>
          <table:table-cell table:style-name="ce34" table:formula="of:=[.C209]-g*delta_t" office:value-type="float" office:value="-15.1448151582143" calcext:value-type="float">
            <text:p>-15.1448151582143</text:p>
          </table:table-cell>
          <table:table-cell table:style-name="ce34" table:formula="of:=SQRT([.B210]*[.B210]+[.C210]*[.C210])" office:value-type="float" office:value="15.9452852487105" calcext:value-type="float">
            <text:p>15.9452852487105</text:p>
          </table:table-cell>
          <table:table-cell table:style-name="ce34" table:formula="of:=IF([.F209]&gt;0;[.E209]+0.5*([.B209]+[.B210])*delta_t;[.E209])" office:value-type="float" office:value="3.39228654344674" calcext:value-type="float">
            <text:p>3.39228654344674</text:p>
          </table:table-cell>
          <table:table-cell table:formula="of:=IF([.F209]&gt;0;[.F209]+0.5*([.C209]+[.C210])*delta_t;[.F209])" office:value-type="float" office:value="-0.0316619451101111" calcext:value-type="float">
            <text:p>-0.0316619451101111</text:p>
          </table:table-cell>
          <table:table-cell/>
          <table:table-cell table:style-name="ce34" table:formula="of:=[.H209]-drag*[.H209]*[.J209]*delta_t" office:value-type="float" office:value="0.0376288718767661" calcext:value-type="float">
            <text:p>0.0376288718767661</text:p>
          </table:table-cell>
          <table:table-cell table:style-name="ce34" table:formula="of:=[.I209]-g*delta_t-drag*[.I209]*[.J209]*delta_t" office:value-type="float" office:value="-3.49975530742856" calcext:value-type="float">
            <text:p>-3.49975530742856</text:p>
          </table:table-cell>
          <table:table-cell table:style-name="ce34" table:formula="of:=SQRT([.H210]^2+[.I210]^2)" office:value-type="float" office:value="3.49995759172495" calcext:value-type="float">
            <text:p>3.49995759172495</text:p>
          </table:table-cell>
          <table:table-cell table:style-name="ce34" table:formula="of:=IF([.L209]&gt;0; [.K209]+0.5*([.H209]+[.H210])*delta_t ;[.K209])" office:value-type="float" office:value="1.37725480308303" calcext:value-type="float">
            <text:p>1.37725480308303</text:p>
          </table:table-cell>
          <table:table-cell table:style-name="ce34" table:formula="of:=IF([.L209]&gt;0; [.L209]+0.5*([.I209]+[.I210])*delta_t ;[.L209])" office:value-type="float" office:value="-0.0168722628130269" calcext:value-type="float">
            <text:p>-0.0168722628130269</text:p>
          </table:table-cell>
          <table:table-cell/>
          <table:table-cell table:formula="of:= IF([.O209] &gt; 0;  (v*COS(theta*PI()/180)/drag)*(1 - EXP(-drag*[.A210])); [.N209])" office:value-type="float" office:value="2.49871968160664" calcext:value-type="float">
            <text:p>2.49871968160664</text:p>
          </table:table-cell>
          <table:table-cell table:formula="of:= IF([.O209]&gt;0;  height + (   (g/(drag^2)) +  ( v*SIN(theta*PI()/180)) / drag     )   *   ( 1 - EXP(-drag*[.A210])    )     -   (   (g*[.A210]) / drag   );[.O209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10]+delta_t" office:value-type="float" office:value="1.86" calcext:value-type="float">
            <text:p>1.86</text:p>
          </table:table-cell>
          <table:table-cell table:style-name="ce34" table:formula="of:=+[.B210]" office:value-type="float" office:value="4.98865668153933" calcext:value-type="float">
            <text:p>4.98865668153933</text:p>
          </table:table-cell>
          <table:table-cell table:style-name="ce34" table:formula="of:=[.C210]-g*delta_t" office:value-type="float" office:value="-15.2428816582143" calcext:value-type="float">
            <text:p>-15.2428816582143</text:p>
          </table:table-cell>
          <table:table-cell table:style-name="ce34" table:formula="of:=SQRT([.B211]*[.B211]+[.C211]*[.C211])" office:value-type="float" office:value="16.0384580534599" calcext:value-type="float">
            <text:p>16.0384580534599</text:p>
          </table:table-cell>
          <table:table-cell table:style-name="ce34" table:formula="of:=IF([.F210]&gt;0;[.E210]+0.5*([.B210]+[.B211])*delta_t;[.E210])" office:value-type="float" office:value="3.39228654344674" calcext:value-type="float">
            <text:p>3.39228654344674</text:p>
          </table:table-cell>
          <table:table-cell table:formula="of:=IF([.F210]&gt;0;[.F210]+0.5*([.C210]+[.C211])*delta_t;[.F210])" office:value-type="float" office:value="-0.0316619451101111" calcext:value-type="float">
            <text:p>-0.0316619451101111</text:p>
          </table:table-cell>
          <table:table-cell/>
          <table:table-cell table:style-name="ce34" table:formula="of:=[.H210]-drag*[.H210]*[.J210]*delta_t" office:value-type="float" office:value="0.036575276230421" calcext:value-type="float">
            <text:p>0.036575276230421</text:p>
          </table:table-cell>
          <table:table-cell table:style-name="ce34" table:formula="of:=[.I210]-g*delta_t-drag*[.I210]*[.J210]*delta_t" office:value-type="float" office:value="-3.49982984616925" calcext:value-type="float">
            <text:p>-3.49982984616925</text:p>
          </table:table-cell>
          <table:table-cell table:style-name="ce34" table:formula="of:=SQRT([.H211]^2+[.I211]^2)" office:value-type="float" office:value="3.50002095750417" calcext:value-type="float">
            <text:p>3.50002095750417</text:p>
          </table:table-cell>
          <table:table-cell table:style-name="ce34" table:formula="of:=IF([.L210]&gt;0; [.K210]+0.5*([.H210]+[.H211])*delta_t ;[.K210])" office:value-type="float" office:value="1.37725480308303" calcext:value-type="float">
            <text:p>1.37725480308303</text:p>
          </table:table-cell>
          <table:table-cell table:style-name="ce34" table:formula="of:=IF([.L210]&gt;0; [.L210]+0.5*([.I210]+[.I211])*delta_t ;[.L210])" office:value-type="float" office:value="-0.0168722628130269" calcext:value-type="float">
            <text:p>-0.0168722628130269</text:p>
          </table:table-cell>
          <table:table-cell/>
          <table:table-cell table:formula="of:= IF([.O210] &gt; 0;  (v*COS(theta*PI()/180)/drag)*(1 - EXP(-drag*[.A211])); [.N210])" office:value-type="float" office:value="2.49871968160664" calcext:value-type="float">
            <text:p>2.49871968160664</text:p>
          </table:table-cell>
          <table:table-cell table:formula="of:= IF([.O210]&gt;0;  height + (   (g/(drag^2)) +  ( v*SIN(theta*PI()/180)) / drag     )   *   ( 1 - EXP(-drag*[.A211])    )     -   (   (g*[.A211]) / drag   );[.O210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11]+delta_t" office:value-type="float" office:value="1.87" calcext:value-type="float">
            <text:p>1.87</text:p>
          </table:table-cell>
          <table:table-cell table:style-name="ce34" table:formula="of:=+[.B211]" office:value-type="float" office:value="4.98865668153933" calcext:value-type="float">
            <text:p>4.98865668153933</text:p>
          </table:table-cell>
          <table:table-cell table:style-name="ce34" table:formula="of:=[.C211]-g*delta_t" office:value-type="float" office:value="-15.3409481582143" calcext:value-type="float">
            <text:p>-15.3409481582143</text:p>
          </table:table-cell>
          <table:table-cell table:style-name="ce34" table:formula="of:=SQRT([.B212]*[.B212]+[.C212]*[.C212])" office:value-type="float" office:value="16.1316888725045" calcext:value-type="float">
            <text:p>16.1316888725045</text:p>
          </table:table-cell>
          <table:table-cell table:style-name="ce34" table:formula="of:=IF([.F211]&gt;0;[.E211]+0.5*([.B211]+[.B212])*delta_t;[.E211])" office:value-type="float" office:value="3.39228654344674" calcext:value-type="float">
            <text:p>3.39228654344674</text:p>
          </table:table-cell>
          <table:table-cell table:formula="of:=IF([.F211]&gt;0;[.F211]+0.5*([.C211]+[.C212])*delta_t;[.F211])" office:value-type="float" office:value="-0.0316619451101111" calcext:value-type="float">
            <text:p>-0.0316619451101111</text:p>
          </table:table-cell>
          <table:table-cell/>
          <table:table-cell table:style-name="ce34" table:formula="of:=[.H211]-drag*[.H211]*[.J211]*delta_t" office:value-type="float" office:value="0.0355511623637572" calcext:value-type="float">
            <text:p>0.0355511623637572</text:p>
          </table:table-cell>
          <table:table-cell table:style-name="ce34" table:formula="of:=[.I211]-g*delta_t-drag*[.I211]*[.J211]*delta_t" office:value-type="float" office:value="-3.49990052369492" calcext:value-type="float">
            <text:p>-3.49990052369492</text:p>
          </table:table-cell>
          <table:table-cell table:style-name="ce34" table:formula="of:=SQRT([.H212]^2+[.I212]^2)" office:value-type="float" office:value="3.50008107919022" calcext:value-type="float">
            <text:p>3.50008107919022</text:p>
          </table:table-cell>
          <table:table-cell table:style-name="ce34" table:formula="of:=IF([.L211]&gt;0; [.K211]+0.5*([.H211]+[.H212])*delta_t ;[.K211])" office:value-type="float" office:value="1.37725480308303" calcext:value-type="float">
            <text:p>1.37725480308303</text:p>
          </table:table-cell>
          <table:table-cell table:style-name="ce34" table:formula="of:=IF([.L211]&gt;0; [.L211]+0.5*([.I211]+[.I212])*delta_t ;[.L211])" office:value-type="float" office:value="-0.0168722628130269" calcext:value-type="float">
            <text:p>-0.0168722628130269</text:p>
          </table:table-cell>
          <table:table-cell/>
          <table:table-cell table:formula="of:= IF([.O211] &gt; 0;  (v*COS(theta*PI()/180)/drag)*(1 - EXP(-drag*[.A212])); [.N211])" office:value-type="float" office:value="2.49871968160664" calcext:value-type="float">
            <text:p>2.49871968160664</text:p>
          </table:table-cell>
          <table:table-cell table:formula="of:= IF([.O211]&gt;0;  height + (   (g/(drag^2)) +  ( v*SIN(theta*PI()/180)) / drag     )   *   ( 1 - EXP(-drag*[.A212])    )     -   (   (g*[.A212]) / drag   );[.O211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12]+delta_t" office:value-type="float" office:value="1.88" calcext:value-type="float">
            <text:p>1.88</text:p>
          </table:table-cell>
          <table:table-cell table:style-name="ce34" table:formula="of:=+[.B212]" office:value-type="float" office:value="4.98865668153933" calcext:value-type="float">
            <text:p>4.98865668153933</text:p>
          </table:table-cell>
          <table:table-cell table:style-name="ce34" table:formula="of:=[.C212]-g*delta_t" office:value-type="float" office:value="-15.4390146582143" calcext:value-type="float">
            <text:p>-15.4390146582143</text:p>
          </table:table-cell>
          <table:table-cell table:style-name="ce34" table:formula="of:=SQRT([.B213]*[.B213]+[.C213]*[.C213])" office:value-type="float" office:value="16.2249767057713" calcext:value-type="float">
            <text:p>16.2249767057713</text:p>
          </table:table-cell>
          <table:table-cell table:style-name="ce34" table:formula="of:=IF([.F212]&gt;0;[.E212]+0.5*([.B212]+[.B213])*delta_t;[.E212])" office:value-type="float" office:value="3.39228654344674" calcext:value-type="float">
            <text:p>3.39228654344674</text:p>
          </table:table-cell>
          <table:table-cell table:formula="of:=IF([.F212]&gt;0;[.F212]+0.5*([.C212]+[.C213])*delta_t;[.F212])" office:value-type="float" office:value="-0.0316619451101111" calcext:value-type="float">
            <text:p>-0.0316619451101111</text:p>
          </table:table-cell>
          <table:table-cell/>
          <table:table-cell table:style-name="ce34" table:formula="of:=[.H212]-drag*[.H212]*[.J212]*delta_t" office:value-type="float" office:value="0.0345557067578964" calcext:value-type="float">
            <text:p>0.0345557067578964</text:p>
          </table:table-cell>
          <table:table-cell table:style-name="ce34" table:formula="of:=[.I212]-g*delta_t-drag*[.I212]*[.J212]*delta_t" office:value-type="float" office:value="-3.49996753887866" calcext:value-type="float">
            <text:p>-3.49996753887866</text:p>
          </table:table-cell>
          <table:table-cell table:style-name="ce34" table:formula="of:=SQRT([.H213]^2+[.I213]^2)" office:value-type="float" office:value="3.5001381215709" calcext:value-type="float">
            <text:p>3.5001381215709</text:p>
          </table:table-cell>
          <table:table-cell table:style-name="ce34" table:formula="of:=IF([.L212]&gt;0; [.K212]+0.5*([.H212]+[.H213])*delta_t ;[.K212])" office:value-type="float" office:value="1.37725480308303" calcext:value-type="float">
            <text:p>1.37725480308303</text:p>
          </table:table-cell>
          <table:table-cell table:style-name="ce34" table:formula="of:=IF([.L212]&gt;0; [.L212]+0.5*([.I212]+[.I213])*delta_t ;[.L212])" office:value-type="float" office:value="-0.0168722628130269" calcext:value-type="float">
            <text:p>-0.0168722628130269</text:p>
          </table:table-cell>
          <table:table-cell/>
          <table:table-cell table:formula="of:= IF([.O212] &gt; 0;  (v*COS(theta*PI()/180)/drag)*(1 - EXP(-drag*[.A213])); [.N212])" office:value-type="float" office:value="2.49871968160664" calcext:value-type="float">
            <text:p>2.49871968160664</text:p>
          </table:table-cell>
          <table:table-cell table:formula="of:= IF([.O212]&gt;0;  height + (   (g/(drag^2)) +  ( v*SIN(theta*PI()/180)) / drag     )   *   ( 1 - EXP(-drag*[.A213])    )     -   (   (g*[.A213]) / drag   );[.O212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13]+delta_t" office:value-type="float" office:value="1.89" calcext:value-type="float">
            <text:p>1.89</text:p>
          </table:table-cell>
          <table:table-cell table:style-name="ce34" table:formula="of:=+[.B213]" office:value-type="float" office:value="4.98865668153933" calcext:value-type="float">
            <text:p>4.98865668153933</text:p>
          </table:table-cell>
          <table:table-cell table:style-name="ce34" table:formula="of:=[.C213]-g*delta_t" office:value-type="float" office:value="-15.5370811582143" calcext:value-type="float">
            <text:p>-15.5370811582143</text:p>
          </table:table-cell>
          <table:table-cell table:style-name="ce34" table:formula="of:=SQRT([.B214]*[.B214]+[.C214]*[.C214])" office:value-type="float" office:value="16.3183205754515" calcext:value-type="float">
            <text:p>16.3183205754515</text:p>
          </table:table-cell>
          <table:table-cell table:style-name="ce34" table:formula="of:=IF([.F213]&gt;0;[.E213]+0.5*([.B213]+[.B214])*delta_t;[.E213])" office:value-type="float" office:value="3.39228654344674" calcext:value-type="float">
            <text:p>3.39228654344674</text:p>
          </table:table-cell>
          <table:table-cell table:formula="of:=IF([.F213]&gt;0;[.F213]+0.5*([.C213]+[.C214])*delta_t;[.F213])" office:value-type="float" office:value="-0.0316619451101111" calcext:value-type="float">
            <text:p>-0.0316619451101111</text:p>
          </table:table-cell>
          <table:table-cell/>
          <table:table-cell table:style-name="ce34" table:formula="of:=[.H213]-drag*[.H213]*[.J213]*delta_t" office:value-type="float" office:value="0.0335881087855673" calcext:value-type="float">
            <text:p>0.0335881087855673</text:p>
          </table:table-cell>
          <table:table-cell table:style-name="ce34" table:formula="of:=[.I213]-g*delta_t-drag*[.I213]*[.J213]*delta_t" office:value-type="float" office:value="-3.50003108042194" calcext:value-type="float">
            <text:p>-3.50003108042194</text:p>
          </table:table-cell>
          <table:table-cell table:style-name="ce34" table:formula="of:=SQRT([.H214]^2+[.I214]^2)" office:value-type="float" office:value="3.50019224114496" calcext:value-type="float">
            <text:p>3.50019224114496</text:p>
          </table:table-cell>
          <table:table-cell table:style-name="ce34" table:formula="of:=IF([.L213]&gt;0; [.K213]+0.5*([.H213]+[.H214])*delta_t ;[.K213])" office:value-type="float" office:value="1.37725480308303" calcext:value-type="float">
            <text:p>1.37725480308303</text:p>
          </table:table-cell>
          <table:table-cell table:style-name="ce34" table:formula="of:=IF([.L213]&gt;0; [.L213]+0.5*([.I213]+[.I214])*delta_t ;[.L213])" office:value-type="float" office:value="-0.0168722628130269" calcext:value-type="float">
            <text:p>-0.0168722628130269</text:p>
          </table:table-cell>
          <table:table-cell/>
          <table:table-cell table:formula="of:= IF([.O213] &gt; 0;  (v*COS(theta*PI()/180)/drag)*(1 - EXP(-drag*[.A214])); [.N213])" office:value-type="float" office:value="2.49871968160664" calcext:value-type="float">
            <text:p>2.49871968160664</text:p>
          </table:table-cell>
          <table:table-cell table:formula="of:= IF([.O213]&gt;0;  height + (   (g/(drag^2)) +  ( v*SIN(theta*PI()/180)) / drag     )   *   ( 1 - EXP(-drag*[.A214])    )     -   (   (g*[.A214]) / drag   );[.O213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14]+delta_t" office:value-type="float" office:value="1.9" calcext:value-type="float">
            <text:p>1.9</text:p>
          </table:table-cell>
          <table:table-cell table:style-name="ce34" table:formula="of:=+[.B214]" office:value-type="float" office:value="4.98865668153933" calcext:value-type="float">
            <text:p>4.98865668153933</text:p>
          </table:table-cell>
          <table:table-cell table:style-name="ce34" table:formula="of:=[.C214]-g*delta_t" office:value-type="float" office:value="-15.6351476582143" calcext:value-type="float">
            <text:p>-15.6351476582143</text:p>
          </table:table-cell>
          <table:table-cell table:style-name="ce34" table:formula="of:=SQRT([.B215]*[.B215]+[.C215]*[.C215])" office:value-type="float" office:value="16.4117195254011" calcext:value-type="float">
            <text:p>16.4117195254011</text:p>
          </table:table-cell>
          <table:table-cell table:style-name="ce34" table:formula="of:=IF([.F214]&gt;0;[.E214]+0.5*([.B214]+[.B215])*delta_t;[.E214])" office:value-type="float" office:value="3.39228654344674" calcext:value-type="float">
            <text:p>3.39228654344674</text:p>
          </table:table-cell>
          <table:table-cell table:formula="of:=IF([.F214]&gt;0;[.F214]+0.5*([.C214]+[.C215])*delta_t;[.F214])" office:value-type="float" office:value="-0.0316619451101111" calcext:value-type="float">
            <text:p>-0.0316619451101111</text:p>
          </table:table-cell>
          <table:table-cell/>
          <table:table-cell table:style-name="ce34" table:formula="of:=[.H214]-drag*[.H214]*[.J214]*delta_t" office:value-type="float" office:value="0.0326475900834395" calcext:value-type="float">
            <text:p>0.0326475900834395</text:p>
          </table:table-cell>
          <table:table-cell table:style-name="ce34" table:formula="of:=[.I214]-g*delta_t-drag*[.I214]*[.J214]*delta_t" office:value-type="float" office:value="-3.50009132737027" calcext:value-type="float">
            <text:p>-3.50009132737027</text:p>
          </table:table-cell>
          <table:table-cell table:style-name="ce34" table:formula="of:=SQRT([.H215]^2+[.I215]^2)" office:value-type="float" office:value="3.50024358653377" calcext:value-type="float">
            <text:p>3.50024358653377</text:p>
          </table:table-cell>
          <table:table-cell table:style-name="ce34" table:formula="of:=IF([.L214]&gt;0; [.K214]+0.5*([.H214]+[.H215])*delta_t ;[.K214])" office:value-type="float" office:value="1.37725480308303" calcext:value-type="float">
            <text:p>1.37725480308303</text:p>
          </table:table-cell>
          <table:table-cell table:style-name="ce34" table:formula="of:=IF([.L214]&gt;0; [.L214]+0.5*([.I214]+[.I215])*delta_t ;[.L214])" office:value-type="float" office:value="-0.0168722628130269" calcext:value-type="float">
            <text:p>-0.0168722628130269</text:p>
          </table:table-cell>
          <table:table-cell/>
          <table:table-cell table:formula="of:= IF([.O214] &gt; 0;  (v*COS(theta*PI()/180)/drag)*(1 - EXP(-drag*[.A215])); [.N214])" office:value-type="float" office:value="2.49871968160664" calcext:value-type="float">
            <text:p>2.49871968160664</text:p>
          </table:table-cell>
          <table:table-cell table:formula="of:= IF([.O214]&gt;0;  height + (   (g/(drag^2)) +  ( v*SIN(theta*PI()/180)) / drag     )   *   ( 1 - EXP(-drag*[.A215])    )     -   (   (g*[.A215]) / drag   );[.O214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15]+delta_t" office:value-type="float" office:value="1.91" calcext:value-type="float">
            <text:p>1.91</text:p>
          </table:table-cell>
          <table:table-cell table:style-name="ce34" table:formula="of:=+[.B215]" office:value-type="float" office:value="4.98865668153933" calcext:value-type="float">
            <text:p>4.98865668153933</text:p>
          </table:table-cell>
          <table:table-cell table:style-name="ce34" table:formula="of:=[.C215]-g*delta_t" office:value-type="float" office:value="-15.7332141582143" calcext:value-type="float">
            <text:p>-15.7332141582143</text:p>
          </table:table-cell>
          <table:table-cell table:style-name="ce34" table:formula="of:=SQRT([.B216]*[.B216]+[.C216]*[.C216])" office:value-type="float" office:value="16.5051726205605" calcext:value-type="float">
            <text:p>16.5051726205605</text:p>
          </table:table-cell>
          <table:table-cell table:style-name="ce34" table:formula="of:=IF([.F215]&gt;0;[.E215]+0.5*([.B215]+[.B216])*delta_t;[.E215])" office:value-type="float" office:value="3.39228654344674" calcext:value-type="float">
            <text:p>3.39228654344674</text:p>
          </table:table-cell>
          <table:table-cell table:formula="of:=IF([.F215]&gt;0;[.F215]+0.5*([.C215]+[.C216])*delta_t;[.F215])" office:value-type="float" office:value="-0.0316619451101111" calcext:value-type="float">
            <text:p>-0.0316619451101111</text:p>
          </table:table-cell>
          <table:table-cell/>
          <table:table-cell table:style-name="ce34" table:formula="of:=[.H215]-drag*[.H215]*[.J215]*delta_t" office:value-type="float" office:value="0.0317333939409967" calcext:value-type="float">
            <text:p>0.0317333939409967</text:p>
          </table:table-cell>
          <table:table-cell table:style-name="ce34" table:formula="of:=[.I215]-g*delta_t-drag*[.I215]*[.J215]*delta_t" office:value-type="float" office:value="-3.50014844960298" calcext:value-type="float">
            <text:p>-3.50014844960298</text:p>
          </table:table-cell>
          <table:table-cell table:style-name="ce34" table:formula="of:=SQRT([.H216]^2+[.I216]^2)" office:value-type="float" office:value="3.50029229887294" calcext:value-type="float">
            <text:p>3.50029229887294</text:p>
          </table:table-cell>
          <table:table-cell table:style-name="ce34" table:formula="of:=IF([.L215]&gt;0; [.K215]+0.5*([.H215]+[.H216])*delta_t ;[.K215])" office:value-type="float" office:value="1.37725480308303" calcext:value-type="float">
            <text:p>1.37725480308303</text:p>
          </table:table-cell>
          <table:table-cell table:style-name="ce34" table:formula="of:=IF([.L215]&gt;0; [.L215]+0.5*([.I215]+[.I216])*delta_t ;[.L215])" office:value-type="float" office:value="-0.0168722628130269" calcext:value-type="float">
            <text:p>-0.0168722628130269</text:p>
          </table:table-cell>
          <table:table-cell/>
          <table:table-cell table:formula="of:= IF([.O215] &gt; 0;  (v*COS(theta*PI()/180)/drag)*(1 - EXP(-drag*[.A216])); [.N215])" office:value-type="float" office:value="2.49871968160664" calcext:value-type="float">
            <text:p>2.49871968160664</text:p>
          </table:table-cell>
          <table:table-cell table:formula="of:= IF([.O215]&gt;0;  height + (   (g/(drag^2)) +  ( v*SIN(theta*PI()/180)) / drag     )   *   ( 1 - EXP(-drag*[.A216])    )     -   (   (g*[.A216]) / drag   );[.O215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16]+delta_t" office:value-type="float" office:value="1.92" calcext:value-type="float">
            <text:p>1.92</text:p>
          </table:table-cell>
          <table:table-cell table:style-name="ce34" table:formula="of:=+[.B216]" office:value-type="float" office:value="4.98865668153933" calcext:value-type="float">
            <text:p>4.98865668153933</text:p>
          </table:table-cell>
          <table:table-cell table:style-name="ce34" table:formula="of:=[.C216]-g*delta_t" office:value-type="float" office:value="-15.8312806582143" calcext:value-type="float">
            <text:p>-15.8312806582143</text:p>
          </table:table-cell>
          <table:table-cell table:style-name="ce34" table:formula="of:=SQRT([.B217]*[.B217]+[.C217]*[.C217])" office:value-type="float" office:value="16.5986789463926" calcext:value-type="float">
            <text:p>16.5986789463926</text:p>
          </table:table-cell>
          <table:table-cell table:style-name="ce34" table:formula="of:=IF([.F216]&gt;0;[.E216]+0.5*([.B216]+[.B217])*delta_t;[.E216])" office:value-type="float" office:value="3.39228654344674" calcext:value-type="float">
            <text:p>3.39228654344674</text:p>
          </table:table-cell>
          <table:table-cell table:formula="of:=IF([.F216]&gt;0;[.F216]+0.5*([.C216]+[.C217])*delta_t;[.F216])" office:value-type="float" office:value="-0.0316619451101111" calcext:value-type="float">
            <text:p>-0.0316619451101111</text:p>
          </table:table-cell>
          <table:table-cell/>
          <table:table-cell table:style-name="ce34" table:formula="of:=[.H216]-drag*[.H216]*[.J216]*delta_t" office:value-type="float" office:value="0.0308447847055665" calcext:value-type="float">
            <text:p>0.0308447847055665</text:p>
          </table:table-cell>
          <table:table-cell table:style-name="ce34" table:formula="of:=[.I216]-g*delta_t-drag*[.I216]*[.J216]*delta_t" office:value-type="float" office:value="-3.50020260829852" calcext:value-type="float">
            <text:p>-3.50020260829852</text:p>
          </table:table-cell>
          <table:table-cell table:style-name="ce34" table:formula="of:=SQRT([.H217]^2+[.I217]^2)" office:value-type="float" office:value="3.50033851218469" calcext:value-type="float">
            <text:p>3.50033851218469</text:p>
          </table:table-cell>
          <table:table-cell table:style-name="ce34" table:formula="of:=IF([.L216]&gt;0; [.K216]+0.5*([.H216]+[.H217])*delta_t ;[.K216])" office:value-type="float" office:value="1.37725480308303" calcext:value-type="float">
            <text:p>1.37725480308303</text:p>
          </table:table-cell>
          <table:table-cell table:style-name="ce34" table:formula="of:=IF([.L216]&gt;0; [.L216]+0.5*([.I216]+[.I217])*delta_t ;[.L216])" office:value-type="float" office:value="-0.0168722628130269" calcext:value-type="float">
            <text:p>-0.0168722628130269</text:p>
          </table:table-cell>
          <table:table-cell/>
          <table:table-cell table:formula="of:= IF([.O216] &gt; 0;  (v*COS(theta*PI()/180)/drag)*(1 - EXP(-drag*[.A217])); [.N216])" office:value-type="float" office:value="2.49871968160664" calcext:value-type="float">
            <text:p>2.49871968160664</text:p>
          </table:table-cell>
          <table:table-cell table:formula="of:= IF([.O216]&gt;0;  height + (   (g/(drag^2)) +  ( v*SIN(theta*PI()/180)) / drag     )   *   ( 1 - EXP(-drag*[.A217])    )     -   (   (g*[.A217]) / drag   );[.O216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17]+delta_t" office:value-type="float" office:value="1.93" calcext:value-type="float">
            <text:p>1.93</text:p>
          </table:table-cell>
          <table:table-cell table:style-name="ce34" table:formula="of:=+[.B217]" office:value-type="float" office:value="4.98865668153933" calcext:value-type="float">
            <text:p>4.98865668153933</text:p>
          </table:table-cell>
          <table:table-cell table:style-name="ce34" table:formula="of:=[.C217]-g*delta_t" office:value-type="float" office:value="-15.9293471582143" calcext:value-type="float">
            <text:p>-15.9293471582143</text:p>
          </table:table-cell>
          <table:table-cell table:style-name="ce34" table:formula="of:=SQRT([.B218]*[.B218]+[.C218]*[.C218])" office:value-type="float" office:value="16.6922376083369" calcext:value-type="float">
            <text:p>16.6922376083369</text:p>
          </table:table-cell>
          <table:table-cell table:style-name="ce34" table:formula="of:=IF([.F217]&gt;0;[.E217]+0.5*([.B217]+[.B218])*delta_t;[.E217])" office:value-type="float" office:value="3.39228654344674" calcext:value-type="float">
            <text:p>3.39228654344674</text:p>
          </table:table-cell>
          <table:table-cell table:formula="of:=IF([.F217]&gt;0;[.F217]+0.5*([.C217]+[.C218])*delta_t;[.F217])" office:value-type="float" office:value="-0.0316619451101111" calcext:value-type="float">
            <text:p>-0.0316619451101111</text:p>
          </table:table-cell>
          <table:table-cell/>
          <table:table-cell table:style-name="ce34" table:formula="of:=[.H217]-drag*[.H217]*[.J217]*delta_t" office:value-type="float" office:value="0.029981047203127" calcext:value-type="float">
            <text:p>0.029981047203127</text:p>
          </table:table-cell>
          <table:table-cell table:style-name="ce34" table:formula="of:=[.I217]-g*delta_t-drag*[.I217]*[.J217]*delta_t" office:value-type="float" office:value="-3.50025395637631" calcext:value-type="float">
            <text:p>-3.50025395637631</text:p>
          </table:table-cell>
          <table:table-cell table:style-name="ce34" table:formula="of:=SQRT([.H218]^2+[.I218]^2)" office:value-type="float" office:value="3.50038235373215" calcext:value-type="float">
            <text:p>3.50038235373215</text:p>
          </table:table-cell>
          <table:table-cell table:style-name="ce34" table:formula="of:=IF([.L217]&gt;0; [.K217]+0.5*([.H217]+[.H218])*delta_t ;[.K217])" office:value-type="float" office:value="1.37725480308303" calcext:value-type="float">
            <text:p>1.37725480308303</text:p>
          </table:table-cell>
          <table:table-cell table:style-name="ce34" table:formula="of:=IF([.L217]&gt;0; [.L217]+0.5*([.I217]+[.I218])*delta_t ;[.L217])" office:value-type="float" office:value="-0.0168722628130269" calcext:value-type="float">
            <text:p>-0.0168722628130269</text:p>
          </table:table-cell>
          <table:table-cell/>
          <table:table-cell table:formula="of:= IF([.O217] &gt; 0;  (v*COS(theta*PI()/180)/drag)*(1 - EXP(-drag*[.A218])); [.N217])" office:value-type="float" office:value="2.49871968160664" calcext:value-type="float">
            <text:p>2.49871968160664</text:p>
          </table:table-cell>
          <table:table-cell table:formula="of:= IF([.O217]&gt;0;  height + (   (g/(drag^2)) +  ( v*SIN(theta*PI()/180)) / drag     )   *   ( 1 - EXP(-drag*[.A218])    )     -   (   (g*[.A218]) / drag   );[.O217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18]+delta_t" office:value-type="float" office:value="1.94" calcext:value-type="float">
            <text:p>1.94</text:p>
          </table:table-cell>
          <table:table-cell table:style-name="ce34" table:formula="of:=+[.B218]" office:value-type="float" office:value="4.98865668153933" calcext:value-type="float">
            <text:p>4.98865668153933</text:p>
          </table:table-cell>
          <table:table-cell table:style-name="ce34" table:formula="of:=[.C218]-g*delta_t" office:value-type="float" office:value="-16.0274136582143" calcext:value-type="float">
            <text:p>-16.0274136582143</text:p>
          </table:table-cell>
          <table:table-cell table:style-name="ce34" table:formula="of:=SQRT([.B219]*[.B219]+[.C219]*[.C219])" office:value-type="float" office:value="16.7858477312819" calcext:value-type="float">
            <text:p>16.7858477312819</text:p>
          </table:table-cell>
          <table:table-cell table:style-name="ce34" table:formula="of:=IF([.F218]&gt;0;[.E218]+0.5*([.B218]+[.B219])*delta_t;[.E218])" office:value-type="float" office:value="3.39228654344674" calcext:value-type="float">
            <text:p>3.39228654344674</text:p>
          </table:table-cell>
          <table:table-cell table:formula="of:=IF([.F218]&gt;0;[.F218]+0.5*([.C218]+[.C219])*delta_t;[.F218])" office:value-type="float" office:value="-0.0316619451101111" calcext:value-type="float">
            <text:p>-0.0316619451101111</text:p>
          </table:table-cell>
          <table:table-cell/>
          <table:table-cell table:style-name="ce34" table:formula="of:=[.H218]-drag*[.H218]*[.J218]*delta_t" office:value-type="float" office:value="0.0291414861745171" calcext:value-type="float">
            <text:p>0.0291414861745171</text:p>
          </table:table-cell>
          <table:table-cell table:style-name="ce34" table:formula="of:=[.I218]-g*delta_t-drag*[.I218]*[.J218]*delta_t" office:value-type="float" office:value="-3.50030263891646" calcext:value-type="float">
            <text:p>-3.50030263891646</text:p>
          </table:table-cell>
          <table:table-cell table:style-name="ce34" table:formula="of:=SQRT([.H219]^2+[.I219]^2)" office:value-type="float" office:value="3.50042394435617" calcext:value-type="float">
            <text:p>3.50042394435617</text:p>
          </table:table-cell>
          <table:table-cell table:style-name="ce34" table:formula="of:=IF([.L218]&gt;0; [.K218]+0.5*([.H218]+[.H219])*delta_t ;[.K218])" office:value-type="float" office:value="1.37725480308303" calcext:value-type="float">
            <text:p>1.37725480308303</text:p>
          </table:table-cell>
          <table:table-cell table:style-name="ce34" table:formula="of:=IF([.L218]&gt;0; [.L218]+0.5*([.I218]+[.I219])*delta_t ;[.L218])" office:value-type="float" office:value="-0.0168722628130269" calcext:value-type="float">
            <text:p>-0.0168722628130269</text:p>
          </table:table-cell>
          <table:table-cell/>
          <table:table-cell table:formula="of:= IF([.O218] &gt; 0;  (v*COS(theta*PI()/180)/drag)*(1 - EXP(-drag*[.A219])); [.N218])" office:value-type="float" office:value="2.49871968160664" calcext:value-type="float">
            <text:p>2.49871968160664</text:p>
          </table:table-cell>
          <table:table-cell table:formula="of:= IF([.O218]&gt;0;  height + (   (g/(drag^2)) +  ( v*SIN(theta*PI()/180)) / drag     )   *   ( 1 - EXP(-drag*[.A219])    )     -   (   (g*[.A219]) / drag   );[.O218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19]+delta_t" office:value-type="float" office:value="1.95" calcext:value-type="float">
            <text:p>1.95</text:p>
          </table:table-cell>
          <table:table-cell table:style-name="ce34" table:formula="of:=+[.B219]" office:value-type="float" office:value="4.98865668153933" calcext:value-type="float">
            <text:p>4.98865668153933</text:p>
          </table:table-cell>
          <table:table-cell table:style-name="ce34" table:formula="of:=[.C219]-g*delta_t" office:value-type="float" office:value="-16.1254801582143" calcext:value-type="float">
            <text:p>-16.1254801582143</text:p>
          </table:table-cell>
          <table:table-cell table:style-name="ce34" table:formula="of:=SQRT([.B220]*[.B220]+[.C220]*[.C220])" office:value-type="float" office:value="16.8795084590526" calcext:value-type="float">
            <text:p>16.8795084590526</text:p>
          </table:table-cell>
          <table:table-cell table:style-name="ce34" table:formula="of:=IF([.F219]&gt;0;[.E219]+0.5*([.B219]+[.B220])*delta_t;[.E219])" office:value-type="float" office:value="3.39228654344674" calcext:value-type="float">
            <text:p>3.39228654344674</text:p>
          </table:table-cell>
          <table:table-cell table:formula="of:=IF([.F219]&gt;0;[.F219]+0.5*([.C219]+[.C220])*delta_t;[.F219])" office:value-type="float" office:value="-0.0316619451101111" calcext:value-type="float">
            <text:p>-0.0316619451101111</text:p>
          </table:table-cell>
          <table:table-cell/>
          <table:table-cell table:style-name="ce34" table:formula="of:=[.H219]-drag*[.H219]*[.J219]*delta_t" office:value-type="float" office:value="0.0283254257266819" calcext:value-type="float">
            <text:p>0.0283254257266819</text:p>
          </table:table-cell>
          <table:table-cell table:style-name="ce34" table:formula="of:=[.I219]-g*delta_t-drag*[.I219]*[.J219]*delta_t" office:value-type="float" office:value="-3.50034879355841" calcext:value-type="float">
            <text:p>-3.50034879355841</text:p>
          </table:table-cell>
          <table:table-cell table:style-name="ce34" table:formula="of:=SQRT([.H220]^2+[.I220]^2)" office:value-type="float" office:value="3.50046339879571" calcext:value-type="float">
            <text:p>3.50046339879571</text:p>
          </table:table-cell>
          <table:table-cell table:style-name="ce34" table:formula="of:=IF([.L219]&gt;0; [.K219]+0.5*([.H219]+[.H220])*delta_t ;[.K219])" office:value-type="float" office:value="1.37725480308303" calcext:value-type="float">
            <text:p>1.37725480308303</text:p>
          </table:table-cell>
          <table:table-cell table:style-name="ce34" table:formula="of:=IF([.L219]&gt;0; [.L219]+0.5*([.I219]+[.I220])*delta_t ;[.L219])" office:value-type="float" office:value="-0.0168722628130269" calcext:value-type="float">
            <text:p>-0.0168722628130269</text:p>
          </table:table-cell>
          <table:table-cell/>
          <table:table-cell table:formula="of:= IF([.O219] &gt; 0;  (v*COS(theta*PI()/180)/drag)*(1 - EXP(-drag*[.A220])); [.N219])" office:value-type="float" office:value="2.49871968160664" calcext:value-type="float">
            <text:p>2.49871968160664</text:p>
          </table:table-cell>
          <table:table-cell table:formula="of:= IF([.O219]&gt;0;  height + (   (g/(drag^2)) +  ( v*SIN(theta*PI()/180)) / drag     )   *   ( 1 - EXP(-drag*[.A220])    )     -   (   (g*[.A220]) / drag   );[.O219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20]+delta_t" office:value-type="float" office:value="1.96" calcext:value-type="float">
            <text:p>1.96</text:p>
          </table:table-cell>
          <table:table-cell table:style-name="ce34" table:formula="of:=+[.B220]" office:value-type="float" office:value="4.98865668153933" calcext:value-type="float">
            <text:p>4.98865668153933</text:p>
          </table:table-cell>
          <table:table-cell table:style-name="ce34" table:formula="of:=[.C220]-g*delta_t" office:value-type="float" office:value="-16.2235466582143" calcext:value-type="float">
            <text:p>-16.2235466582143</text:p>
          </table:table-cell>
          <table:table-cell table:style-name="ce34" table:formula="of:=SQRT([.B221]*[.B221]+[.C221]*[.C221])" office:value-type="float" office:value="16.9732189539145" calcext:value-type="float">
            <text:p>16.9732189539145</text:p>
          </table:table-cell>
          <table:table-cell table:style-name="ce34" table:formula="of:=IF([.F220]&gt;0;[.E220]+0.5*([.B220]+[.B221])*delta_t;[.E220])" office:value-type="float" office:value="3.39228654344674" calcext:value-type="float">
            <text:p>3.39228654344674</text:p>
          </table:table-cell>
          <table:table-cell table:formula="of:=IF([.F220]&gt;0;[.F220]+0.5*([.C220]+[.C221])*delta_t;[.F220])" office:value-type="float" office:value="-0.0316619451101111" calcext:value-type="float">
            <text:p>-0.0316619451101111</text:p>
          </table:table-cell>
          <table:table-cell/>
          <table:table-cell table:style-name="ce34" table:formula="of:=[.H220]-drag*[.H220]*[.J220]*delta_t" office:value-type="float" office:value="0.0275322087985894" calcext:value-type="float">
            <text:p>0.0275322087985894</text:p>
          </table:table-cell>
          <table:table-cell table:style-name="ce34" table:formula="of:=[.I220]-g*delta_t-drag*[.I220]*[.J220]*delta_t" office:value-type="float" office:value="-3.50039255087945" calcext:value-type="float">
            <text:p>-3.50039255087945</text:p>
          </table:table-cell>
          <table:table-cell table:style-name="ce34" table:formula="of:=SQRT([.H221]^2+[.I221]^2)" office:value-type="float" office:value="3.50050082599243" calcext:value-type="float">
            <text:p>3.50050082599243</text:p>
          </table:table-cell>
          <table:table-cell table:style-name="ce34" table:formula="of:=IF([.L220]&gt;0; [.K220]+0.5*([.H220]+[.H221])*delta_t ;[.K220])" office:value-type="float" office:value="1.37725480308303" calcext:value-type="float">
            <text:p>1.37725480308303</text:p>
          </table:table-cell>
          <table:table-cell table:style-name="ce34" table:formula="of:=IF([.L220]&gt;0; [.L220]+0.5*([.I220]+[.I221])*delta_t ;[.L220])" office:value-type="float" office:value="-0.0168722628130269" calcext:value-type="float">
            <text:p>-0.0168722628130269</text:p>
          </table:table-cell>
          <table:table-cell/>
          <table:table-cell table:formula="of:= IF([.O220] &gt; 0;  (v*COS(theta*PI()/180)/drag)*(1 - EXP(-drag*[.A221])); [.N220])" office:value-type="float" office:value="2.49871968160664" calcext:value-type="float">
            <text:p>2.49871968160664</text:p>
          </table:table-cell>
          <table:table-cell table:formula="of:= IF([.O220]&gt;0;  height + (   (g/(drag^2)) +  ( v*SIN(theta*PI()/180)) / drag     )   *   ( 1 - EXP(-drag*[.A221])    )     -   (   (g*[.A221]) / drag   );[.O220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21]+delta_t" office:value-type="float" office:value="1.97" calcext:value-type="float">
            <text:p>1.97</text:p>
          </table:table-cell>
          <table:table-cell table:style-name="ce34" table:formula="of:=+[.B221]" office:value-type="float" office:value="4.98865668153933" calcext:value-type="float">
            <text:p>4.98865668153933</text:p>
          </table:table-cell>
          <table:table-cell table:style-name="ce34" table:formula="of:=[.C221]-g*delta_t" office:value-type="float" office:value="-16.3216131582143" calcext:value-type="float">
            <text:p>-16.3216131582143</text:p>
          </table:table-cell>
          <table:table-cell table:style-name="ce34" table:formula="of:=SQRT([.B222]*[.B222]+[.C222]*[.C222])" office:value-type="float" office:value="17.0669783960917" calcext:value-type="float">
            <text:p>17.0669783960917</text:p>
          </table:table-cell>
          <table:table-cell table:style-name="ce34" table:formula="of:=IF([.F221]&gt;0;[.E221]+0.5*([.B221]+[.B222])*delta_t;[.E221])" office:value-type="float" office:value="3.39228654344674" calcext:value-type="float">
            <text:p>3.39228654344674</text:p>
          </table:table-cell>
          <table:table-cell table:formula="of:=IF([.F221]&gt;0;[.F221]+0.5*([.C221]+[.C222])*delta_t;[.F221])" office:value-type="float" office:value="-0.0316619451101111" calcext:value-type="float">
            <text:p>-0.0316619451101111</text:p>
          </table:table-cell>
          <table:table-cell/>
          <table:table-cell table:style-name="ce34" table:formula="of:=[.H221]-drag*[.H221]*[.J221]*delta_t" office:value-type="float" office:value="0.0267611966414626" calcext:value-type="float">
            <text:p>0.0267611966414626</text:p>
          </table:table-cell>
          <table:table-cell table:style-name="ce34" table:formula="of:=[.I221]-g*delta_t-drag*[.I221]*[.J221]*delta_t" office:value-type="float" office:value="-3.50043403475424" calcext:value-type="float">
            <text:p>-3.50043403475424</text:p>
          </table:table-cell>
          <table:table-cell table:style-name="ce34" table:formula="of:=SQRT([.H222]^2+[.I222]^2)" office:value-type="float" office:value="3.50053632938034" calcext:value-type="float">
            <text:p>3.50053632938034</text:p>
          </table:table-cell>
          <table:table-cell table:style-name="ce34" table:formula="of:=IF([.L221]&gt;0; [.K221]+0.5*([.H221]+[.H222])*delta_t ;[.K221])" office:value-type="float" office:value="1.37725480308303" calcext:value-type="float">
            <text:p>1.37725480308303</text:p>
          </table:table-cell>
          <table:table-cell table:style-name="ce34" table:formula="of:=IF([.L221]&gt;0; [.L221]+0.5*([.I221]+[.I222])*delta_t ;[.L221])" office:value-type="float" office:value="-0.0168722628130269" calcext:value-type="float">
            <text:p>-0.0168722628130269</text:p>
          </table:table-cell>
          <table:table-cell/>
          <table:table-cell table:formula="of:= IF([.O221] &gt; 0;  (v*COS(theta*PI()/180)/drag)*(1 - EXP(-drag*[.A222])); [.N221])" office:value-type="float" office:value="2.49871968160664" calcext:value-type="float">
            <text:p>2.49871968160664</text:p>
          </table:table-cell>
          <table:table-cell table:formula="of:= IF([.O221]&gt;0;  height + (   (g/(drag^2)) +  ( v*SIN(theta*PI()/180)) / drag     )   *   ( 1 - EXP(-drag*[.A222])    )     -   (   (g*[.A222]) / drag   );[.O221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22]+delta_t" office:value-type="float" office:value="1.98" calcext:value-type="float">
            <text:p>1.98</text:p>
          </table:table-cell>
          <table:table-cell table:style-name="ce34" table:formula="of:=+[.B222]" office:value-type="float" office:value="4.98865668153933" calcext:value-type="float">
            <text:p>4.98865668153933</text:p>
          </table:table-cell>
          <table:table-cell table:style-name="ce34" table:formula="of:=[.C222]-g*delta_t" office:value-type="float" office:value="-16.4196796582143" calcext:value-type="float">
            <text:p>-16.4196796582143</text:p>
          </table:table-cell>
          <table:table-cell table:style-name="ce34" table:formula="of:=SQRT([.B223]*[.B223]+[.C223]*[.C223])" office:value-type="float" office:value="17.1607859833005" calcext:value-type="float">
            <text:p>17.1607859833005</text:p>
          </table:table-cell>
          <table:table-cell table:style-name="ce34" table:formula="of:=IF([.F222]&gt;0;[.E222]+0.5*([.B222]+[.B223])*delta_t;[.E222])" office:value-type="float" office:value="3.39228654344674" calcext:value-type="float">
            <text:p>3.39228654344674</text:p>
          </table:table-cell>
          <table:table-cell table:formula="of:=IF([.F222]&gt;0;[.F222]+0.5*([.C222]+[.C223])*delta_t;[.F222])" office:value-type="float" office:value="-0.0316619451101111" calcext:value-type="float">
            <text:p>-0.0316619451101111</text:p>
          </table:table-cell>
          <table:table-cell/>
          <table:table-cell table:style-name="ce34" table:formula="of:=[.H222]-drag*[.H222]*[.J222]*delta_t" office:value-type="float" office:value="0.0260117683129735" calcext:value-type="float">
            <text:p>0.0260117683129735</text:p>
          </table:table-cell>
          <table:table-cell table:style-name="ce34" table:formula="of:=[.I222]-g*delta_t-drag*[.I222]*[.J222]*delta_t" office:value-type="float" office:value="-3.50047336269619" calcext:value-type="float">
            <text:p>-3.50047336269619</text:p>
          </table:table-cell>
          <table:table-cell table:style-name="ce34" table:formula="of:=SQRT([.H223]^2+[.I223]^2)" office:value-type="float" office:value="3.50057000716117" calcext:value-type="float">
            <text:p>3.50057000716117</text:p>
          </table:table-cell>
          <table:table-cell table:style-name="ce34" table:formula="of:=IF([.L222]&gt;0; [.K222]+0.5*([.H222]+[.H223])*delta_t ;[.K222])" office:value-type="float" office:value="1.37725480308303" calcext:value-type="float">
            <text:p>1.37725480308303</text:p>
          </table:table-cell>
          <table:table-cell table:style-name="ce34" table:formula="of:=IF([.L222]&gt;0; [.L222]+0.5*([.I222]+[.I223])*delta_t ;[.L222])" office:value-type="float" office:value="-0.0168722628130269" calcext:value-type="float">
            <text:p>-0.0168722628130269</text:p>
          </table:table-cell>
          <table:table-cell/>
          <table:table-cell table:formula="of:= IF([.O222] &gt; 0;  (v*COS(theta*PI()/180)/drag)*(1 - EXP(-drag*[.A223])); [.N222])" office:value-type="float" office:value="2.49871968160664" calcext:value-type="float">
            <text:p>2.49871968160664</text:p>
          </table:table-cell>
          <table:table-cell table:formula="of:= IF([.O222]&gt;0;  height + (   (g/(drag^2)) +  ( v*SIN(theta*PI()/180)) / drag     )   *   ( 1 - EXP(-drag*[.A223])    )     -   (   (g*[.A223]) / drag   );[.O222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>
          <table:table-cell table:style-name="ce34" table:formula="of:=[.A223]+delta_t" office:value-type="float" office:value="1.99" calcext:value-type="float">
            <text:p>1.99</text:p>
          </table:table-cell>
          <table:table-cell table:style-name="ce34" table:formula="of:=+[.B223]" office:value-type="float" office:value="4.98865668153933" calcext:value-type="float">
            <text:p>4.98865668153933</text:p>
          </table:table-cell>
          <table:table-cell table:style-name="ce34" table:formula="of:=[.C223]-g*delta_t" office:value-type="float" office:value="-16.5177461582143" calcext:value-type="float">
            <text:p>-16.5177461582143</text:p>
          </table:table-cell>
          <table:table-cell table:style-name="ce34" table:formula="of:=SQRT([.B224]*[.B224]+[.C224]*[.C224])" office:value-type="float" office:value="17.2546409302967" calcext:value-type="float">
            <text:p>17.2546409302967</text:p>
          </table:table-cell>
          <table:table-cell table:style-name="ce34" table:formula="of:=IF([.F223]&gt;0;[.E223]+0.5*([.B223]+[.B224])*delta_t;[.E223])" office:value-type="float" office:value="3.39228654344674" calcext:value-type="float">
            <text:p>3.39228654344674</text:p>
          </table:table-cell>
          <table:table-cell table:formula="of:=IF([.F223]&gt;0;[.F223]+0.5*([.C223]+[.C224])*delta_t;[.F223])" office:value-type="float" office:value="-0.0316619451101111" calcext:value-type="float">
            <text:p>-0.0316619451101111</text:p>
          </table:table-cell>
          <table:table-cell/>
          <table:table-cell table:style-name="ce34" table:formula="of:=[.H223]-drag*[.H223]*[.J223]*delta_t" office:value-type="float" office:value="0.0252833201850566" calcext:value-type="float">
            <text:p>0.0252833201850566</text:p>
          </table:table-cell>
          <table:table-cell table:style-name="ce34" table:formula="of:=[.I223]-g*delta_t-drag*[.I223]*[.J223]*delta_t" office:value-type="float" office:value="-3.50051064618162" calcext:value-type="float">
            <text:p>-3.50051064618162</text:p>
          </table:table-cell>
          <table:table-cell table:style-name="ce34" table:formula="of:=SQRT([.H224]^2+[.I224]^2)" office:value-type="float" office:value="3.50060195256622" calcext:value-type="float">
            <text:p>3.50060195256622</text:p>
          </table:table-cell>
          <table:table-cell table:style-name="ce34" table:formula="of:=IF([.L223]&gt;0; [.K223]+0.5*([.H223]+[.H224])*delta_t ;[.K223])" office:value-type="float" office:value="1.37725480308303" calcext:value-type="float">
            <text:p>1.37725480308303</text:p>
          </table:table-cell>
          <table:table-cell table:style-name="ce34" table:formula="of:=IF([.L223]&gt;0; [.L223]+0.5*([.I223]+[.I224])*delta_t ;[.L223])" office:value-type="float" office:value="-0.0168722628130269" calcext:value-type="float">
            <text:p>-0.0168722628130269</text:p>
          </table:table-cell>
          <table:table-cell/>
          <table:table-cell table:formula="of:= IF([.O223] &gt; 0;  (v*COS(theta*PI()/180)/drag)*(1 - EXP(-drag*[.A224])); [.N223])" office:value-type="float" office:value="2.49871968160664" calcext:value-type="float">
            <text:p>2.49871968160664</text:p>
          </table:table-cell>
          <table:table-cell table:formula="of:= IF([.O223]&gt;0;  height + (   (g/(drag^2)) +  ( v*SIN(theta*PI()/180)) / drag     )   *   ( 1 - EXP(-drag*[.A224])    )     -   (   (g*[.A224]) / drag   );[.O223])" office:value-type="float" office:value="-0.0066467870382656" calcext:value-type="float">
            <text:p>-0.0066467870382656</text:p>
          </table:table-cell>
          <table:table-cell table:number-columns-repeated="1009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solver_adj" table:base-cell-address="$Sheet1.$A$1" table:cell-range-address="$Sheet1.$B$8"/>
          <table:named-expression table:name="solver_cvg" table:base-cell-address="$Sheet1.$A$1" table:expression="0.001"/>
          <table:named-expression table:name="solver_drv" table:base-cell-address="$Sheet1.$A$1" table:expression="1"/>
          <table:named-expression table:name="solver_est" table:base-cell-address="$Sheet1.$A$1" table:expression="1"/>
          <table:named-expression table:name="solver_itr" table:base-cell-address="$Sheet1.$A$1" table:expression="100"/>
          <table:named-expression table:name="solver_lin" table:base-cell-address="$Sheet1.$A$1" table:expression="2"/>
          <table:named-expression table:name="solver_neg" table:base-cell-address="$Sheet1.$A$1" table:expression="2"/>
          <table:named-expression table:name="solver_num" table:base-cell-address="$Sheet1.$A$1" table:expression="0"/>
          <table:named-expression table:name="solver_nwt" table:base-cell-address="$Sheet1.$A$1" table:expression="1"/>
          <table:named-range table:name="solver_opt" table:base-cell-address="$Sheet1.$A$1" table:cell-range-address="$Sheet1.$B$14"/>
          <table:named-expression table:name="solver_pre" table:base-cell-address="$Sheet1.$A$1" table:expression="0.000001"/>
          <table:named-expression table:name="solver_scl" table:base-cell-address="$Sheet1.$A$1" table:expression="2"/>
          <table:named-expression table:name="solver_sho" table:base-cell-address="$Sheet1.$A$1" table:expression="2"/>
          <table:named-expression table:name="solver_tim" table:base-cell-address="$Sheet1.$A$1" table:expression="100"/>
          <table:named-expression table:name="solver_tol" table:base-cell-address="$Sheet1.$A$1" table:expression="0.05"/>
          <table:named-expression table:name="solver_typ" table:base-cell-address="$Sheet1.$A$1" table:expression="1"/>
          <table:named-expression table:name="solver_val" table:base-cell-address="$Sheet1.$A$1" table:expression="0"/>
        </table:named-expressions>
      </table:table>
      <table:named-expressions>
        <table:named-range table:name="delta_t" table:base-cell-address="$Sheet1.$A$1" table:cell-range-address="$Sheet1.$B$11"/>
        <table:named-range table:name="drag" table:base-cell-address="$Sheet1.$C$18" table:cell-range-address="$Sheet1.$B$10"/>
        <table:named-range table:name="g" table:base-cell-address="$Sheet1.$A$1" table:cell-range-address="$Sheet1.$B$14"/>
        <table:named-range table:name="height" table:base-cell-address="$Sheet1.$B$14" table:cell-range-address="$Sheet1.$B$9"/>
        <table:named-range table:name="range" table:base-cell-address="$Sheet1.$B$14" table:cell-range-address="$Sheet1.$B$14"/>
        <table:named-range table:name="theta" table:base-cell-address="$Sheet1.$A$1" table:cell-range-address="$Sheet1.$B$8"/>
        <table:named-range table:name="v" table:base-cell-address="$Sheet1.$A$1" table:cell-range-address="$Sheet1.$B$7"/>
        <table:named-range table:name="v_x_init" table:base-cell-address="$Sheet1.$A$1" table:cell-range-address="$Sheet1.$B$12"/>
        <table:named-range table:name="v_y_init" table:base-cell-address="$Sheet1.$A$1" table:cell-range-address="$Sheet1.$B$13"/>
      </table:named-expressions>
      <table:database-ranges>
        <table:database-range table:name="__Anonymous_Sheet_DB__0" table:target-range-address="Sheet1.E18:Sheet1.E1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3" number:min-decimal-places="13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4" number:min-decimal-places="4" number:min-integer-digits="1"/>
    </number:number-style>
    <number:currency-style style:name="N14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percentage-style style:name="N146">
      <number:number number:decimal-places="1" number:min-decimal-places="1" number:min-integer-digits="1"/>
      <number:text>%</number:text>
    </number:percentage-style>
    <number:number-style style:name="N147">
      <number:number number:decimal-places="1" number:min-decimal-places="1" number:min-integer-digits="1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date-style style:name="N15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3">
      <number:hours/>
      <number:text>:</number:text>
      <number:minutes number:style="long"/>
      <number:text>:</number:text>
      <number:seconds number:style="long"/>
    </number:time-style>
    <number:time-style style:name="N154">
      <number:hours/>
      <number:text>:</number:text>
      <number:minutes number:style="long"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  <number:text> </number:text>
      <number:am-pm/>
    </number:time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date-style style:name="N160">
      <number:month number:textual="true"/>
      <number:text>-</number:text>
      <number:year/>
    </number:date-style>
    <number:date-style style:name="N161">
      <number:day/>
      <number:text>-</number:text>
      <number:month number:textual="true"/>
    </number:date-style>
    <number:date-style style:name="N162">
      <number:day/>
      <number:text>-</number:text>
      <number:month number:textual="true"/>
      <number:text>-</number:text>
      <number:year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date-style style:name="N165">
      <number:month/>
      <number:text>/</number:text>
      <number:day/>
      <number:text>/</number:text>
      <number:year number:style="long"/>
    </number:date-style>
    <number:currency-style style:name="N16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8">
      <number:minutes number:style="long"/>
      <number:text>:</number:text>
      <number:seconds number:style="long" number:decimal-places="1"/>
    </number:time-style>
    <number:time-style style:name="N16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0">
      <number:minutes number:style="long"/>
      <number:text>:</number:text>
      <number:seconds number:style="long"/>
    </number:time-style>
    <number:number-style style:name="N17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8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1P2" style:volatile="true">
      <number:text> $</number:text>
      <number:fill-character> </number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10" number:min-decimal-places="10" number:min-integer-digits="1"/>
    </number:number-style>
    <number:number-style style:name="N19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  <number:text> </number:text>
      <number:am-pm/>
    </number:time-style>
    <number:date-style style:name="N10144" number:language="en" number:country="US">
      <number:month number:textual="true"/>
      <number:text>-</number:text>
      <number:year/>
    </number:date-style>
    <number:date-style style:name="N10145" number:language="en" number:country="US">
      <number:day/>
      <number:text>-</number:text>
      <number:month number:textual="true"/>
    </number:date-style>
    <number:date-style style:name="N10146" number:language="en" number:country="US">
      <number:day/>
      <number:text>-</number:text>
      <number:month number:textual="true"/>
      <number:text>-</number:text>
      <number:year/>
    </number:date-style>
    <number:date-style style:name="N10147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20:39:27.4511203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Fowler</meta:initial-creator>
    <meta:creation-date>1998-07-18T08:54:10</meta:creation-date>
    <dc:date>2025-03-13T20:49:35.529165778</dc:date>
    <meta:editing-duration>PT19H52M55S</meta:editing-duration>
    <meta:editing-cycles>62</meta:editing-cycles>
    <meta:generator>LibreOffice/24.8.4.2$Linux_X86_64 LibreOffice_project/480$Build-2</meta:generator>
    <meta:document-statistic meta:table-count="1" meta:cell-count="266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7" style:family="chart">
      <style:chart-properties chart:auto-position="true"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0080" draw:fill-color="#00008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ffffff"/>
    </style:style>
    <style:style style:name="ch12" style:family="chart">
      <style:graphic-properties draw:fill-color="#d9d9d9"/>
    </style:style>
    <style:style style:name="T1" style:family="text"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fo:font-family="Arial" fo:font-size="10pt" fo:font-weight="bold" style:font-size-asian="10pt" style:font-weight-asian="bold" style:font-size-complex="10pt" style:font-weight-complex="bold"/>
    </style:style>
  </office:automatic-styles>
  <office:body>
    <office:chart>
      <chart:chart svg:width="17.734cm" svg:height="11.246cm" xlink:href=".." xlink:type="simple" chart:class="chart:scatter" chart:style-name="ch1">
        <chart:title svg:x="7.086cm" svg:y="0.359cm" chart:style-name="ch2">
          <text:p><text:span text:style-name="T1">Projectile Motion</text:span></text:p>
        </chart:title>
        <chart:legend chart:legend-position="end" svg:x="14.899cm" svg:y="4.826cm" style:legend-expansion="high" chart:style-name="ch3"/>
        <chart:plot-area chart:style-name="ch4" table:cell-range-address="Sheet1.E25:Sheet1.F224 Sheet1.B23:Sheet1.B23 Sheet1.N23:Sheet1.N23 Sheet1.O25:Sheet1.O224 Sheet1.H23:Sheet1.H23 Sheet1.L25:Sheet1.L224" chart:data-source-has-labels="row" svg:x="1.414cm" svg:y="1.288cm" svg:width="13.131cm" svg:height="8.704cm">
          <chart:coordinate-region svg:x="2.258cm" svg:y="1.487cm" svg:width="12.19cm" svg:height="8.306cm"/>
          <chart:axis chart:dimension="x" chart:name="primary-x" chart:style-name="ch5">
            <chart:title svg:x="6.902cm" svg:y="10.217cm" chart:style-name="ch6">
              <text:p><text:span text:style-name="T2">distance (m)</text:span></text:p>
            </chart:title>
          </chart:axis>
          <chart:axis chart:dimension="y" chart:name="primary-y" chart:style-name="ch5">
            <chart:title svg:x="0.451cm" svg:y="6.535cm" chart:style-name="ch7">
              <text:p><text:span text:style-name="T2">height (m)</text:span></text:p>
            </chart:title>
            <chart:grid chart:class="major"/>
          </chart:axis>
          <chart:series chart:style-name="ch8" chart:values-cell-range-address="Sheet1.F25:Sheet1.F224" chart:label-cell-address="Sheet1.B23:Sheet1.B23" chart:class="chart:scatter">
            <chart:domain table:cell-range-address="Sheet1.E25:Sheet1.E224"/>
            <chart:data-point chart:repeated="200"/>
          </chart:series>
          <chart:series chart:style-name="ch9" chart:values-cell-range-address="Sheet1.O25:Sheet1.O224" chart:label-cell-address="Sheet1.N23:Sheet1.N23" chart:class="chart:scatter">
            <chart:domain table:cell-range-address="Sheet1.N25:Sheet1.N224"/>
            <chart:data-point chart:repeated="200"/>
          </chart:series>
          <chart:series chart:style-name="ch10" chart:values-cell-range-address="Sheet1.L25:Sheet1.L224" chart:label-cell-address="Sheet1.H23:Sheet1.H23" chart:class="chart:scatter">
            <chart:domain table:cell-range-address="Sheet1.K25:Sheet1.K224"/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deal</text:p>
                <draw:g>
                  <svg:desc>Sheet1.B23:Sheet1.B2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Linear</text:p>
                <draw:g>
                  <svg:desc>Sheet1.N23:Sheet1.N2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Quadratic</text:p>
                <draw:g>
                  <svg:desc>Sheet1.H23:Sheet1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5:Sheet1.E224</svg:desc>
                </draw:g>
              </table:table-cell>
              <table:table-cell office:value-type="float" office:value="0.197344142475613">
                <text:p>0.197344142475613</text:p>
                <draw:g>
                  <svg:desc>Sheet1.F25:Sheet1.F224</svg:desc>
                </draw:g>
              </table:table-cell>
              <table:table-cell office:value-type="float" office:value="0">
                <text:p>0</text:p>
                <draw:g>
                  <svg:desc>Sheet1.N25:Sheet1.N224</svg:desc>
                </draw:g>
              </table:table-cell>
              <table:table-cell office:value-type="float" office:value="0.197344142475613">
                <text:p>0.197344142475613</text:p>
                <draw:g>
                  <svg:desc>Sheet1.O25:Sheet1.O224</svg:desc>
                </draw:g>
              </table:table-cell>
              <table:table-cell office:value-type="float" office:value="0">
                <text:p>0</text:p>
                <draw:g>
                  <svg:desc>Sheet1.K25:Sheet1.K224</svg:desc>
                </draw:g>
              </table:table-cell>
              <table:table-cell office:value-type="float" office:value="0.197344142475613">
                <text:p>0.197344142475613</text:p>
                <draw:g>
                  <svg:desc>Sheet1.L25:Sheet1.L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8865668153933">
                <text:p>0.0498865668153933</text:p>
              </table:table-cell>
              <table:table-cell office:value-type="float" office:value="0.22682868339347">
                <text:p>0.22682868339347</text:p>
              </table:table-cell>
              <table:table-cell office:value-type="float" office:value="0.0496875516089647">
                <text:p>0.0496875516089647</text:p>
              </table:table-cell>
              <table:table-cell office:value-type="float" office:value="0.226710407935744">
                <text:p>0.226710407935744</text:p>
              </table:table-cell>
              <table:table-cell office:value-type="float" office:value="0.0487252208113691">
                <text:p>0.0487252208113691</text:p>
              </table:table-cell>
              <table:table-cell office:value-type="float" office:value="0.226130876314587">
                <text:p>0.226130876314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7731336307867">
                <text:p>0.0997731336307867</text:p>
              </table:table-cell>
              <table:table-cell office:value-type="float" office:value="0.255332559311327">
                <text:p>0.255332559311327</text:p>
              </table:table-cell>
              <table:table-cell office:value-type="float" office:value="0.0989791885751715">
                <text:p>0.0989791885751715</text:p>
              </table:table-cell>
              <table:table-cell office:value-type="float" office:value="0.254865927712233">
                <text:p>0.254865927712233</text:p>
              </table:table-cell>
              <table:table-cell office:value-type="float" office:value="0.0952428625524631">
                <text:p>0.0952428625524631</text:p>
              </table:table-cell>
              <table:table-cell office:value-type="float" office:value="0.252632068906871">
                <text:p>0.252632068906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965970044618">
                <text:p>0.14965970044618</text:p>
              </table:table-cell>
              <table:table-cell office:value-type="float" office:value="0.282855770229184">
                <text:p>0.282855770229184</text:p>
              </table:table-cell>
              <table:table-cell office:value-type="float" office:value="0.147878065580211">
                <text:p>0.147878065580211</text:p>
              </table:table-cell>
              <table:table-cell office:value-type="float" office:value="0.281820349129797">
                <text:p>0.281820349129797</text:p>
              </table:table-cell>
              <table:table-cell office:value-type="float" office:value="0.139766892944733">
                <text:p>0.139766892944733</text:p>
              </table:table-cell>
              <table:table-cell office:value-type="float" office:value="0.277016249692536">
                <text:p>0.277016249692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546267261573">
                <text:p>0.199546267261573</text:p>
              </table:table-cell>
              <table:table-cell office:value-type="float" office:value="0.309398316147041">
                <text:p>0.309398316147041</text:p>
              </table:table-cell>
              <table:table-cell office:value-type="float" office:value="0.196387312168902">
                <text:p>0.196387312168902</text:p>
              </table:table-cell>
              <table:table-cell office:value-type="float" office:value="0.307583242642448">
                <text:p>0.307583242642448</text:p>
              </table:table-cell>
              <table:table-cell office:value-type="float" office:value="0.18248168254859">
                <text:p>0.18248168254859</text:p>
              </table:table-cell>
              <table:table-cell office:value-type="float" office:value="0.299428381495037">
                <text:p>0.299428381495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9432834076967">
                <text:p>0.249432834076967</text:p>
              </table:table-cell>
              <table:table-cell office:value-type="float" office:value="0.334960197064898">
                <text:p>0.334960197064898</text:p>
              </table:table-cell>
              <table:table-cell office:value-type="float" office:value="0.244510032949584">
                <text:p>0.244510032949584</text:p>
              </table:table-cell>
              <table:table-cell office:value-type="float" office:value="0.332164102446009">
                <text:p>0.332164102446009</text:p>
              </table:table-cell>
              <table:table-cell office:value-type="float" office:value="0.223547207415498">
                <text:p>0.223547207415498</text:p>
              </table:table-cell>
              <table:table-cell office:value-type="float" office:value="0.319994008898274">
                <text:p>0.319994008898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931940089236">
                <text:p>0.29931940089236</text:p>
              </table:table-cell>
              <table:table-cell office:value-type="float" office:value="0.359541412982755">
                <text:p>0.359541412982755</text:p>
              </table:table-cell>
              <table:table-cell office:value-type="float" office:value="0.292249307792814">
                <text:p>0.292249307792814</text:p>
              </table:table-cell>
              <table:table-cell office:value-type="float" office:value="0.355572347085736">
                <text:p>0.355572347085736</text:p>
              </table:table-cell>
              <table:table-cell office:value-type="float" office:value="0.263103140278241">
                <text:p>0.263103140278241</text:p>
              </table:table-cell>
              <table:table-cell office:value-type="float" office:value="0.338822525660782">
                <text:p>0.338822525660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9205967707753">
                <text:p>0.349205967707753</text:p>
              </table:table-cell>
              <table:table-cell office:value-type="float" office:value="0.383141963900612">
                <text:p>0.383141963900612</text:p>
              </table:table-cell>
              <table:table-cell office:value-type="float" office:value="0.339608192028475">
                <text:p>0.339608192028475</text:p>
              </table:table-cell>
              <table:table-cell office:value-type="float" office:value="0.377817320059119">
                <text:p>0.377817320059119</text:p>
              </table:table-cell>
              <table:table-cell office:value-type="float" office:value="0.301272104710157">
                <text:p>0.301272104710157</text:p>
              </table:table-cell>
              <table:table-cell office:value-type="float" office:value="0.356009779046161">
                <text:p>0.356009779046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9092534523147">
                <text:p>0.399092534523147</text:p>
              </table:table-cell>
              <table:table-cell office:value-type="float" office:value="0.405761849818469">
                <text:p>0.405761849818469</text:p>
              </table:table-cell>
              <table:table-cell office:value-type="float" office:value="0.386589716641326">
                <text:p>0.386589716641326</text:p>
              </table:table-cell>
              <table:table-cell office:value-type="float" office:value="0.398908290413865">
                <text:p>0.398908290413865</text:p>
              </table:table-cell>
              <table:table-cell office:value-type="float" office:value="0.338162290368711">
                <text:p>0.338162290368711</text:p>
              </table:table-cell>
              <table:table-cell office:value-type="float" office:value="0.371640168404403">
                <text:p>0.371640168404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897910133854">
                <text:p>0.44897910133854</text:p>
              </table:table-cell>
              <table:table-cell office:value-type="float" office:value="0.427401070736326">
                <text:p>0.427401070736326</text:p>
              </table:table-cell>
              <table:table-cell office:value-type="float" office:value="0.433196888464976">
                <text:p>0.433196888464976</text:p>
              </table:table-cell>
              <table:table-cell office:value-type="float" office:value="0.418854453341115">
                <text:p>0.418854453341115</text:p>
              </table:table-cell>
              <table:table-cell office:value-type="float" office:value="0.373869574565864">
                <text:p>0.373869574565864</text:p>
              </table:table-cell>
              <table:table-cell office:value-type="float" office:value="0.385788353380387">
                <text:p>0.385788353380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8865668153933">
                <text:p>0.498865668153933</text:p>
              </table:table-cell>
              <table:table-cell office:value-type="float" office:value="0.448059626654183">
                <text:p>0.448059626654183</text:p>
              </table:table-cell>
              <table:table-cell office:value-type="float" office:value="0.479432690374332">
                <text:p>0.479432690374332</text:p>
              </table:table-cell>
              <table:table-cell office:value-type="float" office:value="0.437664930763949">
                <text:p>0.437664930763949</text:p>
              </table:table-cell>
              <table:table-cell office:value-type="float" office:value="0.40847925815013">
                <text:p>0.40847925815013</text:p>
              </table:table-cell>
              <table:table-cell office:value-type="float" office:value="0.398520657547207">
                <text:p>0.398520657547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8752234969327">
                <text:p>0.548752234969327</text:p>
              </table:table-cell>
              <table:table-cell office:value-type="float" office:value="0.46773751757204">
                <text:p>0.46773751757204</text:p>
              </table:table-cell>
              <table:table-cell office:value-type="float" office:value="0.525300081476497">
                <text:p>0.525300081476497</text:p>
              </table:table-cell>
              <table:table-cell office:value-type="float" office:value="0.455348771921182">
                <text:p>0.455348771921182</text:p>
              </table:table-cell>
              <table:table-cell office:value-type="float" office:value="0.442067497025043">
                <text:p>0.442067497025043</text:p>
              </table:table-cell>
              <table:table-cell office:value-type="float" office:value="0.409896232083198">
                <text:p>0.409896232083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863880178472">
                <text:p>0.59863880178472</text:p>
              </table:table-cell>
              <table:table-cell office:value-type="float" office:value="0.486434743489897">
                <text:p>0.486434743489897</text:p>
              </table:table-cell>
              <table:table-cell office:value-type="float" office:value="0.570801997300158">
                <text:p>0.570801997300158</text:p>
              </table:table-cell>
              <table:table-cell office:value-type="float" office:value="0.471914953946526">
                <text:p>0.471914953946526</text:p>
              </table:table-cell>
              <table:table-cell office:value-type="float" office:value="0.474702491282891">
                <text:p>0.474702491282891</text:p>
              </table:table-cell>
              <table:table-cell office:value-type="float" office:value="0.419968028728279">
                <text:p>0.419968028728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8525368600113">
                <text:p>0.648525368600113</text:p>
              </table:table-cell>
              <table:table-cell office:value-type="float" office:value="0.504151304407754">
                <text:p>0.504151304407754</text:p>
              </table:table-cell>
              <table:table-cell office:value-type="float" office:value="0.615941349983459">
                <text:p>0.615941349983459</text:p>
              </table:table-cell>
              <table:table-cell office:value-type="float" office:value="0.487372382443131">
                <text:p>0.487372382443131</text:p>
              </table:table-cell>
              <table:table-cell office:value-type="float" office:value="0.506445479713932">
                <text:p>0.506445479713932</text:p>
              </table:table-cell>
              <table:table-cell office:value-type="float" office:value="0.42878361993204">
                <text:p>0.42878361993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8411935415507">
                <text:p>0.698411935415507</text:p>
              </table:table-cell>
              <table:table-cell office:value-type="float" office:value="0.520887200325611">
                <text:p>0.520887200325611</text:p>
              </table:table-cell>
              <table:table-cell office:value-type="float" office:value="0.66072102846038">
                <text:p>0.66072102846038</text:p>
              </table:table-cell>
              <table:table-cell office:value-type="float" office:value="0.501729892053534">
                <text:p>0.501729892053534</text:p>
              </table:table-cell>
              <table:table-cell office:value-type="float" office:value="0.537351576877482">
                <text:p>0.537351576877482</text:p>
              </table:table-cell>
              <table:table-cell office:value-type="float" office:value="0.436385895666621">
                <text:p>0.4363858956666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82985022309">
                <text:p>0.7482985022309</text:p>
              </table:table-cell>
              <table:table-cell office:value-type="float" office:value="0.536642431243468">
                <text:p>0.536642431243468</text:p>
              </table:table-cell>
              <table:table-cell office:value-type="float" office:value="0.705143898645628">
                <text:p>0.705143898645628</text:p>
              </table:table-cell>
              <table:table-cell office:value-type="float" office:value="0.514996247025094">
                <text:p>0.514996247025094</text:p>
              </table:table-cell>
              <table:table-cell office:value-type="float" office:value="0.567470481972047">
                <text:p>0.567470481972047</text:p>
              </table:table-cell>
              <table:table-cell office:value-type="float" office:value="0.442813660012235">
                <text:p>0.442813660012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8185069046294">
                <text:p>0.798185069046294</text:p>
              </table:table-cell>
              <table:table-cell office:value-type="float" office:value="0.551416997161325">
                <text:p>0.551416997161325</text:p>
              </table:table-cell>
              <table:table-cell office:value-type="float" office:value="0.749212803618057">
                <text:p>0.749212803618057</text:p>
              </table:table-cell>
              <table:table-cell office:value-type="float" office:value="0.5271801417709">
                <text:p>0.5271801417709</text:p>
              </table:table-cell>
              <table:table-cell office:value-type="float" office:value="0.596847082704608">
                <text:p>0.596847082704608</text:p>
              </table:table-cell>
              <table:table-cell office:value-type="float" office:value="0.448102145767237">
                <text:p>0.448102145767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8071635861687">
                <text:p>0.848071635861687</text:p>
              </table:table-cell>
              <table:table-cell office:value-type="float" office:value="0.565210898079182">
                <text:p>0.565210898079182</text:p>
              </table:table-cell>
              <table:table-cell office:value-type="float" office:value="0.792930563802629">
                <text:p>0.792930563802629</text:p>
              </table:table-cell>
              <table:table-cell office:value-type="float" office:value="0.538290201426215">
                <text:p>0.538290201426215</text:p>
              </table:table-cell>
              <table:table-cell office:value-type="float" office:value="0.625521972729675">
                <text:p>0.625521972729675</text:p>
              </table:table-cell>
              <table:table-cell office:value-type="float" office:value="0.452283461588409">
                <text:p>0.452283461588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795820267708">
                <text:p>0.89795820267708</text:p>
              </table:table-cell>
              <table:table-cell office:value-type="float" office:value="0.578024133997039">
                <text:p>0.578024133997039</text:p>
              </table:table-cell>
              <table:table-cell office:value-type="float" office:value="0.836299977150917">
                <text:p>0.836299977150917</text:p>
              </table:table-cell>
              <table:table-cell office:value-type="float" office:value="0.548334982400493">
                <text:p>0.548334982400493</text:p>
              </table:table-cell>
              <table:table-cell office:value-type="float" office:value="0.653531897644989">
                <text:p>0.653531897644989</text:p>
              </table:table-cell>
              <table:table-cell office:value-type="float" office:value="0.455386983245248">
                <text:p>0.455386983245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7844769492474">
                <text:p>0.947844769492474</text:p>
              </table:table-cell>
              <table:table-cell office:value-type="float" office:value="0.589856704914896">
                <text:p>0.589856704914896</text:p>
              </table:table-cell>
              <table:table-cell office:value-type="float" office:value="0.879323819320179">
                <text:p>0.879323819320179</text:p>
              </table:table-cell>
              <table:table-cell office:value-type="float" office:value="0.557322972924986">
                <text:p>0.557322972924986</text:p>
              </table:table-cell>
              <table:table-cell office:value-type="float" office:value="0.680910141730195">
                <text:p>0.680910141730195</text:p>
              </table:table-cell>
              <table:table-cell office:value-type="float" office:value="0.457439698268545">
                <text:p>0.4574396982685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7731336307867">
                <text:p>0.997731336307867</text:p>
              </table:table-cell>
              <table:table-cell office:value-type="float" office:value="0.600708610832753">
                <text:p>0.600708610832753</text:p>
              </table:table-cell>
              <table:table-cell office:value-type="float" office:value="0.922004843851">
                <text:p>0.922004843851</text:p>
              </table:table-cell>
              <table:table-cell office:value-type="float" office:value="0.565262593595995">
                <text:p>0.565262593595995</text:p>
              </table:table-cell>
              <table:table-cell office:value-type="float" office:value="0.707686865404371">
                <text:p>0.707686865404371</text:p>
              </table:table-cell>
              <table:table-cell office:value-type="float" office:value="0.45846651143879">
                <text:p>0.458466511438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4761790312326">
                <text:p>1.04761790312326</text:p>
              </table:table-cell>
              <table:table-cell office:value-type="float" office:value="0.61057985175061">
                <text:p>0.61057985175061</text:p>
              </table:table-cell>
              <table:table-cell office:value-type="float" office:value="0.964345782343517">
                <text:p>0.964345782343517</text:p>
              </table:table-cell>
              <table:table-cell office:value-type="float" office:value="0.572162197913798">
                <text:p>0.572162197913798</text:p>
              </table:table-cell>
              <table:table-cell office:value-type="float" office:value="0.733889401615312">
                <text:p>0.733889401615312</text:p>
              </table:table-cell>
              <table:table-cell office:value-type="float" office:value="0.458490517084901">
                <text:p>0.4584905170849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750446993865">
                <text:p>1.09750446993865</text:p>
              </table:table-cell>
              <table:table-cell office:value-type="float" office:value="0.619470427668467">
                <text:p>0.619470427668467</text:p>
              </table:table-cell>
              <table:table-cell office:value-type="float" office:value="1.00634934463225">
                <text:p>1.00634934463225</text:p>
              </table:table-cell>
              <table:table-cell office:value-type="float" office:value="0.578030072817268">
                <text:p>0.578030072817268</text:p>
              </table:table-cell>
              <table:table-cell office:value-type="float" office:value="0.759542517950889">
                <text:p>0.759542517950889</text:p>
              </table:table-cell>
              <table:table-cell office:value-type="float" office:value="0.457533242968635">
                <text:p>0.457533242968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4739103675405">
                <text:p>1.14739103675405</text:p>
              </table:table-cell>
              <table:table-cell office:value-type="float" office:value="0.627380338586324">
                <text:p>0.627380338586324</text:p>
              </table:table-cell>
              <table:table-cell office:value-type="float" office:value="1.04801821895951">
                <text:p>1.04801821895951</text:p>
              </table:table-cell>
              <table:table-cell office:value-type="float" office:value="0.582874439214239">
                <text:p>0.582874439214239</text:p>
              </table:table-cell>
              <table:table-cell office:value-type="float" office:value="0.784668650100792">
                <text:p>0.784668650100792</text:p>
              </table:table-cell>
              <table:table-cell office:value-type="float" office:value="0.455614869556657">
                <text:p>0.455614869556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9727760356944">
                <text:p>1.19727760356944</text:p>
              </table:table-cell>
              <table:table-cell office:value-type="float" office:value="0.634309584504181">
                <text:p>0.634309584504181</text:p>
              </table:table-cell>
              <table:table-cell office:value-type="float" office:value="1.0893550721475">
                <text:p>1.0893550721475</text:p>
              </table:table-cell>
              <table:table-cell office:value-type="float" office:value="0.586703452507664">
                <text:p>0.586703452507664</text:p>
              </table:table-cell>
              <table:table-cell office:value-type="float" office:value="0.809288111335318">
                <text:p>0.809288111335318</text:p>
              </table:table-cell>
              <table:table-cell office:value-type="float" office:value="0.452754427688241">
                <text:p>0.452754427688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4716417038483">
                <text:p>1.24716417038483</text:p>
              </table:table-cell>
              <table:table-cell office:value-type="float" office:value="0.640258165422038">
                <text:p>0.640258165422038</text:p>
              </table:table-cell>
              <table:table-cell office:value-type="float" office:value="1.13036254976891">
                <text:p>1.13036254976891</text:p>
              </table:table-cell>
              <table:table-cell office:value-type="float" office:value="0.589525203117535">
                <text:p>0.589525203117535</text:p>
              </table:table-cell>
              <table:table-cell office:value-type="float" office:value="0.833419281862078">
                <text:p>0.833419281862078</text:p>
              </table:table-cell>
              <table:table-cell office:value-type="float" office:value="0.448969977001123">
                <text:p>0.448969977001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705073720023">
                <text:p>1.29705073720023</text:p>
              </table:table-cell>
              <table:table-cell office:value-type="float" office:value="0.645226081339895">
                <text:p>0.645226081339895</text:p>
              </table:table-cell>
              <table:table-cell office:value-type="float" office:value="1.17104327631632">
                <text:p>1.17104327631632</text:p>
              </table:table-cell>
              <table:table-cell office:value-type="float" office:value="0.591347716998699">
                <text:p>0.591347716998699</text:p>
              </table:table-cell>
              <table:table-cell office:value-type="float" office:value="0.8570787812386">
                <text:p>0.8570787812386</text:p>
              </table:table-cell>
              <table:table-cell office:value-type="float" office:value="0.444278766958366">
                <text:p>0.4442787669583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4693730401562">
                <text:p>1.34693730401562</text:p>
              </table:table-cell>
              <table:table-cell office:value-type="float" office:value="0.649213332257752">
                <text:p>0.649213332257752</text:p>
              </table:table-cell>
              <table:table-cell office:value-type="float" office:value="1.21139985537011">
                <text:p>1.21139985537011</text:p>
              </table:table-cell>
              <table:table-cell office:value-type="float" office:value="0.592178956154507">
                <text:p>0.592178956154507</text:p>
              </table:table-cell>
              <table:table-cell office:value-type="float" office:value="0.880281626435288">
                <text:p>0.880281626435288</text:p>
              </table:table-cell>
              <table:table-cell office:value-type="float" office:value="0.438697381908084">
                <text:p>0.438697381908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9682387083101">
                <text:p>1.39682387083101</text:p>
              </table:table-cell>
              <table:table-cell office:value-type="float" office:value="0.652219918175609">
                <text:p>0.652219918175609</text:p>
              </table:table-cell>
              <table:table-cell office:value-type="float" office:value="1.25143486976511">
                <text:p>1.25143486976511</text:p>
              </table:table-cell>
              <table:table-cell office:value-type="float" office:value="0.592026819146393">
                <text:p>0.592026819146393</text:p>
              </table:table-cell>
              <table:table-cell office:value-type="float" office:value="0.903041377642549">
                <text:p>0.903041377642549</text:p>
              </table:table-cell>
              <table:table-cell office:value-type="float" office:value="0.432241871291775">
                <text:p>0.432241871291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4671043764641">
                <text:p>1.44671043764641</text:p>
              </table:table-cell>
              <table:table-cell office:value-type="float" office:value="0.654245839093466">
                <text:p>0.654245839093466</text:p>
              </table:table-cell>
              <table:table-cell office:value-type="float" office:value="1.29115088175592">
                <text:p>1.29115088175592</text:p>
              </table:table-cell>
              <table:table-cell office:value-type="float" office:value="0.590899141599377">
                <text:p>0.590899141599377</text:p>
              </table:table-cell>
              <table:table-cell office:value-type="float" office:value="0.925370273486852">
                <text:p>0.925370273486852</text:p>
              </table:table-cell>
              <table:table-cell office:value-type="float" office:value="0.424927865883912">
                <text:p>0.424927865883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965970044618">
                <text:p>1.4965970044618</text:p>
              </table:table-cell>
              <table:table-cell office:value-type="float" office:value="0.655291095011323">
                <text:p>0.655291095011323</text:p>
              </table:table-cell>
              <table:table-cell office:value-type="float" office:value="1.33055043318085">
                <text:p>1.33055043318085</text:p>
              </table:table-cell>
              <table:table-cell office:value-type="float" office:value="0.58880369670355">
                <text:p>0.58880369670355</text:p>
              </table:table-cell>
              <table:table-cell office:value-type="float" office:value="0.947279356955416">
                <text:p>0.947279356955416</text:p>
              </table:table-cell>
              <table:table-cell office:value-type="float" office:value="0.416770680784227">
                <text:p>0.416770680784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4648357127719">
                <text:p>1.54648357127719</text:p>
              </table:table-cell>
              <table:table-cell office:value-type="float" office:value="0.65535568592918">
                <text:p>0.65535568592918</text:p>
              </table:table-cell>
              <table:table-cell office:value-type="float" office:value="1.36963604562464">
                <text:p>1.36963604562464</text:p>
              </table:table-cell>
              <table:table-cell office:value-type="float" office:value="0.585748195711571">
                <text:p>0.585748195711571</text:p>
              </table:table-cell>
              <table:table-cell office:value-type="float" office:value="0.968778593022969">
                <text:p>0.968778593022969</text:p>
              </table:table-cell>
              <table:table-cell office:value-type="float" office:value="0.40778540578372">
                <text:p>0.407785405783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9637013809259">
                <text:p>1.59637013809259</text:p>
              </table:table-cell>
              <table:table-cell office:value-type="float" office:value="0.654439611847037">
                <text:p>0.654439611847037</text:p>
              </table:table-cell>
              <table:table-cell office:value-type="float" office:value="1.40841022057984">
                <text:p>1.40841022057984</text:p>
              </table:table-cell>
              <table:table-cell office:value-type="float" office:value="0.58174028843217">
                <text:p>0.58174028843217</text:p>
              </table:table-cell>
              <table:table-cell office:value-type="float" office:value="0.989876978722266">
                <text:p>0.989876978722266</text:p>
              </table:table-cell>
              <table:table-cell office:value-type="float" office:value="0.397986983674706">
                <text:p>0.3979869836747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4625670490798">
                <text:p>1.64625670490798</text:p>
              </table:table-cell>
              <table:table-cell office:value-type="float" office:value="0.652542872764894">
                <text:p>0.652542872764894</text:p>
              </table:table-cell>
              <table:table-cell office:value-type="float" office:value="1.44687543960687">
                <text:p>1.44687543960687</text:p>
              </table:table-cell>
              <table:table-cell office:value-type="float" office:value="0.57678756371976">
                <text:p>0.57678756371976</text:p>
              </table:table-cell>
              <table:table-cell office:value-type="float" office:value="1.01058264619906">
                <text:p>1.01058264619906</text:p>
              </table:table-cell>
              <table:table-cell office:value-type="float" office:value="0.387390277062864">
                <text:p>0.387390277062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9614327172337">
                <text:p>1.69614327172337</text:p>
              </table:table-cell>
              <table:table-cell office:value-type="float" office:value="0.649665468682751">
                <text:p>0.649665468682751</text:p>
              </table:table-cell>
              <table:table-cell office:value-type="float" office:value="1.48503416449288">
                <text:p>1.48503416449288</text:p>
              </table:table-cell>
              <table:table-cell office:value-type="float" office:value="0.570897549960105">
                <text:p>0.570897549960105</text:p>
              </table:table-cell>
              <table:table-cell office:value-type="float" office:value="1.0309029591377">
                <text:p>1.0309029591377</text:p>
              </table:table-cell>
              <table:table-cell office:value-type="float" office:value="0.376010124254365">
                <text:p>0.3760101242543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4602983853877">
                <text:p>1.74602983853877</text:p>
              </table:table-cell>
              <table:table-cell office:value-type="float" office:value="0.645807399600608">
                <text:p>0.645807399600608</text:p>
              </table:table-cell>
              <table:table-cell office:value-type="float" office:value="1.52288883740929">
                <text:p>1.52288883740929</text:p>
              </table:table-cell>
              <table:table-cell office:value-type="float" office:value="0.564077715552161">
                <text:p>0.564077715552161</text:p>
              </table:table-cell>
              <table:table-cell office:value-type="float" office:value="1.05084460283078">
                <text:p>1.05084460283078</text:p>
              </table:table-cell>
              <table:table-cell office:value-type="float" office:value="0.363861384823601">
                <text:p>0.3638613848236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9591640535416">
                <text:p>1.79591640535416</text:p>
              </table:table-cell>
              <table:table-cell office:value-type="float" office:value="0.640968665518465">
                <text:p>0.640968665518465</text:p>
              </table:table-cell>
              <table:table-cell office:value-type="float" office:value="1.56044188106809">
                <text:p>1.56044188106809</text:p>
              </table:table-cell>
              <table:table-cell office:value-type="float" office:value="0.556335469386037">
                <text:p>0.556335469386037</text:p>
              </table:table-cell>
              <table:table-cell office:value-type="float" office:value="1.07041366808959">
                <text:p>1.07041366808959</text:p>
              </table:table-cell>
              <table:table-cell office:value-type="float" office:value="0.350958975507617">
                <text:p>0.3509589755076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4580297216955">
                <text:p>1.84580297216955</text:p>
              </table:table-cell>
              <table:table-cell office:value-type="float" office:value="0.635149266436322">
                <text:p>0.635149266436322</text:p>
              </table:table-cell>
              <table:table-cell office:value-type="float" office:value="1.59769569887689">
                <text:p>1.59769569887689</text:p>
              </table:table-cell>
              <table:table-cell office:value-type="float" office:value="0.547678161317177">
                <text:p>0.547678161317177</text:p>
              </table:table-cell>
              <table:table-cell office:value-type="float" office:value="1.08961572914616">
                <text:p>1.08961572914616</text:p>
              </table:table-cell>
              <table:table-cell office:value-type="float" office:value="0.337317897114814">
                <text:p>0.3373178971148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9568953898495">
                <text:p>1.89568953898495</text:p>
              </table:table-cell>
              <table:table-cell office:value-type="float" office:value="0.628349202354179">
                <text:p>0.628349202354179</text:p>
              </table:table-cell>
              <table:table-cell office:value-type="float" office:value="1.63465267509274">
                <text:p>1.63465267509274</text:p>
              </table:table-cell>
              <table:table-cell office:value-type="float" office:value="0.538113082636753">
                <text:p>0.538113082636753</text:p>
              </table:table-cell>
              <table:table-cell office:value-type="float" office:value="1.10845591567579">
                <text:p>1.10845591567579</text:p>
              </table:table-cell>
              <table:table-cell office:value-type="float" office:value="0.32295325317184">
                <text:p>0.32295325317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4557610580034">
                <text:p>1.94557610580034</text:p>
              </table:table-cell>
              <table:table-cell office:value-type="float" office:value="0.620568473272036">
                <text:p>0.620568473272036</text:p>
              </table:table-cell>
              <table:table-cell office:value-type="float" office:value="1.67131517497474">
                <text:p>1.67131517497474</text:p>
              </table:table-cell>
              <table:table-cell office:value-type="float" office:value="0.527647466538304">
                <text:p>0.527647466538304</text:p>
              </table:table-cell>
              <table:table-cell office:value-type="float" office:value="1.12693897906572">
                <text:p>1.12693897906572</text:p>
              </table:table-cell>
              <table:table-cell office:value-type="float" office:value="0.307880261060058">
                <text:p>0.3078802610600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9546267261573">
                <text:p>1.99546267261573</text:p>
              </table:table-cell>
              <table:table-cell office:value-type="float" office:value="0.611807079189893">
                <text:p>0.611807079189893</text:p>
              </table:table-cell>
              <table:table-cell office:value-type="float" office:value="1.70768554493539">
                <text:p>1.70768554493539</text:p>
              </table:table-cell>
              <table:table-cell office:value-type="float" office:value="0.516288488580673">
                <text:p>0.516288488580673</text:p>
              </table:table-cell>
              <table:table-cell office:value-type="float" office:value="1.14506935306527">
                <text:p>1.14506935306527</text:p>
              </table:table-cell>
              <table:table-cell office:value-type="float" office:value="0.292114256408991">
                <text:p>0.292114256408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4534923943113">
                <text:p>2.04534923943113</text:p>
              </table:table-cell>
              <table:table-cell office:value-type="float" office:value="0.60206502010775">
                <text:p>0.60206502010775</text:p>
              </table:table-cell>
              <table:table-cell office:value-type="float" office:value="1.74376611269079">
                <text:p>1.74376611269079</text:p>
              </table:table-cell>
              <table:table-cell office:value-type="float" office:value="0.504043267147231">
                <text:p>0.504043267147231</text:p>
              </table:table-cell>
              <table:table-cell office:value-type="float" office:value="1.16285120897075">
                <text:p>1.16285120897075</text:p>
              </table:table-cell>
              <table:table-cell office:value-type="float" office:value="0.275670691517944">
                <text:p>0.275670691517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9523580624652">
                <text:p>2.09523580624652</text:p>
              </table:table-cell>
              <table:table-cell office:value-type="float" office:value="0.591342296025607">
                <text:p>0.591342296025607</text:p>
              </table:table-cell>
              <table:table-cell office:value-type="float" office:value="1.77955918740959">
                <text:p>1.77955918740959</text:p>
              </table:table-cell>
              <table:table-cell office:value-type="float" office:value="0.490918863901474">
                <text:p>0.490918863901474</text:p>
              </table:table-cell>
              <table:table-cell office:value-type="float" office:value="1.1802885055209">
                <text:p>1.1802885055209</text:p>
              </table:table-cell>
              <table:table-cell office:value-type="float" office:value="0.258565128568615">
                <text:p>0.2585651285686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4512237306191">
                <text:p>2.14512237306191</text:p>
              </table:table-cell>
              <table:table-cell office:value-type="float" office:value="0.579638906943464">
                <text:p>0.579638906943464</text:p>
              </table:table-cell>
              <table:table-cell office:value-type="float" office:value="1.81506705986078">
                <text:p>1.81506705986078</text:p>
              </table:table-cell>
              <table:table-cell office:value-type="float" office:value="0.476922284238948">
                <text:p>0.476922284238948</text:p>
              </table:table-cell>
              <table:table-cell office:value-type="float" office:value="1.1973850337017">
                <text:p>1.1973850337017</text:p>
              </table:table-cell>
              <table:table-cell office:value-type="float" office:value="0.240813228371939">
                <text:p>0.2408132283719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9500893987731">
                <text:p>2.19500893987731</text:p>
              </table:table-cell>
              <table:table-cell office:value-type="float" office:value="0.566954852861321">
                <text:p>0.566954852861321</text:p>
              </table:table-cell>
              <table:table-cell office:value-type="float" office:value="1.85029200256033">
                <text:p>1.85029200256033</text:p>
              </table:table-cell>
              <table:table-cell office:value-type="float" office:value="0.462060477735625">
                <text:p>0.462060477735625</text:p>
              </table:table-cell>
              <table:table-cell office:value-type="float" office:value="1.21414445668231">
                <text:p>1.21414445668231</text:p>
              </table:table-cell>
              <table:table-cell office:value-type="float" office:value="0.222430735363234">
                <text:p>0.2224307353632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448955066927">
                <text:p>2.2448955066927</text:p>
              </table:table-cell>
              <table:table-cell office:value-type="float" office:value="0.553290133779178">
                <text:p>0.553290133779178</text:p>
              </table:table-cell>
              <table:table-cell office:value-type="float" office:value="1.88523626991659">
                <text:p>1.88523626991659</text:p>
              </table:table-cell>
              <table:table-cell office:value-type="float" office:value="0.446340338592658">
                <text:p>0.446340338592658</text:p>
              </table:table-cell>
              <table:table-cell office:value-type="float" office:value="1.23057034512291">
                <text:p>1.23057034512291</text:p>
              </table:table-cell>
              <table:table-cell office:value-type="float" office:value="0.203433459522525">
                <text:p>0.203433459522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9478207350809">
                <text:p>2.29478207350809</text:p>
              </table:table-cell>
              <table:table-cell office:value-type="float" office:value="0.538644749697035">
                <text:p>0.538644749697035</text:p>
              </table:table-cell>
              <table:table-cell office:value-type="float" office:value="1.9199020983746">
                <text:p>1.9199020983746</text:p>
              </table:table-cell>
              <table:table-cell office:value-type="float" office:value="0.429768706077614">
                <text:p>0.429768706077614</text:p>
              </table:table-cell>
              <table:table-cell office:value-type="float" office:value="1.24666620811181">
                <text:p>1.24666620811181</text:p>
              </table:table-cell>
              <table:table-cell office:value-type="float" office:value="0.183837255853728">
                <text:p>0.1838372558537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4466864032349">
                <text:p>2.34466864032349</text:p>
              </table:table-cell>
              <table:table-cell office:value-type="float" office:value="0.523018700614892">
                <text:p>0.523018700614892</text:p>
              </table:table-cell>
              <table:table-cell office:value-type="float" office:value="1.95429170655921">
                <text:p>1.95429170655921</text:p>
              </table:table-cell>
              <table:table-cell office:value-type="float" office:value="0.412352364962203">
                <text:p>0.412352364962203</text:p>
              </table:table-cell>
              <table:table-cell office:value-type="float" office:value="1.2624355200007">
                <text:p>1.2624355200007</text:p>
              </table:table-cell>
              <table:table-cell office:value-type="float" office:value="0.163658002008811">
                <text:p>0.1636580020088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9455520713888">
                <text:p>2.39455520713888</text:p>
              </table:table-cell>
              <table:table-cell office:value-type="float" office:value="0.506411986532749">
                <text:p>0.506411986532749</text:p>
              </table:table-cell>
              <table:table-cell office:value-type="float" office:value="1.98840729541708">
                <text:p>1.98840729541708</text:p>
              </table:table-cell>
              <table:table-cell office:value-type="float" office:value="0.394098045956484">
                <text:p>0.394098045956484</text:p>
              </table:table-cell>
              <table:table-cell office:value-type="float" office:value="1.27788174341483">
                <text:p>1.27788174341483</text:p>
              </table:table-cell>
              <table:table-cell office:value-type="float" office:value="0.142911574592798">
                <text:p>0.142911574592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4444177395427">
                <text:p>2.44444177395427</text:p>
              </table:table-cell>
              <table:table-cell office:value-type="float" office:value="0.488824607450606">
                <text:p>0.488824607450606</text:p>
              </table:table-cell>
              <table:table-cell office:value-type="float" office:value="2.02225104835755">
                <text:p>2.02225104835755</text:p>
              </table:table-cell>
              <table:table-cell office:value-type="float" office:value="0.375012426139656">
                <text:p>0.375012426139656</text:p>
              </table:table-cell>
              <table:table-cell office:value-type="float" office:value="1.29300834871839">
                <text:p>1.29300834871839</text:p>
              </table:table-cell>
              <table:table-cell office:value-type="float" office:value="0.121613824633961">
                <text:p>0.1216138246339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9432834076967">
                <text:p>2.49432834076967</text:p>
              </table:table-cell>
              <table:table-cell office:value-type="float" office:value="0.470256563368463">
                <text:p>0.470256563368463</text:p>
              </table:table-cell>
              <table:table-cell office:value-type="float" office:value="2.05582513139236">
                <text:p>2.05582513139236</text:p>
              </table:table-cell>
              <table:table-cell office:value-type="float" office:value="0.355102129387375">
                <text:p>0.355102129387375</text:p>
              </table:table-cell>
              <table:table-cell office:value-type="float" office:value="1.30781883021552">
                <text:p>1.30781883021552</text:p>
              </table:table-cell>
              <table:table-cell office:value-type="float" office:value="0.0997805526519186">
                <text:p>0.09978055265191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4421490758506">
                <text:p>2.54421490758506</text:p>
              </table:table-cell>
              <table:table-cell office:value-type="float" office:value="0.45070785428632">
                <text:p>0.45070785428632</text:p>
              </table:table-cell>
              <table:table-cell office:value-type="float" office:value="2.08913169327428">
                <text:p>2.08913169327428</text:p>
              </table:table-cell>
              <table:table-cell office:value-type="float" office:value="0.334373726795699">
                <text:p>0.334373726795699</text:p>
              </table:table-cell>
              <table:table-cell office:value-type="float" office:value="1.32231671936369">
                <text:p>1.32231671936369</text:p>
              </table:table-cell>
              <table:table-cell office:value-type="float" office:value="0.0774274837055921">
                <text:p>0.07742748370559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9410147440045">
                <text:p>2.59410147440045</text:p>
              </table:table-cell>
              <table:table-cell office:value-type="float" office:value="0.430178480204177">
                <text:p>0.430178480204177</text:p>
              </table:table-cell>
              <table:table-cell office:value-type="float" office:value="2.12217286563464">
                <text:p>2.12217286563464</text:p>
              </table:table-cell>
              <table:table-cell office:value-type="float" office:value="0.312833737101624">
                <text:p>0.312833737101624</text:p>
              </table:table-cell>
              <table:table-cell office:value-type="float" office:value="1.33650559527055">
                <text:p>1.33650559527055</text:p>
              </table:table-cell>
              <table:table-cell office:value-type="float" office:value="0.0545702427538931">
                <text:p>0.05457024275389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4398804121585">
                <text:p>2.64398804121585</text:p>
              </table:table-cell>
              <table:table-cell office:value-type="float" office:value="0.408668441122034">
                <text:p>0.408668441122034</text:p>
              </table:table-cell>
              <table:table-cell office:value-type="float" office:value="2.15495076311975">
                <text:p>2.15495076311975</text:p>
              </table:table-cell>
              <table:table-cell office:value-type="float" office:value="0.2904886271003">
                <text:p>0.2904886271003</text:p>
              </table:table-cell>
              <table:table-cell office:value-type="float" office:value="1.35038909273617">
                <text:p>1.35038909273617</text:p>
              </table:table-cell>
              <table:table-cell office:value-type="float" office:value="0.0312243306151298">
                <text:p>0.03122433061512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9387460803124">
                <text:p>2.69387460803124</text:p>
              </table:table-cell>
              <table:table-cell office:value-type="float" office:value="0.386177737039891">
                <text:p>0.386177737039891</text:p>
              </table:table-cell>
              <table:table-cell office:value-type="float" office:value="2.18746748352623">
                <text:p>2.18746748352623</text:p>
              </table:table-cell>
              <table:table-cell office:value-type="float" office:value="0.267344812058908">
                <text:p>0.267344812058908</text:p>
              </table:table-cell>
              <table:table-cell office:value-type="float" office:value="1.36397090809293">
                <text:p>1.36397090809293</text:p>
              </table:table-cell>
              <table:table-cell office:value-type="float" office:value="0.00740510076690089">
                <text:p>0.007405100766900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4376117484663">
                <text:p>2.74376117484663</text:p>
              </table:table-cell>
              <table:table-cell office:value-type="float" office:value="0.362706367957748">
                <text:p>0.362706367957748</text:p>
              </table:table-cell>
              <table:table-cell office:value-type="float" office:value="2.2197251079353">
                <text:p>2.2197251079353</text:p>
              </table:table-cell>
              <table:table-cell office:value-type="float" office:value="0.243408656127217">
                <text:p>0.243408656127217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9364774166203">
                <text:p>2.79364774166203</text:p>
              </table:table-cell>
              <table:table-cell office:value-type="float" office:value="0.338254333875605">
                <text:p>0.338254333875605</text:p>
              </table:table-cell>
              <table:table-cell office:value-type="float" office:value="2.25172570084592">
                <text:p>2.25172570084592</text:p>
              </table:table-cell>
              <table:table-cell office:value-type="float" office:value="0.218686472744925">
                <text:p>0.218686472744925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4353430847742">
                <text:p>2.84353430847742</text:p>
              </table:table-cell>
              <table:table-cell office:value-type="float" office:value="0.312821634793462">
                <text:p>0.312821634793462</text:p>
              </table:table-cell>
              <table:table-cell office:value-type="float" office:value="2.28347131030697">
                <text:p>2.28347131030697</text:p>
              </table:table-cell>
              <table:table-cell office:value-type="float" office:value="0.193184525045695">
                <text:p>0.193184525045695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9342087529281">
                <text:p>2.89342087529281</text:p>
              </table:table-cell>
              <table:table-cell office:value-type="float" office:value="0.286408270711319">
                <text:p>0.286408270711319</text:p>
              </table:table-cell>
              <table:table-cell office:value-type="float" office:value="2.31496396804828">
                <text:p>2.31496396804828</text:p>
              </table:table-cell>
              <table:table-cell office:value-type="float" office:value="0.166909026258019">
                <text:p>0.166909026258019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4330744210821">
                <text:p>2.94330744210821</text:p>
              </table:table-cell>
              <table:table-cell office:value-type="float" office:value="0.259014241629176">
                <text:p>0.259014241629176</text:p>
              </table:table-cell>
              <table:table-cell office:value-type="float" office:value="2.3462056896107">
                <text:p>2.3462056896107</text:p>
              </table:table-cell>
              <table:table-cell office:value-type="float" office:value="0.13986614010284">
                <text:p>0.13986614010284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931940089236">
                <text:p>2.9931940089236</text:p>
              </table:table-cell>
              <table:table-cell office:value-type="float" office:value="0.230639547547033">
                <text:p>0.230639547547033</text:p>
              </table:table-cell>
              <table:table-cell office:value-type="float" office:value="2.37719847447507">
                <text:p>2.37719847447507</text:p>
              </table:table-cell>
              <table:table-cell office:value-type="float" office:value="0.112061981188059">
                <text:p>0.112061981188059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4308057573899">
                <text:p>3.04308057573899</text:p>
              </table:table-cell>
              <table:table-cell office:value-type="float" office:value="0.20128418846489">
                <text:p>0.20128418846489</text:p>
              </table:table-cell>
              <table:table-cell office:value-type="float" office:value="2.40794430619021">
                <text:p>2.40794430619021</text:p>
              </table:table-cell>
              <table:table-cell office:value-type="float" office:value="0.0835026153998539">
                <text:p>0.0835026153998539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9296714255438">
                <text:p>3.09296714255438</text:p>
              </table:table-cell>
              <table:table-cell office:value-type="float" office:value="0.170948164382747">
                <text:p>0.170948164382747</text:p>
              </table:table-cell>
              <table:table-cell office:value-type="float" office:value="2.43844515249984">
                <text:p>2.43844515249984</text:p>
              </table:table-cell>
              <table:table-cell office:value-type="float" office:value="0.0541940602909126">
                <text:p>0.054194060290912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4285370936978">
                <text:p>3.14285370936978</text:p>
              </table:table-cell>
              <table:table-cell office:value-type="float" office:value="0.139631475300604">
                <text:p>0.139631475300604</text:p>
              </table:table-cell>
              <table:table-cell office:value-type="float" office:value="2.46870296546853">
                <text:p>2.46870296546853</text:p>
              </table:table-cell>
              <table:table-cell office:value-type="float" office:value="0.0241422854655404">
                <text:p>0.0241422854655404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9274027618517">
                <text:p>3.19274027618517</text:p>
              </table:table-cell>
              <table:table-cell office:value-type="float" office:value="0.107334121218461">
                <text:p>0.10733412121846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4262684300056">
                <text:p>3.24262684300056</text:p>
              </table:table-cell>
              <table:table-cell office:value-type="float" office:value="0.0740561021363179">
                <text:p>0.0740561021363179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9251340981596">
                <text:p>3.29251340981596</text:p>
              </table:table-cell>
              <table:table-cell office:value-type="float" office:value="0.0397974180541749">
                <text:p>0.0397974180541749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4239997663135">
                <text:p>3.34239997663135</text:p>
              </table:table-cell>
              <table:table-cell office:value-type="float" office:value="0.00455806897203186">
                <text:p>0.00455806897203186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39228654344674">
                <text:p>3.39228654344674</text:p>
              </table:table-cell>
              <table:table-cell office:value-type="float" office:value="-0.0316619451101111">
                <text:p>-0.0316619451101111</text:p>
              </table:table-cell>
              <table:table-cell office:value-type="float" office:value="2.49871968160664">
                <text:p>2.49871968160664</text:p>
              </table:table-cell>
              <table:table-cell office:value-type="float" office:value="-0.0066467870382656">
                <text:p>-0.0066467870382656</text:p>
              </table:table-cell>
              <table:table-cell office:value-type="float" office:value="1.37725480308303">
                <text:p>1.37725480308303</text:p>
              </table:table-cell>
              <table:table-cell office:value-type="float" office:value="-0.0168722628130269">
                <text:p>-0.01687226281302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